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341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3.657cm"/>
    </style:style>
    <style:style style:name="co9" style:family="table-column">
      <style:table-column-properties fo:break-before="auto" style:column-width="2.35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23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2.159cm"/>
    </style:style>
    <style:style style:name="co15" style:family="table-column">
      <style:table-column-properties fo:break-before="auto" style:column-width="2.432cm"/>
    </style:style>
    <style:style style:name="co16" style:family="table-column">
      <style:table-column-properties fo:break-before="auto" style:column-width="5.228cm"/>
    </style:style>
    <style:style style:name="co17" style:family="table-column">
      <style:table-column-properties fo:break-before="auto" style:column-width="4.955cm"/>
    </style:style>
    <style:style style:name="co18" style:family="table-column">
      <style:table-column-properties fo:break-before="auto" style:column-width="4.112cm"/>
    </style:style>
    <style:style style:name="co19" style:family="table-column">
      <style:table-column-properties fo:break-before="auto" style:column-width="2.531cm"/>
    </style:style>
    <style:style style:name="co20" style:family="table-column">
      <style:table-column-properties fo:break-before="auto" style:column-width="2.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e8cb" style:text-align-source="fix" style:repeat-content="false" fo:border="0.06pt solid #000000"/>
      <style:paragraph-properties fo:text-align="start" fo:margin-left="0cm"/>
    </style:style>
    <style:style style:name="ce17" style:family="table-cell" style:parent-style-name="Default">
      <style:table-cell-properties fo:background-color="#f6f9d4" style:text-align-source="fix" style:repeat-content="false" fo:border="0.06pt solid #000000"/>
      <style:paragraph-properties fo:text-align="start" fo:margin-left="0cm"/>
    </style:style>
    <style:style style:name="ce18" style:family="table-cell" style:parent-style-name="Default">
      <style:table-cell-properties fo:background-color="#ffffd7" style:text-align-source="fix" style:repeat-content="false" fo:border="0.06pt solid #000000"/>
      <style:paragraph-properties fo:text-align="start" fo:margin-left="0cm"/>
    </style:style>
    <style:style style:name="ce28" style:family="table-cell" style:parent-style-name="Default">
      <style:table-cell-properties fo:background-color="#fff5ce" style:text-align-source="fix" style:repeat-content="false" fo:border="0.06pt solid #000000"/>
      <style:paragraph-properties fo:text-align="start" fo:margin-left="0cm"/>
    </style:style>
    <style:style style:name="ce53" style:family="table-cell" style:parent-style-name="Default">
      <style:table-cell-properties fo:background-color="#ffdbb6" style:text-align-source="fix" style:repeat-content="false" fo:border="0.06pt solid #000000"/>
      <style:paragraph-properties fo:text-align="start" fo:margin-left="0cm"/>
    </style:style>
    <style:style style:name="ce64" style:family="table-cell" style:parent-style-name="Default">
      <style:table-cell-properties fo:background-color="#ffd8ce" style:text-align-source="fix" style:repeat-content="false" fo:border="0.06pt solid #000000"/>
      <style:paragraph-properties fo:text-align="start" fo:margin-left="0cm"/>
    </style:style>
    <style:style style:name="ce67" style:family="table-cell" style:parent-style-name="Default">
      <style:table-cell-properties fo:background-color="#ffd7d7" style:text-align-source="fix" style:repeat-content="false" fo:border="0.06pt solid #000000"/>
      <style:paragraph-properties fo:text-align="start" fo:margin-left="0cm"/>
    </style:style>
    <style:style style:name="ce36" style:family="table-cell" style:parent-style-name="Default">
      <style:table-cell-properties fo:background-color="#f7d1d5"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e0c2cd" style:text-align-source="fix" style:repeat-content="false" fo:border="0.06pt solid #000000"/>
      <style:paragraph-properties fo:text-align="start" fo:margin-left="0cm"/>
    </style:style>
    <style:style style:name="ce9" style:family="table-cell" style:parent-style-name="Default">
      <style:table-cell-properties fo:background-color="#dedce6" style:text-align-source="fix" style:repeat-content="false" fo:border="0.06pt solid #000000"/>
      <style:paragraph-properties fo:text-align="start" fo:margin-left="0cm"/>
    </style:style>
    <style:style style:name="ce42" style:family="table-cell" style:parent-style-name="Default">
      <style:table-cell-properties fo:background-color="#dee6ef" style:text-align-source="fix" style:repeat-content="false" fo:border="0.06pt solid #000000"/>
      <style:paragraph-properties fo:text-align="start" fo:margin-left="0cm"/>
    </style:style>
    <style:style style:name="ce43" style:family="table-cell" style:parent-style-name="Default">
      <style:table-cell-properties fo:background-color="#dee7e5" fo:border="0.06pt solid #000000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 style:data-style-name="N10">
      <style:table-cell-properties fo:background-color="#dde8cb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6" style:family="table-cell" style:parent-style-name="Default" style:data-style-name="N10">
      <style:table-cell-properties fo:background-color="#f6f9d4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0" style:family="table-cell" style:parent-style-name="Default" style:data-style-name="N10">
      <style:table-cell-properties fo:background-color="#ffffd7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8" style:family="table-cell" style:parent-style-name="Default" style:data-style-name="N10">
      <style:table-cell-properties fo:background-color="#fff5ce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9" style:family="table-cell" style:parent-style-name="Default" style:data-style-name="N10">
      <style:table-cell-properties fo:background-color="#ffdbb6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70" style:family="table-cell" style:parent-style-name="Default" style:data-style-name="N10">
      <style:table-cell-properties fo:background-color="#ffd8ce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71" style:family="table-cell" style:parent-style-name="Default" style:data-style-name="N10">
      <style:table-cell-properties fo:background-color="#ffd7d7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72" style:family="table-cell" style:parent-style-name="Default" style:data-style-name="N10">
      <style:table-cell-properties fo:background-color="#f7d1d5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73" style:family="table-cell" style:parent-style-name="Default" style:data-style-name="N10">
      <style:table-cell-properties fo:background-color="#e0c2cd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76" style:family="table-cell" style:parent-style-name="Default" style:data-style-name="N10">
      <style:table-cell-properties fo:background-color="#dedce6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90" style:family="table-cell" style:parent-style-name="Default" style:data-style-name="N10">
      <style:table-cell-properties fo:background-color="#dee6ef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91" style:family="table-cell" style:parent-style-name="Default" style:data-style-name="N10">
      <style:table-cell-properties fo:background-color="#dee7e5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</style:style>
    <style:style style:name="ce94" style:family="table-cell" style:parent-style-name="Default" style:data-style-name="N10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transparent" fo:border="none"/>
    </style:style>
    <style:style style:name="ce96" style:family="table-cell" style:parent-style-name="Default" style:data-style-name="N10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4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9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111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fo:background-color="#dde8cb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cm"/>
    </style:style>
    <style:style style:name="ce122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</style:style>
    <style:style style:name="ce137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 style:data-style-name="N37">
      <style:table-cell-properties fo:background-color="#ffd7d7" style:text-align-source="fix" style:repeat-content="false" fo:border="0.06pt solid #000000"/>
      <style:paragraph-properties fo:text-align="center" fo:margin-left="0cm"/>
    </style:style>
    <style:style style:name="ce108" style:family="table-cell" style:parent-style-name="Default" style:data-style-name="N37">
      <style:table-cell-properties fo:background-color="#ffd7d7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70" style:family="table-cell" style:parent-style-name="Default">
      <style:table-cell-properties fo:background-color="#dde8cb" fo:border="0.06pt solid #000000"/>
      <style:text-properties fo:font-weight="bold" style:font-weight-asian="bold" style:font-weight-complex="bold"/>
    </style:style>
    <style:style style:name="ce171" style:family="table-cell" style:parent-style-name="Default">
      <style:table-cell-properties fo:background-color="#ffd7d7" fo:border="0.06pt solid #000000"/>
      <style:text-properties fo:font-weight="bold" style:font-weight-asian="bold" style:font-weight-complex="bold"/>
    </style:style>
    <style:style style:name="ce172" style:family="table-cell" style:parent-style-name="Default">
      <style:table-cell-properties fo:background-color="#ffd7d7" fo:border="0.06pt solid #000000"/>
    </style:style>
    <style:style style:name="ce116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cm"/>
    </style:style>
    <style:style style:name="ce179" style:family="table-cell" style:parent-style-name="Default" style:data-style-name="N11">
      <style:table-cell-properties fo:background-color="#dde8cb" style:text-align-source="fix" style:repeat-content="false" fo:border="0.06pt solid #000000"/>
      <style:paragraph-properties fo:text-align="center" fo:margin-left="0cm"/>
    </style:style>
    <style:style style:name="ce181" style:family="table-cell" style:parent-style-name="Default" style:data-style-name="N11">
      <style:table-cell-properties fo:background-color="#ffd7d7" style:text-align-source="fix" style:repeat-content="false" fo:border="0.06pt solid #000000"/>
      <style:paragraph-properties fo:text-align="center" fo:margin-left="0cm"/>
    </style:style>
    <style:style style:name="ce144" style:family="table-cell" style:parent-style-name="Default" style:data-style-name="N11">
      <style:table-cell-properties fo:background-color="#ffd7d7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98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2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cm"/>
    </style:style>
    <style:style style:name="ce193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94" style:family="table-cell" style:parent-style-name="Default" style:data-style-name="N37">
      <style:table-cell-properties fo:background-color="#f6f9d4" style:text-align-source="fix" style:repeat-content="false" fo:border="0.06pt solid #000000"/>
      <style:paragraph-properties fo:text-align="center" fo:margin-left="0cm"/>
    </style:style>
    <style:style style:name="ce206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7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7">
      <style:table-cell-properties fo:background-color="#f7d1d5" style:text-align-source="fix" style:repeat-content="false" fo:border="0.06pt solid #000000"/>
      <style:paragraph-properties fo:text-align="center" fo:margin-left="0cm"/>
    </style:style>
    <style:style style:name="ce195" style:family="table-cell" style:parent-style-name="Default" style:data-style-name="N37">
      <style:table-cell-properties fo:background-color="#f7d1d5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5" style:family="table-cell" style:parent-style-name="Default">
      <style:table-cell-properties fo:background-color="#f6f9d4" fo:border="0.06pt solid #000000"/>
      <style:text-properties fo:font-weight="bold" style:font-weight-asian="bold" style:font-weight-complex="bold"/>
    </style:style>
    <style:style style:name="ce226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cm"/>
    </style:style>
    <style:style style:name="ce201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cm"/>
    </style:style>
    <style:style style:name="ce245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cm"/>
      <style:text-properties fo:color="#ce181e"/>
    </style:style>
    <style:style style:name="ce246" style:family="table-cell" style:parent-style-name="Default">
      <style:table-cell-properties fo:background-color="#f7d1d5" fo:border="0.06pt solid #000000"/>
      <style:text-properties fo:font-weight="bold" style:font-weight-asian="bold" style:font-weight-complex="bold"/>
    </style:style>
    <style:style style:name="ce247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cm"/>
    </style:style>
    <style:style style:name="ce45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cm"/>
    </style:style>
    <style:style style:name="ce249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cm"/>
      <style:text-properties fo:color="#ff0000"/>
    </style:style>
    <style:style style:name="ce255" style:family="table-cell" style:parent-style-name="Default" style:data-style-name="N11">
      <style:table-cell-properties fo:background-color="#f6f9d4" style:text-align-source="fix" style:repeat-content="false" fo:border="0.06pt solid #000000"/>
      <style:paragraph-properties fo:text-align="center" fo:margin-left="0cm"/>
    </style:style>
    <style:style style:name="ce256" style:family="table-cell" style:parent-style-name="Default" style:data-style-name="N11">
      <style:table-cell-properties fo:background-color="#f7d1d5" style:text-align-source="fix" style:repeat-content="false" fo:border="0.06pt solid #000000"/>
      <style:paragraph-properties fo:text-align="center" fo:margin-left="0cm"/>
    </style:style>
    <style:style style:name="ce253" style:family="table-cell" style:parent-style-name="Default" style:data-style-name="N11">
      <style:table-cell-properties fo:background-color="#f7d1d5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6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ackground-color="#ffffd7" style:text-align-source="fix" style:repeat-content="false" fo:border="0.06pt solid #000000"/>
      <style:paragraph-properties fo:text-align="center" fo:margin-left="0cm"/>
    </style:style>
    <style:style style:name="ce268" style:family="table-cell" style:parent-style-name="Default" style:data-style-name="N37">
      <style:table-cell-properties fo:background-color="#ffffd7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64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5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</style:style>
    <style:style style:name="ce273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 style:data-style-name="N37">
      <style:table-cell-properties fo:background-color="#e0c2cd" style:text-align-source="fix" style:repeat-content="false" fo:border="0.06pt solid #000000"/>
      <style:paragraph-properties fo:text-align="center" fo:margin-left="0cm"/>
    </style:style>
    <style:style style:name="ce276" style:family="table-cell" style:parent-style-name="Default" style:data-style-name="N37">
      <style:table-cell-properties fo:background-color="#e0c2c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ffffd7" fo:border="0.06pt solid #000000"/>
      <style:text-properties fo:font-weight="bold" style:font-weight-asian="bold" style:font-weight-complex="bold"/>
    </style:style>
    <style:style style:name="ce27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</style:style>
    <style:style style:name="ce54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cm"/>
    </style:style>
    <style:style style:name="ce279" style:family="table-cell" style:parent-style-name="Default" style:data-style-name="N11">
      <style:table-cell-properties fo:background-color="#ffffd7" style:text-align-source="fix" style:repeat-content="false" fo:border="0.06pt solid #000000"/>
      <style:paragraph-properties fo:text-align="center" fo:margin-left="0cm"/>
    </style:style>
    <style:style style:name="ce316" style:family="table-cell" style:parent-style-name="Default" style:data-style-name="N11">
      <style:table-cell-properties fo:background-color="#ffffd7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80" style:family="table-cell" style:parent-style-name="Default" style:data-style-name="N11">
      <style:table-cell-properties fo:background-color="#e0c2cd" style:text-align-source="fix" style:repeat-content="false" fo:border="0.06pt solid #000000"/>
      <style:paragraph-properties fo:text-align="center" fo:margin-left="0cm"/>
    </style:style>
    <style:style style:name="ce320" style:family="table-cell" style:parent-style-name="Default" style:data-style-name="N11">
      <style:table-cell-properties fo:background-color="#e0c2c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81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2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</style:style>
    <style:style style:name="ce174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6" style:family="table-cell" style:parent-style-name="Default" style:data-style-name="N37">
      <style:table-cell-properties fo:background-color="#fff5ce" style:text-align-source="fix" style:repeat-content="false" fo:border="0.06pt solid #000000"/>
      <style:paragraph-properties fo:text-align="center" fo:margin-left="0cm"/>
    </style:style>
    <style:style style:name="ce285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6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 fo:margin-left="0cm"/>
    </style:style>
    <style:style style:name="ce130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37">
      <style:table-cell-properties fo:background-color="#dedce6" style:text-align-source="fix" style:repeat-content="false" fo:border="0.06pt solid #000000"/>
      <style:paragraph-properties fo:text-align="center" fo:margin-left="0cm"/>
    </style:style>
    <style:style style:name="ce335" style:family="table-cell" style:parent-style-name="Default" style:data-style-name="N37">
      <style:table-cell-properties fo:background-color="#dedce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89" style:family="table-cell" style:parent-style-name="Default">
      <style:table-cell-properties fo:background-color="#fff5ce" fo:border="0.06pt solid #000000"/>
      <style:text-properties fo:font-weight="bold" style:font-weight-asian="bold" style:font-weight-complex="bold"/>
    </style:style>
    <style:style style:name="ce290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</style:style>
    <style:style style:name="ce145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</style:style>
    <style:style style:name="ce292" style:family="table-cell" style:parent-style-name="Default">
      <style:table-cell-properties fo:background-color="#dedce6" fo:border="0.06pt solid #000000"/>
      <style:text-properties fo:font-weight="bold" style:font-weight-asian="bold" style:font-weight-complex="bold"/>
    </style:style>
    <style:style style:name="ce293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</style:style>
    <style:style style:name="ce142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</style:style>
    <style:style style:name="ce295" style:family="table-cell" style:parent-style-name="Default" style:data-style-name="N11">
      <style:table-cell-properties fo:background-color="#fff5ce" style:text-align-source="fix" style:repeat-content="false" fo:border="0.06pt solid #000000"/>
      <style:paragraph-properties fo:text-align="center" fo:margin-left="0cm"/>
    </style:style>
    <style:style style:name="ce296" style:family="table-cell" style:parent-style-name="Default" style:data-style-name="N11">
      <style:table-cell-properties fo:background-color="#dedce6" style:text-align-source="fix" style:repeat-content="false" fo:border="0.06pt solid #000000"/>
      <style:paragraph-properties fo:text-align="center" fo:margin-left="0cm"/>
    </style:style>
    <style:style style:name="ce345" style:family="table-cell" style:parent-style-name="Default" style:data-style-name="N11">
      <style:table-cell-properties fo:background-color="#dedce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98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9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/>
    </style:style>
    <style:style style:name="ce119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 style:data-style-name="N37">
      <style:table-cell-properties fo:background-color="#ffdbb6" style:text-align-source="fix" style:repeat-content="false" fo:border="0.06pt solid #000000"/>
      <style:paragraph-properties fo:text-align="center" fo:margin-left="0cm"/>
    </style:style>
    <style:style style:name="ce302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3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304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05" style:family="table-cell" style:parent-style-name="Default" style:data-style-name="N37">
      <style:table-cell-properties fo:background-color="#dee6ef" style:text-align-source="fix" style:repeat-content="false" fo:border="0.06pt solid #000000"/>
      <style:paragraph-properties fo:text-align="center" fo:margin-left="0cm"/>
    </style:style>
    <style:style style:name="ce355" style:family="table-cell" style:parent-style-name="Default" style:data-style-name="N37">
      <style:table-cell-properties fo:background-color="#dee6e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06" style:family="table-cell" style:parent-style-name="Default">
      <style:table-cell-properties fo:background-color="#ffdbb6" fo:border="0.06pt solid #000000"/>
      <style:text-properties fo:font-weight="bold" style:font-weight-asian="bold" style:font-weight-complex="bold"/>
    </style:style>
    <style:style style:name="ce307" style:family="table-cell" style:parent-style-name="Default">
      <style:table-cell-properties fo:background-color="#ffdbb6" fo:border="0.06pt solid #000000"/>
    </style:style>
    <style:style style:name="ce121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cm"/>
    </style:style>
    <style:style style:name="ce309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310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</style:style>
    <style:style style:name="ce311" style:family="table-cell" style:parent-style-name="Default" style:data-style-name="N11">
      <style:table-cell-properties fo:background-color="#ffdbb6" style:text-align-source="fix" style:repeat-content="false" fo:border="0.06pt solid #000000"/>
      <style:paragraph-properties fo:text-align="center" fo:margin-left="0cm"/>
    </style:style>
    <style:style style:name="ce312" style:family="table-cell" style:parent-style-name="Default" style:data-style-name="N11">
      <style:table-cell-properties fo:background-color="#dee6ef" style:text-align-source="fix" style:repeat-content="false" fo:border="0.06pt solid #000000"/>
      <style:paragraph-properties fo:text-align="center" fo:margin-left="0cm"/>
    </style:style>
    <style:style style:name="ce363" style:family="table-cell" style:parent-style-name="Default" style:data-style-name="N11">
      <style:table-cell-properties fo:background-color="#dee6e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13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4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/>
    </style:style>
    <style:style style:name="ce61" style:family="table-cell" style:parent-style-name="Default">
      <style:table-cell-properties fo:background-color="#ffd8c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37">
      <style:table-cell-properties fo:background-color="#ffd8ce" style:text-align-source="fix" style:repeat-content="false" fo:border="0.06pt solid #000000"/>
      <style:paragraph-properties fo:text-align="center" fo:margin-left="0cm"/>
    </style:style>
    <style:style style:name="ce368" style:family="table-cell" style:parent-style-name="Default" style:data-style-name="N37">
      <style:table-cell-properties fo:background-color="#ffd8c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17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8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cm"/>
    </style:style>
    <style:style style:name="ce371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37">
      <style:table-cell-properties fo:background-color="#dee7e5" style:text-align-source="fix" style:repeat-content="false" fo:border="0.06pt solid #000000"/>
      <style:paragraph-properties fo:text-align="center" fo:margin-left="0cm"/>
    </style:style>
    <style:style style:name="ce373" style:family="table-cell" style:parent-style-name="Default" style:data-style-name="N37">
      <style:table-cell-properties fo:background-color="#dee7e5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21" style:family="table-cell" style:parent-style-name="Default">
      <style:table-cell-properties fo:background-color="#ffd8ce" fo:border="0.06pt solid #000000"/>
    </style:style>
    <style:style style:name="ce65" style:family="table-cell" style:parent-style-name="Default">
      <style:table-cell-properties fo:background-color="#ffd8ce" style:text-align-source="fix" style:repeat-content="false" fo:border="0.06pt solid #000000"/>
      <style:paragraph-properties fo:text-align="center" fo:margin-left="0cm"/>
    </style:style>
    <style:style style:name="ce323" style:family="table-cell" style:parent-style-name="Default">
      <style:table-cell-properties fo:background-color="#dee7e5" fo:border="0.06pt solid #000000"/>
      <style:text-properties fo:font-weight="bold" style:font-weight-asian="bold" style:font-weight-complex="bold"/>
    </style:style>
    <style:style style:name="ce324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cm"/>
    </style:style>
    <style:style style:name="ce161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cm"/>
    </style:style>
    <style:style style:name="ce326" style:family="table-cell" style:parent-style-name="Default" style:data-style-name="N11">
      <style:table-cell-properties fo:background-color="#ffd8ce" style:text-align-source="fix" style:repeat-content="false" fo:border="0.06pt solid #000000"/>
      <style:paragraph-properties fo:text-align="center" fo:margin-left="0cm"/>
    </style:style>
    <style:style style:name="ce380" style:family="table-cell" style:parent-style-name="Default" style:data-style-name="N11">
      <style:table-cell-properties fo:background-color="#ffd8c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27" style:family="table-cell" style:parent-style-name="Default" style:data-style-name="N11">
      <style:table-cell-properties fo:background-color="#dee7e5" style:text-align-source="fix" style:repeat-content="false" fo:border="0.06pt solid #000000"/>
      <style:paragraph-properties fo:text-align="center" fo:margin-left="0cm"/>
    </style:style>
    <style:style style:name="ce382" style:family="table-cell" style:parent-style-name="Default" style:data-style-name="N11">
      <style:table-cell-properties fo:background-color="#dee7e5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>
      <style:text-properties fo:font-weight="bold" style:font-weight-asian="bold" style:font-weight-complex="bold"/>
    </style:style>
    <style:style style:name="ce426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Default" style:data-style-name="N109">
      <style:table-cell-properties fo:background-color="#dde8cb" style:text-align-source="fix" style:repeat-content="false" fo:border="0.06pt solid #000000"/>
      <style:paragraph-properties fo:text-align="center" fo:margin-left="0cm"/>
    </style:style>
    <style:style style:name="ce428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9" style:family="table-cell" style:parent-style-name="Default" style:data-style-name="N109">
      <style:table-cell-properties fo:background-color="#f6f9d4" style:text-align-source="fix" style:repeat-content="false" fo:border="0.06pt solid #000000"/>
      <style:paragraph-properties fo:text-align="center" fo:margin-left="0cm"/>
    </style:style>
    <style:style style:name="ce43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 style:data-style-name="N109">
      <style:table-cell-properties fo:background-color="#ffffd7" style:text-align-source="fix" style:repeat-content="false" fo:border="0.06pt solid #000000"/>
      <style:paragraph-properties fo:text-align="center" fo:margin-left="0cm"/>
    </style:style>
    <style:style style:name="ce432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7" style:family="table-cell" style:parent-style-name="Default" style:data-style-name="N109">
      <style:table-cell-properties fo:background-color="#fff5ce" style:text-align-source="fix" style:repeat-content="false" fo:border="0.06pt solid #000000"/>
      <style:paragraph-properties fo:text-align="center" fo:margin-left="0cm"/>
    </style:style>
    <style:style style:name="ce434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7" style:family="table-cell" style:parent-style-name="Default" style:data-style-name="N109">
      <style:table-cell-properties fo:background-color="#ffdbb6" style:text-align-source="fix" style:repeat-content="false" fo:border="0.06pt solid #000000"/>
      <style:paragraph-properties fo:text-align="center" fo:margin-left="0cm"/>
    </style:style>
    <style:style style:name="ce436" style:family="table-cell" style:parent-style-name="Default">
      <style:table-cell-properties fo:background-color="#ffd8ce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7" style:family="table-cell" style:parent-style-name="Default" style:data-style-name="N109">
      <style:table-cell-properties fo:background-color="#ffd8ce" style:text-align-source="fix" style:repeat-content="false" fo:border="0.06pt solid #000000"/>
      <style:paragraph-properties fo:text-align="center" fo:margin-left="0cm"/>
    </style:style>
    <style:style style:name="ce438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8" style:family="table-cell" style:parent-style-name="Default" style:data-style-name="N109">
      <style:table-cell-properties fo:background-color="#ffd7d7" style:text-align-source="fix" style:repeat-content="false" fo:border="0.06pt solid #000000"/>
      <style:paragraph-properties fo:text-align="center" fo:margin-left="0cm"/>
    </style:style>
    <style:style style:name="ce440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9" style:family="table-cell" style:parent-style-name="Default" style:data-style-name="N109">
      <style:table-cell-properties fo:background-color="#f7d1d5" style:text-align-source="fix" style:repeat-content="false" fo:border="0.06pt solid #000000"/>
      <style:paragraph-properties fo:text-align="center" fo:margin-left="0cm"/>
    </style:style>
    <style:style style:name="ce442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5" style:family="table-cell" style:parent-style-name="Default" style:data-style-name="N109">
      <style:table-cell-properties fo:background-color="#e0c2cd" style:text-align-source="fix" style:repeat-content="false" fo:border="0.06pt solid #000000"/>
      <style:paragraph-properties fo:text-align="center" fo:margin-left="0cm"/>
    </style:style>
    <style:style style:name="ce444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0" style:family="table-cell" style:parent-style-name="Default" style:data-style-name="N109">
      <style:table-cell-properties fo:background-color="#dedce6" style:text-align-source="fix" style:repeat-content="false" fo:border="0.06pt solid #000000"/>
      <style:paragraph-properties fo:text-align="center" fo:margin-left="0cm"/>
    </style:style>
    <style:style style:name="ce446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2" style:family="table-cell" style:parent-style-name="Default" style:data-style-name="N109">
      <style:table-cell-properties fo:background-color="#dee6ef" style:text-align-source="fix" style:repeat-content="false" fo:border="0.06pt solid #000000"/>
      <style:paragraph-properties fo:text-align="center" fo:margin-left="0cm"/>
    </style:style>
    <style:style style:name="ce448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 style:data-style-name="N109">
      <style:table-cell-properties fo:background-color="#dee7e5" style:text-align-source="fix" style:repeat-content="false" fo:border="0.06pt solid #000000"/>
      <style:paragraph-properties fo:text-align="center" fo:margin-left="0cm"/>
    </style:style>
    <style:style style:name="ce336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cm"/>
    </style:style>
    <style:style style:name="ce337" style:family="table-cell" style:parent-style-name="Default" style:data-style-name="N109">
      <style:table-cell-properties fo:background-color="#dde8cb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9" style:family="table-cell" style:parent-style-name="Default" style:data-style-name="N109">
      <style:table-cell-properties fo:background-color="#f6f9d4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0" style:family="table-cell" style:parent-style-name="Default" style:data-style-name="N109">
      <style:table-cell-properties fo:background-color="#ffffd7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 style:data-style-name="N109">
      <style:table-cell-properties fo:background-color="#fff5ce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2" style:family="table-cell" style:parent-style-name="Default" style:data-style-name="N109">
      <style:table-cell-properties fo:background-color="#ffdbb6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3" style:family="table-cell" style:parent-style-name="Default" style:data-style-name="N109">
      <style:table-cell-properties fo:background-color="#ffd8ce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4" style:family="table-cell" style:parent-style-name="Default" style:data-style-name="N109">
      <style:table-cell-properties fo:background-color="#ffd7d7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6" style:family="table-cell" style:parent-style-name="Default" style:data-style-name="N109">
      <style:table-cell-properties fo:background-color="#f7d1d5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7" style:family="table-cell" style:parent-style-name="Default" style:data-style-name="N109">
      <style:table-cell-properties fo:background-color="#e0c2cd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8" style:family="table-cell" style:parent-style-name="Default" style:data-style-name="N109">
      <style:table-cell-properties fo:background-color="#dedce6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9" style:family="table-cell" style:parent-style-name="Default" style:data-style-name="N109">
      <style:table-cell-properties fo:background-color="#dee6ef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0" style:family="table-cell" style:parent-style-name="Default" style:data-style-name="N109">
      <style:table-cell-properties fo:background-color="#dee7e5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3" style:family="table-cell" style:parent-style-name="Default">
      <style:table-cell-properties fo:background-color="#dedce6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384" style:family="table-cell" style:parent-style-name="Default">
      <style:table-cell-properties fo:background-color="#e0c2cd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385" style:family="table-cell" style:parent-style-name="Default">
      <style:table-cell-properties fo:background-color="#ffffd7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386" style:family="table-cell" style:parent-style-name="Default">
      <style:table-cell-properties fo:background-color="#ffd7d7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387" style:family="table-cell" style:parent-style-name="Default" style:data-style-name="N10">
      <style:table-cell-properties fo:background-color="#dee7e5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88" style:family="table-cell" style:parent-style-name="Default" style:data-style-name="N10">
      <style:table-cell-properties fo:background-color="#dedce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89" style:family="table-cell" style:parent-style-name="Default" style:data-style-name="N10">
      <style:table-cell-properties fo:background-color="#e0c2c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90" style:family="table-cell" style:parent-style-name="Default" style:data-style-name="N10">
      <style:table-cell-properties fo:background-color="#ffffd7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91" style:family="table-cell" style:parent-style-name="Default" style:data-style-name="N10">
      <style:table-cell-properties fo:background-color="#ffd7d7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92" style:family="table-cell" style:parent-style-name="Default" style:data-style-name="N2">
      <style:table-cell-properties fo:background-color="#dee7e5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93" style:family="table-cell" style:parent-style-name="Default" style:data-style-name="N2">
      <style:table-cell-properties fo:background-color="#dedce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94" style:family="table-cell" style:parent-style-name="Default" style:data-style-name="N2">
      <style:table-cell-properties fo:background-color="#e0c2c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7" style:family="table-cell" style:parent-style-name="Default" style:data-style-name="N2">
      <style:table-cell-properties fo:background-color="#fff5ce" style:text-align-source="fix" style:repeat-content="false" fo:border="0.06pt solid #000000"/>
      <style:paragraph-properties fo:text-align="center" fo:margin-left="0cm"/>
    </style:style>
    <style:style style:name="ce338" style:family="table-cell" style:parent-style-name="Default" style:data-style-name="N2">
      <style:table-cell-properties fo:background-color="#dee6ef" style:text-align-source="fix" style:repeat-content="false" fo:border="0.06pt solid #000000"/>
      <style:paragraph-properties fo:text-align="center" fo:margin-left="0cm"/>
    </style:style>
    <style:style style:name="ce397" style:family="table-cell" style:parent-style-name="Default" style:data-style-name="N2">
      <style:table-cell-properties fo:background-color="#ffffd7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4" style:family="table-cell" style:parent-style-name="Default" style:data-style-name="N2">
      <style:table-cell-properties fo:background-color="#dde8cb" style:text-align-source="fix" style:repeat-content="false" fo:border="0.06pt solid #000000"/>
      <style:paragraph-properties fo:text-align="center" fo:margin-left="0cm"/>
    </style:style>
    <style:style style:name="ce219" style:family="table-cell" style:parent-style-name="Default" style:data-style-name="N2">
      <style:table-cell-properties fo:background-color="#ffd8ce" style:text-align-source="fix" style:repeat-content="false" fo:border="0.06pt solid #000000"/>
      <style:paragraph-properties fo:text-align="center" fo:margin-left="0cm"/>
    </style:style>
    <style:style style:name="ce221" style:family="table-cell" style:parent-style-name="Default" style:data-style-name="N2">
      <style:table-cell-properties fo:background-color="#f7d1d5" style:text-align-source="fix" style:repeat-content="false" fo:border="0.06pt solid #000000"/>
      <style:paragraph-properties fo:text-align="center" fo:margin-left="0cm"/>
    </style:style>
    <style:style style:name="ce218" style:family="table-cell" style:parent-style-name="Default" style:data-style-name="N2">
      <style:table-cell-properties fo:background-color="#ffdbb6" style:text-align-source="fix" style:repeat-content="false" fo:border="0.06pt solid #000000"/>
      <style:paragraph-properties fo:text-align="center" fo:margin-left="0cm"/>
    </style:style>
    <style:style style:name="ce329" style:family="table-cell" style:parent-style-name="Default" style:data-style-name="N2">
      <style:table-cell-properties fo:background-color="#f6f9d4" style:text-align-source="fix" style:repeat-content="false" fo:border="0.06pt solid #000000"/>
      <style:paragraph-properties fo:text-align="center" fo:margin-left="0cm"/>
      <style:text-properties fo:color="#ce181e"/>
    </style:style>
    <style:style style:name="ce403" style:family="table-cell" style:parent-style-name="Default" style:data-style-name="N2">
      <style:table-cell-properties fo:background-color="#ffd7d7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5" style:family="table-cell" style:parent-style-name="Default">
      <style:table-cell-properties fo:background-color="#dee6ef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406" style:family="table-cell" style:parent-style-name="Default">
      <style:table-cell-properties fo:background-color="#ffd8ce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407" style:family="table-cell" style:parent-style-name="Default">
      <style:table-cell-properties fo:background-color="#f7d1d5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408" style:family="table-cell" style:parent-style-name="Default" style:data-style-name="N0">
      <style:table-cell-properties fo:background-color="#dde8cb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09" style:family="table-cell" style:parent-style-name="Default" style:data-style-name="N10">
      <style:table-cell-properties fo:background-color="#dee6e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10" style:family="table-cell" style:parent-style-name="Default" style:data-style-name="N10">
      <style:table-cell-properties fo:background-color="#ffd8c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11" style:family="table-cell" style:parent-style-name="Default" style:data-style-name="N10">
      <style:table-cell-properties fo:background-color="#f7d1d5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12" style:family="table-cell" style:parent-style-name="Default" style:data-style-name="N2">
      <style:table-cell-properties fo:background-color="#dee6e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13" style:family="table-cell" style:parent-style-name="Default" style:data-style-name="N2">
      <style:table-cell-properties fo:background-color="#ffd8c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14" style:family="table-cell" style:parent-style-name="Default" style:data-style-name="N2">
      <style:table-cell-properties fo:background-color="#f7d1d5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15" style:family="table-cell" style:parent-style-name="Default" style:data-style-name="N2">
      <style:table-cell-properties fo:background-color="#f6f9d4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41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normal" style:font-weight-complex="normal"/>
    </style:style>
    <style:style style:name="ce417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normal" style:font-weight-complex="normal"/>
    </style:style>
    <style:style style:name="ce418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normal" style:font-weight-complex="normal"/>
    </style:style>
    <style:style style:name="ce419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420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cm"/>
    </style:style>
    <style:style style:name="ce421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22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cm"/>
      <style:text-properties fo:color="#ff0000" fo:font-weight="normal" style:font-weight-asian="normal" style:font-weight-complex="normal"/>
    </style:style>
    <style:style style:name="ce423" style:family="table-cell" style:parent-style-name="Default" style:data-style-name="N11">
      <style:table-cell-properties fo:background-color="#ffd7d7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50" style:family="table-cell" style:parent-style-name="Default">
      <style:table-cell-properties fo:background-color="#4e342e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51" style:family="table-cell" style:parent-style-name="Default">
      <style:table-cell-properties fo:background-color="#4e342e" style:text-align-source="fix" style:repeat-content="false" fo:border="0.06pt solid #000000" style:vertical-align="middle"/>
      <style:paragraph-properties fo:text-align="center" fo:margin-left="0cm"/>
      <style:text-properties fo:color="#ffffff" fo:font-weight="normal" style:font-weight-asian="normal" style:font-weight-complex="normal"/>
    </style:style>
    <style:style style:name="ce452" style:family="table-cell" style:parent-style-name="Default" style:data-style-name="N37">
      <style:table-cell-properties fo:background-color="#4e342e" style:text-align-source="fix" style:repeat-content="false" fo:border="0.06pt solid #000000" style:vertical-align="middle"/>
      <style:paragraph-properties fo:text-align="center" fo:margin-left="0cm"/>
      <style:text-properties fo:color="#ffffff" fo:font-weight="normal" style:font-weight-asian="normal" style:font-weight-complex="normal"/>
    </style:style>
    <style:style style:name="ce453" style:family="table-cell" style:parent-style-name="Default">
      <style:table-cell-properties fo:background-color="#4e342e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454" style:family="table-cell" style:parent-style-name="Default" style:data-style-name="N37">
      <style:table-cell-properties fo:background-color="#4e342e" style:text-align-source="fix" style:repeat-content="false" fo:border="0.06pt solid #000000"/>
      <style:paragraph-properties fo:text-align="center" fo:margin-left="0cm"/>
      <style:text-properties fo:color="#ffffff"/>
    </style:style>
    <style:style style:name="ce455" style:family="table-cell" style:parent-style-name="Default" style:data-style-name="N37">
      <style:table-cell-properties fo:background-color="#4e342e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39" style:family="table-cell" style:parent-style-name="Default">
      <style:table-cell-properties fo:background-color="#4e342e" style:text-align-source="fix" style:repeat-content="false" fo:border="0.06pt solid #000000"/>
      <style:paragraph-properties fo:text-align="center" fo:margin-left="0cm"/>
      <style:text-properties fo:color="#ffffff" fo:font-weight="normal" style:font-weight-asian="normal" style:font-weight-complex="normal"/>
    </style:style>
    <style:style style:name="ce457" style:family="table-cell" style:parent-style-name="Default">
      <style:table-cell-properties fo:background-color="#4e342e" style:text-align-source="fix" style:repeat-content="false" fo:border="0.06pt solid #000000"/>
      <style:paragraph-properties fo:text-align="center" fo:margin-left="0cm"/>
      <style:text-properties fo:color="#ffffff"/>
    </style:style>
    <style:style style:name="ce458" style:family="table-cell" style:parent-style-name="Default">
      <style:table-cell-properties fo:background-color="#6d4c41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59" style:family="table-cell" style:parent-style-name="Default">
      <style:table-cell-properties fo:background-color="#6d4c41" style:text-align-source="fix" style:repeat-content="false" fo:border="0.06pt solid #000000" style:vertical-align="middle"/>
      <style:paragraph-properties fo:text-align="center" fo:margin-left="0cm"/>
      <style:text-properties fo:color="#ffffff" fo:font-weight="normal" style:font-weight-asian="normal" style:font-weight-complex="normal"/>
    </style:style>
    <style:style style:name="ce460" style:family="table-cell" style:parent-style-name="Default" style:data-style-name="N37">
      <style:table-cell-properties fo:background-color="#6d4c41" style:text-align-source="fix" style:repeat-content="false" fo:border="0.06pt solid #000000" style:vertical-align="middle"/>
      <style:paragraph-properties fo:text-align="center" fo:margin-left="0cm"/>
      <style:text-properties fo:color="#ffffff" fo:font-weight="normal" style:font-weight-asian="normal" style:font-weight-complex="normal"/>
    </style:style>
    <style:style style:name="ce461" style:family="table-cell" style:parent-style-name="Default">
      <style:table-cell-properties fo:background-color="#6d4c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462" style:family="table-cell" style:parent-style-name="Default" style:data-style-name="N37">
      <style:table-cell-properties fo:background-color="#6d4c41" style:text-align-source="fix" style:repeat-content="false" fo:border="0.06pt solid #000000"/>
      <style:paragraph-properties fo:text-align="center" fo:margin-left="0cm"/>
      <style:text-properties fo:color="#ffffff"/>
    </style:style>
    <style:style style:name="ce463" style:family="table-cell" style:parent-style-name="Default" style:data-style-name="N37">
      <style:table-cell-properties fo:background-color="#6d4c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464" style:family="table-cell" style:parent-style-name="Default">
      <style:table-cell-properties fo:background-color="#6d4c41" style:text-align-source="fix" style:repeat-content="false" fo:border="0.06pt solid #000000"/>
      <style:paragraph-properties fo:text-align="center" fo:margin-left="0cm"/>
      <style:text-properties fo:color="#ffffff"/>
    </style:style>
    <style:style style:name="ce159" style:family="table-cell" style:parent-style-name="Default">
      <style:table-cell-properties fo:background-color="#6d4c41" style:text-align-source="fix" style:repeat-content="false" fo:border="0.06pt solid #000000"/>
      <style:paragraph-properties fo:text-align="center" fo:margin-left="0cm"/>
      <style:text-properties fo:color="#ffffff" fo:font-weight="normal" style:font-weight-asian="normal" style:font-weight-complex="normal"/>
    </style:style>
    <style:style style:name="ce466" style:family="table-cell" style:parent-style-name="Default">
      <style:table-cell-properties fo:background-color="#a1887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7" style:family="table-cell" style:parent-style-name="Default">
      <style:table-cell-properties fo:background-color="#a1887f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68" style:family="table-cell" style:parent-style-name="Default" style:data-style-name="N37">
      <style:table-cell-properties fo:background-color="#a1887f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69" style:family="table-cell" style:parent-style-name="Default">
      <style:table-cell-properties fo:background-color="#a1887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70" style:family="table-cell" style:parent-style-name="Default" style:data-style-name="N37">
      <style:table-cell-properties fo:background-color="#a1887f" style:text-align-source="fix" style:repeat-content="false" fo:border="0.06pt solid #000000"/>
      <style:paragraph-properties fo:text-align="center" fo:margin-left="0cm"/>
    </style:style>
    <style:style style:name="ce471" style:family="table-cell" style:parent-style-name="Default" style:data-style-name="N37">
      <style:table-cell-properties fo:background-color="#a1887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25" style:family="table-cell" style:parent-style-name="Default">
      <style:table-cell-properties fo:background-color="#a1887f" style:text-align-source="fix" style:repeat-content="false" fo:border="0.06pt solid #000000"/>
      <style:paragraph-properties fo:text-align="center" fo:margin-left="0cm"/>
    </style:style>
    <style:style style:name="ce178" style:family="table-cell" style:parent-style-name="Default">
      <style:table-cell-properties fo:background-color="#a1887f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67" style:family="table-cell" style:parent-style-name="Default">
      <style:table-cell-properties fo:background-color="#a1887f" style:text-align-source="fix" style:repeat-content="false" fo:border="0.06pt solid #000000"/>
      <style:paragraph-properties fo:text-align="center" fo:margin-left="0cm"/>
    </style:style>
    <style:style style:name="ce474" style:family="table-cell" style:parent-style-name="Default">
      <style:table-cell-properties fo:background-color="#d7ccc8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5" style:family="table-cell" style:parent-style-name="Default">
      <style:table-cell-properties fo:background-color="#d7ccc8" style:text-align-source="fix" style:repeat-content="false" fo:border="0.06pt solid #000000" style:vertical-align="middle"/>
      <style:paragraph-properties fo:text-align="center" fo:margin-left="0cm"/>
    </style:style>
    <style:style style:name="ce476" style:family="table-cell" style:parent-style-name="Default" style:data-style-name="N37">
      <style:table-cell-properties fo:background-color="#d7ccc8" style:text-align-source="fix" style:repeat-content="false" fo:border="0.06pt solid #000000" style:vertical-align="middle"/>
      <style:paragraph-properties fo:text-align="center" fo:margin-left="0cm"/>
    </style:style>
    <style:style style:name="ce477" style:family="table-cell" style:parent-style-name="Default">
      <style:table-cell-properties fo:background-color="#d7ccc8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78" style:family="table-cell" style:parent-style-name="Default" style:data-style-name="N37">
      <style:table-cell-properties fo:background-color="#d7ccc8" style:text-align-source="fix" style:repeat-content="false" fo:border="0.06pt solid #000000"/>
      <style:paragraph-properties fo:text-align="center" fo:margin-left="0cm"/>
    </style:style>
    <style:style style:name="ce479" style:family="table-cell" style:parent-style-name="Default" style:data-style-name="N37">
      <style:table-cell-properties fo:background-color="#d7ccc8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80" style:family="table-cell" style:parent-style-name="Default">
      <style:table-cell-properties fo:background-color="#d7ccc8" style:text-align-source="fix" style:repeat-content="false" fo:border="0.06pt solid #000000"/>
      <style:paragraph-properties fo:text-align="center" fo:margin-left="0cm"/>
    </style:style>
    <style:style style:name="ce5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0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marker-start="Arrowhead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 Regula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íses - rigor do isolamen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3" table:default-cell-style-name="ce58"/>
        <table:table-column table:style-name="co3" table:number-columns-repeated="2" table:default-cell-style-name="Default"/>
        <table:table-column table:style-name="co3" table:number-columns-repeated="2" table:default-cell-style-name="ce58"/>
        <table:table-row table:style-name="ro1">
          <table:table-cell table:style-name="ce2" office:value-type="string" calcext:value-type="string">
            <text:p>Índice de rigor do isolamento, da Universidade de Oxford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País</text:p>
          </table:table-cell>
          <table:table-cell table:style-name="ce77" office:value-type="string" calcext:value-type="string">
            <text:p>Índice hoje (12/05)</text:p>
          </table:table-cell>
          <table:table-cell table:number-columns-repeated="4"/>
          <table:table-cell table:style-name="ce58" table:number-columns-repeated="2"/>
          <table:table-cell table:number-columns-repeated="2"/>
        </table:table-row>
        <table:table-row table:style-name="ro1">
          <table:table-cell table:style-name="ce16" office:value-type="string" calcext:value-type="string">
            <text:p>Nicarágua</text:p>
          </table:table-cell>
          <table:table-cell table:style-name="ce55" office:value-type="percentage" office:value="0.16" calcext:value-type="percentage">
            <text:p>16%</text:p>
          </table:table-cell>
          <table:table-cell table:number-columns-repeated="4"/>
          <table:table-cell table:style-name="ce58" table:number-columns-repeated="2"/>
          <table:table-cell table:number-columns-repeated="2"/>
        </table:table-row>
        <table:table-row table:style-name="ro1">
          <table:table-cell table:style-name="ce17" office:value-type="string" calcext:value-type="string">
            <text:p>Taiwan</text:p>
          </table:table-cell>
          <table:table-cell table:style-name="ce56" office:value-type="percentage" office:value="0.29" calcext:value-type="percentage">
            <text:p>29%</text:p>
          </table:table-cell>
          <table:table-cell table:number-columns-repeated="4"/>
          <table:table-cell table:style-name="ce93"/>
          <table:table-cell table:style-name="ce96"/>
          <table:table-cell table:number-columns-repeated="2"/>
        </table:table-row>
        <table:table-row table:style-name="ro1">
          <table:table-cell table:style-name="ce18" office:value-type="string" calcext:value-type="string">
            <text:p>Coreia do Sul</text:p>
          </table:table-cell>
          <table:table-cell table:style-name="ce60" office:value-type="percentage" office:value="0.46" calcext:value-type="percentage">
            <text:p>46%</text:p>
          </table:table-cell>
          <table:table-cell table:number-columns-repeated="4"/>
          <table:table-cell table:style-name="ce93"/>
          <table:table-cell table:style-name="ce96"/>
          <table:table-cell table:number-columns-repeated="2"/>
        </table:table-row>
        <table:table-row table:style-name="ro1">
          <table:table-cell table:style-name="ce28" office:value-type="string" calcext:value-type="string">
            <text:p>Suécia</text:p>
          </table:table-cell>
          <table:table-cell table:style-name="ce68" office:value-type="percentage" office:value="0.47" calcext:value-type="percentage">
            <text:p>47%</text:p>
          </table:table-cell>
          <table:table-cell table:number-columns-repeated="4"/>
          <table:table-cell table:style-name="ce93"/>
          <table:table-cell table:style-name="ce96"/>
          <table:table-cell table:number-columns-repeated="2"/>
        </table:table-row>
        <table:table-row table:style-name="ro1">
          <table:table-cell table:style-name="ce53" office:value-type="string" calcext:value-type="string">
            <text:p>Japão</text:p>
          </table:table-cell>
          <table:table-cell table:style-name="ce69" office:value-type="percentage" office:value="0.51" calcext:value-type="percentage">
            <text:p>51%</text:p>
          </table:table-cell>
          <table:table-cell/>
          <table:table-cell table:style-name="ce93"/>
          <table:table-cell table:style-name="ce94"/>
          <table:table-cell/>
          <table:table-cell table:style-name="ce93"/>
          <table:table-cell table:style-name="ce96"/>
          <table:table-cell table:number-columns-repeated="2"/>
        </table:table-row>
        <table:table-row table:style-name="ro1">
          <table:table-cell table:style-name="ce64" office:value-type="string" calcext:value-type="string">
            <text:p>Alemanha</text:p>
          </table:table-cell>
          <table:table-cell table:style-name="ce70" office:value-type="percentage" office:value="0.65" calcext:value-type="percentage">
            <text:p>65%</text:p>
          </table:table-cell>
          <table:table-cell table:number-columns-repeated="4"/>
          <table:table-cell table:style-name="ce95"/>
          <table:table-cell table:style-name="ce96"/>
          <table:table-cell table:number-columns-repeated="2"/>
        </table:table-row>
        <table:table-row table:style-name="ro1">
          <table:table-cell table:style-name="ce67" office:value-type="string" calcext:value-type="string">
            <text:p>Índia</text:p>
          </table:table-cell>
          <table:table-cell table:style-name="ce71" office:value-type="percentage" office:value="0.68" calcext:value-type="percentage">
            <text:p>68%</text:p>
          </table:table-cell>
          <table:table-cell table:number-columns-repeated="4"/>
          <table:table-cell table:style-name="ce58" table:number-columns-repeated="2"/>
          <table:table-cell table:number-columns-repeated="2"/>
        </table:table-row>
        <table:table-row table:style-name="ro1">
          <table:table-cell table:style-name="ce36" office:value-type="string" calcext:value-type="string">
            <text:p>EUA</text:p>
          </table:table-cell>
          <table:table-cell table:style-name="ce72" office:value-type="percentage" office:value="0.71" calcext:value-type="percentage">
            <text:p>71%</text:p>
          </table:table-cell>
          <table:table-cell table:number-columns-repeated="4"/>
          <table:table-cell table:style-name="ce58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>
            <text:p>Brasil</text:p>
          </table:table-cell>
          <table:table-cell table:style-name="ce73" office:value-type="percentage" office:value="0.75" calcext:value-type="percentage">
            <text:p>75%</text:p>
          </table:table-cell>
          <table:table-cell table:number-columns-repeated="4"/>
          <table:table-cell table:style-name="ce58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>
            <text:p>Espanha</text:p>
          </table:table-cell>
          <table:table-cell table:style-name="ce76" office:value-type="percentage" office:value="0.89" calcext:value-type="percentage">
            <text:p>89%</text:p>
          </table:table-cell>
          <table:table-cell table:number-columns-repeated="4"/>
          <table:table-cell table:style-name="ce58" table:number-columns-repeated="2"/>
          <table:table-cell table:number-columns-repeated="2"/>
        </table:table-row>
        <table:table-row table:style-name="ro1">
          <table:table-cell table:style-name="ce42" office:value-type="string" calcext:value-type="string">
            <text:p>França</text:p>
          </table:table-cell>
          <table:table-cell table:style-name="ce90" office:value-type="percentage" office:value="0.93" calcext:value-type="percentage">
            <text:p>93%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43" office:value-type="string" calcext:value-type="string">
            <text:p>Itália</text:p>
          </table:table-cell>
          <table:table-cell table:style-name="ce91" office:value-type="percentage" office:value="0.94" calcext:value-type="percentage">
            <text:p>94%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Fonte: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12" office:value-type="string" calcext:value-type="string">
            <text:p><text:span text:style-name="T2"><text:a xlink:href="https://www.bsg.ox.ac.uk/research/research-projects/coronavirus-government-response-tracker" xlink:type="simple">https://www.bsg.ox.ac.uk/research/research-projects/coronavirus-government-response-tracker</text:a></text:span>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</table:table>
      <table:table table:name="Países - confirmados e óbitos" table:style-name="ta1">
        <office:forms form:automatic-focus="false" form:apply-design-mode="false"/>
        <table:table-column table:style-name="co4" table:default-cell-style-name="ce79"/>
        <table:table-column table:style-name="co3" table:default-cell-style-name="ce79"/>
        <table:table-column table:style-name="co5" table:default-cell-style-name="ce79"/>
        <table:table-column table:style-name="co3" table:number-columns-repeated="2" table:default-cell-style-name="ce79"/>
        <table:table-column table:style-name="co5" table:number-columns-repeated="2" table:default-cell-style-name="ce79"/>
        <table:table-column table:style-name="co3" table:default-cell-style-name="ce79"/>
        <table:table-column table:style-name="co5" table:default-cell-style-name="ce79"/>
        <table:table-column table:style-name="co3" table:default-cell-style-name="ce79"/>
        <table:table-column table:style-name="co5" table:number-columns-repeated="2" table:default-cell-style-name="ce79"/>
        <table:table-column table:style-name="co3" table:number-columns-repeated="2" table:default-cell-style-name="ce79"/>
        <table:table-column table:style-name="co5" table:default-cell-style-name="ce79"/>
        <table:table-column table:style-name="co3" table:number-columns-repeated="2" table:default-cell-style-name="ce79"/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1001" table:default-cell-style-name="Default"/>
        <table:table-row table:style-name="ro1">
          <table:table-cell table:style-name="ce8" office:value-type="string" calcext:value-type="string" table:number-columns-spanned="4" table:number-rows-spanned="1">
            <text:p>Países:</text:p>
          </table:table-cell>
          <table:covered-table-cell table:style-name="ce84"/>
          <table:covered-table-cell table:number-columns-repeated="2" table:style-name="ce82"/>
          <table:table-cell table:style-name="ce82" table:number-columns-repeated="5"/>
          <table:table-cell table:style-name="ce84"/>
          <table:table-cell table:style-name="ce82" table:number-columns-repeated="3"/>
          <table:table-cell table:style-name="ce84"/>
          <table:table-cell table:style-name="ce82" table:number-columns-repeated="3"/>
          <table:table-cell table:style-name="ce58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0"/>
          <table:table-cell table:style-name="ce109" office:value-type="string" calcext:value-type="string" table:number-columns-spanned="4" table:number-rows-spanned="1">
            <text:p>Nicarágua (16%)</text:p>
          </table:table-cell>
          <table:covered-table-cell table:number-columns-repeated="3" table:style-name="ce170"/>
          <table:table-cell table:style-name="ce198" office:value-type="string" calcext:value-type="string" table:number-columns-spanned="4" table:number-rows-spanned="1">
            <text:p>Taiwan (29%)</text:p>
          </table:table-cell>
          <table:covered-table-cell table:number-columns-repeated="3" table:style-name="ce225"/>
          <table:table-cell table:style-name="ce260" office:value-type="string" calcext:value-type="string" table:number-columns-spanned="4" table:number-rows-spanned="1">
            <text:p>Coreia do Sul (46%)</text:p>
          </table:table-cell>
          <table:covered-table-cell table:number-columns-repeated="3" table:style-name="ce269"/>
          <table:table-cell table:style-name="ce281" office:value-type="string" calcext:value-type="string" table:number-columns-spanned="4" table:number-rows-spanned="1">
            <text:p>Suécia (47%)</text:p>
          </table:table-cell>
          <table:covered-table-cell table:style-name="ce289"/>
          <table:covered-table-cell table:number-columns-repeated="2" table:style-name="ce174"/>
          <table:table-cell table:style-name="ce298" office:value-type="string" calcext:value-type="string" table:number-columns-spanned="4" table:number-rows-spanned="1">
            <text:p>Japão (51%)</text:p>
          </table:table-cell>
          <table:covered-table-cell table:number-columns-repeated="3" table:style-name="ce306"/>
          <table:table-cell table:style-name="ce313" office:value-type="string" calcext:value-type="string" table:number-columns-spanned="4" table:number-rows-spanned="1">
            <text:p>Alemanha (65%)</text:p>
          </table:table-cell>
          <table:covered-table-cell table:number-columns-repeated="3" table:style-name="ce321"/>
          <table:table-cell table:number-columns-repeated="999"/>
        </table:table-row>
        <table:table-row table:style-name="ro1">
          <table:table-cell table:style-name="ce1" office:value-type="string" calcext:value-type="string">
            <text:p>População</text:p>
          </table:table-cell>
          <table:table-cell table:style-name="ce110" office:value-type="float" office:value="6465513" calcext:value-type="float" table:number-columns-spanned="4" table:number-rows-spanned="1">
            <text:p>6465513</text:p>
          </table:table-cell>
          <table:covered-table-cell table:number-columns-repeated="3" table:style-name="ce4"/>
          <table:table-cell table:style-name="ce202" office:value-type="float" office:value="23577271" calcext:value-type="float" table:number-columns-spanned="4" table:number-rows-spanned="1">
            <text:p>23577271</text:p>
          </table:table-cell>
          <table:covered-table-cell table:number-columns-repeated="3" table:style-name="ce226"/>
          <table:table-cell table:style-name="ce261" office:value-type="float" office:value="51606633" calcext:value-type="float" table:number-columns-spanned="4" table:number-rows-spanned="1">
            <text:p>51606633</text:p>
          </table:table-cell>
          <table:covered-table-cell table:number-columns-repeated="3" table:style-name="ce270"/>
          <table:table-cell table:style-name="ce282" office:value-type="float" office:value="10175214" calcext:value-type="float" table:number-columns-spanned="4" table:number-rows-spanned="1">
            <text:p>10175214</text:p>
          </table:table-cell>
          <table:covered-table-cell table:number-columns-repeated="3" table:style-name="ce290"/>
          <table:table-cell table:style-name="ce299" office:value-type="float" office:value="126529100" calcext:value-type="float" table:number-columns-spanned="4" table:number-rows-spanned="1">
            <text:p>126529100</text:p>
          </table:table-cell>
          <table:covered-table-cell table:number-columns-repeated="3" table:style-name="ce307"/>
          <table:table-cell table:style-name="ce314" office:value-type="float" office:value="82905782" calcext:value-type="float" table:number-columns-spanned="4" table:number-rows-spanned="1">
            <text:p>82905782</text:p>
          </table:table-cell>
          <table:covered-table-cell table:number-columns-repeated="3" table:style-name="ce321"/>
          <table:table-cell table:number-columns-repeated="999"/>
        </table:table-row>
        <table:table-row table:style-name="ro1">
          <table:table-cell table:style-name="ce1"/>
          <table:table-cell table:style-name="ce111" office:value-type="string" calcext:value-type="string">
            <text:p>Data</text:p>
          </table:table-cell>
          <table:table-cell table:style-name="ce111" office:value-type="string" calcext:value-type="string">
            <text:p>Confirmados</text:p>
          </table:table-cell>
          <table:table-cell table:style-name="ce111" office:value-type="string" calcext:value-type="string">
            <text:p>Óbitos</text:p>
          </table:table-cell>
          <table:table-cell table:style-name="ce111" office:value-type="string" calcext:value-type="string">
            <text:p>IRI (Oxford)</text:p>
          </table:table-cell>
          <table:table-cell table:style-name="ce193" office:value-type="string" calcext:value-type="string">
            <text:p>Data</text:p>
          </table:table-cell>
          <table:table-cell table:style-name="ce193" office:value-type="string" calcext:value-type="string">
            <text:p>Confirmados</text:p>
          </table:table-cell>
          <table:table-cell table:style-name="ce193" office:value-type="string" calcext:value-type="string">
            <text:p>Óbitos</text:p>
          </table:table-cell>
          <table:table-cell table:style-name="ce193" office:value-type="string" calcext:value-type="string">
            <text:p>IRI (Oxford)</text:p>
          </table:table-cell>
          <table:table-cell table:style-name="ce22" office:value-type="string" calcext:value-type="string">
            <text:p>Data</text:p>
          </table:table-cell>
          <table:table-cell table:style-name="ce22" office:value-type="string" calcext:value-type="string">
            <text:p>Confirmados</text:p>
          </table:table-cell>
          <table:table-cell table:style-name="ce22" office:value-type="string" calcext:value-type="string">
            <text:p>Óbitos</text:p>
          </table:table-cell>
          <table:table-cell table:style-name="ce22" office:value-type="string" calcext:value-type="string">
            <text:p>IRI (Oxford)</text:p>
          </table:table-cell>
          <table:table-cell table:style-name="ce174" office:value-type="string" calcext:value-type="string">
            <text:p>Data</text:p>
          </table:table-cell>
          <table:table-cell table:style-name="ce174" office:value-type="string" calcext:value-type="string">
            <text:p>Confirmados</text:p>
          </table:table-cell>
          <table:table-cell table:style-name="ce174" office:value-type="string" calcext:value-type="string">
            <text:p>Óbitos</text:p>
          </table:table-cell>
          <table:table-cell table:style-name="ce174" office:value-type="string" calcext:value-type="string">
            <text:p>IRI (Oxford)</text:p>
          </table:table-cell>
          <table:table-cell table:style-name="ce119" office:value-type="string" calcext:value-type="string">
            <text:p>Data</text:p>
          </table:table-cell>
          <table:table-cell table:style-name="ce119" office:value-type="string" calcext:value-type="string">
            <text:p>Confirmados</text:p>
          </table:table-cell>
          <table:table-cell table:style-name="ce119" office:value-type="string" calcext:value-type="string">
            <text:p>Óbitos</text:p>
          </table:table-cell>
          <table:table-cell table:style-name="ce119" office:value-type="string" calcext:value-type="string">
            <text:p>IRI (Oxford)</text:p>
          </table:table-cell>
          <table:table-cell table:style-name="ce61" office:value-type="string" calcext:value-type="string">
            <text:p>Data</text:p>
          </table:table-cell>
          <table:table-cell table:style-name="ce61" office:value-type="string" calcext:value-type="string">
            <text:p>Confirmados</text:p>
          </table:table-cell>
          <table:table-cell table:style-name="ce61" office:value-type="string" calcext:value-type="string">
            <text:p>Óbitos</text:p>
          </table:table-cell>
          <table:table-cell table:style-name="ce61" office:value-type="string" calcext:value-type="string">
            <text:p>IRI (Oxford)</text:p>
          </table:table-cell>
          <table:table-cell table:number-columns-repeated="999"/>
        </table:table-row>
        <table:table-row table:style-name="ro2">
          <table:table-cell table:style-name="ce1" office:value-type="string" calcext:value-type="string">
            <text:p>1<text:span text:style-name="T3">o</text:span> dia</text:p>
          </table:table-cell>
          <table:table-cell table:style-name="ce6" office:value-type="date" office:date-value="2020-03-19" calcext:value-type="date">
            <text:p>19/03/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79" office:value-type="percentage" office:value="0.1072" calcext:value-type="percentage">
            <text:p>10,72%</text:p>
          </table:table-cell>
          <table:table-cell table:style-name="ce194" office:value-type="date" office:date-value="2020-01-21" calcext:value-type="date">
            <text:p>21/01/20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0" calcext:value-type="float">
            <text:p>0</text:p>
          </table:table-cell>
          <table:table-cell table:style-name="ce255" office:value-type="percentage" office:value="0.1111" calcext:value-type="percentage">
            <text:p>11,11%</text:p>
          </table:table-cell>
          <table:table-cell table:style-name="ce23" office:value-type="date" office:date-value="2020-01-20" calcext:value-type="date">
            <text:p>20/01/2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79" office:value-type="percentage" office:value="0" calcext:value-type="percentage">
            <text:p>0,00%</text:p>
          </table:table-cell>
          <table:table-cell table:style-name="ce136" office:value-type="date" office:date-value="2020-02-01" calcext:value-type="date">
            <text:p>01/02/2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295" office:value-type="percentage" office:value="0" calcext:value-type="percentage">
            <text:p>0,00%</text:p>
          </table:table-cell>
          <table:table-cell table:style-name="ce120" office:value-type="date" office:date-value="2020-01-15" calcext:value-type="date">
            <text:p>15/01/20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311" office:value-type="percentage" office:value="0.0278" calcext:value-type="percentage">
            <text:p>2,78%</text:p>
          </table:table-cell>
          <table:table-cell table:style-name="ce62" office:value-type="date" office:date-value="2020-01-28" calcext:value-type="date">
            <text:p>28/01/2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326" office:value-type="percentage" office:value="0.0714" calcext:value-type="percentage">
            <text:p>7,14%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8º dia</text:p>
          </table:table-cell>
          <table:table-cell table:style-name="ce6" office:value-type="date" office:date-value="2020-03-26" calcext:value-type="date">
            <text:p>26/03/2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179" office:value-type="percentage" office:value="0.1072" calcext:value-type="percentage">
            <text:p>10,72%</text:p>
          </table:table-cell>
          <table:table-cell table:style-name="ce194" office:value-type="date" office:date-value="2020-01-28" calcext:value-type="date">
            <text:p>28/01/20</text:p>
          </table:table-cell>
          <table:table-cell table:style-name="ce201" office:value-type="float" office:value="7" calcext:value-type="float">
            <text:p>7</text:p>
          </table:table-cell>
          <table:table-cell table:style-name="ce201" office:value-type="float" office:value="0" calcext:value-type="float">
            <text:p>0</text:p>
          </table:table-cell>
          <table:table-cell table:style-name="ce255" office:value-type="percentage" office:value="0.1944" calcext:value-type="percentage">
            <text:p>19,44%</text:p>
          </table:table-cell>
          <table:table-cell table:style-name="ce23" office:value-type="date" office:date-value="2020-01-27" calcext:value-type="date">
            <text:p>27/01/2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79" office:value-type="percentage" office:value="0" calcext:value-type="percentage">
            <text:p>0,00%</text:p>
          </table:table-cell>
          <table:table-cell table:style-name="ce136" office:value-type="date" office:date-value="2020-02-08" calcext:value-type="date">
            <text:p>08/02/2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295" office:value-type="percentage" office:value="0" calcext:value-type="percentage">
            <text:p>0,00%</text:p>
          </table:table-cell>
          <table:table-cell table:style-name="ce120" office:value-type="date" office:date-value="2020-01-22" calcext:value-type="date">
            <text:p>22/01/20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311" office:value-type="percentage" office:value="0.0278" calcext:value-type="percentage">
            <text:p>2,78%</text:p>
          </table:table-cell>
          <table:table-cell table:style-name="ce62" office:value-type="date" office:date-value="2020-02-04" calcext:value-type="date">
            <text:p>04/02/2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0" calcext:value-type="float">
            <text:p>0</text:p>
          </table:table-cell>
          <table:table-cell table:style-name="ce326" office:value-type="percentage" office:value="0.0714" calcext:value-type="percentage">
            <text:p>7,14%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15º dia</text:p>
          </table:table-cell>
          <table:table-cell table:style-name="ce6" office:value-type="date" office:date-value="2020-04-02" calcext:value-type="date">
            <text:p>02/04/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79" office:value-type="percentage" office:value="0.1072" calcext:value-type="percentage">
            <text:p>10,72%</text:p>
          </table:table-cell>
          <table:table-cell table:style-name="ce194" office:value-type="date" office:date-value="2020-02-04" calcext:value-type="date">
            <text:p>04/02/20</text:p>
          </table:table-cell>
          <table:table-cell table:style-name="ce201" office:value-type="float" office:value="10" calcext:value-type="float">
            <text:p>10</text:p>
          </table:table-cell>
          <table:table-cell table:style-name="ce201" office:value-type="float" office:value="0" calcext:value-type="float">
            <text:p>0</text:p>
          </table:table-cell>
          <table:table-cell table:style-name="ce255" office:value-type="percentage" office:value="0.3056" calcext:value-type="percentage">
            <text:p>30,56%</text:p>
          </table:table-cell>
          <table:table-cell table:style-name="ce23" office:value-type="date" office:date-value="2020-02-03" calcext:value-type="date">
            <text:p>03/02/2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style-name="ce279" office:value-type="percentage" office:value="0.2037" calcext:value-type="percentage">
            <text:p>20,37%</text:p>
          </table:table-cell>
          <table:table-cell table:style-name="ce136" office:value-type="date" office:date-value="2020-02-15" calcext:value-type="date">
            <text:p>15/02/2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295" office:value-type="percentage" office:value="0" calcext:value-type="percentage">
            <text:p>0,00%</text:p>
          </table:table-cell>
          <table:table-cell table:style-name="ce120" office:value-type="date" office:date-value="2020-01-29" calcext:value-type="date">
            <text:p>29/01/20</text:p>
          </table:table-cell>
          <table:table-cell table:style-name="ce121" office:value-type="float" office:value="7" calcext:value-type="float">
            <text:p>7</text:p>
          </table:table-cell>
          <table:table-cell table:style-name="ce121" office:value-type="float" office:value="0" calcext:value-type="float">
            <text:p>0</text:p>
          </table:table-cell>
          <table:table-cell table:style-name="ce311" office:value-type="percentage" office:value="0.0278" calcext:value-type="percentage">
            <text:p>2,78%</text:p>
          </table:table-cell>
          <table:table-cell table:style-name="ce62" office:value-type="date" office:date-value="2020-02-11" calcext:value-type="date">
            <text:p>11/02/20</text:p>
          </table:table-cell>
          <table:table-cell table:style-name="ce65" office:value-type="float" office:value="13" calcext:value-type="float">
            <text:p>13</text:p>
          </table:table-cell>
          <table:table-cell table:style-name="ce65" office:value-type="float" office:value="0" calcext:value-type="float">
            <text:p>0</text:p>
          </table:table-cell>
          <table:table-cell table:style-name="ce326" office:value-type="percentage" office:value="0.0714" calcext:value-type="percentage">
            <text:p>7,14%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22º dia</text:p>
          </table:table-cell>
          <table:table-cell table:style-name="ce6" office:value-type="date" office:date-value="2020-04-09" calcext:value-type="date">
            <text:p>09/04/2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79" office:value-type="percentage" office:value="0.1072" calcext:value-type="percentage">
            <text:p>10,72%</text:p>
          </table:table-cell>
          <table:table-cell table:style-name="ce194" office:value-type="date" office:date-value="2020-02-11" calcext:value-type="date">
            <text:p>11/02/20</text:p>
          </table:table-cell>
          <table:table-cell table:style-name="ce201" office:value-type="float" office:value="18" calcext:value-type="float">
            <text:p>18</text:p>
          </table:table-cell>
          <table:table-cell table:style-name="ce201" office:value-type="float" office:value="0" calcext:value-type="float">
            <text:p>0</text:p>
          </table:table-cell>
          <table:table-cell table:style-name="ce255" office:value-type="percentage" office:value="0.3056" calcext:value-type="percentage">
            <text:p>30,56%</text:p>
          </table:table-cell>
          <table:table-cell table:style-name="ce23" office:value-type="date" office:date-value="2020-02-10" calcext:value-type="date">
            <text:p>10/02/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0" calcext:value-type="float">
            <text:p>0</text:p>
          </table:table-cell>
          <table:table-cell table:style-name="ce279" office:value-type="percentage" office:value="0.3135" calcext:value-type="percentage">
            <text:p>31,35%</text:p>
          </table:table-cell>
          <table:table-cell table:style-name="ce136" office:value-type="date" office:date-value="2020-02-22" calcext:value-type="date">
            <text:p>22/02/2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295" office:value-type="percentage" office:value="0" calcext:value-type="percentage">
            <text:p>0,00%</text:p>
          </table:table-cell>
          <table:table-cell table:style-name="ce120" office:value-type="date" office:date-value="2020-02-05" calcext:value-type="date">
            <text:p>05/02/20</text:p>
          </table:table-cell>
          <table:table-cell table:style-name="ce121" office:value-type="float" office:value="25" calcext:value-type="float">
            <text:p>25</text:p>
          </table:table-cell>
          <table:table-cell table:style-name="ce121" office:value-type="float" office:value="0" calcext:value-type="float">
            <text:p>0</text:p>
          </table:table-cell>
          <table:table-cell table:style-name="ce311" office:value-type="percentage" office:value="0.1389" calcext:value-type="percentage">
            <text:p>13,89%</text:p>
          </table:table-cell>
          <table:table-cell table:style-name="ce62" office:value-type="date" office:date-value="2020-02-18" calcext:value-type="date">
            <text:p>18/02/20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float" office:value="0" calcext:value-type="float">
            <text:p>0</text:p>
          </table:table-cell>
          <table:table-cell table:style-name="ce326" office:value-type="percentage" office:value="0.1111" calcext:value-type="percentage">
            <text:p>11,11%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29º dia</text:p>
          </table:table-cell>
          <table:table-cell table:style-name="ce6" office:value-type="date" office:date-value="2020-04-16" calcext:value-type="date">
            <text:p>16/04/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79" office:value-type="percentage" office:value="0.1667" calcext:value-type="percentage">
            <text:p>16,67%</text:p>
          </table:table-cell>
          <table:table-cell table:style-name="ce194" office:value-type="date" office:date-value="2020-02-18" calcext:value-type="date">
            <text:p>18/02/20</text:p>
          </table:table-cell>
          <table:table-cell table:style-name="ce201" office:value-type="float" office:value="22" calcext:value-type="float">
            <text:p>22</text:p>
          </table:table-cell>
          <table:table-cell table:style-name="ce201" office:value-type="float" office:value="1" calcext:value-type="float">
            <text:p>1</text:p>
          </table:table-cell>
          <table:table-cell table:style-name="ce255" office:value-type="percentage" office:value="0.3056" calcext:value-type="percentage">
            <text:p>30,56%</text:p>
          </table:table-cell>
          <table:table-cell table:style-name="ce268" office:value-type="date" office:date-value="2020-02-17" calcext:value-type="date">
            <text:p>17/02/20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style-name="ce316" office:value-type="percentage" office:value="0.6124" calcext:value-type="percentage">
            <text:p>61,24%</text:p>
          </table:table-cell>
          <table:table-cell table:style-name="ce136" office:value-type="date" office:date-value="2020-02-29" calcext:value-type="date">
            <text:p>29/02/20</text:p>
          </table:table-cell>
          <table:table-cell table:style-name="ce145" office:value-type="float" office:value="12" calcext:value-type="float">
            <text:p>12</text:p>
          </table:table-cell>
          <table:table-cell table:style-name="ce145" office:value-type="float" office:value="0" calcext:value-type="float">
            <text:p>0</text:p>
          </table:table-cell>
          <table:table-cell table:style-name="ce295" office:value-type="percentage" office:value="0" calcext:value-type="percentage">
            <text:p>0,00%</text:p>
          </table:table-cell>
          <table:table-cell table:style-name="ce120" office:value-type="date" office:date-value="2020-02-12" calcext:value-type="date">
            <text:p>12/02/20</text:p>
          </table:table-cell>
          <table:table-cell table:style-name="ce121" office:value-type="float" office:value="25" calcext:value-type="float">
            <text:p>25</text:p>
          </table:table-cell>
          <table:table-cell table:style-name="ce121" office:value-type="float" office:value="0" calcext:value-type="float">
            <text:p>0</text:p>
          </table:table-cell>
          <table:table-cell table:style-name="ce311" office:value-type="percentage" office:value="0.1389" calcext:value-type="percentage">
            <text:p>13,89%</text:p>
          </table:table-cell>
          <table:table-cell table:style-name="ce62" office:value-type="date" office:date-value="2020-02-25" calcext:value-type="date">
            <text:p>25/02/20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float" office:value="0" calcext:value-type="float">
            <text:p>0</text:p>
          </table:table-cell>
          <table:table-cell table:style-name="ce326" office:value-type="percentage" office:value="0.1111" calcext:value-type="percentage">
            <text:p>11,11%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36º dia</text:p>
          </table:table-cell>
          <table:table-cell table:style-name="ce6" office:value-type="date" office:date-value="2020-04-23" calcext:value-type="date">
            <text:p>23/04/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179" office:value-type="percentage" office:value="0.1667" calcext:value-type="percentage">
            <text:p>16,67%</text:p>
          </table:table-cell>
          <table:table-cell table:style-name="ce194" office:value-type="date" office:date-value="2020-02-25" calcext:value-type="date">
            <text:p>25/02/20</text:p>
          </table:table-cell>
          <table:table-cell table:style-name="ce201" office:value-type="float" office:value="30" calcext:value-type="float">
            <text:p>30</text:p>
          </table:table-cell>
          <table:table-cell table:style-name="ce201" office:value-type="float" office:value="1" calcext:value-type="float">
            <text:p>1</text:p>
          </table:table-cell>
          <table:table-cell table:style-name="ce255" office:value-type="percentage" office:value="0.1944" calcext:value-type="percentage">
            <text:p>19,44%</text:p>
          </table:table-cell>
          <table:table-cell table:style-name="ce268" office:value-type="date" office:date-value="2020-02-24" calcext:value-type="date">
            <text:p>24/02/20</text:p>
          </table:table-cell>
          <table:table-cell table:style-name="ce22" office:value-type="float" office:value="762" calcext:value-type="float">
            <text:p>762</text:p>
          </table:table-cell>
          <table:table-cell table:style-name="ce22" office:value-type="float" office:value="7" calcext:value-type="float">
            <text:p>7</text:p>
          </table:table-cell>
          <table:table-cell table:style-name="ce316" office:value-type="percentage" office:value="0.6124" calcext:value-type="percentage">
            <text:p>61,24%</text:p>
          </table:table-cell>
          <table:table-cell table:style-name="ce136" office:value-type="date" office:date-value="2020-03-07" calcext:value-type="date">
            <text:p>07/03/20</text:p>
          </table:table-cell>
          <table:table-cell table:style-name="ce145" office:value-type="float" office:value="137" calcext:value-type="float">
            <text:p>137</text:p>
          </table:table-cell>
          <table:table-cell table:style-name="ce145" office:value-type="float" office:value="0" calcext:value-type="float">
            <text:p>0</text:p>
          </table:table-cell>
          <table:table-cell table:style-name="ce295" office:value-type="percentage" office:value="0" calcext:value-type="percentage">
            <text:p>0,00%</text:p>
          </table:table-cell>
          <table:table-cell table:style-name="ce120" office:value-type="date" office:date-value="2020-02-19" calcext:value-type="date">
            <text:p>19/02/20</text:p>
          </table:table-cell>
          <table:table-cell table:style-name="ce121" office:value-type="float" office:value="66" calcext:value-type="float">
            <text:p>66</text:p>
          </table:table-cell>
          <table:table-cell table:style-name="ce121" office:value-type="float" office:value="1" calcext:value-type="float">
            <text:p>1</text:p>
          </table:table-cell>
          <table:table-cell table:style-name="ce311" office:value-type="percentage" office:value="0.1389" calcext:value-type="percentage">
            <text:p>13,89%</text:p>
          </table:table-cell>
          <table:table-cell table:style-name="ce62" office:value-type="date" office:date-value="2020-03-03" calcext:value-type="date">
            <text:p>03/03/20</text:p>
          </table:table-cell>
          <table:table-cell table:style-name="ce65" office:value-type="float" office:value="157" calcext:value-type="float">
            <text:p>157</text:p>
          </table:table-cell>
          <table:table-cell table:style-name="ce65" office:value-type="float" office:value="0" calcext:value-type="float">
            <text:p>0</text:p>
          </table:table-cell>
          <table:table-cell table:style-name="ce326" office:value-type="percentage" office:value="0.2897" calcext:value-type="percentage">
            <text:p>28,97%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43º dia</text:p>
          </table:table-cell>
          <table:table-cell table:style-name="ce6" office:value-type="date" office:date-value="2020-04-30" calcext:value-type="date">
            <text:p>30/04/2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4" calcext:value-type="float">
            <text:p>4</text:p>
          </table:table-cell>
          <table:table-cell table:style-name="ce179" office:value-type="percentage" office:value="0.1667" calcext:value-type="percentage">
            <text:p>16,67%</text:p>
          </table:table-cell>
          <table:table-cell table:style-name="ce194" office:value-type="date" office:date-value="2020-03-03" calcext:value-type="date">
            <text:p>03/03/20</text:p>
          </table:table-cell>
          <table:table-cell table:style-name="ce201" office:value-type="float" office:value="41" calcext:value-type="float">
            <text:p>41</text:p>
          </table:table-cell>
          <table:table-cell table:style-name="ce201" office:value-type="float" office:value="1" calcext:value-type="float">
            <text:p>1</text:p>
          </table:table-cell>
          <table:table-cell table:style-name="ce255" office:value-type="percentage" office:value="0.1944" calcext:value-type="percentage">
            <text:p>19,44%</text:p>
          </table:table-cell>
          <table:table-cell table:style-name="ce268" office:value-type="date" office:date-value="2020-03-02" calcext:value-type="date">
            <text:p>02/03/20</text:p>
          </table:table-cell>
          <table:table-cell table:style-name="ce22" office:value-type="float" office:value="4212" calcext:value-type="float">
            <text:p>4212</text:p>
          </table:table-cell>
          <table:table-cell table:style-name="ce22" office:value-type="float" office:value="22" calcext:value-type="float">
            <text:p>22</text:p>
          </table:table-cell>
          <table:table-cell table:style-name="ce316" office:value-type="percentage" office:value="0.6124" calcext:value-type="percentage">
            <text:p>61,24%</text:p>
          </table:table-cell>
          <table:table-cell table:style-name="ce136" office:value-type="date" office:date-value="2020-03-14" calcext:value-type="date">
            <text:p>14/03/20</text:p>
          </table:table-cell>
          <table:table-cell table:style-name="ce145" office:value-type="float" office:value="775" calcext:value-type="float">
            <text:p>775</text:p>
          </table:table-cell>
          <table:table-cell table:style-name="ce145" office:value-type="float" office:value="1" calcext:value-type="float">
            <text:p>1</text:p>
          </table:table-cell>
          <table:table-cell table:style-name="ce295" office:value-type="percentage" office:value="0.1825" calcext:value-type="percentage">
            <text:p>18,25%</text:p>
          </table:table-cell>
          <table:table-cell table:style-name="ce120" office:value-type="date" office:date-value="2020-02-26" calcext:value-type="date">
            <text:p>26/02/20</text:p>
          </table:table-cell>
          <table:table-cell table:style-name="ce121" office:value-type="float" office:value="164" calcext:value-type="float">
            <text:p>164</text:p>
          </table:table-cell>
          <table:table-cell table:style-name="ce121" office:value-type="float" office:value="1" calcext:value-type="float">
            <text:p>1</text:p>
          </table:table-cell>
          <table:table-cell table:style-name="ce311" office:value-type="percentage" office:value="0.3981" calcext:value-type="percentage">
            <text:p>39,81%</text:p>
          </table:table-cell>
          <table:table-cell table:style-name="ce62" office:value-type="date" office:date-value="2020-03-10" calcext:value-type="date">
            <text:p>10/03/20</text:p>
          </table:table-cell>
          <table:table-cell table:style-name="ce65" office:value-type="float" office:value="1139" calcext:value-type="float">
            <text:p>1139</text:p>
          </table:table-cell>
          <table:table-cell table:style-name="ce65" office:value-type="float" office:value="2" calcext:value-type="float">
            <text:p>2</text:p>
          </table:table-cell>
          <table:table-cell table:style-name="ce326" office:value-type="percentage" office:value="0.3757" calcext:value-type="percentage">
            <text:p>37,57%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50º dia</text:p>
          </table:table-cell>
          <table:table-cell table:style-name="ce6" office:value-type="date" office:date-value="2020-05-07" calcext:value-type="date">
            <text:p>07/05/2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179" office:value-type="percentage" office:value="0.1667" calcext:value-type="percentage">
            <text:p>16,67%</text:p>
          </table:table-cell>
          <table:table-cell table:style-name="ce194" office:value-type="date" office:date-value="2020-03-10" calcext:value-type="date">
            <text:p>10/03/20</text:p>
          </table:table-cell>
          <table:table-cell table:style-name="ce245" table:formula="of:=([.G12]+[.G14])/2" office:value-type="float" office:value="54" calcext:value-type="float">
            <text:p>54</text:p>
          </table:table-cell>
          <table:table-cell table:style-name="ce249" table:formula="of:=([.H12]+[.H14])/2" office:value-type="float" office:value="1" calcext:value-type="float">
            <office:annotation draw:style-name="gr1" draw:text-style-name="P2" svg:width="2.899cm" svg:height="4.151cm" svg:x="20.572cm" svg:y="3.939cm" draw:caption-point-x="-0.61cm" draw:caption-point-y="1.51cm">
              <dc:date>2020-05-12T00:00:00</dc:date>
              <text:p text:style-name="P1"><text:span text:style-name="T1">Nessa linha, a tabela trazia 0 e 0, por algum motivo faltou a informação dessa data. Como solução de contorno, usei a média das linhas vizinhas.</text:span></text:p>
            </office:annotation>
            <text:p>1</text:p>
          </table:table-cell>
          <table:table-cell table:style-name="ce255" office:value-type="percentage" office:value="0.2659" calcext:value-type="percentage">
            <text:p>26,59%</text:p>
          </table:table-cell>
          <table:table-cell table:style-name="ce268" office:value-type="date" office:date-value="2020-03-09" calcext:value-type="date">
            <text:p>09/03/20</text:p>
          </table:table-cell>
          <table:table-cell table:style-name="ce22" office:value-type="float" office:value="7382" calcext:value-type="float">
            <text:p>7382</text:p>
          </table:table-cell>
          <table:table-cell table:style-name="ce22" office:value-type="float" office:value="51" calcext:value-type="float">
            <text:p>51</text:p>
          </table:table-cell>
          <table:table-cell table:style-name="ce316" office:value-type="percentage" office:value="0.6124" calcext:value-type="percentage">
            <text:p>61,24%</text:p>
          </table:table-cell>
          <table:table-cell table:style-name="ce136" office:value-type="date" office:date-value="2020-03-21" calcext:value-type="date">
            <text:p>21/03/20</text:p>
          </table:table-cell>
          <table:table-cell table:style-name="ce145" office:value-type="float" office:value="1623" calcext:value-type="float">
            <text:p>1623</text:p>
          </table:table-cell>
          <table:table-cell table:style-name="ce145" office:value-type="float" office:value="16" calcext:value-type="float">
            <text:p>16</text:p>
          </table:table-cell>
          <table:table-cell table:style-name="ce295" office:value-type="percentage" office:value="0.324" calcext:value-type="percentage">
            <text:p>32,40%</text:p>
          </table:table-cell>
          <table:table-cell table:style-name="ce120" office:value-type="date" office:date-value="2020-03-04" calcext:value-type="date">
            <text:p>04/03/20</text:p>
          </table:table-cell>
          <table:table-cell table:style-name="ce121" office:value-type="float" office:value="268" calcext:value-type="float">
            <text:p>268</text:p>
          </table:table-cell>
          <table:table-cell table:style-name="ce121" office:value-type="float" office:value="6" calcext:value-type="float">
            <text:p>6</text:p>
          </table:table-cell>
          <table:table-cell table:style-name="ce311" office:value-type="percentage" office:value="0.4563" calcext:value-type="percentage">
            <text:p>45,63%</text:p>
          </table:table-cell>
          <table:table-cell table:style-name="ce62" office:value-type="date" office:date-value="2020-03-17" calcext:value-type="date">
            <text:p>17/03/20</text:p>
          </table:table-cell>
          <table:table-cell table:style-name="ce65" office:value-type="float" office:value="6012" calcext:value-type="float">
            <text:p>6012</text:p>
          </table:table-cell>
          <table:table-cell table:style-name="ce65" office:value-type="float" office:value="13" calcext:value-type="float">
            <text:p>13</text:p>
          </table:table-cell>
          <table:table-cell table:style-name="ce326" office:value-type="percentage" office:value="0.4908" calcext:value-type="percentage">
            <text:p>49,08%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57º dia</text:p>
          </table:table-cell>
          <table:table-cell table:style-name="ce4" table:number-columns-repeated="4"/>
          <table:table-cell table:style-name="ce194" office:value-type="date" office:date-value="2020-03-17" calcext:value-type="date">
            <text:p>17/03/20</text:p>
          </table:table-cell>
          <table:table-cell table:style-name="ce201" office:value-type="float" office:value="67" calcext:value-type="float">
            <text:p>67</text:p>
          </table:table-cell>
          <table:table-cell table:style-name="ce201" office:value-type="float" office:value="1" calcext:value-type="float">
            <text:p>1</text:p>
          </table:table-cell>
          <table:table-cell table:style-name="ce255" office:value-type="percentage" office:value="0.2923" calcext:value-type="percentage">
            <text:p>29,23%</text:p>
          </table:table-cell>
          <table:table-cell table:style-name="ce268" office:value-type="date" office:date-value="2020-03-16" calcext:value-type="date">
            <text:p>16/03/20</text:p>
          </table:table-cell>
          <table:table-cell table:style-name="ce22" office:value-type="float" office:value="8236" calcext:value-type="float">
            <text:p>8236</text:p>
          </table:table-cell>
          <table:table-cell table:style-name="ce22" office:value-type="float" office:value="75" calcext:value-type="float">
            <text:p>75</text:p>
          </table:table-cell>
          <table:table-cell table:style-name="ce316" office:value-type="percentage" office:value="0.5846" calcext:value-type="percentage">
            <text:p>58,46%</text:p>
          </table:table-cell>
          <table:table-cell table:style-name="ce136" office:value-type="date" office:date-value="2020-03-28" calcext:value-type="date">
            <text:p>28/03/20</text:p>
          </table:table-cell>
          <table:table-cell table:style-name="ce145" office:value-type="float" office:value="3046" calcext:value-type="float">
            <text:p>3046</text:p>
          </table:table-cell>
          <table:table-cell table:style-name="ce145" office:value-type="float" office:value="92" calcext:value-type="float">
            <text:p>92</text:p>
          </table:table-cell>
          <table:table-cell table:style-name="ce295" office:value-type="percentage" office:value="0.324" calcext:value-type="percentage">
            <text:p>32,40%</text:p>
          </table:table-cell>
          <table:table-cell table:style-name="ce120" office:value-type="date" office:date-value="2020-03-11" calcext:value-type="date">
            <text:p>11/03/20</text:p>
          </table:table-cell>
          <table:table-cell table:style-name="ce121" office:value-type="float" office:value="568" calcext:value-type="float">
            <text:p>568</text:p>
          </table:table-cell>
          <table:table-cell table:style-name="ce121" office:value-type="float" office:value="12" calcext:value-type="float">
            <text:p>12</text:p>
          </table:table-cell>
          <table:table-cell table:style-name="ce311" office:value-type="percentage" office:value="0.484" calcext:value-type="percentage">
            <text:p>48,40%</text:p>
          </table:table-cell>
          <table:table-cell table:style-name="ce368" office:value-type="date" office:date-value="2020-03-24" calcext:value-type="date">
            <text:p>24/03/20</text:p>
          </table:table-cell>
          <table:table-cell table:style-name="ce61" office:value-type="float" office:value="29212" calcext:value-type="float">
            <text:p>29212</text:p>
          </table:table-cell>
          <table:table-cell table:style-name="ce61" office:value-type="float" office:value="126" calcext:value-type="float">
            <text:p>126</text:p>
          </table:table-cell>
          <table:table-cell table:style-name="ce380" office:value-type="percentage" office:value="0.7461" calcext:value-type="percentage">
            <text:p>74,61%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64º dia</text:p>
          </table:table-cell>
          <table:table-cell table:style-name="ce4" table:number-columns-repeated="4"/>
          <table:table-cell table:style-name="ce194" office:value-type="date" office:date-value="2020-03-24" calcext:value-type="date">
            <text:p>24/03/20</text:p>
          </table:table-cell>
          <table:table-cell table:style-name="ce201" office:value-type="float" office:value="195" calcext:value-type="float">
            <text:p>195</text:p>
          </table:table-cell>
          <table:table-cell table:style-name="ce201" office:value-type="float" office:value="2" calcext:value-type="float">
            <text:p>2</text:p>
          </table:table-cell>
          <table:table-cell table:style-name="ce255" office:value-type="percentage" office:value="0.3201" calcext:value-type="percentage">
            <text:p>32,01%</text:p>
          </table:table-cell>
          <table:table-cell table:style-name="ce268" office:value-type="date" office:date-value="2020-03-23" calcext:value-type="date">
            <text:p>23/03/20</text:p>
          </table:table-cell>
          <table:table-cell table:style-name="ce22" office:value-type="float" office:value="8961" calcext:value-type="float">
            <text:p>8961</text:p>
          </table:table-cell>
          <table:table-cell table:style-name="ce22" office:value-type="float" office:value="113" calcext:value-type="float">
            <text:p>113</text:p>
          </table:table-cell>
          <table:table-cell table:style-name="ce316" office:value-type="percentage" office:value="0.7883" calcext:value-type="percentage">
            <text:p>78,83%</text:p>
          </table:table-cell>
          <table:table-cell table:style-name="ce136" office:value-type="date" office:date-value="2020-04-04" calcext:value-type="date">
            <text:p>04/04/20</text:p>
          </table:table-cell>
          <table:table-cell table:style-name="ce145" office:value-type="float" office:value="6078" calcext:value-type="float">
            <text:p>6078</text:p>
          </table:table-cell>
          <table:table-cell table:style-name="ce145" office:value-type="float" office:value="333" calcext:value-type="float">
            <text:p>333</text:p>
          </table:table-cell>
          <table:table-cell table:style-name="ce295" office:value-type="percentage" office:value="0.4536" calcext:value-type="percentage">
            <text:p>45,36%</text:p>
          </table:table-cell>
          <table:table-cell table:style-name="ce120" office:value-type="date" office:date-value="2020-03-18" calcext:value-type="date">
            <text:p>18/03/20</text:p>
          </table:table-cell>
          <table:table-cell table:style-name="ce121" office:value-type="float" office:value="829" calcext:value-type="float">
            <text:p>829</text:p>
          </table:table-cell>
          <table:table-cell table:style-name="ce121" office:value-type="float" office:value="28" calcext:value-type="float">
            <text:p>28</text:p>
          </table:table-cell>
          <table:table-cell table:style-name="ce311" office:value-type="percentage" office:value="0.484" calcext:value-type="percentage">
            <text:p>48,40%</text:p>
          </table:table-cell>
          <table:table-cell table:style-name="ce368" office:value-type="date" office:date-value="2020-03-31" calcext:value-type="date">
            <text:p>31/03/20</text:p>
          </table:table-cell>
          <table:table-cell table:style-name="ce61" office:value-type="float" office:value="61913" calcext:value-type="float">
            <text:p>61913</text:p>
          </table:table-cell>
          <table:table-cell table:style-name="ce61" office:value-type="float" office:value="583" calcext:value-type="float">
            <text:p>583</text:p>
          </table:table-cell>
          <table:table-cell table:style-name="ce380" office:value-type="percentage" office:value="0.7461" calcext:value-type="percentage">
            <text:p>74,61%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71º dia</text:p>
          </table:table-cell>
          <table:table-cell table:style-name="ce4" table:number-columns-repeated="4"/>
          <table:table-cell table:style-name="ce194" office:value-type="date" office:date-value="2020-03-31" calcext:value-type="date">
            <text:p>31/03/20</text:p>
          </table:table-cell>
          <table:table-cell table:style-name="ce201" office:value-type="float" office:value="306" calcext:value-type="float">
            <text:p>306</text:p>
          </table:table-cell>
          <table:table-cell table:style-name="ce201" office:value-type="float" office:value="5" calcext:value-type="float">
            <text:p>5</text:p>
          </table:table-cell>
          <table:table-cell table:style-name="ce255" office:value-type="percentage" office:value="0.2936" calcext:value-type="percentage">
            <text:p>29,36%</text:p>
          </table:table-cell>
          <table:table-cell table:style-name="ce268" office:value-type="date" office:date-value="2020-03-30" calcext:value-type="date">
            <text:p>30/03/20</text:p>
          </table:table-cell>
          <table:table-cell table:style-name="ce22" office:value-type="float" office:value="9661" calcext:value-type="float">
            <text:p>9661</text:p>
          </table:table-cell>
          <table:table-cell table:style-name="ce22" office:value-type="float" office:value="158" calcext:value-type="float">
            <text:p>158</text:p>
          </table:table-cell>
          <table:table-cell table:style-name="ce316" office:value-type="percentage" office:value="0.7883" calcext:value-type="percentage">
            <text:p>78,83%</text:p>
          </table:table-cell>
          <table:table-cell table:style-name="ce136" office:value-type="date" office:date-value="2020-04-11" calcext:value-type="date">
            <text:p>11/04/20</text:p>
          </table:table-cell>
          <table:table-cell table:style-name="ce145" office:value-type="float" office:value="9685" calcext:value-type="float">
            <text:p>9685</text:p>
          </table:table-cell>
          <table:table-cell table:style-name="ce145" office:value-type="float" office:value="870" calcext:value-type="float">
            <text:p>870</text:p>
          </table:table-cell>
          <table:table-cell table:style-name="ce295" office:value-type="percentage" office:value="0.4536" calcext:value-type="percentage">
            <text:p>45,36%</text:p>
          </table:table-cell>
          <table:table-cell table:style-name="ce120" office:value-type="date" office:date-value="2020-03-25" calcext:value-type="date">
            <text:p>25/03/20</text:p>
          </table:table-cell>
          <table:table-cell table:style-name="ce121" office:value-type="float" office:value="1193" calcext:value-type="float">
            <text:p>1193</text:p>
          </table:table-cell>
          <table:table-cell table:style-name="ce121" office:value-type="float" office:value="43" calcext:value-type="float">
            <text:p>43</text:p>
          </table:table-cell>
          <table:table-cell table:style-name="ce311" office:value-type="percentage" office:value="0.484" calcext:value-type="percentage">
            <text:p>48,40%</text:p>
          </table:table-cell>
          <table:table-cell table:style-name="ce368" office:value-type="date" office:date-value="2020-04-07" calcext:value-type="date">
            <text:p>07/04/20</text:p>
          </table:table-cell>
          <table:table-cell table:style-name="ce61" office:value-type="float" office:value="99225" calcext:value-type="float">
            <text:p>99225</text:p>
          </table:table-cell>
          <table:table-cell table:style-name="ce61" office:value-type="float" office:value="1607" calcext:value-type="float">
            <text:p>1607</text:p>
          </table:table-cell>
          <table:table-cell table:style-name="ce380" office:value-type="percentage" office:value="0.8175" calcext:value-type="percentage">
            <text:p>81,75%</text:p>
          </table:table-cell>
          <table:table-cell table:number-columns-repeated="999"/>
        </table:table-row>
        <table:table-row table:style-name="ro1">
          <table:table-cell table:style-name="ce82"/>
          <table:table-cell table:number-columns-repeated="1023"/>
        </table:table-row>
        <table:table-row table:style-name="ro1">
          <table:table-cell table:style-name="ce10"/>
          <table:table-cell table:style-name="ce122" office:value-type="string" calcext:value-type="string" table:number-columns-spanned="4" table:number-rows-spanned="1">
            <text:p>Índia (68%)</text:p>
          </table:table-cell>
          <table:covered-table-cell table:number-columns-repeated="3" table:style-name="ce171"/>
          <table:table-cell table:style-name="ce206" office:value-type="string" calcext:value-type="string" table:number-columns-spanned="4" table:number-rows-spanned="1">
            <text:p>EUA (71%)</text:p>
          </table:table-cell>
          <table:covered-table-cell table:number-columns-repeated="3" table:style-name="ce246"/>
          <table:table-cell table:style-name="ce264" office:value-type="string" calcext:value-type="string" table:number-columns-spanned="4" table:number-rows-spanned="1">
            <text:p>Brasil (75%)</text:p>
          </table:table-cell>
          <table:covered-table-cell table:number-columns-repeated="3" table:style-name="ce273"/>
          <table:table-cell table:style-name="ce285" office:value-type="string" calcext:value-type="string" table:number-columns-spanned="4" table:number-rows-spanned="1">
            <text:p>Espanha (89%)</text:p>
          </table:table-cell>
          <table:covered-table-cell table:number-columns-repeated="3" table:style-name="ce292"/>
          <table:table-cell table:style-name="ce302" office:value-type="string" calcext:value-type="string" table:number-columns-spanned="4" table:number-rows-spanned="1">
            <text:p>França (93%)</text:p>
          </table:table-cell>
          <table:covered-table-cell table:number-columns-repeated="3" table:style-name="ce309"/>
          <table:table-cell table:style-name="ce317" office:value-type="string" calcext:value-type="string" table:number-columns-spanned="4" table:number-rows-spanned="1">
            <text:p>Itália (94%)</text:p>
          </table:table-cell>
          <table:covered-table-cell table:style-name="ce323"/>
          <table:covered-table-cell table:number-columns-repeated="2" table:style-name="ce371"/>
          <table:table-cell table:number-columns-repeated="999"/>
        </table:table-row>
        <table:table-row table:style-name="ro1">
          <table:table-cell table:style-name="ce1" office:value-type="string" calcext:value-type="string">
            <text:p>População</text:p>
          </table:table-cell>
          <table:table-cell table:style-name="ce128" office:value-type="float" office:value="1352617328" calcext:value-type="float" table:number-columns-spanned="4" table:number-rows-spanned="1">
            <text:p>1352617328</text:p>
          </table:table-cell>
          <table:covered-table-cell table:number-columns-repeated="3" table:style-name="ce172"/>
          <table:table-cell table:style-name="ce207" office:value-type="float" office:value="326687501" calcext:value-type="float" table:number-columns-spanned="4" table:number-rows-spanned="1">
            <text:p>326687501</text:p>
          </table:table-cell>
          <table:covered-table-cell table:number-columns-repeated="3" table:style-name="ce247"/>
          <table:table-cell table:style-name="ce265" office:value-type="float" office:value="209469333" calcext:value-type="float" table:number-columns-spanned="4" table:number-rows-spanned="1">
            <text:p>209469333</text:p>
          </table:table-cell>
          <table:covered-table-cell table:number-columns-repeated="3" table:style-name="ce273"/>
          <table:table-cell table:style-name="ce286" office:value-type="float" office:value="46796540" calcext:value-type="float" table:number-columns-spanned="4" table:number-rows-spanned="1">
            <text:p>46796540</text:p>
          </table:table-cell>
          <table:covered-table-cell table:number-columns-repeated="3" table:style-name="ce293"/>
          <table:table-cell table:style-name="ce303" office:value-type="float" office:value="66977107" calcext:value-type="float" table:number-columns-spanned="4" table:number-rows-spanned="1">
            <text:p>66977107</text:p>
          </table:table-cell>
          <table:covered-table-cell table:number-columns-repeated="3" table:style-name="ce310"/>
          <table:table-cell table:style-name="ce318" office:value-type="float" office:value="60421760" calcext:value-type="float" table:number-columns-spanned="4" table:number-rows-spanned="1">
            <text:p>60421760</text:p>
          </table:table-cell>
          <table:covered-table-cell table:number-columns-repeated="3" table:style-name="ce324"/>
          <table:table-cell table:number-columns-repeated="999"/>
        </table:table-row>
        <table:table-row table:style-name="ro1">
          <table:table-cell table:style-name="ce1"/>
          <table:table-cell table:style-name="ce137" office:value-type="string" calcext:value-type="string">
            <text:p>Data</text:p>
          </table:table-cell>
          <table:table-cell table:style-name="ce137" office:value-type="string" calcext:value-type="string">
            <text:p>Confirmados</text:p>
          </table:table-cell>
          <table:table-cell table:style-name="ce137" office:value-type="string" calcext:value-type="string">
            <text:p>Óbitos</text:p>
          </table:table-cell>
          <table:table-cell table:style-name="ce137" office:value-type="string" calcext:value-type="string">
            <text:p>IRI (Oxford)</text:p>
          </table:table-cell>
          <table:table-cell table:style-name="ce39" office:value-type="string" calcext:value-type="string">
            <text:p>Data</text:p>
          </table:table-cell>
          <table:table-cell table:style-name="ce39" office:value-type="string" calcext:value-type="string">
            <text:p>Confirmados</text:p>
          </table:table-cell>
          <table:table-cell table:style-name="ce39" office:value-type="string" calcext:value-type="string">
            <text:p>Óbitos</text:p>
          </table:table-cell>
          <table:table-cell table:style-name="ce39" office:value-type="string" calcext:value-type="string">
            <text:p>IRI (Oxford)</text:p>
          </table:table-cell>
          <table:table-cell table:style-name="ce273" office:value-type="string" calcext:value-type="string">
            <text:p>Data</text:p>
          </table:table-cell>
          <table:table-cell table:style-name="ce273" office:value-type="string" calcext:value-type="string">
            <text:p>Confirmados</text:p>
          </table:table-cell>
          <table:table-cell table:style-name="ce273" office:value-type="string" calcext:value-type="string">
            <text:p>Óbitos</text:p>
          </table:table-cell>
          <table:table-cell table:style-name="ce273" office:value-type="string" calcext:value-type="string">
            <text:p>IRI (Oxford)</text:p>
          </table:table-cell>
          <table:table-cell table:style-name="ce130" office:value-type="string" calcext:value-type="string">
            <text:p>Data</text:p>
          </table:table-cell>
          <table:table-cell table:style-name="ce130" office:value-type="string" calcext:value-type="string">
            <text:p>Confirmados</text:p>
          </table:table-cell>
          <table:table-cell table:style-name="ce130" office:value-type="string" calcext:value-type="string">
            <text:p>Óbitos</text:p>
          </table:table-cell>
          <table:table-cell table:style-name="ce130" office:value-type="string" calcext:value-type="string">
            <text:p>IRI (Oxford)</text:p>
          </table:table-cell>
          <table:table-cell table:style-name="ce304" office:value-type="string" calcext:value-type="string">
            <text:p>Data</text:p>
          </table:table-cell>
          <table:table-cell table:style-name="ce304" office:value-type="string" calcext:value-type="string">
            <text:p>Confirmados</text:p>
          </table:table-cell>
          <table:table-cell table:style-name="ce304" office:value-type="string" calcext:value-type="string">
            <text:p>Óbitos</text:p>
          </table:table-cell>
          <table:table-cell table:style-name="ce304" office:value-type="string" calcext:value-type="string">
            <text:p>IRI (Oxford)</text:p>
          </table:table-cell>
          <table:table-cell table:style-name="ce371" office:value-type="string" calcext:value-type="string">
            <text:p>Data</text:p>
          </table:table-cell>
          <table:table-cell table:style-name="ce371" office:value-type="string" calcext:value-type="string">
            <text:p>Confirmados</text:p>
          </table:table-cell>
          <table:table-cell table:style-name="ce371" office:value-type="string" calcext:value-type="string">
            <text:p>Óbitos</text:p>
          </table:table-cell>
          <table:table-cell table:style-name="ce371" office:value-type="string" calcext:value-type="string">
            <text:p>IRI (Oxford)</text:p>
          </table:table-cell>
          <table:table-cell table:number-columns-repeated="999"/>
        </table:table-row>
        <table:table-row table:style-name="ro2">
          <table:table-cell table:style-name="ce1" office:value-type="string" calcext:value-type="string">
            <text:p>1<text:span text:style-name="T3">o</text:span> dia</text:p>
          </table:table-cell>
          <table:table-cell table:style-name="ce112" office:value-type="date" office:date-value="2020-01-30" calcext:value-type="date">
            <text:p>30/01/2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81" office:value-type="percentage" office:value="0.0542" calcext:value-type="percentage">
            <text:p>5,42%</text:p>
          </table:table-cell>
          <table:table-cell table:style-name="ce40" office:value-type="date" office:date-value="2020-01-21" calcext:value-type="date">
            <text:p>21/01/2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256" office:value-type="percentage" office:value="0" calcext:value-type="percentage">
            <text:p>0,00%</text:p>
          </table:table-cell>
          <table:table-cell table:style-name="ce49" office:value-type="date" office:date-value="2020-02-26" calcext:value-type="date">
            <text:p>26/02/2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280" office:value-type="percentage" office:value="0" calcext:value-type="percentage">
            <text:p>0,00%</text:p>
          </table:table-cell>
          <table:table-cell table:style-name="ce132" office:value-type="date" office:date-value="2020-02-01" calcext:value-type="date">
            <text:p>01/02/2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296" office:value-type="percentage" office:value="0.1111" calcext:value-type="percentage">
            <text:p>11,11%</text:p>
          </table:table-cell>
          <table:table-cell table:style-name="ce305" office:value-type="date" office:date-value="2020-01-25" calcext:value-type="date">
            <text:p>25/01/20</text:p>
          </table:table-cell>
          <table:table-cell table:style-name="ce310" office:value-type="float" office:value="3" calcext:value-type="float">
            <text:p>3</text:p>
          </table:table-cell>
          <table:table-cell table:style-name="ce310" office:value-type="float" office:value="0" calcext:value-type="float">
            <text:p>0</text:p>
          </table:table-cell>
          <table:table-cell table:style-name="ce312" office:value-type="percentage" office:value="0.1072" calcext:value-type="percentage">
            <text:p>10,72%</text:p>
          </table:table-cell>
          <table:table-cell table:style-name="ce35" office:value-type="date" office:date-value="2020-01-31" calcext:value-type="date">
            <text:p>31/01/20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float" office:value="0" calcext:value-type="float">
            <text:p>0</text:p>
          </table:table-cell>
          <table:table-cell table:style-name="ce327" office:value-type="percentage" office:value="0.1944" calcext:value-type="percentage">
            <text:p>19,44%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8º dia</text:p>
          </table:table-cell>
          <table:table-cell table:style-name="ce112" office:value-type="date" office:date-value="2020-02-06" calcext:value-type="date">
            <text:p>06/02/2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81" office:value-type="percentage" office:value="0.0542" calcext:value-type="percentage">
            <text:p>5,42%</text:p>
          </table:table-cell>
          <table:table-cell table:style-name="ce40" office:value-type="date" office:date-value="2020-01-28" calcext:value-type="date">
            <text:p>28/01/20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0" calcext:value-type="float">
            <text:p>0</text:p>
          </table:table-cell>
          <table:table-cell table:style-name="ce256" office:value-type="percentage" office:value="0" calcext:value-type="percentage">
            <text:p>0,00%</text:p>
          </table:table-cell>
          <table:table-cell table:style-name="ce49" office:value-type="date" office:date-value="2020-03-04" calcext:value-type="date">
            <text:p>04/03/20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0" calcext:value-type="float">
            <text:p>0</text:p>
          </table:table-cell>
          <table:table-cell table:style-name="ce280" office:value-type="percentage" office:value="0.1111" calcext:value-type="percentage">
            <text:p>11,11%</text:p>
          </table:table-cell>
          <table:table-cell table:style-name="ce132" office:value-type="date" office:date-value="2020-02-08" calcext:value-type="date">
            <text:p>08/02/2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296" office:value-type="percentage" office:value="0.1111" calcext:value-type="percentage">
            <text:p>11,11%</text:p>
          </table:table-cell>
          <table:table-cell table:style-name="ce305" office:value-type="date" office:date-value="2020-02-01" calcext:value-type="date">
            <text:p>01/02/20</text:p>
          </table:table-cell>
          <table:table-cell table:style-name="ce310" office:value-type="float" office:value="6" calcext:value-type="float">
            <text:p>6</text:p>
          </table:table-cell>
          <table:table-cell table:style-name="ce310" office:value-type="float" office:value="0" calcext:value-type="float">
            <text:p>0</text:p>
          </table:table-cell>
          <table:table-cell table:style-name="ce312" office:value-type="percentage" office:value="0.135" calcext:value-type="percentage">
            <text:p>13,50%</text:p>
          </table:table-cell>
          <table:table-cell table:style-name="ce35" office:value-type="date" office:date-value="2020-02-07" calcext:value-type="date">
            <text:p>07/02/20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float" office:value="0" calcext:value-type="float">
            <text:p>0</text:p>
          </table:table-cell>
          <table:table-cell table:style-name="ce327" office:value-type="percentage" office:value="0.1944" calcext:value-type="percentage">
            <text:p>19,44%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15º dia</text:p>
          </table:table-cell>
          <table:table-cell table:style-name="ce112" office:value-type="date" office:date-value="2020-02-13" calcext:value-type="date">
            <text:p>13/02/2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81" office:value-type="percentage" office:value="0.0542" calcext:value-type="percentage">
            <text:p>5,42%</text:p>
          </table:table-cell>
          <table:table-cell table:style-name="ce40" office:value-type="date" office:date-value="2020-02-04" calcext:value-type="date">
            <text:p>04/02/2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0" calcext:value-type="float">
            <text:p>0</text:p>
          </table:table-cell>
          <table:table-cell table:style-name="ce256" office:value-type="percentage" office:value="0.0556" calcext:value-type="percentage">
            <text:p>5,56%</text:p>
          </table:table-cell>
          <table:table-cell table:style-name="ce49" office:value-type="date" office:date-value="2020-03-11" calcext:value-type="date">
            <text:p>11/03/20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0" calcext:value-type="float">
            <text:p>0</text:p>
          </table:table-cell>
          <table:table-cell table:style-name="ce280" office:value-type="percentage" office:value="0.1111" calcext:value-type="percentage">
            <text:p>11,11%</text:p>
          </table:table-cell>
          <table:table-cell table:style-name="ce132" office:value-type="date" office:date-value="2020-02-15" calcext:value-type="date">
            <text:p>15/02/20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0" calcext:value-type="float">
            <text:p>0</text:p>
          </table:table-cell>
          <table:table-cell table:style-name="ce296" office:value-type="percentage" office:value="0.1111" calcext:value-type="percentage">
            <text:p>11,11%</text:p>
          </table:table-cell>
          <table:table-cell table:style-name="ce305" office:value-type="date" office:date-value="2020-02-08" calcext:value-type="date">
            <text:p>08/02/20</text:p>
          </table:table-cell>
          <table:table-cell table:style-name="ce310" office:value-type="float" office:value="11" calcext:value-type="float">
            <text:p>11</text:p>
          </table:table-cell>
          <table:table-cell table:style-name="ce310" office:value-type="float" office:value="0" calcext:value-type="float">
            <text:p>0</text:p>
          </table:table-cell>
          <table:table-cell table:style-name="ce312" office:value-type="percentage" office:value="0.135" calcext:value-type="percentage">
            <text:p>13,50%</text:p>
          </table:table-cell>
          <table:table-cell table:style-name="ce35" office:value-type="date" office:date-value="2020-02-14" calcext:value-type="date">
            <text:p>14/02/20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float" office:value="0" calcext:value-type="float">
            <text:p>0</text:p>
          </table:table-cell>
          <table:table-cell table:style-name="ce327" office:value-type="percentage" office:value="0.1944" calcext:value-type="percentage">
            <text:p>19,44%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22º dia</text:p>
          </table:table-cell>
          <table:table-cell table:style-name="ce112" office:value-type="date" office:date-value="2020-02-20" calcext:value-type="date">
            <text:p>20/02/2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81" office:value-type="percentage" office:value="0.0542" calcext:value-type="percentage">
            <text:p>5,42%</text:p>
          </table:table-cell>
          <table:table-cell table:style-name="ce40" office:value-type="date" office:date-value="2020-02-11" calcext:value-type="date">
            <text:p>11/02/20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0" calcext:value-type="float">
            <text:p>0</text:p>
          </table:table-cell>
          <table:table-cell table:style-name="ce256" office:value-type="percentage" office:value="0.0556" calcext:value-type="percentage">
            <text:p>5,56%</text:p>
          </table:table-cell>
          <table:table-cell table:style-name="ce276" office:value-type="date" office:date-value="2020-03-18" calcext:value-type="date">
            <text:p>18/03/20</text:p>
          </table:table-cell>
          <table:table-cell table:style-name="ce273" office:value-type="float" office:value="291" calcext:value-type="float">
            <text:p>291</text:p>
          </table:table-cell>
          <table:table-cell table:style-name="ce273" office:value-type="float" office:value="1" calcext:value-type="float">
            <text:p>1</text:p>
          </table:table-cell>
          <table:table-cell table:style-name="ce320" office:value-type="percentage" office:value="0.5703" calcext:value-type="percentage">
            <text:p>57,03%</text:p>
          </table:table-cell>
          <table:table-cell table:style-name="ce132" office:value-type="date" office:date-value="2020-02-22" calcext:value-type="date">
            <text:p>22/02/20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0" calcext:value-type="float">
            <text:p>0</text:p>
          </table:table-cell>
          <table:table-cell table:style-name="ce296" office:value-type="percentage" office:value="0.1111" calcext:value-type="percentage">
            <text:p>11,11%</text:p>
          </table:table-cell>
          <table:table-cell table:style-name="ce305" office:value-type="date" office:date-value="2020-02-15" calcext:value-type="date">
            <text:p>15/02/20</text:p>
          </table:table-cell>
          <table:table-cell table:style-name="ce310" office:value-type="float" office:value="11" calcext:value-type="float">
            <text:p>11</text:p>
          </table:table-cell>
          <table:table-cell table:style-name="ce310" office:value-type="float" office:value="0" calcext:value-type="float">
            <text:p>0</text:p>
          </table:table-cell>
          <table:table-cell table:style-name="ce312" office:value-type="percentage" office:value="0.135" calcext:value-type="percentage">
            <text:p>13,50%</text:p>
          </table:table-cell>
          <table:table-cell table:style-name="ce35" office:value-type="date" office:date-value="2020-02-21" calcext:value-type="date">
            <text:p>21/02/20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float" office:value="0" calcext:value-type="float">
            <text:p>0</text:p>
          </table:table-cell>
          <table:table-cell table:style-name="ce327" office:value-type="percentage" office:value="0.2738" calcext:value-type="percentage">
            <text:p>27,38%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29º dia</text:p>
          </table:table-cell>
          <table:table-cell table:style-name="ce112" office:value-type="date" office:date-value="2020-02-27" calcext:value-type="date">
            <text:p>27/02/2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81" office:value-type="percentage" office:value="0.0542" calcext:value-type="percentage">
            <text:p>5,42%</text:p>
          </table:table-cell>
          <table:table-cell table:style-name="ce40" office:value-type="date" office:date-value="2020-02-18" calcext:value-type="date">
            <text:p>18/02/20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0" calcext:value-type="float">
            <text:p>0</text:p>
          </table:table-cell>
          <table:table-cell table:style-name="ce256" office:value-type="percentage" office:value="0.0556" calcext:value-type="percentage">
            <text:p>5,56%</text:p>
          </table:table-cell>
          <table:table-cell table:style-name="ce276" office:value-type="date" office:date-value="2020-03-25" calcext:value-type="date">
            <text:p>25/03/20</text:p>
          </table:table-cell>
          <table:table-cell table:style-name="ce273" office:value-type="float" office:value="2201" calcext:value-type="float">
            <text:p>2201</text:p>
          </table:table-cell>
          <table:table-cell table:style-name="ce273" office:value-type="float" office:value="46" calcext:value-type="float">
            <text:p>46</text:p>
          </table:table-cell>
          <table:table-cell table:style-name="ce320" office:value-type="percentage" office:value="0.6774" calcext:value-type="percentage">
            <text:p>67,74%</text:p>
          </table:table-cell>
          <table:table-cell table:style-name="ce132" office:value-type="date" office:date-value="2020-02-29" calcext:value-type="date">
            <text:p>29/02/20</text:p>
          </table:table-cell>
          <table:table-cell table:style-name="ce142" office:value-type="float" office:value="34" calcext:value-type="float">
            <text:p>34</text:p>
          </table:table-cell>
          <table:table-cell table:style-name="ce142" office:value-type="float" office:value="0" calcext:value-type="float">
            <text:p>0</text:p>
          </table:table-cell>
          <table:table-cell table:style-name="ce296" office:value-type="percentage" office:value="0.1111" calcext:value-type="percentage">
            <text:p>11,11%</text:p>
          </table:table-cell>
          <table:table-cell table:style-name="ce305" office:value-type="date" office:date-value="2020-02-22" calcext:value-type="date">
            <text:p>22/02/20</text:p>
          </table:table-cell>
          <table:table-cell table:style-name="ce310" office:value-type="float" office:value="12" calcext:value-type="float">
            <text:p>12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percentage" office:value="0.135" calcext:value-type="percentage">
            <text:p>13,50%</text:p>
          </table:table-cell>
          <table:table-cell table:style-name="ce373" office:value-type="date" office:date-value="2020-02-28" calcext:value-type="date">
            <text:p>28/02/20</text:p>
          </table:table-cell>
          <table:table-cell table:style-name="ce371" office:value-type="float" office:value="650" calcext:value-type="float">
            <text:p>650</text:p>
          </table:table-cell>
          <table:table-cell table:style-name="ce371" office:value-type="float" office:value="17" calcext:value-type="float">
            <text:p>17</text:p>
          </table:table-cell>
          <table:table-cell table:style-name="ce382" office:value-type="percentage" office:value="0.6444" calcext:value-type="percentage">
            <text:p>64,44%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36º dia</text:p>
          </table:table-cell>
          <table:table-cell table:style-name="ce112" office:value-type="date" office:date-value="2020-03-05" calcext:value-type="date">
            <text:p>05/03/20</text:p>
          </table:table-cell>
          <table:table-cell table:style-name="ce116" office:value-type="float" office:value="28" calcext:value-type="float">
            <text:p>28</text:p>
          </table:table-cell>
          <table:table-cell table:style-name="ce116" office:value-type="float" office:value="0" calcext:value-type="float">
            <text:p>0</text:p>
          </table:table-cell>
          <table:table-cell table:style-name="ce181" office:value-type="percentage" office:value="0.2897" calcext:value-type="percentage">
            <text:p>28,97%</text:p>
          </table:table-cell>
          <table:table-cell table:style-name="ce40" office:value-type="date" office:date-value="2020-02-25" calcext:value-type="date">
            <text:p>25/02/20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0" calcext:value-type="float">
            <text:p>0</text:p>
          </table:table-cell>
          <table:table-cell table:style-name="ce256" office:value-type="percentage" office:value="0.0556" calcext:value-type="percentage">
            <text:p>5,56%</text:p>
          </table:table-cell>
          <table:table-cell table:style-name="ce276" office:value-type="date" office:date-value="2020-04-01" calcext:value-type="date">
            <text:p>01/04/20</text:p>
          </table:table-cell>
          <table:table-cell table:style-name="ce273" office:value-type="float" office:value="5717" calcext:value-type="float">
            <text:p>5717</text:p>
          </table:table-cell>
          <table:table-cell table:style-name="ce273" office:value-type="float" office:value="201" calcext:value-type="float">
            <text:p>201</text:p>
          </table:table-cell>
          <table:table-cell table:style-name="ce320" office:value-type="percentage" office:value="0.7052" calcext:value-type="percentage">
            <text:p>70,52%</text:p>
          </table:table-cell>
          <table:table-cell table:style-name="ce132" office:value-type="date" office:date-value="2020-03-07" calcext:value-type="date">
            <text:p>07/03/20</text:p>
          </table:table-cell>
          <table:table-cell table:style-name="ce142" office:value-type="float" office:value="374" calcext:value-type="float">
            <text:p>374</text:p>
          </table:table-cell>
          <table:table-cell table:style-name="ce142" office:value-type="float" office:value="5" calcext:value-type="float">
            <text:p>5</text:p>
          </table:table-cell>
          <table:table-cell table:style-name="ce296" office:value-type="percentage" office:value="0.1111" calcext:value-type="percentage">
            <text:p>11,11%</text:p>
          </table:table-cell>
          <table:table-cell table:style-name="ce305" office:value-type="date" office:date-value="2020-02-29" calcext:value-type="date">
            <text:p>29/02/20</text:p>
          </table:table-cell>
          <table:table-cell table:style-name="ce310" office:value-type="float" office:value="57" calcext:value-type="float">
            <text:p>57</text:p>
          </table:table-cell>
          <table:table-cell table:style-name="ce310" office:value-type="float" office:value="2" calcext:value-type="float">
            <text:p>2</text:p>
          </table:table-cell>
          <table:table-cell table:style-name="ce312" office:value-type="percentage" office:value="0.2182" calcext:value-type="percentage">
            <text:p>21,82%</text:p>
          </table:table-cell>
          <table:table-cell table:style-name="ce373" office:value-type="date" office:date-value="2020-03-06" calcext:value-type="date">
            <text:p>06/03/20</text:p>
          </table:table-cell>
          <table:table-cell table:style-name="ce371" office:value-type="float" office:value="3858" calcext:value-type="float">
            <text:p>3858</text:p>
          </table:table-cell>
          <table:table-cell table:style-name="ce371" office:value-type="float" office:value="148" calcext:value-type="float">
            <text:p>148</text:p>
          </table:table-cell>
          <table:table-cell table:style-name="ce382" office:value-type="percentage" office:value="0.7078" calcext:value-type="percentage">
            <text:p>70,78%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43º dia</text:p>
          </table:table-cell>
          <table:table-cell table:style-name="ce112" office:value-type="date" office:date-value="2020-03-12" calcext:value-type="date">
            <text:p>12/03/20</text:p>
          </table:table-cell>
          <table:table-cell table:style-name="ce116" office:value-type="float" office:value="73" calcext:value-type="float">
            <text:p>73</text:p>
          </table:table-cell>
          <table:table-cell table:style-name="ce116" office:value-type="float" office:value="0" calcext:value-type="float">
            <text:p>0</text:p>
          </table:table-cell>
          <table:table-cell table:style-name="ce181" office:value-type="percentage" office:value="0.2897" calcext:value-type="percentage">
            <text:p>28,97%</text:p>
          </table:table-cell>
          <table:table-cell table:style-name="ce40" office:value-type="date" office:date-value="2020-03-03" calcext:value-type="date">
            <text:p>03/03/20</text:p>
          </table:table-cell>
          <table:table-cell table:style-name="ce45" office:value-type="float" office:value="103" calcext:value-type="float">
            <text:p>103</text:p>
          </table:table-cell>
          <table:table-cell table:style-name="ce45" office:value-type="float" office:value="6" calcext:value-type="float">
            <text:p>6</text:p>
          </table:table-cell>
          <table:table-cell table:style-name="ce256" office:value-type="percentage" office:value="0.123" calcext:value-type="percentage">
            <text:p>12,30%</text:p>
          </table:table-cell>
          <table:table-cell table:style-name="ce276" office:value-type="date" office:date-value="2020-04-08" calcext:value-type="date">
            <text:p>08/04/20</text:p>
          </table:table-cell>
          <table:table-cell table:style-name="ce273" office:value-type="float" office:value="13717" calcext:value-type="float">
            <text:p>13717</text:p>
          </table:table-cell>
          <table:table-cell table:style-name="ce273" office:value-type="float" office:value="667" calcext:value-type="float">
            <text:p>667</text:p>
          </table:table-cell>
          <table:table-cell table:style-name="ce320" office:value-type="percentage" office:value="0.7052" calcext:value-type="percentage">
            <text:p>70,52%</text:p>
          </table:table-cell>
          <table:table-cell table:style-name="ce335" office:value-type="date" office:date-value="2020-03-14" calcext:value-type="date">
            <text:p>14/03/20</text:p>
          </table:table-cell>
          <table:table-cell table:style-name="ce130" office:value-type="float" office:value="4231" calcext:value-type="float">
            <text:p>4231</text:p>
          </table:table-cell>
          <table:table-cell table:style-name="ce130" office:value-type="float" office:value="121" calcext:value-type="float">
            <text:p>121</text:p>
          </table:table-cell>
          <table:table-cell table:style-name="ce345" office:value-type="percentage" office:value="0.7169" calcext:value-type="percentage">
            <text:p>71,69%</text:p>
          </table:table-cell>
          <table:table-cell table:style-name="ce305" office:value-type="date" office:date-value="2020-03-07" calcext:value-type="date">
            <text:p>07/03/20</text:p>
          </table:table-cell>
          <table:table-cell table:style-name="ce310" office:value-type="float" office:value="613" calcext:value-type="float">
            <text:p>613</text:p>
          </table:table-cell>
          <table:table-cell table:style-name="ce310" office:value-type="float" office:value="9" calcext:value-type="float">
            <text:p>9</text:p>
          </table:table-cell>
          <table:table-cell table:style-name="ce312" office:value-type="percentage" office:value="0.2976" calcext:value-type="percentage">
            <text:p>29,76%</text:p>
          </table:table-cell>
          <table:table-cell table:style-name="ce373" office:value-type="date" office:date-value="2020-03-13" calcext:value-type="date">
            <text:p>13/03/20</text:p>
          </table:table-cell>
          <table:table-cell table:style-name="ce371" office:value-type="float" office:value="15113" calcext:value-type="float">
            <text:p>15113</text:p>
          </table:table-cell>
          <table:table-cell table:style-name="ce371" office:value-type="float" office:value="1016" calcext:value-type="float">
            <text:p>1016</text:p>
          </table:table-cell>
          <table:table-cell table:style-name="ce382" office:value-type="percentage" office:value="0.8743" calcext:value-type="percentage">
            <text:p>87,43%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50º dia</text:p>
          </table:table-cell>
          <table:table-cell table:style-name="ce108" office:value-type="date" office:date-value="2020-03-19" calcext:value-type="date">
            <text:p>19/03/20</text:p>
          </table:table-cell>
          <table:table-cell table:style-name="ce137" office:value-type="float" office:value="165" calcext:value-type="float">
            <text:p>165</text:p>
          </table:table-cell>
          <table:table-cell table:style-name="ce137" office:value-type="float" office:value="3" calcext:value-type="float">
            <text:p>3</text:p>
          </table:table-cell>
          <table:table-cell table:style-name="ce144" office:value-type="percentage" office:value="0.533" calcext:value-type="percentage">
            <text:p>53,30%</text:p>
          </table:table-cell>
          <table:table-cell table:style-name="ce40" office:value-type="date" office:date-value="2020-03-10" calcext:value-type="date">
            <text:p>10/03/20</text:p>
          </table:table-cell>
          <table:table-cell table:style-name="ce45" office:value-type="float" office:value="754" calcext:value-type="float">
            <text:p>754</text:p>
          </table:table-cell>
          <table:table-cell table:style-name="ce45" office:value-type="float" office:value="26" calcext:value-type="float">
            <text:p>26</text:p>
          </table:table-cell>
          <table:table-cell table:style-name="ce256" office:value-type="percentage" office:value="0.2024" calcext:value-type="percentage">
            <text:p>20,24%</text:p>
          </table:table-cell>
          <table:table-cell table:style-name="ce276" office:value-type="date" office:date-value="2020-04-15" calcext:value-type="date">
            <text:p>15/04/20</text:p>
          </table:table-cell>
          <table:table-cell table:style-name="ce273" office:value-type="float" office:value="25262" calcext:value-type="float">
            <text:p>25262</text:p>
          </table:table-cell>
          <table:table-cell table:style-name="ce273" office:value-type="float" office:value="1532" calcext:value-type="float">
            <text:p>1532</text:p>
          </table:table-cell>
          <table:table-cell table:style-name="ce320" office:value-type="percentage" office:value="0.7052" calcext:value-type="percentage">
            <text:p>70,52%</text:p>
          </table:table-cell>
          <table:table-cell table:style-name="ce335" office:value-type="date" office:date-value="2020-03-21" calcext:value-type="date">
            <text:p>21/03/20</text:p>
          </table:table-cell>
          <table:table-cell table:style-name="ce130" office:value-type="float" office:value="19980" calcext:value-type="float">
            <text:p>19980</text:p>
          </table:table-cell>
          <table:table-cell table:style-name="ce130" office:value-type="float" office:value="1002" calcext:value-type="float">
            <text:p>1002</text:p>
          </table:table-cell>
          <table:table-cell table:style-name="ce345" office:value-type="percentage" office:value="0.7764" calcext:value-type="percentage">
            <text:p>77,64%</text:p>
          </table:table-cell>
          <table:table-cell table:style-name="ce305" office:value-type="date" office:date-value="2020-03-14" calcext:value-type="date">
            <text:p>14/03/20</text:p>
          </table:table-cell>
          <table:table-cell table:style-name="ce310" office:value-type="float" office:value="3661" calcext:value-type="float">
            <text:p>3661</text:p>
          </table:table-cell>
          <table:table-cell table:style-name="ce310" office:value-type="float" office:value="79" calcext:value-type="float">
            <text:p>79</text:p>
          </table:table-cell>
          <table:table-cell table:style-name="ce312" office:value-type="percentage" office:value="0.4286" calcext:value-type="percentage">
            <text:p>42,86%</text:p>
          </table:table-cell>
          <table:table-cell table:style-name="ce373" office:value-type="date" office:date-value="2020-03-20" calcext:value-type="date">
            <text:p>20/03/20</text:p>
          </table:table-cell>
          <table:table-cell table:style-name="ce371" office:value-type="float" office:value="41035" calcext:value-type="float">
            <text:p>41035</text:p>
          </table:table-cell>
          <table:table-cell table:style-name="ce371" office:value-type="float" office:value="3407" calcext:value-type="float">
            <text:p>3407</text:p>
          </table:table-cell>
          <table:table-cell table:style-name="ce382" office:value-type="percentage" office:value="0.9325" calcext:value-type="percentage">
            <text:p>93,25%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57º dia</text:p>
          </table:table-cell>
          <table:table-cell table:style-name="ce108" office:value-type="date" office:date-value="2020-03-26" calcext:value-type="date">
            <text:p>26/03/20</text:p>
          </table:table-cell>
          <table:table-cell table:style-name="ce137" office:value-type="float" office:value="649" calcext:value-type="float">
            <text:p>649</text:p>
          </table:table-cell>
          <table:table-cell table:style-name="ce137" office:value-type="float" office:value="13" calcext:value-type="float">
            <text:p>13</text:p>
          </table:table-cell>
          <table:table-cell table:style-name="ce144" office:value-type="percentage" office:value="1" calcext:value-type="percentage">
            <text:p>100,00%</text:p>
          </table:table-cell>
          <table:table-cell table:style-name="ce195" office:value-type="date" office:date-value="2020-03-17" calcext:value-type="date">
            <text:p>17/03/20</text:p>
          </table:table-cell>
          <table:table-cell table:style-name="ce39" office:value-type="float" office:value="4661" calcext:value-type="float">
            <text:p>4661</text:p>
          </table:table-cell>
          <table:table-cell table:style-name="ce39" office:value-type="float" office:value="85" calcext:value-type="float">
            <text:p>85</text:p>
          </table:table-cell>
          <table:table-cell table:style-name="ce253" office:value-type="percentage" office:value="0.557" calcext:value-type="percentage">
            <text:p>55,70%</text:p>
          </table:table-cell>
          <table:table-cell table:style-name="ce276" office:value-type="date" office:date-value="2020-04-22" calcext:value-type="date">
            <text:p>22/04/20</text:p>
          </table:table-cell>
          <table:table-cell table:style-name="ce273" office:value-type="float" office:value="43079" calcext:value-type="float">
            <text:p>43079</text:p>
          </table:table-cell>
          <table:table-cell table:style-name="ce273" office:value-type="float" office:value="2741" calcext:value-type="float">
            <text:p>2741</text:p>
          </table:table-cell>
          <table:table-cell table:style-name="ce320" office:value-type="percentage" office:value="0.7052" calcext:value-type="percentage">
            <text:p>70,52%</text:p>
          </table:table-cell>
          <table:table-cell table:style-name="ce335" office:value-type="date" office:date-value="2020-03-28" calcext:value-type="date">
            <text:p>28/03/20</text:p>
          </table:table-cell>
          <table:table-cell table:style-name="ce130" office:value-type="float" office:value="64059" calcext:value-type="float">
            <text:p>64059</text:p>
          </table:table-cell>
          <table:table-cell table:style-name="ce130" office:value-type="float" office:value="4858" calcext:value-type="float">
            <text:p>4858</text:p>
          </table:table-cell>
          <table:table-cell table:style-name="ce345" office:value-type="percentage" office:value="0.7764" calcext:value-type="percentage">
            <text:p>77,64%</text:p>
          </table:table-cell>
          <table:table-cell table:style-name="ce355" office:value-type="date" office:date-value="2020-03-21" calcext:value-type="date">
            <text:p>21/03/20</text:p>
          </table:table-cell>
          <table:table-cell table:style-name="ce304" office:value-type="float" office:value="12612" calcext:value-type="float">
            <text:p>12612</text:p>
          </table:table-cell>
          <table:table-cell table:style-name="ce304" office:value-type="float" office:value="450" calcext:value-type="float">
            <text:p>450</text:p>
          </table:table-cell>
          <table:table-cell table:style-name="ce363" office:value-type="percentage" office:value="0.8941" calcext:value-type="percentage">
            <text:p>89,41%</text:p>
          </table:table-cell>
          <table:table-cell table:style-name="ce373" office:value-type="date" office:date-value="2020-03-27" calcext:value-type="date">
            <text:p>27/03/20</text:p>
          </table:table-cell>
          <table:table-cell table:style-name="ce371" office:value-type="float" office:value="80539" calcext:value-type="float">
            <text:p>80539</text:p>
          </table:table-cell>
          <table:table-cell table:style-name="ce371" office:value-type="float" office:value="8165" calcext:value-type="float">
            <text:p>8165</text:p>
          </table:table-cell>
          <table:table-cell table:style-name="ce382" office:value-type="percentage" office:value="0.9325" calcext:value-type="percentage">
            <text:p>93,25%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64º dia</text:p>
          </table:table-cell>
          <table:table-cell table:style-name="ce108" office:value-type="date" office:date-value="2020-04-02" calcext:value-type="date">
            <text:p>02/04/20</text:p>
          </table:table-cell>
          <table:table-cell table:style-name="ce137" office:value-type="float" office:value="1965" calcext:value-type="float">
            <text:p>1965</text:p>
          </table:table-cell>
          <table:table-cell table:style-name="ce137" office:value-type="float" office:value="50" calcext:value-type="float">
            <text:p>50</text:p>
          </table:table-cell>
          <table:table-cell table:style-name="ce144" office:value-type="percentage" office:value="1" calcext:value-type="percentage">
            <text:p>100,00%</text:p>
          </table:table-cell>
          <table:table-cell table:style-name="ce195" office:value-type="date" office:date-value="2020-03-24" calcext:value-type="date">
            <text:p>24/03/20</text:p>
          </table:table-cell>
          <table:table-cell table:style-name="ce39" office:value-type="float" office:value="46442" calcext:value-type="float">
            <text:p>46442</text:p>
          </table:table-cell>
          <table:table-cell table:style-name="ce39" office:value-type="float" office:value="590" calcext:value-type="float">
            <text:p>590</text:p>
          </table:table-cell>
          <table:table-cell table:style-name="ce253" office:value-type="percentage" office:value="0.6841" calcext:value-type="percentage">
            <text:p>68,41%</text:p>
          </table:table-cell>
          <table:table-cell table:style-name="ce276" office:value-type="date" office:date-value="2020-04-29" calcext:value-type="date">
            <text:p>29/04/20</text:p>
          </table:table-cell>
          <table:table-cell table:style-name="ce273" office:value-type="float" office:value="71886" calcext:value-type="float">
            <text:p>71886</text:p>
          </table:table-cell>
          <table:table-cell table:style-name="ce273" office:value-type="float" office:value="5017" calcext:value-type="float">
            <text:p>5017</text:p>
          </table:table-cell>
          <table:table-cell table:style-name="ce320" office:value-type="percentage" office:value="0.7251" calcext:value-type="percentage">
            <text:p>72,51%</text:p>
          </table:table-cell>
          <table:table-cell table:style-name="ce335" office:value-type="date" office:date-value="2020-04-04" calcext:value-type="date">
            <text:p>04/04/20</text:p>
          </table:table-cell>
          <table:table-cell table:style-name="ce130" office:value-type="float" office:value="117710" calcext:value-type="float">
            <text:p>117710</text:p>
          </table:table-cell>
          <table:table-cell table:style-name="ce130" office:value-type="float" office:value="10935" calcext:value-type="float">
            <text:p>10935</text:p>
          </table:table-cell>
          <table:table-cell table:style-name="ce345" office:value-type="percentage" office:value="0.8941" calcext:value-type="percentage">
            <text:p>89,41%</text:p>
          </table:table-cell>
          <table:table-cell table:style-name="ce355" office:value-type="date" office:date-value="2020-03-28" calcext:value-type="date">
            <text:p>28/03/20</text:p>
          </table:table-cell>
          <table:table-cell table:style-name="ce304" office:value-type="float" office:value="32964" calcext:value-type="float">
            <text:p>32964</text:p>
          </table:table-cell>
          <table:table-cell table:style-name="ce304" office:value-type="float" office:value="1995" calcext:value-type="float">
            <text:p>1995</text:p>
          </table:table-cell>
          <table:table-cell table:style-name="ce363" office:value-type="percentage" office:value="0.8941" calcext:value-type="percentage">
            <text:p>89,41%</text:p>
          </table:table-cell>
          <table:table-cell table:style-name="ce373" office:value-type="date" office:date-value="2020-04-03" calcext:value-type="date">
            <text:p>03/04/20</text:p>
          </table:table-cell>
          <table:table-cell table:style-name="ce371" office:value-type="float" office:value="115242" calcext:value-type="float">
            <text:p>115242</text:p>
          </table:table-cell>
          <table:table-cell table:style-name="ce371" office:value-type="float" office:value="13917" calcext:value-type="float">
            <text:p>13917</text:p>
          </table:table-cell>
          <table:table-cell table:style-name="ce382" office:value-type="percentage" office:value="0.9325" calcext:value-type="percentage">
            <text:p>93,25%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71º dia</text:p>
          </table:table-cell>
          <table:table-cell table:style-name="ce108" office:value-type="date" office:date-value="2020-04-09" calcext:value-type="date">
            <text:p>09/04/20</text:p>
          </table:table-cell>
          <table:table-cell table:style-name="ce137" office:value-type="float" office:value="5734" calcext:value-type="float">
            <text:p>5734</text:p>
          </table:table-cell>
          <table:table-cell table:style-name="ce137" office:value-type="float" office:value="166" calcext:value-type="float">
            <text:p>166</text:p>
          </table:table-cell>
          <table:table-cell table:style-name="ce144" office:value-type="percentage" office:value="1" calcext:value-type="percentage">
            <text:p>100,00%</text:p>
          </table:table-cell>
          <table:table-cell table:style-name="ce195" office:value-type="date" office:date-value="2020-03-31" calcext:value-type="date">
            <text:p>31/03/20</text:p>
          </table:table-cell>
          <table:table-cell table:style-name="ce39" office:value-type="float" office:value="164620" calcext:value-type="float">
            <text:p>164620</text:p>
          </table:table-cell>
          <table:table-cell table:style-name="ce39" office:value-type="float" office:value="3170" calcext:value-type="float">
            <text:p>3170</text:p>
          </table:table-cell>
          <table:table-cell table:style-name="ce253" office:value-type="percentage" office:value="0.6841" calcext:value-type="percentage">
            <text:p>68,41%</text:p>
          </table:table-cell>
          <table:table-cell table:style-name="ce276" office:value-type="date" office:date-value="2020-05-06" calcext:value-type="date">
            <text:p>06/05/20</text:p>
          </table:table-cell>
          <table:table-cell table:style-name="ce273" office:value-type="float" office:value="114715" calcext:value-type="float">
            <text:p>114715</text:p>
          </table:table-cell>
          <table:table-cell table:style-name="ce273" office:value-type="float" office:value="7921" calcext:value-type="float">
            <text:p>7921</text:p>
          </table:table-cell>
          <table:table-cell table:style-name="ce320" office:value-type="percentage" office:value="0.7515" calcext:value-type="percentage">
            <text:p>75,15%</text:p>
          </table:table-cell>
          <table:table-cell table:style-name="ce335" office:value-type="date" office:date-value="2020-04-11" calcext:value-type="date">
            <text:p>11/04/20</text:p>
          </table:table-cell>
          <table:table-cell table:style-name="ce130" office:value-type="float" office:value="157022" calcext:value-type="float">
            <text:p>157022</text:p>
          </table:table-cell>
          <table:table-cell table:style-name="ce130" office:value-type="float" office:value="15843" calcext:value-type="float">
            <text:p>15843</text:p>
          </table:table-cell>
          <table:table-cell table:style-name="ce345" office:value-type="percentage" office:value="0.8941" calcext:value-type="percentage">
            <text:p>89,41%</text:p>
          </table:table-cell>
          <table:table-cell table:style-name="ce355" office:value-type="date" office:date-value="2020-04-04" calcext:value-type="date">
            <text:p>04/04/20</text:p>
          </table:table-cell>
          <table:table-cell table:style-name="ce304" office:value-type="float" office:value="64338" calcext:value-type="float">
            <text:p>64338</text:p>
          </table:table-cell>
          <table:table-cell table:style-name="ce304" office:value-type="float" office:value="6507" calcext:value-type="float">
            <text:p>6507</text:p>
          </table:table-cell>
          <table:table-cell table:style-name="ce363" office:value-type="percentage" office:value="0.8941" calcext:value-type="percentage">
            <text:p>89,41%</text:p>
          </table:table-cell>
          <table:table-cell table:style-name="ce373" office:value-type="date" office:date-value="2020-04-10" calcext:value-type="date">
            <text:p>10/04/20</text:p>
          </table:table-cell>
          <table:table-cell table:style-name="ce371" office:value-type="float" office:value="143626" calcext:value-type="float">
            <text:p>143626</text:p>
          </table:table-cell>
          <table:table-cell table:style-name="ce371" office:value-type="float" office:value="18281" calcext:value-type="float">
            <text:p>18281</text:p>
          </table:table-cell>
          <table:table-cell table:style-name="ce382" office:value-type="percentage" office:value="0.9061" calcext:value-type="percentage">
            <text:p>90,61%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Fontes: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2" office:value-type="string" calcext:value-type="string" table:number-columns-spanned="6" table:number-rows-spanned="1">
            <text:p>Índice de rigor do isolamento, da Universidade de Oxford</text:p>
          </table:table-cell>
          <table:covered-table-cell table:number-columns-repeated="4" table:style-name="ce92"/>
          <table:covered-table-cell/>
          <table:table-cell table:number-columns-repeated="1018"/>
        </table:table-row>
        <table:table-row table:style-name="ro1">
          <table:table-cell table:style-name="ce12" office:value-type="string" calcext:value-type="string">
            <text:p><text:span text:style-name="T2"><text:a xlink:href="https://www.bsg.ox.ac.uk/research/research-projects/coronavirus-government-response-tracker" xlink:type="simple">https://www.bsg.ox.ac.uk/research/research-projects/coronavirus-government-response-tracker</text:a>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2" office:value-type="string" calcext:value-type="string">
            <text:p>População dos países, inclusive do Brasil (números de 2018):</text:p>
          </table:table-cell>
          <table:table-cell table:number-columns-repeated="1023"/>
        </table:table-row>
        <table:table-row table:style-name="ro1">
          <table:table-cell table:style-name="ce92" office:value-type="string" calcext:value-type="string">
            <text:p><text:span text:style-name="T2"><text:a xlink:href="https://data.worldbank.org/indicator/sp.pop.totl" xlink:type="simple">https://data.worldbank.org/indicator/sp.pop.totl</text:a>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asos confirmados e óbitos por Covid-19 no mundo, inclusive no Brasil:</text:p>
          </table:table-cell>
          <table:table-cell table:number-columns-repeated="1023"/>
        </table:table-row>
        <table:table-row table:style-name="ro1">
          <table:table-cell table:style-name="ce92" office:value-type="string" calcext:value-type="string">
            <text:p><text:a xlink:href="https://ourworldindata.org/coronavirus" xlink:type="simple">https://ourworldindata.org/coronavirus</text:a>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92" office:value-type="string" calcext:value-type="string">
            <text:p>População de Taiwan obtida da Wikipedia:</text:p>
          </table:table-cell>
          <table:table-cell table:number-columns-repeated="1023"/>
        </table:table-row>
        <table:table-row table:style-name="ro1">
          <table:table-cell table:style-name="ce92" office:value-type="string" calcext:value-type="string">
            <text:p><text:a xlink:href="https://pt.wikipedia.org/wiki/Taiwan" xlink:type="simple">https://pt.wikipedia.org/wiki/Taiwan</text:a>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92"/>
          <table:table-cell table:number-columns-repeated="1023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ce92"/>
          <table:table-cell table:number-columns-repeated="1023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íses - curva confirmados % população" table:style-name="ta1">
        <office:forms form:automatic-focus="false" form:apply-design-mode="false"/>
        <table:shapes>
          <draw:frame draw:z-index="0" draw:style-name="gr2" draw:text-style-name="P3" svg:width="19.033cm" svg:height="9.325cm" svg:x="0.191cm" svg:y="7.777cm">
            <draw:object draw:notify-on-update-of-ranges="'Países - curva confirmados % população'.A4:'Países - curva confirmados % população'.A14 'Países - curva confirmados % população'.B3:'Países - curva confirmados % população'.B3 'Países - curva confirmados % população'.B4:'Países - curva confirmados % população'.B14 'Países - curva confirmados % população'.C3:'Países - curva confirmados % população'.C3 'Países - curva confirmados % população'.C4:'Países - curva confirmados % população'.C14 'Países - curva confirmados % população'.D3:'Países - curva confirmados % população'.D3 'Países - curva confirmados % população'.D4:'Países - curva confirmados % população'.D14 'Países - curva confirmados % população'.E3:'Países - curva confirmados % população'.E3 'Países - curva confirmados % população'.E4:'Países - curva confirmados % população'.E14 'Países - curva confirmados % população'.F3:'Países - curva confirmados % população'.F3 'Países - curva confirmados % população'.F4:'Países - curva confirmados % população'.F14 'Países - curva confirmados % população'.G3:'Países - curva confirmados % população'.G3 'Países - curva confirmados % população'.G4:'Países - curva confirmados % população'.G14 'Países - curva confirmados % população'.H3:'Países - curva confirmados % população'.H3 'Países - curva confirmados % população'.H4:'Países - curva confirmados % população'.H14 'Países - curva confirmados % população'.I3:'Países - curva confirmados % população'.I3 'Países - curva confirmados % população'.I4:'Países - curva confirmados % população'.I14 'Países - curva confirmados % população'.J3:'Países - curva confirmados % população'.J3 'Países - curva confirmados % população'.J4:'Países - curva confirmados % população'.J14 'Países - curva confirmados % população'.K3:'Países - curva confirmados % população'.K3 'Países - curva confirmados % população'.K4:'Países - curva confirmados % população'.K14 'Países - curva confirmados % população'.L3:'Países - curva confirmados % população'.L3 'Países - curva confirmados % população'.L4:'Países - curva confirmados % população'.L14 'Países - curva confirmados % população'.M3:'Países - curva confirmados % população'.M3 'Países - curva confirmados % população'.M4:'Países - curva confirmados % população'.M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1"/>
        <table:table-column table:style-name="co6" table:default-cell-style-name="ce252"/>
        <table:table-column table:style-name="co7" table:default-cell-style-name="ce259"/>
        <table:table-column table:style-name="co8" table:default-cell-style-name="ce271"/>
        <table:table-column table:style-name="co5" table:default-cell-style-name="ce277"/>
        <table:table-column table:style-name="co9" table:default-cell-style-name="ce287"/>
        <table:table-column table:style-name="co6" table:default-cell-style-name="ce297"/>
        <table:table-column table:style-name="co10" table:default-cell-style-name="ce308"/>
        <table:table-column table:style-name="co11" table:default-cell-style-name="ce319"/>
        <table:table-column table:style-name="co12" table:default-cell-style-name="ce325"/>
        <table:table-column table:style-name="co13" table:default-cell-style-name="ce330"/>
        <table:table-column table:style-name="co5" table:default-cell-style-name="ce332"/>
        <table:table-column table:style-name="co14" table:default-cell-style-name="ce334"/>
        <table:table-row table:style-name="ro1">
          <table:table-cell table:style-name="ce8" office:value-type="string" calcext:value-type="string" table:number-columns-spanned="2" table:number-rows-spanned="1">
            <text:p>% Confirmados população</text:p>
          </table:table-cell>
          <table:covered-table-cell table:style-name="Default"/>
          <table:table-cell table:style-name="Default" table:number-columns-repeated="11"/>
        </table:table-row>
        <table:table-row table:style-name="ro1">
          <table:table-cell table:style-name="ce8"/>
          <table:table-cell table:style-name="Default" table:number-columns-repeated="12"/>
        </table:table-row>
        <table:table-row table:style-name="ro1">
          <table:table-cell/>
          <table:table-cell table:style-name="ce426" office:value-type="string" calcext:value-type="string">
            <text:p>Nicarágua (16%)</text:p>
          </table:table-cell>
          <table:table-cell table:style-name="ce428" office:value-type="string" calcext:value-type="string">
            <text:p>Taiwan (29%)</text:p>
          </table:table-cell>
          <table:table-cell table:style-name="ce430" office:value-type="string" calcext:value-type="string">
            <text:p>Coreia do Sul (46%)</text:p>
          </table:table-cell>
          <table:table-cell table:style-name="ce432" office:value-type="string" calcext:value-type="string">
            <text:p>Suécia (47%)</text:p>
          </table:table-cell>
          <table:table-cell table:style-name="ce434" office:value-type="string" calcext:value-type="string">
            <text:p>Japão (51%)</text:p>
          </table:table-cell>
          <table:table-cell table:style-name="ce436" office:value-type="string" calcext:value-type="string">
            <text:p>Alemanha (65%)</text:p>
          </table:table-cell>
          <table:table-cell table:style-name="ce438" office:value-type="string" calcext:value-type="string">
            <text:p>Índia (68%)</text:p>
          </table:table-cell>
          <table:table-cell table:style-name="ce440" office:value-type="string" calcext:value-type="string">
            <text:p>EUA (71%)</text:p>
          </table:table-cell>
          <table:table-cell table:style-name="ce442" office:value-type="string" calcext:value-type="string">
            <text:p>Brasil (75%)</text:p>
          </table:table-cell>
          <table:table-cell table:style-name="ce444" office:value-type="string" calcext:value-type="string">
            <text:p>Espanha (89%)</text:p>
          </table:table-cell>
          <table:table-cell table:style-name="ce446" office:value-type="string" calcext:value-type="string">
            <text:p>França (93%)</text:p>
          </table:table-cell>
          <table:table-cell table:style-name="ce448" office:value-type="string" calcext:value-type="string">
            <text:p>Itália (94%)</text:p>
          </table:table-cell>
        </table:table-row>
        <table:table-row table:style-name="ro2">
          <table:table-cell office:value-type="string" calcext:value-type="string">
            <text:p>1<text:span text:style-name="T3">o</text:span> dia</text:p>
          </table:table-cell>
          <table:table-cell table:formula="of:=[$'Países - confirmados e óbitos'.C6]/[$'Países - confirmados e óbitos'.$B$4]" office:value-type="percentage" office:value="0.000000154666768128067" calcext:value-type="percentage">
            <text:p>0,0000%</text:p>
          </table:table-cell>
          <table:table-cell table:formula="of:=[$'Países - confirmados e óbitos'.G6]/[$'Países - confirmados e óbitos'.$F$4]" office:value-type="percentage" office:value="0.0000000424137297314859" calcext:value-type="percentage">
            <text:p>0,0000%</text:p>
          </table:table-cell>
          <table:table-cell table:formula="of:=[$'Países - confirmados e óbitos'.K6]/[$'Países - confirmados e óbitos'.$J$4]" office:value-type="percentage" office:value="0.00000001937735406997" calcext:value-type="percentage">
            <text:p>0,0000%</text:p>
          </table:table-cell>
          <table:table-cell table:formula="of:=[$'Países - confirmados e óbitos'.O6]/[$'Países - confirmados e óbitos'.$N$4]" office:value-type="percentage" office:value="0.0000000982780313023392" calcext:value-type="percentage">
            <text:p>0,0000%</text:p>
          </table:table-cell>
          <table:table-cell table:formula="of:=[$'Países - confirmados e óbitos'.S6]/[$'Países - confirmados e óbitos'.$R$4]" office:value-type="percentage" office:value="0.00000000790332026387606" calcext:value-type="percentage">
            <text:p>0,0000%</text:p>
          </table:table-cell>
          <table:table-cell table:formula="of:=[$'Países - confirmados e óbitos'.W6]/[$'Países - confirmados e óbitos'.$V$4]" office:value-type="percentage" office:value="0.0000000120618848996563" calcext:value-type="percentage">
            <text:p>0,0000%</text:p>
          </table:table-cell>
          <table:table-cell table:formula="of:=[$'Países - confirmados e óbitos'.C21]/[$'Países - confirmados e óbitos'.$B$19]" office:value-type="percentage" office:value="0.000000000739307400030587" calcext:value-type="percentage">
            <text:p>0,0000%</text:p>
          </table:table-cell>
          <table:table-cell table:formula="of:=[$'Países - confirmados e óbitos'.G21]/[$'Países - confirmados e óbitos'.$F$19]" office:value-type="percentage" office:value="0.0000000030610292617225" calcext:value-type="percentage">
            <text:p>0,0000%</text:p>
          </table:table-cell>
          <table:table-cell table:formula="of:=[$'Países - confirmados e óbitos'.K21]/[$'Países - confirmados e óbitos'.$J$19]" office:value-type="percentage" office:value="0.00000000477396851213538" calcext:value-type="percentage">
            <text:p>0,0000%</text:p>
          </table:table-cell>
          <table:table-cell table:formula="of:=[$'Países - confirmados e óbitos'.O21]/[$'Países - confirmados e óbitos'.$N$19]" office:value-type="percentage" office:value="0.0000000213691012198765" calcext:value-type="percentage">
            <text:p>0,0000%</text:p>
          </table:table-cell>
          <table:table-cell table:formula="of:=[$'Países - confirmados e óbitos'.S21]/[$'Países - confirmados e óbitos'.$R$19]" office:value-type="percentage" office:value="0.0000000447914240309006" calcext:value-type="percentage">
            <text:p>0,0000%</text:p>
          </table:table-cell>
          <table:table-cell table:formula="of:=[$'Países - confirmados e óbitos'.W21]/[$'Países - confirmados e óbitos'.$V$19]" office:value-type="percentage" office:value="0.000000049650986664407" calcext:value-type="percentage">
            <text:p>0,0000%</text:p>
          </table:table-cell>
        </table:table-row>
        <table:table-row table:style-name="ro1">
          <table:table-cell office:value-type="string" calcext:value-type="string">
            <text:p>8º dia</text:p>
          </table:table-cell>
          <table:table-cell table:formula="of:=[$'Países - confirmados e óbitos'.C7]/[$'Países - confirmados e óbitos'.$B$4]" office:value-type="percentage" office:value="0.000000309333536256133" calcext:value-type="percentage">
            <text:p>0,0000%</text:p>
          </table:table-cell>
          <table:table-cell table:formula="of:=[$'Países - confirmados e óbitos'.G7]/[$'Países - confirmados e óbitos'.$F$4]" office:value-type="percentage" office:value="0.000000296896108120401" calcext:value-type="percentage">
            <text:p>0,0000%</text:p>
          </table:table-cell>
          <table:table-cell table:formula="of:=[$'Países - confirmados e óbitos'.K7]/[$'Países - confirmados e óbitos'.$J$4]" office:value-type="percentage" office:value="0.0000000775094162798801" calcext:value-type="percentage">
            <text:p>0,0000%</text:p>
          </table:table-cell>
          <table:table-cell table:formula="of:=[$'Países - confirmados e óbitos'.O7]/[$'Países - confirmados e óbitos'.$N$4]" office:value-type="percentage" office:value="0.0000000982780313023392" calcext:value-type="percentage">
            <text:p>0,0000%</text:p>
          </table:table-cell>
          <table:table-cell table:formula="of:=[$'Países - confirmados e óbitos'.S7]/[$'Países - confirmados e óbitos'.$R$4]" office:value-type="percentage" office:value="0.00000000790332026387606" calcext:value-type="percentage">
            <text:p>0,0000%</text:p>
          </table:table-cell>
          <table:table-cell table:formula="of:=[$'Países - confirmados e óbitos'.W7]/[$'Países - confirmados e óbitos'.$V$4]" office:value-type="percentage" office:value="0.00000013268073389622" calcext:value-type="percentage">
            <text:p>0,0000%</text:p>
          </table:table-cell>
          <table:table-cell table:formula="of:=[$'Países - confirmados e óbitos'.C22]/[$'Países - confirmados e óbitos'.$B$19]" office:value-type="percentage" office:value="0.00000000221792220009176" calcext:value-type="percentage">
            <text:p>0,0000%</text:p>
          </table:table-cell>
          <table:table-cell table:formula="of:=[$'Países - confirmados e óbitos'.G22]/[$'Países - confirmados e óbitos'.$F$19]" office:value-type="percentage" office:value="0.0000000153051463086125" calcext:value-type="percentage">
            <text:p>0,0000%</text:p>
          </table:table-cell>
          <table:table-cell table:formula="of:=[$'Países - confirmados e óbitos'.K22]/[$'Países - confirmados e óbitos'.$J$19]" office:value-type="percentage" office:value="0.00000000954793702427075" calcext:value-type="percentage">
            <text:p>0,0000%</text:p>
          </table:table-cell>
          <table:table-cell table:formula="of:=[$'Países - confirmados e óbitos'.O22]/[$'Países - confirmados e óbitos'.$N$19]" office:value-type="percentage" office:value="0.0000000213691012198765" calcext:value-type="percentage">
            <text:p>0,0000%</text:p>
          </table:table-cell>
          <table:table-cell table:formula="of:=[$'Países - confirmados e óbitos'.S22]/[$'Países - confirmados e óbitos'.$R$19]" office:value-type="percentage" office:value="0.0000000895828480618012" calcext:value-type="percentage">
            <text:p>0,0000%</text:p>
          </table:table-cell>
          <table:table-cell table:formula="of:=[$'Países - confirmados e óbitos'.W22]/[$'Países - confirmados e óbitos'.$V$19]" office:value-type="percentage" office:value="0.000000049650986664407" calcext:value-type="percentage">
            <text:p>0,0000%</text:p>
          </table:table-cell>
        </table:table-row>
        <table:table-row table:style-name="ro1">
          <table:table-cell office:value-type="string" calcext:value-type="string">
            <text:p>15º dia</text:p>
          </table:table-cell>
          <table:table-cell table:formula="of:=[$'Países - confirmados e óbitos'.C8]/[$'Países - confirmados e óbitos'.$B$4]" office:value-type="percentage" office:value="0.000000773333840640333" calcext:value-type="percentage">
            <text:p>0,0001%</text:p>
          </table:table-cell>
          <table:table-cell table:formula="of:=[$'Países - confirmados e óbitos'.G8]/[$'Países - confirmados e óbitos'.$F$4]" office:value-type="percentage" office:value="0.000000424137297314859" calcext:value-type="percentage">
            <text:p>0,0000%</text:p>
          </table:table-cell>
          <table:table-cell table:formula="of:=[$'Países - confirmados e óbitos'.K8]/[$'Países - confirmados e óbitos'.$J$4]" office:value-type="percentage" office:value="0.000000290660311049551" calcext:value-type="percentage">
            <text:p>0,0000%</text:p>
          </table:table-cell>
          <table:table-cell table:formula="of:=[$'Países - confirmados e óbitos'.O8]/[$'Países - confirmados e óbitos'.$N$4]" office:value-type="percentage" office:value="0.0000000982780313023392" calcext:value-type="percentage">
            <text:p>0,0000%</text:p>
          </table:table-cell>
          <table:table-cell table:formula="of:=[$'Países - confirmados e óbitos'.S8]/[$'Países - confirmados e óbitos'.$R$4]" office:value-type="percentage" office:value="0.0000000553232418471324" calcext:value-type="percentage">
            <text:p>0,0000%</text:p>
          </table:table-cell>
          <table:table-cell table:formula="of:=[$'Países - confirmados e óbitos'.W8]/[$'Países - confirmados e óbitos'.$V$4]" office:value-type="percentage" office:value="0.000000156804503695532" calcext:value-type="percentage">
            <text:p>0,0000%</text:p>
          </table:table-cell>
          <table:table-cell table:formula="of:=[$'Países - confirmados e óbitos'.C23]/[$'Países - confirmados e óbitos'.$B$19]" office:value-type="percentage" office:value="0.00000000221792220009176" calcext:value-type="percentage">
            <text:p>0,0000%</text:p>
          </table:table-cell>
          <table:table-cell table:formula="of:=[$'Países - confirmados e óbitos'.G23]/[$'Países - confirmados e óbitos'.$F$19]" office:value-type="percentage" office:value="0.0000000336713218789475" calcext:value-type="percentage">
            <text:p>0,0000%</text:p>
          </table:table-cell>
          <table:table-cell table:formula="of:=[$'Países - confirmados e óbitos'.K23]/[$'Países - confirmados e óbitos'.$J$19]" office:value-type="percentage" office:value="0.000000162314929412603" calcext:value-type="percentage">
            <text:p>0,0000%</text:p>
          </table:table-cell>
          <table:table-cell table:formula="of:=[$'Países - confirmados e óbitos'.O23]/[$'Países - confirmados e óbitos'.$N$19]" office:value-type="percentage" office:value="0.000000042738202439753" calcext:value-type="percentage">
            <text:p>0,0000%</text:p>
          </table:table-cell>
          <table:table-cell table:formula="of:=[$'Países - confirmados e óbitos'.S23]/[$'Países - confirmados e óbitos'.$R$19]" office:value-type="percentage" office:value="0.000000164235221446636" calcext:value-type="percentage">
            <text:p>0,0000%</text:p>
          </table:table-cell>
          <table:table-cell table:formula="of:=[$'Países - confirmados e óbitos'.W23]/[$'Países - confirmados e óbitos'.$V$19]" office:value-type="percentage" office:value="0.000000049650986664407" calcext:value-type="percentage">
            <text:p>0,0000%</text:p>
          </table:table-cell>
        </table:table-row>
        <table:table-row table:style-name="ro1">
          <table:table-cell office:value-type="string" calcext:value-type="string">
            <text:p>22º dia</text:p>
          </table:table-cell>
          <table:table-cell table:formula="of:=[$'Países - confirmados e óbitos'.C9]/[$'Países - confirmados e óbitos'.$B$4]" office:value-type="percentage" office:value="0.000000928000608768399" calcext:value-type="percentage">
            <text:p>0,0001%</text:p>
          </table:table-cell>
          <table:table-cell table:formula="of:=[$'Países - confirmados e óbitos'.G9]/[$'Países - confirmados e óbitos'.$F$4]" office:value-type="percentage" office:value="0.000000763447135166746" calcext:value-type="percentage">
            <text:p>0,0001%</text:p>
          </table:table-cell>
          <table:table-cell table:formula="of:=[$'Países - confirmados e óbitos'.K9]/[$'Países - confirmados e óbitos'.$J$4]" office:value-type="percentage" office:value="0.000000523188559889191" calcext:value-type="percentage">
            <text:p>0,0001%</text:p>
          </table:table-cell>
          <table:table-cell table:formula="of:=[$'Países - confirmados e óbitos'.O9]/[$'Países - confirmados e óbitos'.$N$4]" office:value-type="percentage" office:value="0.0000000982780313023392" calcext:value-type="percentage">
            <text:p>0,0000%</text:p>
          </table:table-cell>
          <table:table-cell table:formula="of:=[$'Países - confirmados e óbitos'.S9]/[$'Países - confirmados e óbitos'.$R$4]" office:value-type="percentage" office:value="0.000000197583006596901" calcext:value-type="percentage">
            <text:p>0,0000%</text:p>
          </table:table-cell>
          <table:table-cell table:formula="of:=[$'Países - confirmados e óbitos'.W9]/[$'Países - confirmados e óbitos'.$V$4]" office:value-type="percentage" office:value="0.000000180928273494845" calcext:value-type="percentage">
            <text:p>0,0000%</text:p>
          </table:table-cell>
          <table:table-cell table:formula="of:=[$'Países - confirmados e óbitos'.C24]/[$'Países - confirmados e óbitos'.$B$19]" office:value-type="percentage" office:value="0.00000000221792220009176" calcext:value-type="percentage">
            <text:p>0,0000%</text:p>
          </table:table-cell>
          <table:table-cell table:formula="of:=[$'Países - confirmados e óbitos'.G24]/[$'Países - confirmados e óbitos'.$F$19]" office:value-type="percentage" office:value="0.0000000397933804023926" calcext:value-type="percentage">
            <text:p>0,0000%</text:p>
          </table:table-cell>
          <table:table-cell table:formula="of:=[$'Países - confirmados e óbitos'.K24]/[$'Países - confirmados e óbitos'.$J$19]" office:value-type="percentage" office:value="0.0000013892248370314" calcext:value-type="percentage">
            <text:p>0,0001%</text:p>
          </table:table-cell>
          <table:table-cell table:formula="of:=[$'Países - confirmados e óbitos'.O24]/[$'Países - confirmados e óbitos'.$N$19]" office:value-type="percentage" office:value="0.000000042738202439753" calcext:value-type="percentage">
            <text:p>0,0000%</text:p>
          </table:table-cell>
          <table:table-cell table:formula="of:=[$'Países - confirmados e óbitos'.S24]/[$'Países - confirmados e óbitos'.$R$19]" office:value-type="percentage" office:value="0.000000164235221446636" calcext:value-type="percentage">
            <text:p>0,0000%</text:p>
          </table:table-cell>
          <table:table-cell table:formula="of:=[$'Países - confirmados e óbitos'.W24]/[$'Países - confirmados e óbitos'.$V$19]" office:value-type="percentage" office:value="0.000000049650986664407" calcext:value-type="percentage">
            <text:p>0,0000%</text:p>
          </table:table-cell>
        </table:table-row>
        <table:table-row table:style-name="ro1">
          <table:table-cell office:value-type="string" calcext:value-type="string">
            <text:p>29º dia</text:p>
          </table:table-cell>
          <table:table-cell table:formula="of:=[$'Países - confirmados e óbitos'.C10]/[$'Países - confirmados e óbitos'.$B$4]" office:value-type="percentage" office:value="0.0000013920009131526" calcext:value-type="percentage">
            <text:p>0,0001%</text:p>
          </table:table-cell>
          <table:table-cell table:formula="of:=[$'Países - confirmados e óbitos'.G10]/[$'Países - confirmados e óbitos'.$F$4]" office:value-type="percentage" office:value="0.00000093310205409269" calcext:value-type="percentage">
            <text:p>0,0001%</text:p>
          </table:table-cell>
          <table:table-cell table:formula="of:=[$'Países - confirmados e óbitos'.K10]/[$'Países - confirmados e óbitos'.$J$4]" office:value-type="percentage" office:value="0.000000581320622099101" calcext:value-type="percentage">
            <text:p>0,0001%</text:p>
          </table:table-cell>
          <table:table-cell table:formula="of:=[$'Países - confirmados e óbitos'.O10]/[$'Países - confirmados e óbitos'.$N$4]" office:value-type="percentage" office:value="0.00000117933637562807" calcext:value-type="percentage">
            <text:p>0,0001%</text:p>
          </table:table-cell>
          <table:table-cell table:formula="of:=[$'Países - confirmados e óbitos'.S10]/[$'Países - confirmados e óbitos'.$R$4]" office:value-type="percentage" office:value="0.000000197583006596901" calcext:value-type="percentage">
            <text:p>0,0000%</text:p>
          </table:table-cell>
          <table:table-cell table:formula="of:=[$'Países - confirmados e óbitos'.W10]/[$'Países - confirmados e óbitos'.$V$4]" office:value-type="percentage" office:value="0.000000180928273494845" calcext:value-type="percentage">
            <text:p>0,0000%</text:p>
          </table:table-cell>
          <table:table-cell table:formula="of:=[$'Países - confirmados e óbitos'.C25]/[$'Países - confirmados e óbitos'.$B$19]" office:value-type="percentage" office:value="0.00000000221792220009176" calcext:value-type="percentage">
            <text:p>0,0000%</text:p>
          </table:table-cell>
          <table:table-cell table:formula="of:=[$'Países - confirmados e óbitos'.G25]/[$'Países - confirmados e óbitos'.$F$19]" office:value-type="percentage" office:value="0.0000000459154389258376" calcext:value-type="percentage">
            <text:p>0,0000%</text:p>
          </table:table-cell>
          <table:table-cell table:formula="of:=[$'Países - confirmados e óbitos'.K25]/[$'Países - confirmados e óbitos'.$J$19]" office:value-type="percentage" office:value="0.00001050750469521" calcext:value-type="percentage">
            <text:p>0,0011%</text:p>
          </table:table-cell>
          <table:table-cell table:formula="of:=[$'Países - confirmados e óbitos'.O25]/[$'Países - confirmados e óbitos'.$N$19]" office:value-type="percentage" office:value="0.000000726549441475802" calcext:value-type="percentage">
            <text:p>0,0001%</text:p>
          </table:table-cell>
          <table:table-cell table:formula="of:=[$'Países - confirmados e óbitos'.S25]/[$'Países - confirmados e óbitos'.$R$19]" office:value-type="percentage" office:value="0.000000179165696123602" calcext:value-type="percentage">
            <text:p>0,0000%</text:p>
          </table:table-cell>
          <table:table-cell table:formula="of:=[$'Países - confirmados e óbitos'.W25]/[$'Países - confirmados e óbitos'.$V$19]" office:value-type="percentage" office:value="0.0000107577137772882" calcext:value-type="percentage">
            <text:p>0,0011%</text:p>
          </table:table-cell>
        </table:table-row>
        <table:table-row table:style-name="ro1">
          <table:table-cell office:value-type="string" calcext:value-type="string">
            <text:p>36º dia</text:p>
          </table:table-cell>
          <table:table-cell table:formula="of:=[$'Países - confirmados e óbitos'.C11]/[$'Países - confirmados e óbitos'.$B$4]" office:value-type="percentage" office:value="0.00000154666768128067" calcext:value-type="percentage">
            <text:p>0,0002%</text:p>
          </table:table-cell>
          <table:table-cell table:formula="of:=[$'Países - confirmados e óbitos'.G11]/[$'Países - confirmados e óbitos'.$F$4]" office:value-type="percentage" office:value="0.00000127241189194458" calcext:value-type="percentage">
            <text:p>0,0001%</text:p>
          </table:table-cell>
          <table:table-cell table:formula="of:=[$'Países - confirmados e óbitos'.K11]/[$'Países - confirmados e óbitos'.$J$4]" office:value-type="percentage" office:value="0.0000147655438013172" calcext:value-type="percentage">
            <text:p>0,0015%</text:p>
          </table:table-cell>
          <table:table-cell table:formula="of:=[$'Países - confirmados e óbitos'.O11]/[$'Países - confirmados e óbitos'.$N$4]" office:value-type="percentage" office:value="0.0000134640902884205" calcext:value-type="percentage">
            <text:p>0,0013%</text:p>
          </table:table-cell>
          <table:table-cell table:formula="of:=[$'Países - confirmados e óbitos'.S11]/[$'Países - confirmados e óbitos'.$R$4]" office:value-type="percentage" office:value="0.00000052161913741582" calcext:value-type="percentage">
            <text:p>0,0001%</text:p>
          </table:table-cell>
          <table:table-cell table:formula="of:=[$'Países - confirmados e óbitos'.W11]/[$'Países - confirmados e óbitos'.$V$4]" office:value-type="percentage" office:value="0.00000189371592924604" calcext:value-type="percentage">
            <text:p>0,0002%</text:p>
          </table:table-cell>
          <table:table-cell table:formula="of:=[$'Países - confirmados e óbitos'.C26]/[$'Países - confirmados e óbitos'.$B$19]" office:value-type="percentage" office:value="0.0000000207006072008564" calcext:value-type="percentage">
            <text:p>0,0000%</text:p>
          </table:table-cell>
          <table:table-cell table:formula="of:=[$'Países - confirmados e óbitos'.G26]/[$'Países - confirmados e óbitos'.$F$19]" office:value-type="percentage" office:value="0.000000162234550871293" calcext:value-type="percentage">
            <text:p>0,0000%</text:p>
          </table:table-cell>
          <table:table-cell table:formula="of:=[$'Países - confirmados e óbitos'.K26]/[$'Países - confirmados e óbitos'.$J$19]" office:value-type="percentage" office:value="0.000027292777983878" calcext:value-type="percentage">
            <text:p>0,0027%</text:p>
          </table:table-cell>
          <table:table-cell table:formula="of:=[$'Países - confirmados e óbitos'.O26]/[$'Países - confirmados e óbitos'.$N$19]" office:value-type="percentage" office:value="0.00000799204385623382" calcext:value-type="percentage">
            <text:p>0,0008%</text:p>
          </table:table-cell>
          <table:table-cell table:formula="of:=[$'Países - confirmados e óbitos'.S26]/[$'Países - confirmados e óbitos'.$R$19]" office:value-type="percentage" office:value="0.000000851037056587111" calcext:value-type="percentage">
            <text:p>0,0001%</text:p>
          </table:table-cell>
          <table:table-cell table:formula="of:=[$'Países - confirmados e óbitos'.W26]/[$'Países - confirmados e óbitos'.$V$19]" office:value-type="percentage" office:value="0.0000638511688504274" calcext:value-type="percentage">
            <text:p>0,0064%</text:p>
          </table:table-cell>
        </table:table-row>
        <table:table-row table:style-name="ro1">
          <table:table-cell office:value-type="string" calcext:value-type="string">
            <text:p>43º dia</text:p>
          </table:table-cell>
          <table:table-cell table:formula="of:=[$'Países - confirmados e óbitos'.C12]/[$'Países - confirmados e óbitos'.$B$4]" office:value-type="percentage" office:value="0.00000216533475379293" calcext:value-type="percentage">
            <text:p>0,0002%</text:p>
          </table:table-cell>
          <table:table-cell table:formula="of:=[$'Países - confirmados e óbitos'.G12]/[$'Países - confirmados e óbitos'.$F$4]" office:value-type="percentage" office:value="0.00000173896291899092" calcext:value-type="percentage">
            <text:p>0,0002%</text:p>
          </table:table-cell>
          <table:table-cell table:formula="of:=[$'Países - confirmados e óbitos'.K12]/[$'Países - confirmados e óbitos'.$J$4]" office:value-type="percentage" office:value="0.0000816174153427138" calcext:value-type="percentage">
            <text:p>0,0082%</text:p>
          </table:table-cell>
          <table:table-cell table:formula="of:=[$'Países - confirmados e óbitos'.O12]/[$'Países - confirmados e óbitos'.$N$4]" office:value-type="percentage" office:value="0.0000761654742593129" calcext:value-type="percentage">
            <text:p>0,0076%</text:p>
          </table:table-cell>
          <table:table-cell table:formula="of:=[$'Países - confirmados e óbitos'.S12]/[$'Países - confirmados e óbitos'.$R$4]" office:value-type="percentage" office:value="0.00000129614452327567" calcext:value-type="percentage">
            <text:p>0,0001%</text:p>
          </table:table-cell>
          <table:table-cell table:formula="of:=[$'Países - confirmados e óbitos'.W12]/[$'Países - confirmados e óbitos'.$V$4]" office:value-type="percentage" office:value="0.0000137384869007086" calcext:value-type="percentage">
            <text:p>0,0014%</text:p>
          </table:table-cell>
          <table:table-cell table:formula="of:=[$'Países - confirmados e óbitos'.C27]/[$'Países - confirmados e óbitos'.$B$19]" office:value-type="percentage" office:value="0.0000000539694402022329" calcext:value-type="percentage">
            <text:p>0,0000%</text:p>
          </table:table-cell>
          <table:table-cell table:formula="of:=[$'Países - confirmados e óbitos'.G27]/[$'Países - confirmados e óbitos'.$F$19]" office:value-type="percentage" office:value="0.000000315286013957418" calcext:value-type="percentage">
            <text:p>0,0000%</text:p>
          </table:table-cell>
          <table:table-cell table:formula="of:=[$'Países - confirmados e óbitos'.K27]/[$'Países - confirmados e óbitos'.$J$19]" office:value-type="percentage" office:value="0.000065484526080961" calcext:value-type="percentage">
            <text:p>0,0065%</text:p>
          </table:table-cell>
          <table:table-cell table:formula="of:=[$'Países - confirmados e óbitos'.O27]/[$'Países - confirmados e óbitos'.$N$19]" office:value-type="percentage" office:value="0.0000904126672612975" calcext:value-type="percentage">
            <text:p>0,0090%</text:p>
          </table:table-cell>
          <table:table-cell table:formula="of:=[$'Países - confirmados e óbitos'.S27]/[$'Países - confirmados e óbitos'.$R$19]" office:value-type="percentage" office:value="0.00000915238097698069" calcext:value-type="percentage">
            <text:p>0,0009%</text:p>
          </table:table-cell>
          <table:table-cell table:formula="of:=[$'Países - confirmados e óbitos'.W27]/[$'Países - confirmados e óbitos'.$V$19]" office:value-type="percentage" office:value="0.000250125120486394" calcext:value-type="percentage">
            <text:p>0,0250%</text:p>
          </table:table-cell>
        </table:table-row>
        <table:table-row table:style-name="ro1">
          <table:table-cell office:value-type="string" calcext:value-type="string">
            <text:p>50º dia</text:p>
          </table:table-cell>
          <table:table-cell table:formula="of:=[$'Países - confirmados e óbitos'.C13]/[$'Países - confirmados e óbitos'.$B$4]" office:value-type="percentage" office:value="0.00000247466829004906" calcext:value-type="percentage">
            <text:p>0,0002%</text:p>
          </table:table-cell>
          <table:table-cell table:formula="of:=[$'Países - confirmados e óbitos'.G13]/[$'Países - confirmados e óbitos'.$F$4]" office:value-type="percentage" office:value="0.00000229034140550024" calcext:value-type="percentage">
            <text:p>0,0002%</text:p>
          </table:table-cell>
          <table:table-cell table:formula="of:=[$'Países - confirmados e óbitos'.K13]/[$'Países - confirmados e óbitos'.$J$4]" office:value-type="percentage" office:value="0.000143043627744519" calcext:value-type="percentage">
            <text:p>0,0143%</text:p>
          </table:table-cell>
          <table:table-cell table:formula="of:=[$'Países - confirmados e óbitos'.O13]/[$'Países - confirmados e óbitos'.$N$4]" office:value-type="percentage" office:value="0.000159505244803697" calcext:value-type="percentage">
            <text:p>0,0160%</text:p>
          </table:table-cell>
          <table:table-cell table:formula="of:=[$'Países - confirmados e óbitos'.S13]/[$'Países - confirmados e óbitos'.$R$4]" office:value-type="percentage" office:value="0.00000211808983071878" calcext:value-type="percentage">
            <text:p>0,0002%</text:p>
          </table:table-cell>
          <table:table-cell table:formula="of:=[$'Países - confirmados e óbitos'.W13]/[$'Países - confirmados e óbitos'.$V$4]" office:value-type="percentage" office:value="0.0000725160520167339" calcext:value-type="percentage">
            <text:p>0,0073%</text:p>
          </table:table-cell>
          <table:table-cell table:formula="of:=[$'Países - confirmados e óbitos'.C28]/[$'Países - confirmados e óbitos'.$B$19]" office:value-type="percentage" office:value="0.000000121985721005047" calcext:value-type="percentage">
            <text:p>0,0000%</text:p>
          </table:table-cell>
          <table:table-cell table:formula="of:=[$'Países - confirmados e óbitos'.G28]/[$'Países - confirmados e óbitos'.$F$19]" office:value-type="percentage" office:value="0.00000230801606333877" calcext:value-type="percentage">
            <text:p>0,0002%</text:p>
          </table:table-cell>
          <table:table-cell table:formula="of:=[$'Países - confirmados e óbitos'.K28]/[$'Países - confirmados e óbitos'.$J$19]" office:value-type="percentage" office:value="0.000120599992553564" calcext:value-type="percentage">
            <text:p>0,0121%</text:p>
          </table:table-cell>
          <table:table-cell table:formula="of:=[$'Países - confirmados e óbitos'.O28]/[$'Países - confirmados e óbitos'.$N$19]" office:value-type="percentage" office:value="0.000426954642373133" calcext:value-type="percentage">
            <text:p>0,0427%</text:p>
          </table:table-cell>
          <table:table-cell table:formula="of:=[$'Países - confirmados e óbitos'.S28]/[$'Países - confirmados e óbitos'.$R$19]" office:value-type="percentage" office:value="0.0000546604677923757" calcext:value-type="percentage">
            <text:p>0,0055%</text:p>
          </table:table-cell>
          <table:table-cell table:formula="of:=[$'Países - confirmados e óbitos'.W28]/[$'Países - confirmados e óbitos'.$V$19]" office:value-type="percentage" office:value="0.000679142745924647" calcext:value-type="percentage">
            <text:p>0,0679%</text:p>
          </table:table-cell>
        </table:table-row>
        <table:table-row table:style-name="ro1">
          <table:table-cell office:value-type="string" calcext:value-type="string">
            <text:p>57º dia</text:p>
          </table:table-cell>
          <table:table-cell/>
          <table:table-cell table:formula="of:=[$'Países - confirmados e óbitos'.G14]/[$'Países - confirmados e óbitos'.$F$4]" office:value-type="percentage" office:value="0.00000284171989200955" calcext:value-type="percentage">
            <text:p>0,0003%</text:p>
          </table:table-cell>
          <table:table-cell table:formula="of:=[$'Países - confirmados e óbitos'.K14]/[$'Países - confirmados e óbitos'.$J$4]" office:value-type="percentage" office:value="0.000159591888120273" calcext:value-type="percentage">
            <text:p>0,0160%</text:p>
          </table:table-cell>
          <table:table-cell table:formula="of:=[$'Países - confirmados e óbitos'.O14]/[$'Países - confirmados e óbitos'.$N$4]" office:value-type="percentage" office:value="0.000299354883346925" calcext:value-type="percentage">
            <text:p>0,0299%</text:p>
          </table:table-cell>
          <table:table-cell table:formula="of:=[$'Países - confirmados e óbitos'.S14]/[$'Países - confirmados e óbitos'.$R$4]" office:value-type="percentage" office:value="0.0000044890859098816" calcext:value-type="percentage">
            <text:p>0,0004%</text:p>
          </table:table-cell>
          <table:table-cell table:formula="of:=[$'Países - confirmados e óbitos'.W14]/[$'Países - confirmados e óbitos'.$V$4]" office:value-type="percentage" office:value="0.000352351781688761" calcext:value-type="percentage">
            <text:p>0,0352%</text:p>
          </table:table-cell>
          <table:table-cell table:formula="of:=[$'Países - confirmados e óbitos'.C29]/[$'Países - confirmados e óbitos'.$B$19]" office:value-type="percentage" office:value="0.000000479810502619851" calcext:value-type="percentage">
            <text:p>0,0000%</text:p>
          </table:table-cell>
          <table:table-cell table:formula="of:=[$'Países - confirmados e óbitos'.G29]/[$'Países - confirmados e óbitos'.$F$19]" office:value-type="percentage" office:value="0.0000142674573888886" calcext:value-type="percentage">
            <text:p>0,0014%</text:p>
          </table:table-cell>
          <table:table-cell table:formula="of:=[$'Países - confirmados e óbitos'.K29]/[$'Países - confirmados e óbitos'.$J$19]" office:value-type="percentage" office:value="0.00020565778953428" calcext:value-type="percentage">
            <text:p>0,0206%</text:p>
          </table:table-cell>
          <table:table-cell table:formula="of:=[$'Países - confirmados e óbitos'.O29]/[$'Países - confirmados e óbitos'.$N$19]" office:value-type="percentage" office:value="0.00136888325504407" calcext:value-type="percentage">
            <text:p>0,1369%</text:p>
          </table:table-cell>
          <table:table-cell table:formula="of:=[$'Países - confirmados e óbitos'.S29]/[$'Países - confirmados e óbitos'.$R$19]" office:value-type="percentage" office:value="0.000188303146625906" calcext:value-type="percentage">
            <text:p>0,0188%</text:p>
          </table:table-cell>
          <table:table-cell table:formula="of:=[$'Países - confirmados e óbitos'.W29]/[$'Países - confirmados e óbitos'.$V$19]" office:value-type="percentage" office:value="0.00133294693832156" calcext:value-type="percentage">
            <text:p>0,1333%</text:p>
          </table:table-cell>
        </table:table-row>
        <table:table-row table:style-name="ro1">
          <table:table-cell office:value-type="string" calcext:value-type="string">
            <text:p>64º dia</text:p>
          </table:table-cell>
          <table:table-cell/>
          <table:table-cell table:formula="of:=[$'Países - confirmados e óbitos'.G15]/[$'Países - confirmados e óbitos'.$F$4]" office:value-type="percentage" office:value="0.00000827067729763975" calcext:value-type="percentage">
            <text:p>0,0008%</text:p>
          </table:table-cell>
          <table:table-cell table:formula="of:=[$'Países - confirmados e óbitos'.K15]/[$'Países - confirmados e óbitos'.$J$4]" office:value-type="percentage" office:value="0.000173640469821001" calcext:value-type="percentage">
            <text:p>0,0174%</text:p>
          </table:table-cell>
          <table:table-cell table:formula="of:=[$'Países - confirmados e óbitos'.O15]/[$'Países - confirmados e óbitos'.$N$4]" office:value-type="percentage" office:value="0.000597333874255618" calcext:value-type="percentage">
            <text:p>0,0597%</text:p>
          </table:table-cell>
          <table:table-cell table:formula="of:=[$'Países - confirmados e óbitos'.S15]/[$'Países - confirmados e óbitos'.$R$4]" office:value-type="percentage" office:value="0.00000655185249875325" calcext:value-type="percentage">
            <text:p>0,0007%</text:p>
          </table:table-cell>
          <table:table-cell table:formula="of:=[$'Países - confirmados e óbitos'.W15]/[$'Países - confirmados e óbitos'.$V$4]" office:value-type="percentage" office:value="0.000746787479792423" calcext:value-type="percentage">
            <text:p>0,0747%</text:p>
          </table:table-cell>
          <table:table-cell table:formula="of:=[$'Países - confirmados e óbitos'.C30]/[$'Países - confirmados e óbitos'.$B$19]" office:value-type="percentage" office:value="0.0000014527390410601" calcext:value-type="percentage">
            <text:p>0,0001%</text:p>
          </table:table-cell>
          <table:table-cell table:formula="of:=[$'Países - confirmados e óbitos'.G30]/[$'Países - confirmados e óbitos'.$F$19]" office:value-type="percentage" office:value="0.000142160320972917" calcext:value-type="percentage">
            <text:p>0,0142%</text:p>
          </table:table-cell>
          <table:table-cell table:formula="of:=[$'Países - confirmados e óbitos'.K30]/[$'Países - confirmados e óbitos'.$J$19]" office:value-type="percentage" office:value="0.000343181500463364" calcext:value-type="percentage">
            <text:p>0,0343%</text:p>
          </table:table-cell>
          <table:table-cell table:formula="of:=[$'Países - confirmados e óbitos'.O30]/[$'Países - confirmados e óbitos'.$N$19]" office:value-type="percentage" office:value="0.00251535690459166" calcext:value-type="percentage">
            <text:p>0,2515%</text:p>
          </table:table-cell>
          <table:table-cell table:formula="of:=[$'Países - confirmados e óbitos'.S30]/[$'Países - confirmados e óbitos'.$R$19]" office:value-type="percentage" office:value="0.000492168167251536" calcext:value-type="percentage">
            <text:p>0,0492%</text:p>
          </table:table-cell>
          <table:table-cell table:formula="of:=[$'Países - confirmados e óbitos'.W30]/[$'Países - confirmados e óbitos'.$V$19]" office:value-type="percentage" office:value="0.00190729300172653" calcext:value-type="percentage">
            <text:p>0,1907%</text:p>
          </table:table-cell>
        </table:table-row>
        <table:table-row table:style-name="ro1">
          <table:table-cell office:value-type="string" calcext:value-type="string">
            <text:p>71º dia</text:p>
          </table:table-cell>
          <table:table-cell/>
          <table:table-cell table:formula="of:=[$'Países - confirmados e óbitos'.G16]/[$'Países - confirmados e óbitos'.$F$4]" office:value-type="percentage" office:value="0.0000129786012978347" calcext:value-type="percentage">
            <text:p>0,0013%</text:p>
          </table:table-cell>
          <table:table-cell table:formula="of:=[$'Países - confirmados e óbitos'.K16]/[$'Países - confirmados e óbitos'.$J$4]" office:value-type="percentage" office:value="0.000187204617669981" calcext:value-type="percentage">
            <text:p>0,0187%</text:p>
          </table:table-cell>
          <table:table-cell table:formula="of:=[$'Países - confirmados e óbitos'.O16]/[$'Países - confirmados e óbitos'.$N$4]" office:value-type="percentage" office:value="0.000951822733163155" calcext:value-type="percentage">
            <text:p>0,0952%</text:p>
          </table:table-cell>
          <table:table-cell table:formula="of:=[$'Países - confirmados e óbitos'.S16]/[$'Países - confirmados e óbitos'.$R$4]" office:value-type="percentage" office:value="0.00000942866107480414" calcext:value-type="percentage">
            <text:p>0,0009%</text:p>
          </table:table-cell>
          <table:table-cell table:formula="of:=[$'Países - confirmados e óbitos'.W16]/[$'Países - confirmados e óbitos'.$V$4]" office:value-type="percentage" office:value="0.0011968405291684" calcext:value-type="percentage">
            <text:p>0,1197%</text:p>
          </table:table-cell>
          <table:table-cell table:formula="of:=[$'Países - confirmados e óbitos'.C31]/[$'Países - confirmados e óbitos'.$B$19]" office:value-type="percentage" office:value="0.00000423918863177539" calcext:value-type="percentage">
            <text:p>0,0004%</text:p>
          </table:table-cell>
          <table:table-cell table:formula="of:=[$'Países - confirmados e óbitos'.G31]/[$'Países - confirmados e óbitos'.$F$19]" office:value-type="percentage" office:value="0.000503906637064759" calcext:value-type="percentage">
            <text:p>0,0504%</text:p>
          </table:table-cell>
          <table:table-cell table:formula="of:=[$'Países - confirmados e óbitos'.K31]/[$'Países - confirmados e óbitos'.$J$19]" office:value-type="percentage" office:value="0.00054764579786961" calcext:value-type="percentage">
            <text:p>0,0548%</text:p>
          </table:table-cell>
          <table:table-cell table:formula="of:=[$'Países - confirmados e óbitos'.O31]/[$'Países - confirmados e óbitos'.$N$19]" office:value-type="percentage" office:value="0.00335541901174745" calcext:value-type="percentage">
            <text:p>0,3355%</text:p>
          </table:table-cell>
          <table:table-cell table:formula="of:=[$'Países - confirmados e óbitos'.S31]/[$'Países - confirmados e óbitos'.$R$19]" office:value-type="percentage" office:value="0.000960596879766694" calcext:value-type="percentage">
            <text:p>0,0961%</text:p>
          </table:table-cell>
          <table:table-cell table:formula="of:=[$'Países - confirmados e óbitos'.W31]/[$'Países - confirmados e óbitos'.$V$19]" office:value-type="percentage" office:value="0.00237705753688737" calcext:value-type="percentage">
            <text:p>0,2377%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131" office:value-type="string" calcext:value-type="string">
            <text:p>Curva confirmados:</text:p>
          </table:table-cell>
          <table:table-cell table:style-name="Default" table:number-columns-repeated="12"/>
        </table:table-row>
      </table:table>
      <table:table table:name="Países - curva óbitos % população" table:style-name="ta1">
        <office:forms form:automatic-focus="false" form:apply-design-mode="false"/>
        <table:shapes>
          <draw:frame draw:z-index="0" draw:style-name="gr2" draw:text-style-name="P3" svg:width="19.033cm" svg:height="9.325cm" svg:x="0.191cm" svg:y="7.777cm">
            <draw:object draw:notify-on-update-of-ranges="'Países - curva óbitos % população'.A4:'Países - curva óbitos % população'.A14 'Países - curva óbitos % população'.B3:'Países - curva óbitos % população'.B3 'Países - curva óbitos % população'.B4:'Países - curva óbitos % população'.B14 'Países - curva óbitos % população'.C3:'Países - curva óbitos % população'.C3 'Países - curva óbitos % população'.C4:'Países - curva óbitos % população'.C14 'Países - curva óbitos % população'.D3:'Países - curva óbitos % população'.D3 'Países - curva óbitos % população'.D4:'Países - curva óbitos % população'.D14 'Países - curva óbitos % população'.E3:'Países - curva óbitos % população'.E3 'Países - curva óbitos % população'.E4:'Países - curva óbitos % população'.E14 'Países - curva óbitos % população'.F3:'Países - curva óbitos % população'.F3 'Países - curva óbitos % população'.F4:'Países - curva óbitos % população'.F14 'Países - curva óbitos % população'.G3:'Países - curva óbitos % população'.G3 'Países - curva óbitos % população'.G4:'Países - curva óbitos % população'.G14 'Países - curva óbitos % população'.H3:'Países - curva óbitos % população'.H3 'Países - curva óbitos % população'.H4:'Países - curva óbitos % população'.H14 'Países - curva óbitos % população'.I3:'Países - curva óbitos % população'.I3 'Países - curva óbitos % população'.I4:'Países - curva óbitos % população'.I14 'Países - curva óbitos % população'.J3:'Países - curva óbitos % população'.J3 'Países - curva óbitos % população'.J4:'Países - curva óbitos % população'.J14 'Países - curva óbitos % população'.K3:'Países - curva óbitos % população'.K3 'Países - curva óbitos % população'.K4:'Países - curva óbitos % população'.K14 'Países - curva óbitos % população'.L3:'Países - curva óbitos % população'.L3 'Países - curva óbitos % população'.L4:'Países - curva óbitos % população'.L14 'Países - curva óbitos % população'.M3:'Países - curva óbitos % população'.M3 'Países - curva óbitos % população'.M4:'Países - curva óbitos % população'.M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ce336"/>
        <table:table-column table:style-name="co6" table:default-cell-style-name="ce252"/>
        <table:table-column table:style-name="co7" table:default-cell-style-name="ce259"/>
        <table:table-column table:style-name="co8" table:default-cell-style-name="ce271"/>
        <table:table-column table:style-name="co5" table:default-cell-style-name="ce277"/>
        <table:table-column table:style-name="co9" table:default-cell-style-name="ce287"/>
        <table:table-column table:style-name="co6" table:default-cell-style-name="ce297"/>
        <table:table-column table:style-name="co10" table:default-cell-style-name="ce308"/>
        <table:table-column table:style-name="co11" table:default-cell-style-name="ce319"/>
        <table:table-column table:style-name="co12" table:default-cell-style-name="ce325"/>
        <table:table-column table:style-name="co13" table:default-cell-style-name="ce330"/>
        <table:table-column table:style-name="co5" table:default-cell-style-name="ce332"/>
        <table:table-column table:style-name="co14" table:default-cell-style-name="ce334"/>
        <table:table-row table:style-name="ro1">
          <table:table-cell table:style-name="ce8" office:value-type="string" calcext:value-type="string" table:number-columns-spanned="2" table:number-rows-spanned="1">
            <text:p>% Óbitos população</text:p>
          </table:table-cell>
          <table:covered-table-cell table:style-name="Default"/>
          <table:table-cell table:style-name="Default" table:number-columns-repeated="11"/>
        </table:table-row>
        <table:table-row table:style-name="ro1">
          <table:table-cell table:style-name="ce8"/>
          <table:table-cell table:style-name="Default" table:number-columns-repeated="12"/>
        </table:table-row>
        <table:table-row table:style-name="ro1">
          <table:table-cell/>
          <table:table-cell table:style-name="ce337" office:value-type="string" calcext:value-type="string">
            <text:p>Nicarágua (16%)</text:p>
          </table:table-cell>
          <table:table-cell table:style-name="ce339" office:value-type="string" calcext:value-type="string">
            <text:p>Taiwan (29%)</text:p>
          </table:table-cell>
          <table:table-cell table:style-name="ce340" office:value-type="string" calcext:value-type="string">
            <text:p>Coreia do Sul (46%)</text:p>
          </table:table-cell>
          <table:table-cell table:style-name="ce341" office:value-type="string" calcext:value-type="string">
            <text:p>Suécia (47%)</text:p>
          </table:table-cell>
          <table:table-cell table:style-name="ce342" office:value-type="string" calcext:value-type="string">
            <text:p>Japão (51%)</text:p>
          </table:table-cell>
          <table:table-cell table:style-name="ce343" office:value-type="string" calcext:value-type="string">
            <text:p>Alemanha (65%)</text:p>
          </table:table-cell>
          <table:table-cell table:style-name="ce344" office:value-type="string" calcext:value-type="string">
            <text:p>Índia (68%)</text:p>
          </table:table-cell>
          <table:table-cell table:style-name="ce346" office:value-type="string" calcext:value-type="string">
            <text:p>EUA (71%)</text:p>
          </table:table-cell>
          <table:table-cell table:style-name="ce347" office:value-type="string" calcext:value-type="string">
            <text:p>Brasil (75%)</text:p>
          </table:table-cell>
          <table:table-cell table:style-name="ce348" office:value-type="string" calcext:value-type="string">
            <text:p>Espanha (89%)</text:p>
          </table:table-cell>
          <table:table-cell table:style-name="ce349" office:value-type="string" calcext:value-type="string">
            <text:p>França (93%)</text:p>
          </table:table-cell>
          <table:table-cell table:style-name="ce350" office:value-type="string" calcext:value-type="string">
            <text:p>Itália (94%)</text:p>
          </table:table-cell>
        </table:table-row>
        <table:table-row table:style-name="ro2">
          <table:table-cell office:value-type="string" calcext:value-type="string">
            <text:p>1<text:span text:style-name="T3">o</text:span> dia</text:p>
          </table:table-cell>
          <table:table-cell table:formula="of:=[$'Países - confirmados e óbitos'.D6]/[$'Países - confirmados e óbitos'.$B$4]" office:value-type="percentage" office:value="0" calcext:value-type="percentage">
            <text:p>0,0000%</text:p>
          </table:table-cell>
          <table:table-cell table:formula="of:=[$'Países - confirmados e óbitos'.H6]/[$'Países - confirmados e óbitos'.$F$4]" office:value-type="percentage" office:value="0" calcext:value-type="percentage">
            <text:p>0,0000%</text:p>
          </table:table-cell>
          <table:table-cell table:formula="of:=[$'Países - confirmados e óbitos'.L6]/[$'Países - confirmados e óbitos'.$J$4]" office:value-type="percentage" office:value="0" calcext:value-type="percentage">
            <text:p>0,0000%</text:p>
          </table:table-cell>
          <table:table-cell table:formula="of:=[$'Países - confirmados e óbitos'.P6]/[$'Países - confirmados e óbitos'.$N$4]" office:value-type="percentage" office:value="0" calcext:value-type="percentage">
            <text:p>0,0000%</text:p>
          </table:table-cell>
          <table:table-cell table:formula="of:=[$'Países - confirmados e óbitos'.T6]/[$'Países - confirmados e óbitos'.$R$4]" office:value-type="percentage" office:value="0" calcext:value-type="percentage">
            <text:p>0,0000%</text:p>
          </table:table-cell>
          <table:table-cell table:formula="of:=[$'Países - confirmados e óbitos'.X6]/[$'Países - confirmados e óbitos'.$V$4]" office:value-type="percentage" office:value="0" calcext:value-type="percentage">
            <text:p>0,0000%</text:p>
          </table:table-cell>
          <table:table-cell table:formula="of:=[$'Países - confirmados e óbitos'.D21]/[$'Países - confirmados e óbitos'.$B$19]" office:value-type="percentage" office:value="0" calcext:value-type="percentage">
            <text:p>0,0000%</text:p>
          </table:table-cell>
          <table:table-cell table:formula="of:=[$'Países - confirmados e óbitos'.H21]/[$'Países - confirmados e óbitos'.$F$19]" office:value-type="percentage" office:value="0" calcext:value-type="percentage">
            <text:p>0,0000%</text:p>
          </table:table-cell>
          <table:table-cell table:formula="of:=[$'Países - confirmados e óbitos'.L21]/[$'Países - confirmados e óbitos'.$J$19]" office:value-type="percentage" office:value="0" calcext:value-type="percentage">
            <text:p>0,0000%</text:p>
          </table:table-cell>
          <table:table-cell table:formula="of:=[$'Países - confirmados e óbitos'.P21]/[$'Países - confirmados e óbitos'.$N$19]" office:value-type="percentage" office:value="0" calcext:value-type="percentage">
            <text:p>0,0000%</text:p>
          </table:table-cell>
          <table:table-cell table:formula="of:=[$'Países - confirmados e óbitos'.T21]/[$'Países - confirmados e óbitos'.$R$19]" office:value-type="percentage" office:value="0" calcext:value-type="percentage">
            <text:p>0,0000%</text:p>
          </table:table-cell>
          <table:table-cell table:formula="of:=[$'Países - confirmados e óbitos'.X21]/[$'Países - confirmados e óbitos'.$V$19]" office:value-type="percentage" office:value="0" calcext:value-type="percentage">
            <text:p>0,0000%</text:p>
          </table:table-cell>
        </table:table-row>
        <table:table-row table:style-name="ro1">
          <table:table-cell office:value-type="string" calcext:value-type="string">
            <text:p>8º dia</text:p>
          </table:table-cell>
          <table:table-cell table:formula="of:=[$'Países - confirmados e óbitos'.D7]/[$'Países - confirmados e óbitos'.$B$4]" office:value-type="percentage" office:value="0" calcext:value-type="percentage">
            <text:p>0,0000%</text:p>
          </table:table-cell>
          <table:table-cell table:formula="of:=[$'Países - confirmados e óbitos'.H7]/[$'Países - confirmados e óbitos'.$F$4]" office:value-type="percentage" office:value="0" calcext:value-type="percentage">
            <text:p>0,0000%</text:p>
          </table:table-cell>
          <table:table-cell table:formula="of:=[$'Países - confirmados e óbitos'.L7]/[$'Países - confirmados e óbitos'.$J$4]" office:value-type="percentage" office:value="0" calcext:value-type="percentage">
            <text:p>0,0000%</text:p>
          </table:table-cell>
          <table:table-cell table:formula="of:=[$'Países - confirmados e óbitos'.P7]/[$'Países - confirmados e óbitos'.$N$4]" office:value-type="percentage" office:value="0" calcext:value-type="percentage">
            <text:p>0,0000%</text:p>
          </table:table-cell>
          <table:table-cell table:formula="of:=[$'Países - confirmados e óbitos'.T7]/[$'Países - confirmados e óbitos'.$R$4]" office:value-type="percentage" office:value="0" calcext:value-type="percentage">
            <text:p>0,0000%</text:p>
          </table:table-cell>
          <table:table-cell table:formula="of:=[$'Países - confirmados e óbitos'.X7]/[$'Países - confirmados e óbitos'.$V$4]" office:value-type="percentage" office:value="0" calcext:value-type="percentage">
            <text:p>0,0000%</text:p>
          </table:table-cell>
          <table:table-cell table:formula="of:=[$'Países - confirmados e óbitos'.D22]/[$'Países - confirmados e óbitos'.$B$19]" office:value-type="percentage" office:value="0" calcext:value-type="percentage">
            <text:p>0,0000%</text:p>
          </table:table-cell>
          <table:table-cell table:formula="of:=[$'Países - confirmados e óbitos'.H22]/[$'Países - confirmados e óbitos'.$F$19]" office:value-type="percentage" office:value="0" calcext:value-type="percentage">
            <text:p>0,0000%</text:p>
          </table:table-cell>
          <table:table-cell table:formula="of:=[$'Países - confirmados e óbitos'.L22]/[$'Países - confirmados e óbitos'.$J$19]" office:value-type="percentage" office:value="0" calcext:value-type="percentage">
            <text:p>0,0000%</text:p>
          </table:table-cell>
          <table:table-cell table:formula="of:=[$'Países - confirmados e óbitos'.P22]/[$'Países - confirmados e óbitos'.$N$19]" office:value-type="percentage" office:value="0" calcext:value-type="percentage">
            <text:p>0,0000%</text:p>
          </table:table-cell>
          <table:table-cell table:formula="of:=[$'Países - confirmados e óbitos'.T22]/[$'Países - confirmados e óbitos'.$R$19]" office:value-type="percentage" office:value="0" calcext:value-type="percentage">
            <text:p>0,0000%</text:p>
          </table:table-cell>
          <table:table-cell table:formula="of:=[$'Países - confirmados e óbitos'.X22]/[$'Países - confirmados e óbitos'.$V$19]" office:value-type="percentage" office:value="0" calcext:value-type="percentage">
            <text:p>0,0000%</text:p>
          </table:table-cell>
        </table:table-row>
        <table:table-row table:style-name="ro1">
          <table:table-cell office:value-type="string" calcext:value-type="string">
            <text:p>15º dia</text:p>
          </table:table-cell>
          <table:table-cell table:formula="of:=[$'Países - confirmados e óbitos'.D8]/[$'Países - confirmados e óbitos'.$B$4]" office:value-type="percentage" office:value="0.000000154666768128067" calcext:value-type="percentage">
            <text:p>0,0000%</text:p>
          </table:table-cell>
          <table:table-cell table:formula="of:=[$'Países - confirmados e óbitos'.H8]/[$'Países - confirmados e óbitos'.$F$4]" office:value-type="percentage" office:value="0" calcext:value-type="percentage">
            <text:p>0,0000%</text:p>
          </table:table-cell>
          <table:table-cell table:formula="of:=[$'Países - confirmados e óbitos'.L8]/[$'Países - confirmados e óbitos'.$J$4]" office:value-type="percentage" office:value="0" calcext:value-type="percentage">
            <text:p>0,0000%</text:p>
          </table:table-cell>
          <table:table-cell table:formula="of:=[$'Países - confirmados e óbitos'.P8]/[$'Países - confirmados e óbitos'.$N$4]" office:value-type="percentage" office:value="0" calcext:value-type="percentage">
            <text:p>0,0000%</text:p>
          </table:table-cell>
          <table:table-cell table:formula="of:=[$'Países - confirmados e óbitos'.T8]/[$'Países - confirmados e óbitos'.$R$4]" office:value-type="percentage" office:value="0" calcext:value-type="percentage">
            <text:p>0,0000%</text:p>
          </table:table-cell>
          <table:table-cell table:formula="of:=[$'Países - confirmados e óbitos'.X8]/[$'Países - confirmados e óbitos'.$V$4]" office:value-type="percentage" office:value="0" calcext:value-type="percentage">
            <text:p>0,0000%</text:p>
          </table:table-cell>
          <table:table-cell table:formula="of:=[$'Países - confirmados e óbitos'.D23]/[$'Países - confirmados e óbitos'.$B$19]" office:value-type="percentage" office:value="0" calcext:value-type="percentage">
            <text:p>0,0000%</text:p>
          </table:table-cell>
          <table:table-cell table:formula="of:=[$'Países - confirmados e óbitos'.H23]/[$'Países - confirmados e óbitos'.$F$19]" office:value-type="percentage" office:value="0" calcext:value-type="percentage">
            <text:p>0,0000%</text:p>
          </table:table-cell>
          <table:table-cell table:formula="of:=[$'Países - confirmados e óbitos'.L23]/[$'Países - confirmados e óbitos'.$J$19]" office:value-type="percentage" office:value="0" calcext:value-type="percentage">
            <text:p>0,0000%</text:p>
          </table:table-cell>
          <table:table-cell table:formula="of:=[$'Países - confirmados e óbitos'.P23]/[$'Países - confirmados e óbitos'.$N$19]" office:value-type="percentage" office:value="0" calcext:value-type="percentage">
            <text:p>0,0000%</text:p>
          </table:table-cell>
          <table:table-cell table:formula="of:=[$'Países - confirmados e óbitos'.T23]/[$'Países - confirmados e óbitos'.$R$19]" office:value-type="percentage" office:value="0" calcext:value-type="percentage">
            <text:p>0,0000%</text:p>
          </table:table-cell>
          <table:table-cell table:formula="of:=[$'Países - confirmados e óbitos'.X23]/[$'Países - confirmados e óbitos'.$V$19]" office:value-type="percentage" office:value="0" calcext:value-type="percentage">
            <text:p>0,0000%</text:p>
          </table:table-cell>
        </table:table-row>
        <table:table-row table:style-name="ro1">
          <table:table-cell office:value-type="string" calcext:value-type="string">
            <text:p>22º dia</text:p>
          </table:table-cell>
          <table:table-cell table:formula="of:=[$'Países - confirmados e óbitos'.D9]/[$'Países - confirmados e óbitos'.$B$4]" office:value-type="percentage" office:value="0.000000154666768128067" calcext:value-type="percentage">
            <text:p>0,0000%</text:p>
          </table:table-cell>
          <table:table-cell table:formula="of:=[$'Países - confirmados e óbitos'.H9]/[$'Países - confirmados e óbitos'.$F$4]" office:value-type="percentage" office:value="0" calcext:value-type="percentage">
            <text:p>0,0000%</text:p>
          </table:table-cell>
          <table:table-cell table:formula="of:=[$'Países - confirmados e óbitos'.L9]/[$'Países - confirmados e óbitos'.$J$4]" office:value-type="percentage" office:value="0" calcext:value-type="percentage">
            <text:p>0,0000%</text:p>
          </table:table-cell>
          <table:table-cell table:formula="of:=[$'Países - confirmados e óbitos'.P9]/[$'Países - confirmados e óbitos'.$N$4]" office:value-type="percentage" office:value="0" calcext:value-type="percentage">
            <text:p>0,0000%</text:p>
          </table:table-cell>
          <table:table-cell table:formula="of:=[$'Países - confirmados e óbitos'.T9]/[$'Países - confirmados e óbitos'.$R$4]" office:value-type="percentage" office:value="0" calcext:value-type="percentage">
            <text:p>0,0000%</text:p>
          </table:table-cell>
          <table:table-cell table:formula="of:=[$'Países - confirmados e óbitos'.X9]/[$'Países - confirmados e óbitos'.$V$4]" office:value-type="percentage" office:value="0" calcext:value-type="percentage">
            <text:p>0,0000%</text:p>
          </table:table-cell>
          <table:table-cell table:formula="of:=[$'Países - confirmados e óbitos'.D24]/[$'Países - confirmados e óbitos'.$B$19]" office:value-type="percentage" office:value="0" calcext:value-type="percentage">
            <text:p>0,0000%</text:p>
          </table:table-cell>
          <table:table-cell table:formula="of:=[$'Países - confirmados e óbitos'.H24]/[$'Países - confirmados e óbitos'.$F$19]" office:value-type="percentage" office:value="0" calcext:value-type="percentage">
            <text:p>0,0000%</text:p>
          </table:table-cell>
          <table:table-cell table:formula="of:=[$'Países - confirmados e óbitos'.L24]/[$'Países - confirmados e óbitos'.$J$19]" office:value-type="percentage" office:value="0.00000000477396851213538" calcext:value-type="percentage">
            <text:p>0,0000%</text:p>
          </table:table-cell>
          <table:table-cell table:formula="of:=[$'Países - confirmados e óbitos'.P24]/[$'Países - confirmados e óbitos'.$N$19]" office:value-type="percentage" office:value="0" calcext:value-type="percentage">
            <text:p>0,0000%</text:p>
          </table:table-cell>
          <table:table-cell table:formula="of:=[$'Países - confirmados e óbitos'.T24]/[$'Países - confirmados e óbitos'.$R$19]" office:value-type="percentage" office:value="0" calcext:value-type="percentage">
            <text:p>0,0000%</text:p>
          </table:table-cell>
          <table:table-cell table:formula="of:=[$'Países - confirmados e óbitos'.X24]/[$'Países - confirmados e óbitos'.$V$19]" office:value-type="percentage" office:value="0" calcext:value-type="percentage">
            <text:p>0,0000%</text:p>
          </table:table-cell>
        </table:table-row>
        <table:table-row table:style-name="ro1">
          <table:table-cell office:value-type="string" calcext:value-type="string">
            <text:p>29º dia</text:p>
          </table:table-cell>
          <table:table-cell table:formula="of:=[$'Países - confirmados e óbitos'.D10]/[$'Países - confirmados e óbitos'.$B$4]" office:value-type="percentage" office:value="0.000000154666768128067" calcext:value-type="percentage">
            <text:p>0,0000%</text:p>
          </table:table-cell>
          <table:table-cell table:formula="of:=[$'Países - confirmados e óbitos'.H10]/[$'Países - confirmados e óbitos'.$F$4]" office:value-type="percentage" office:value="0.0000000424137297314859" calcext:value-type="percentage">
            <text:p>0,0000%</text:p>
          </table:table-cell>
          <table:table-cell table:formula="of:=[$'Países - confirmados e óbitos'.L10]/[$'Países - confirmados e óbitos'.$J$4]" office:value-type="percentage" office:value="0" calcext:value-type="percentage">
            <text:p>0,0000%</text:p>
          </table:table-cell>
          <table:table-cell table:formula="of:=[$'Países - confirmados e óbitos'.P10]/[$'Países - confirmados e óbitos'.$N$4]" office:value-type="percentage" office:value="0" calcext:value-type="percentage">
            <text:p>0,0000%</text:p>
          </table:table-cell>
          <table:table-cell table:formula="of:=[$'Países - confirmados e óbitos'.T10]/[$'Países - confirmados e óbitos'.$R$4]" office:value-type="percentage" office:value="0" calcext:value-type="percentage">
            <text:p>0,0000%</text:p>
          </table:table-cell>
          <table:table-cell table:formula="of:=[$'Países - confirmados e óbitos'.X10]/[$'Países - confirmados e óbitos'.$V$4]" office:value-type="percentage" office:value="0" calcext:value-type="percentage">
            <text:p>0,0000%</text:p>
          </table:table-cell>
          <table:table-cell table:formula="of:=[$'Países - confirmados e óbitos'.D25]/[$'Países - confirmados e óbitos'.$B$19]" office:value-type="percentage" office:value="0" calcext:value-type="percentage">
            <text:p>0,0000%</text:p>
          </table:table-cell>
          <table:table-cell table:formula="of:=[$'Países - confirmados e óbitos'.H25]/[$'Países - confirmados e óbitos'.$F$19]" office:value-type="percentage" office:value="0" calcext:value-type="percentage">
            <text:p>0,0000%</text:p>
          </table:table-cell>
          <table:table-cell table:formula="of:=[$'Países - confirmados e óbitos'.L25]/[$'Países - confirmados e óbitos'.$J$19]" office:value-type="percentage" office:value="0.000000219602551558227" calcext:value-type="percentage">
            <text:p>0,0000%</text:p>
          </table:table-cell>
          <table:table-cell table:formula="of:=[$'Países - confirmados e óbitos'.P25]/[$'Países - confirmados e óbitos'.$N$19]" office:value-type="percentage" office:value="0" calcext:value-type="percentage">
            <text:p>0,0000%</text:p>
          </table:table-cell>
          <table:table-cell table:formula="of:=[$'Países - confirmados e óbitos'.T25]/[$'Países - confirmados e óbitos'.$R$19]" office:value-type="percentage" office:value="0.0000000149304746769669" calcext:value-type="percentage">
            <text:p>0,0000%</text:p>
          </table:table-cell>
          <table:table-cell table:formula="of:=[$'Países - confirmados e óbitos'.X25]/[$'Países - confirmados e óbitos'.$V$19]" office:value-type="percentage" office:value="0.000000281355591098306" calcext:value-type="percentage">
            <text:p>0,0000%</text:p>
          </table:table-cell>
        </table:table-row>
        <table:table-row table:style-name="ro1">
          <table:table-cell office:value-type="string" calcext:value-type="string">
            <text:p>36º dia</text:p>
          </table:table-cell>
          <table:table-cell table:formula="of:=[$'Países - confirmados e óbitos'.D11]/[$'Países - confirmados e óbitos'.$B$4]" office:value-type="percentage" office:value="0.000000309333536256133" calcext:value-type="percentage">
            <text:p>0,0000%</text:p>
          </table:table-cell>
          <table:table-cell table:formula="of:=[$'Países - confirmados e óbitos'.H11]/[$'Países - confirmados e óbitos'.$F$4]" office:value-type="percentage" office:value="0.0000000424137297314859" calcext:value-type="percentage">
            <text:p>0,0000%</text:p>
          </table:table-cell>
          <table:table-cell table:formula="of:=[$'Países - confirmados e óbitos'.L11]/[$'Países - confirmados e óbitos'.$J$4]" office:value-type="percentage" office:value="0.00000013564147848979" calcext:value-type="percentage">
            <text:p>0,0000%</text:p>
          </table:table-cell>
          <table:table-cell table:formula="of:=[$'Países - confirmados e óbitos'.P11]/[$'Países - confirmados e óbitos'.$N$4]" office:value-type="percentage" office:value="0" calcext:value-type="percentage">
            <text:p>0,0000%</text:p>
          </table:table-cell>
          <table:table-cell table:formula="of:=[$'Países - confirmados e óbitos'.T11]/[$'Países - confirmados e óbitos'.$R$4]" office:value-type="percentage" office:value="0.00000000790332026387606" calcext:value-type="percentage">
            <text:p>0,0000%</text:p>
          </table:table-cell>
          <table:table-cell table:formula="of:=[$'Países - confirmados e óbitos'.X11]/[$'Países - confirmados e óbitos'.$V$4]" office:value-type="percentage" office:value="0" calcext:value-type="percentage">
            <text:p>0,0000%</text:p>
          </table:table-cell>
          <table:table-cell table:formula="of:=[$'Países - confirmados e óbitos'.D26]/[$'Países - confirmados e óbitos'.$B$19]" office:value-type="percentage" office:value="0" calcext:value-type="percentage">
            <text:p>0,0000%</text:p>
          </table:table-cell>
          <table:table-cell table:formula="of:=[$'Países - confirmados e óbitos'.H26]/[$'Países - confirmados e óbitos'.$F$19]" office:value-type="percentage" office:value="0" calcext:value-type="percentage">
            <text:p>0,0000%</text:p>
          </table:table-cell>
          <table:table-cell table:formula="of:=[$'Países - confirmados e óbitos'.L26]/[$'Países - confirmados e óbitos'.$J$19]" office:value-type="percentage" office:value="0.000000959567670939211" calcext:value-type="percentage">
            <text:p>0,0001%</text:p>
          </table:table-cell>
          <table:table-cell table:formula="of:=[$'Países - confirmados e óbitos'.P26]/[$'Países - confirmados e óbitos'.$N$19]" office:value-type="percentage" office:value="0.000000106845506099383" calcext:value-type="percentage">
            <text:p>0,0000%</text:p>
          </table:table-cell>
          <table:table-cell table:formula="of:=[$'Países - confirmados e óbitos'.T26]/[$'Países - confirmados e óbitos'.$R$19]" office:value-type="percentage" office:value="0.0000000298609493539337" calcext:value-type="percentage">
            <text:p>0,0000%</text:p>
          </table:table-cell>
          <table:table-cell table:formula="of:=[$'Países - confirmados e óbitos'.X26]/[$'Países - confirmados e óbitos'.$V$19]" office:value-type="percentage" office:value="0.00000244944867544408" calcext:value-type="percentage">
            <text:p>0,0002%</text:p>
          </table:table-cell>
        </table:table-row>
        <table:table-row table:style-name="ro1">
          <table:table-cell office:value-type="string" calcext:value-type="string">
            <text:p>43º dia</text:p>
          </table:table-cell>
          <table:table-cell table:formula="of:=[$'Países - confirmados e óbitos'.D12]/[$'Países - confirmados e óbitos'.$B$4]" office:value-type="percentage" office:value="0.000000618667072512266" calcext:value-type="percentage">
            <text:p>0,0001%</text:p>
          </table:table-cell>
          <table:table-cell table:formula="of:=[$'Países - confirmados e óbitos'.H12]/[$'Países - confirmados e óbitos'.$F$4]" office:value-type="percentage" office:value="0.0000000424137297314859" calcext:value-type="percentage">
            <text:p>0,0000%</text:p>
          </table:table-cell>
          <table:table-cell table:formula="of:=[$'Países - confirmados e óbitos'.L12]/[$'Países - confirmados e óbitos'.$J$4]" office:value-type="percentage" office:value="0.000000426301789539341" calcext:value-type="percentage">
            <text:p>0,0000%</text:p>
          </table:table-cell>
          <table:table-cell table:formula="of:=[$'Países - confirmados e óbitos'.P12]/[$'Países - confirmados e óbitos'.$N$4]" office:value-type="percentage" office:value="0.0000000982780313023392" calcext:value-type="percentage">
            <text:p>0,0000%</text:p>
          </table:table-cell>
          <table:table-cell table:formula="of:=[$'Países - confirmados e óbitos'.T12]/[$'Países - confirmados e óbitos'.$R$4]" office:value-type="percentage" office:value="0.00000000790332026387606" calcext:value-type="percentage">
            <text:p>0,0000%</text:p>
          </table:table-cell>
          <table:table-cell table:formula="of:=[$'Países - confirmados e óbitos'.X12]/[$'Países - confirmados e óbitos'.$V$4]" office:value-type="percentage" office:value="0.0000000241237697993127" calcext:value-type="percentage">
            <text:p>0,0000%</text:p>
          </table:table-cell>
          <table:table-cell table:formula="of:=[$'Países - confirmados e óbitos'.D27]/[$'Países - confirmados e óbitos'.$B$19]" office:value-type="percentage" office:value="0" calcext:value-type="percentage">
            <text:p>0,0000%</text:p>
          </table:table-cell>
          <table:table-cell table:formula="of:=[$'Países - confirmados e óbitos'.H27]/[$'Países - confirmados e óbitos'.$F$19]" office:value-type="percentage" office:value="0.000000018366175570335" calcext:value-type="percentage">
            <text:p>0,0000%</text:p>
          </table:table-cell>
          <table:table-cell table:formula="of:=[$'Países - confirmados e óbitos'.L27]/[$'Países - confirmados e óbitos'.$J$19]" office:value-type="percentage" office:value="0.0000031842369975943" calcext:value-type="percentage">
            <text:p>0,0003%</text:p>
          </table:table-cell>
          <table:table-cell table:formula="of:=[$'Países - confirmados e óbitos'.P27]/[$'Países - confirmados e óbitos'.$N$19]" office:value-type="percentage" office:value="0.00000258566124760506" calcext:value-type="percentage">
            <text:p>0,0003%</text:p>
          </table:table-cell>
          <table:table-cell table:formula="of:=[$'Países - confirmados e óbitos'.T27]/[$'Países - confirmados e óbitos'.$R$19]" office:value-type="percentage" office:value="0.000000134374272092702" calcext:value-type="percentage">
            <text:p>0,0000%</text:p>
          </table:table-cell>
          <table:table-cell table:formula="of:=[$'Países - confirmados e óbitos'.X27]/[$'Países - confirmados e óbitos'.$V$19]" office:value-type="percentage" office:value="0.0000168151341503458" calcext:value-type="percentage">
            <text:p>0,0017%</text:p>
          </table:table-cell>
        </table:table-row>
        <table:table-row table:style-name="ro1">
          <table:table-cell office:value-type="string" calcext:value-type="string">
            <text:p>50º dia</text:p>
          </table:table-cell>
          <table:table-cell table:formula="of:=[$'Países - confirmados e óbitos'.D13]/[$'Países - confirmados e óbitos'.$B$4]" office:value-type="percentage" office:value="0.000000773333840640333" calcext:value-type="percentage">
            <text:p>0,0001%</text:p>
          </table:table-cell>
          <table:table-cell table:formula="of:=[$'Países - confirmados e óbitos'.H13]/[$'Países - confirmados e óbitos'.$F$4]" office:value-type="percentage" office:value="0.0000000424137297314859" calcext:value-type="percentage">
            <text:p>0,0000%</text:p>
          </table:table-cell>
          <table:table-cell table:formula="of:=[$'Países - confirmados e óbitos'.L13]/[$'Países - confirmados e óbitos'.$J$4]" office:value-type="percentage" office:value="0.000000988245057568472" calcext:value-type="percentage">
            <text:p>0,0001%</text:p>
          </table:table-cell>
          <table:table-cell table:formula="of:=[$'Países - confirmados e óbitos'.P13]/[$'Países - confirmados e óbitos'.$N$4]" office:value-type="percentage" office:value="0.00000157244850083743" calcext:value-type="percentage">
            <text:p>0,0002%</text:p>
          </table:table-cell>
          <table:table-cell table:formula="of:=[$'Países - confirmados e óbitos'.T13]/[$'Países - confirmados e óbitos'.$R$4]" office:value-type="percentage" office:value="0.0000000474199215832563" calcext:value-type="percentage">
            <text:p>0,0000%</text:p>
          </table:table-cell>
          <table:table-cell table:formula="of:=[$'Países - confirmados e óbitos'.X13]/[$'Países - confirmados e óbitos'.$V$4]" office:value-type="percentage" office:value="0.000000156804503695532" calcext:value-type="percentage">
            <text:p>0,0000%</text:p>
          </table:table-cell>
          <table:table-cell table:formula="of:=[$'Países - confirmados e óbitos'.D28]/[$'Países - confirmados e óbitos'.$B$19]" office:value-type="percentage" office:value="0.00000000221792220009176" calcext:value-type="percentage">
            <text:p>0,0000%</text:p>
          </table:table-cell>
          <table:table-cell table:formula="of:=[$'Países - confirmados e óbitos'.H28]/[$'Países - confirmados e óbitos'.$F$19]" office:value-type="percentage" office:value="0.0000000795867608047851" calcext:value-type="percentage">
            <text:p>0,0000%</text:p>
          </table:table-cell>
          <table:table-cell table:formula="of:=[$'Países - confirmados e óbitos'.L28]/[$'Países - confirmados e óbitos'.$J$19]" office:value-type="percentage" office:value="0.0000073137197605914" calcext:value-type="percentage">
            <text:p>0,0007%</text:p>
          </table:table-cell>
          <table:table-cell table:formula="of:=[$'Países - confirmados e óbitos'.P28]/[$'Países - confirmados e óbitos'.$N$19]" office:value-type="percentage" office:value="0.0000214118394223163" calcext:value-type="percentage">
            <text:p>0,0021%</text:p>
          </table:table-cell>
          <table:table-cell table:formula="of:=[$'Países - confirmados e óbitos'.T28]/[$'Países - confirmados e óbitos'.$R$19]" office:value-type="percentage" office:value="0.00000117950749948038" calcext:value-type="percentage">
            <text:p>0,0001%</text:p>
          </table:table-cell>
          <table:table-cell table:formula="of:=[$'Países - confirmados e óbitos'.X28]/[$'Países - confirmados e óbitos'.$V$19]" office:value-type="percentage" office:value="0.0000563869705218782" calcext:value-type="percentage">
            <text:p>0,0056%</text:p>
          </table:table-cell>
        </table:table-row>
        <table:table-row table:style-name="ro1">
          <table:table-cell office:value-type="string" calcext:value-type="string">
            <text:p>57º dia</text:p>
          </table:table-cell>
          <table:table-cell/>
          <table:table-cell table:formula="of:=[$'Países - confirmados e óbitos'.H14]/[$'Países - confirmados e óbitos'.$F$4]" office:value-type="percentage" office:value="0.0000000424137297314859" calcext:value-type="percentage">
            <text:p>0,0000%</text:p>
          </table:table-cell>
          <table:table-cell table:formula="of:=[$'Países - confirmados e óbitos'.L14]/[$'Países - confirmados e óbitos'.$J$4]" office:value-type="percentage" office:value="0.00000145330155524775" calcext:value-type="percentage">
            <text:p>0,0001%</text:p>
          </table:table-cell>
          <table:table-cell table:formula="of:=[$'Países - confirmados e óbitos'.P14]/[$'Países - confirmados e óbitos'.$N$4]" office:value-type="percentage" office:value="0.00000904157887981521" calcext:value-type="percentage">
            <text:p>0,0009%</text:p>
          </table:table-cell>
          <table:table-cell table:formula="of:=[$'Países - confirmados e óbitos'.T14]/[$'Países - confirmados e óbitos'.$R$4]" office:value-type="percentage" office:value="0.0000000948398431665127" calcext:value-type="percentage">
            <text:p>0,0000%</text:p>
          </table:table-cell>
          <table:table-cell table:formula="of:=[$'Países - confirmados e óbitos'.X14]/[$'Países - confirmados e óbitos'.$V$4]" office:value-type="percentage" office:value="0.0000015197974973567" calcext:value-type="percentage">
            <text:p>0,0002%</text:p>
          </table:table-cell>
          <table:table-cell table:formula="of:=[$'Países - confirmados e óbitos'.D29]/[$'Países - confirmados e óbitos'.$B$19]" office:value-type="percentage" office:value="0.00000000961099620039763" calcext:value-type="percentage">
            <text:p>0,0000%</text:p>
          </table:table-cell>
          <table:table-cell table:formula="of:=[$'Países - confirmados e óbitos'.H29]/[$'Países - confirmados e óbitos'.$F$19]" office:value-type="percentage" office:value="0.000000260187487246413" calcext:value-type="percentage">
            <text:p>0,0000%</text:p>
          </table:table-cell>
          <table:table-cell table:formula="of:=[$'Países - confirmados e óbitos'.L29]/[$'Países - confirmados e óbitos'.$J$19]" office:value-type="percentage" office:value="0.0000130854476917631" calcext:value-type="percentage">
            <text:p>0,0013%</text:p>
          </table:table-cell>
          <table:table-cell table:formula="of:=[$'Países - confirmados e óbitos'.P29]/[$'Países - confirmados e óbitos'.$N$19]" office:value-type="percentage" office:value="0.00010381109372616" calcext:value-type="percentage">
            <text:p>0,0104%</text:p>
          </table:table-cell>
          <table:table-cell table:formula="of:=[$'Países - confirmados e óbitos'.T29]/[$'Países - confirmados e óbitos'.$R$19]" office:value-type="percentage" office:value="0.00000671871360463509" calcext:value-type="percentage">
            <text:p>0,0007%</text:p>
          </table:table-cell>
          <table:table-cell table:formula="of:=[$'Países - confirmados e óbitos'.X29]/[$'Países - confirmados e óbitos'.$V$19]" office:value-type="percentage" office:value="0.000135133435371628" calcext:value-type="percentage">
            <text:p>0,0135%</text:p>
          </table:table-cell>
        </table:table-row>
        <table:table-row table:style-name="ro1">
          <table:table-cell office:value-type="string" calcext:value-type="string">
            <text:p>64º dia</text:p>
          </table:table-cell>
          <table:table-cell/>
          <table:table-cell table:formula="of:=[$'Países - confirmados e óbitos'.H15]/[$'Países - confirmados e óbitos'.$F$4]" office:value-type="percentage" office:value="0.0000000848274594629718" calcext:value-type="percentage">
            <text:p>0,0000%</text:p>
          </table:table-cell>
          <table:table-cell table:formula="of:=[$'Países - confirmados e óbitos'.L15]/[$'Países - confirmados e óbitos'.$J$4]" office:value-type="percentage" office:value="0.00000218964100990661" calcext:value-type="percentage">
            <text:p>0,0002%</text:p>
          </table:table-cell>
          <table:table-cell table:formula="of:=[$'Países - confirmados e óbitos'.P15]/[$'Países - confirmados e óbitos'.$N$4]" office:value-type="percentage" office:value="0.0000327265844236789" calcext:value-type="percentage">
            <text:p>0,0033%</text:p>
          </table:table-cell>
          <table:table-cell table:formula="of:=[$'Países - confirmados e óbitos'.T15]/[$'Países - confirmados e óbitos'.$R$4]" office:value-type="percentage" office:value="0.00000022129296738853" calcext:value-type="percentage">
            <text:p>0,0000%</text:p>
          </table:table-cell>
          <table:table-cell table:formula="of:=[$'Países - confirmados e óbitos'.X15]/[$'Países - confirmados e óbitos'.$V$4]" office:value-type="percentage" office:value="0.00000703207889649964" calcext:value-type="percentage">
            <text:p>0,0007%</text:p>
          </table:table-cell>
          <table:table-cell table:formula="of:=[$'Países - confirmados e óbitos'.D30]/[$'Países - confirmados e óbitos'.$B$19]" office:value-type="percentage" office:value="0.0000000369653700015294" calcext:value-type="percentage">
            <text:p>0,0000%</text:p>
          </table:table-cell>
          <table:table-cell table:formula="of:=[$'Países - confirmados e óbitos'.H30]/[$'Países - confirmados e óbitos'.$F$19]" office:value-type="percentage" office:value="0.00000180600726441628" calcext:value-type="percentage">
            <text:p>0,0002%</text:p>
          </table:table-cell>
          <table:table-cell table:formula="of:=[$'Países - confirmados e óbitos'.L30]/[$'Países - confirmados e óbitos'.$J$19]" office:value-type="percentage" office:value="0.0000239510000253832" calcext:value-type="percentage">
            <text:p>0,0024%</text:p>
          </table:table-cell>
          <table:table-cell table:formula="of:=[$'Países - confirmados e óbitos'.P30]/[$'Países - confirmados e óbitos'.$N$19]" office:value-type="percentage" office:value="0.00023367112183935" calcext:value-type="percentage">
            <text:p>0,0234%</text:p>
          </table:table-cell>
          <table:table-cell table:formula="of:=[$'Países - confirmados e óbitos'.T30]/[$'Países - confirmados e óbitos'.$R$19]" office:value-type="percentage" office:value="0.0000297862969805489" calcext:value-type="percentage">
            <text:p>0,0030%</text:p>
          </table:table-cell>
          <table:table-cell table:formula="of:=[$'Países - confirmados e óbitos'.X30]/[$'Países - confirmados e óbitos'.$V$19]" office:value-type="percentage" office:value="0.000230330927136184" calcext:value-type="percentage">
            <text:p>0,0230%</text:p>
          </table:table-cell>
        </table:table-row>
        <table:table-row table:style-name="ro1">
          <table:table-cell office:value-type="string" calcext:value-type="string">
            <text:p>71º dia</text:p>
          </table:table-cell>
          <table:table-cell/>
          <table:table-cell table:formula="of:=[$'Países - confirmados e óbitos'.H16]/[$'Países - confirmados e óbitos'.$F$4]" office:value-type="percentage" office:value="0.000000212068648657429" calcext:value-type="percentage">
            <text:p>0,0000%</text:p>
          </table:table-cell>
          <table:table-cell table:formula="of:=[$'Países - confirmados e óbitos'.L16]/[$'Países - confirmados e óbitos'.$J$4]" office:value-type="percentage" office:value="0.00000306162194305527" calcext:value-type="percentage">
            <text:p>0,0003%</text:p>
          </table:table-cell>
          <table:table-cell table:formula="of:=[$'Países - confirmados e óbitos'.P16]/[$'Países - confirmados e óbitos'.$N$4]" office:value-type="percentage" office:value="0.0000855018872330351" calcext:value-type="percentage">
            <text:p>0,0086%</text:p>
          </table:table-cell>
          <table:table-cell table:formula="of:=[$'Países - confirmados e óbitos'.T16]/[$'Países - confirmados e óbitos'.$R$4]" office:value-type="percentage" office:value="0.00000033984277134667" calcext:value-type="percentage">
            <text:p>0,0000%</text:p>
          </table:table-cell>
          <table:table-cell table:formula="of:=[$'Países - confirmados e óbitos'.X16]/[$'Países - confirmados e óbitos'.$V$4]" office:value-type="percentage" office:value="0.0000193834490337477" calcext:value-type="percentage">
            <text:p>0,0019%</text:p>
          </table:table-cell>
          <table:table-cell table:formula="of:=[$'Países - confirmados e óbitos'.D31]/[$'Países - confirmados e óbitos'.$B$19]" office:value-type="percentage" office:value="0.000000122725028405077" calcext:value-type="percentage">
            <text:p>0,0000%</text:p>
          </table:table-cell>
          <table:table-cell table:formula="of:=[$'Países - confirmados e óbitos'.H31]/[$'Países - confirmados e óbitos'.$F$19]" office:value-type="percentage" office:value="0.00000970346275966034" calcext:value-type="percentage">
            <text:p>0,0010%</text:p>
          </table:table-cell>
          <table:table-cell table:formula="of:=[$'Países - confirmados e óbitos'.L31]/[$'Países - confirmados e óbitos'.$J$19]" office:value-type="percentage" office:value="0.0000378146045846243" calcext:value-type="percentage">
            <text:p>0,0038%</text:p>
          </table:table-cell>
          <table:table-cell table:formula="of:=[$'Países - confirmados e óbitos'.P31]/[$'Países - confirmados e óbitos'.$N$19]" office:value-type="percentage" office:value="0.000338550670626504" calcext:value-type="percentage">
            <text:p>0,0339%</text:p>
          </table:table-cell>
          <table:table-cell table:formula="of:=[$'Países - confirmados e óbitos'.T31]/[$'Países - confirmados e óbitos'.$R$19]" office:value-type="percentage" office:value="0.0000971525987230234" calcext:value-type="percentage">
            <text:p>0,0097%</text:p>
          </table:table-cell>
          <table:table-cell table:formula="of:=[$'Países - confirmados e óbitos'.X31]/[$'Países - confirmados e óbitos'.$V$19]" office:value-type="percentage" office:value="0.000302556562404008" calcext:value-type="percentage">
            <text:p>0,0303%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131" office:value-type="string" calcext:value-type="string">
            <text:p>Curva confirmados:</text:p>
          </table:table-cell>
          <table:table-cell table:style-name="Default" table:number-columns-repeated="12"/>
        </table:table-row>
      </table:table>
      <table:table table:name="Países - óbitos por milhão 50º dia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number-columns-repeated="5" table:default-cell-style-name="Default"/>
        <table:table-row table:style-name="ro1">
          <table:table-cell table:style-name="ce3" office:value-type="string" calcext:value-type="string">
            <text:p>País</text:p>
          </table:table-cell>
          <table:table-cell table:style-name="ce77" office:value-type="string" calcext:value-type="string">
            <text:p>IRI (Oxford) 50º dia</text:p>
          </table:table-cell>
          <table:table-cell table:style-name="ce77" office:value-type="string" calcext:value-type="string">
            <text:p>Óbitos por milhão 50º dia</text:p>
          </table:table-cell>
          <table:table-cell table:number-columns-repeated="5"/>
        </table:table-row>
        <table:table-row table:style-name="ro1">
          <table:table-cell table:style-name="ce323" office:value-type="string" calcext:value-type="string">
            <text:p>Itália</text:p>
          </table:table-cell>
          <table:table-cell table:style-name="ce387" table:formula="of:=[$'Países - confirmados e óbitos'.Y28]" office:value-type="percentage" office:value="0.9325" calcext:value-type="percentage">
            <text:p>93%</text:p>
          </table:table-cell>
          <table:table-cell table:style-name="ce392" table:formula="of:=1000000*[$'Países - confirmados e óbitos'.X28]/[$'Países - confirmados e óbitos'.V19]" office:value-type="float" office:value="56.3869705218782" calcext:value-type="float">
            <text:p>56,39</text:p>
          </table:table-cell>
          <table:table-cell table:number-columns-repeated="5"/>
        </table:table-row>
        <table:table-row table:style-name="ro1">
          <table:table-cell table:style-name="ce383" office:value-type="string" calcext:value-type="string">
            <text:p>Espanha</text:p>
          </table:table-cell>
          <table:table-cell table:style-name="ce388" table:formula="of:=[$'Países - confirmados e óbitos'.Q28]" office:value-type="percentage" office:value="0.7764" calcext:value-type="percentage">
            <text:p>78%</text:p>
          </table:table-cell>
          <table:table-cell table:style-name="ce393" table:formula="of:=1000000*[$'Países - confirmados e óbitos'.P28]/[$'Países - confirmados e óbitos'.N19]" office:value-type="float" office:value="21.4118394223163" calcext:value-type="float">
            <text:p>21,41</text:p>
          </table:table-cell>
          <table:table-cell table:number-columns-repeated="5"/>
        </table:table-row>
        <table:table-row table:style-name="ro1">
          <table:table-cell table:style-name="ce384" office:value-type="string" calcext:value-type="string">
            <text:p>Brasil</text:p>
          </table:table-cell>
          <table:table-cell table:style-name="ce389" table:formula="of:=[$'Países - confirmados e óbitos'.M28]" office:value-type="percentage" office:value="0.7052" calcext:value-type="percentage">
            <text:p>71%</text:p>
          </table:table-cell>
          <table:table-cell table:style-name="ce394" table:formula="of:=1000000*[$'Países - confirmados e óbitos'.L28]/[$'Países - confirmados e óbitos'.J19]" office:value-type="float" office:value="7.3137197605914" calcext:value-type="float">
            <text:p>7,31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Suécia</text:p>
          </table:table-cell>
          <table:table-cell table:style-name="ce68" table:formula="of:=[$'Países - confirmados e óbitos'.Q13]" office:value-type="percentage" office:value="0.324" calcext:value-type="percentage">
            <text:p>32%</text:p>
          </table:table-cell>
          <table:table-cell table:style-name="ce217" table:formula="of:=1000000*[$'Países - confirmados e óbitos'.P13]/[$'Países - confirmados e óbitos'.N4]" office:value-type="float" office:value="1.57244850083743" calcext:value-type="float">
            <text:p>1,57</text:p>
          </table:table-cell>
          <table:table-cell table:number-columns-repeated="5"/>
        </table:table-row>
        <table:table-row table:style-name="ro1">
          <table:table-cell table:style-name="ce42" office:value-type="string" calcext:value-type="string">
            <text:p>França</text:p>
          </table:table-cell>
          <table:table-cell table:style-name="ce90" table:formula="of:=[$'Países - confirmados e óbitos'.U28]" office:value-type="percentage" office:value="0.4286" calcext:value-type="percentage">
            <text:p>43%</text:p>
          </table:table-cell>
          <table:table-cell table:style-name="ce338" table:formula="of:=1000000*[$'Países - confirmados e óbitos'.T28]/[$'Países - confirmados e óbitos'.R19]" office:value-type="float" office:value="1.17950749948038" calcext:value-type="float">
            <text:p>1,18</text:p>
          </table:table-cell>
          <table:table-cell table:number-columns-repeated="5"/>
        </table:table-row>
        <table:table-row table:style-name="ro1">
          <table:table-cell table:style-name="ce385" office:value-type="string" calcext:value-type="string">
            <text:p>Coreia do Sul</text:p>
          </table:table-cell>
          <table:table-cell table:style-name="ce390" table:formula="of:=[$'Países - confirmados e óbitos'.M13]" office:value-type="percentage" office:value="0.6124" calcext:value-type="percentage">
            <text:p>61%</text:p>
          </table:table-cell>
          <table:table-cell table:style-name="ce397" table:formula="of:=1000000*[$'Países - confirmados e óbitos'.L13]/[$'Países - confirmados e óbitos'.J4]" office:value-type="float" office:value="0.988245057568472" calcext:value-type="float">
            <text:p>0,99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Nicarágua</text:p>
          </table:table-cell>
          <table:table-cell table:style-name="ce55" table:formula="of:=[$'Países - confirmados e óbitos'.E13]" office:value-type="percentage" office:value="0.1667" calcext:value-type="percentage">
            <text:p>17%</text:p>
          </table:table-cell>
          <table:table-cell table:style-name="ce214" table:formula="of:=1000000*[$'Países - confirmados e óbitos'.D13]/[$'Países - confirmados e óbitos'.B4]" office:value-type="float" office:value="0.773333840640333" calcext:value-type="float">
            <text:p>0,77</text:p>
          </table:table-cell>
          <table:table-cell table:number-columns-repeated="4"/>
          <table:table-cell table:style-name="ce223"/>
        </table:table-row>
        <table:table-row table:style-name="ro1">
          <table:table-cell table:style-name="ce64" office:value-type="string" calcext:value-type="string">
            <text:p>Alemanha</text:p>
          </table:table-cell>
          <table:table-cell table:style-name="ce70" table:formula="of:=[$'Países - confirmados e óbitos'.Y13]" office:value-type="percentage" office:value="0.4908" calcext:value-type="percentage">
            <text:p>49%</text:p>
          </table:table-cell>
          <table:table-cell table:style-name="ce219" table:formula="of:=1000000*[$'Países - confirmados e óbitos'.X13]/[$'Países - confirmados e óbitos'.V4]" office:value-type="float" office:value="0.156804503695532" calcext:value-type="float">
            <text:p>0,16</text:p>
          </table:table-cell>
          <table:table-cell table:number-columns-repeated="5"/>
        </table:table-row>
        <table:table-row table:style-name="ro1">
          <table:table-cell table:style-name="ce36" office:value-type="string" calcext:value-type="string">
            <text:p>EUA</text:p>
          </table:table-cell>
          <table:table-cell table:style-name="ce72" table:formula="of:=[$'Países - confirmados e óbitos'.I28]" office:value-type="percentage" office:value="0.2024" calcext:value-type="percentage">
            <text:p>20%</text:p>
          </table:table-cell>
          <table:table-cell table:style-name="ce221" table:formula="of:=1000000*[$'Países - confirmados e óbitos'.H28]/[$'Países - confirmados e óbitos'.F19]" office:value-type="float" office:value="0.0795867608047851" calcext:value-type="float">
            <text:p>0,08</text:p>
          </table:table-cell>
          <table:table-cell table:number-columns-repeated="5"/>
        </table:table-row>
        <table:table-row table:style-name="ro1">
          <table:table-cell table:style-name="ce53" office:value-type="string" calcext:value-type="string">
            <text:p>Japão</text:p>
          </table:table-cell>
          <table:table-cell table:style-name="ce69" table:formula="of:=[$'Países - confirmados e óbitos'.U13]" office:value-type="percentage" office:value="0.4563" calcext:value-type="percentage">
            <text:p>46%</text:p>
          </table:table-cell>
          <table:table-cell table:style-name="ce218" table:formula="of:=1000000*[$'Países - confirmados e óbitos'.T13]/[$'Países - confirmados e óbitos'.R4]" office:value-type="float" office:value="0.0474199215832563" calcext:value-type="float">
            <text:p>0,05</text:p>
          </table:table-cell>
          <table:table-cell table:number-columns-repeated="5"/>
        </table:table-row>
        <table:table-row table:style-name="ro1">
          <table:table-cell table:style-name="ce17" office:value-type="string" calcext:value-type="string">
            <text:p>Taiwan</text:p>
          </table:table-cell>
          <table:table-cell table:style-name="ce56" table:formula="of:=[$'Países - confirmados e óbitos'.I13]" office:value-type="percentage" office:value="0.2659" calcext:value-type="percentage">
            <text:p>27%</text:p>
          </table:table-cell>
          <table:table-cell table:style-name="ce329" table:formula="of:=1000000*[$'Países - confirmados e óbitos'.H13]/[$'Países - confirmados e óbitos'.F4]" office:value-type="float" office:value="0.0424137297314859" calcext:value-type="float">
            <text:p>0,04</text:p>
          </table:table-cell>
          <table:table-cell table:number-columns-repeated="5"/>
        </table:table-row>
        <table:table-row table:style-name="ro1">
          <table:table-cell table:style-name="ce386" office:value-type="string" calcext:value-type="string">
            <text:p>Índia</text:p>
          </table:table-cell>
          <table:table-cell table:style-name="ce391" table:formula="of:=[$'Países - confirmados e óbitos'.E28]" office:value-type="percentage" office:value="0.533" calcext:value-type="percentage">
            <text:p>53%</text:p>
          </table:table-cell>
          <table:table-cell table:style-name="ce403" table:formula="of:=1000000*[$'Países - confirmados e óbitos'.D28]/[$'Países - confirmados e óbitos'.B19]" office:value-type="float" office:value="0.00221792220009176" calcext:value-type="float">
            <text:p>0,00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2"/>
          <table:table-cell table:number-columns-repeated="7"/>
        </table:table-row>
      </table:table>
      <table:table table:name="Países - óbitos por milhão 64º dia" table:style-name="ta1">
        <office:forms form:automatic-focus="false" form:apply-design-mode="false"/>
        <table:table-column table:style-name="co15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3" table:number-columns-repeated="5" table:default-cell-style-name="Default"/>
        <table:table-row table:style-name="ro1">
          <table:table-cell table:style-name="ce3" office:value-type="string" calcext:value-type="string">
            <text:p>País</text:p>
          </table:table-cell>
          <table:table-cell table:style-name="ce77" office:value-type="string" calcext:value-type="string">
            <text:p>IRI (Oxford) 64º dia</text:p>
          </table:table-cell>
          <table:table-cell table:style-name="ce77" office:value-type="string" calcext:value-type="string">
            <text:p>Óbitos por milhão 64º dia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Nicarágua</text:p>
          </table:table-cell>
          <table:table-cell table:style-name="ce408" office:value-type="string" calcext:value-type="string">
            <text:p>-</text:p>
          </table:table-cell>
          <table:table-cell table:style-name="ce214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383" office:value-type="string" calcext:value-type="string">
            <text:p>Espanha</text:p>
          </table:table-cell>
          <table:table-cell table:style-name="ce388" table:formula="of:=[$'Países - confirmados e óbitos'.Q30]" office:value-type="percentage" office:value="0.8941" calcext:value-type="percentage">
            <text:p>89%</text:p>
          </table:table-cell>
          <table:table-cell table:style-name="ce393" table:formula="of:=1000000*[$'Países - confirmados e óbitos'.P30]/[$'Países - confirmados e óbitos'.N19]" office:value-type="float" office:value="233.67112183935" calcext:value-type="float">
            <text:p>233,67</text:p>
          </table:table-cell>
          <table:table-cell table:number-columns-repeated="5"/>
        </table:table-row>
        <table:table-row table:style-name="ro1">
          <table:table-cell table:style-name="ce323" office:value-type="string" calcext:value-type="string">
            <text:p>Itália</text:p>
          </table:table-cell>
          <table:table-cell table:style-name="ce387" table:formula="of:=[$'Países - confirmados e óbitos'.Y30]" office:value-type="percentage" office:value="0.9325" calcext:value-type="percentage">
            <text:p>93%</text:p>
          </table:table-cell>
          <table:table-cell table:style-name="ce392" table:formula="of:=1000000*[$'Países - confirmados e óbitos'.X30]/[$'Países - confirmados e óbitos'.V19]" office:value-type="float" office:value="230.330927136184" calcext:value-type="float">
            <text:p>230,33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Suécia</text:p>
          </table:table-cell>
          <table:table-cell table:style-name="ce68" table:formula="of:=[$'Países - confirmados e óbitos'.Q15]" office:value-type="percentage" office:value="0.4536" calcext:value-type="percentage">
            <text:p>45%</text:p>
          </table:table-cell>
          <table:table-cell table:style-name="ce217" table:formula="of:=1000000*[$'Países - confirmados e óbitos'.P15]/[$'Países - confirmados e óbitos'.N4]" office:value-type="float" office:value="32.7265844236789" calcext:value-type="float">
            <text:p>32,73</text:p>
          </table:table-cell>
          <table:table-cell table:number-columns-repeated="5"/>
        </table:table-row>
        <table:table-row table:style-name="ro1">
          <table:table-cell table:style-name="ce405" office:value-type="string" calcext:value-type="string">
            <text:p>França</text:p>
          </table:table-cell>
          <table:table-cell table:style-name="ce409" table:formula="of:=[$'Países - confirmados e óbitos'.U30]" office:value-type="percentage" office:value="0.8941" calcext:value-type="percentage">
            <text:p>89%</text:p>
          </table:table-cell>
          <table:table-cell table:style-name="ce412" table:formula="of:=1000000*[$'Países - confirmados e óbitos'.T30]/[$'Países - confirmados e óbitos'.R19]" office:value-type="float" office:value="29.7862969805489" calcext:value-type="float">
            <text:p>29,79</text:p>
          </table:table-cell>
          <table:table-cell table:number-columns-repeated="5"/>
        </table:table-row>
        <table:table-row table:style-name="ro1">
          <table:table-cell table:style-name="ce384" office:value-type="string" calcext:value-type="string">
            <text:p>Brasil</text:p>
          </table:table-cell>
          <table:table-cell table:style-name="ce389" table:formula="of:=[$'Países - confirmados e óbitos'.M30]" office:value-type="percentage" office:value="0.7251" calcext:value-type="percentage">
            <text:p>73%</text:p>
          </table:table-cell>
          <table:table-cell table:style-name="ce394" table:formula="of:=1000000*[$'Países - confirmados e óbitos'.L30]/[$'Países - confirmados e óbitos'.J19]" office:value-type="float" office:value="23.9510000253832" calcext:value-type="float">
            <text:p>23,95</text:p>
          </table:table-cell>
          <table:table-cell table:number-columns-repeated="5"/>
        </table:table-row>
        <table:table-row table:style-name="ro1">
          <table:table-cell table:style-name="ce406" office:value-type="string" calcext:value-type="string">
            <text:p>Alemanha</text:p>
          </table:table-cell>
          <table:table-cell table:style-name="ce410" table:formula="of:=[$'Países - confirmados e óbitos'.Y15]" office:value-type="percentage" office:value="0.7461" calcext:value-type="percentage">
            <text:p>75%</text:p>
          </table:table-cell>
          <table:table-cell table:style-name="ce413" table:formula="of:=1000000*[$'Países - confirmados e óbitos'.X15]/[$'Países - confirmados e óbitos'.V4]" office:value-type="float" office:value="7.03207889649964" calcext:value-type="float">
            <text:p>7,03</text:p>
          </table:table-cell>
          <table:table-cell table:number-columns-repeated="4"/>
          <table:table-cell table:style-name="ce223"/>
        </table:table-row>
        <table:table-row table:style-name="ro1">
          <table:table-cell table:style-name="ce385" office:value-type="string" calcext:value-type="string">
            <text:p>Coreia do Sul</text:p>
          </table:table-cell>
          <table:table-cell table:style-name="ce390" table:formula="of:=[$'Países - confirmados e óbitos'.M15]" office:value-type="percentage" office:value="0.7883" calcext:value-type="percentage">
            <text:p>79%</text:p>
          </table:table-cell>
          <table:table-cell table:style-name="ce397" table:formula="of:=1000000*[$'Países - confirmados e óbitos'.L15]/[$'Países - confirmados e óbitos'.J4]" office:value-type="float" office:value="2.18964100990661" calcext:value-type="float">
            <text:p>2,19</text:p>
          </table:table-cell>
          <table:table-cell table:number-columns-repeated="5"/>
        </table:table-row>
        <table:table-row table:style-name="ro1">
          <table:table-cell table:style-name="ce407" office:value-type="string" calcext:value-type="string">
            <text:p>EUA</text:p>
          </table:table-cell>
          <table:table-cell table:style-name="ce411" table:formula="of:=[$'Países - confirmados e óbitos'.I30]" office:value-type="percentage" office:value="0.6841" calcext:value-type="percentage">
            <text:p>68%</text:p>
          </table:table-cell>
          <table:table-cell table:style-name="ce414" table:formula="of:=1000000*[$'Países - confirmados e óbitos'.H30]/[$'Países - confirmados e óbitos'.F19]" office:value-type="float" office:value="1.80600726441628" calcext:value-type="float">
            <text:p>1,81</text:p>
          </table:table-cell>
          <table:table-cell table:number-columns-repeated="5"/>
        </table:table-row>
        <table:table-row table:style-name="ro1">
          <table:table-cell table:style-name="ce53" office:value-type="string" calcext:value-type="string">
            <text:p>Japão</text:p>
          </table:table-cell>
          <table:table-cell table:style-name="ce69" table:formula="of:=[$'Países - confirmados e óbitos'.U15]" office:value-type="percentage" office:value="0.484" calcext:value-type="percentage">
            <text:p>48%</text:p>
          </table:table-cell>
          <table:table-cell table:style-name="ce218" table:formula="of:=1000000*[$'Países - confirmados e óbitos'.T15]/[$'Países - confirmados e óbitos'.R4]" office:value-type="float" office:value="0.22129296738853" calcext:value-type="float">
            <text:p>0,22</text:p>
          </table:table-cell>
          <table:table-cell table:number-columns-repeated="5"/>
        </table:table-row>
        <table:table-row table:style-name="ro1">
          <table:table-cell table:style-name="ce17" office:value-type="string" calcext:value-type="string">
            <text:p>Taiwan</text:p>
          </table:table-cell>
          <table:table-cell table:style-name="ce56" table:formula="of:=[$'Países - confirmados e óbitos'.I15]" office:value-type="percentage" office:value="0.3201" calcext:value-type="percentage">
            <text:p>32%</text:p>
          </table:table-cell>
          <table:table-cell table:style-name="ce415" table:formula="of:=1000000*[$'Países - confirmados e óbitos'.H15]/[$'Países - confirmados e óbitos'.F4]" office:value-type="float" office:value="0.0848274594629718" calcext:value-type="float">
            <text:p>0,08</text:p>
          </table:table-cell>
          <table:table-cell table:number-columns-repeated="5"/>
        </table:table-row>
        <table:table-row table:style-name="ro1">
          <table:table-cell table:style-name="ce386" office:value-type="string" calcext:value-type="string">
            <text:p>Índia</text:p>
          </table:table-cell>
          <table:table-cell table:style-name="ce391" table:formula="of:=[$'Países - confirmados e óbitos'.E30]" office:value-type="percentage" office:value="1" calcext:value-type="percentage">
            <text:p>100%</text:p>
          </table:table-cell>
          <table:table-cell table:style-name="ce403" table:formula="of:=1000000*[$'Países - confirmados e óbitos'.D30]/[$'Países - confirmados e óbitos'.B19]" office:value-type="float" office:value="0.0369653700015294" calcext:value-type="float">
            <text:p>0,04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2"/>
          <table:table-cell table:number-columns-repeated="7"/>
        </table:table-row>
      </table:table>
      <table:table table:name="Países nórdicos" table:style-name="ta1">
        <office:forms form:automatic-focus="false" form:apply-design-mode="false"/>
        <table:shapes>
          <draw:frame draw:z-index="1" draw:style-name="gr2" draw:text-style-name="P3" svg:width="13.896cm" svg:height="6.776cm" svg:x="13.793cm" svg:y="9.098cm">
            <draw:object draw:notify-on-update-of-ranges="'Países nórdicos'.A21:'Países nórdicos'.A21 'Países nórdicos'.A22:'Países nórdicos'.A32 'Países nórdicos'.B21:'Países nórdicos'.B21 'Países nórdicos'.B22:'Países nórdicos'.B32 'Países nórdicos'.C21:'Países nórdicos'.C21 'Países nórdicos'.C22:'Países nórdicos'.C32 'Países nórdicos'.D21:'Países nórdicos'.D21 'Países nórdicos'.D22:'Países nórdicos'.D32 'Países nórdicos'.E21:'Países nórdicos'.E21 'Países nórdicos'.E22:'Países nórdicos'.E3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2" draw:text-style-name="P3" svg:width="13.897cm" svg:height="7.094cm" svg:x="13.792cm" svg:y="17.7cm">
            <draw:object draw:notify-on-update-of-ranges="'Países nórdicos'.A40:'Países nórdicos'.A40 'Países nórdicos'.A41:'Países nórdicos'.A51 'Países nórdicos'.B40:'Países nórdicos'.B40 'Países nórdicos'.B41:'Países nórdicos'.B51 'Países nórdicos'.C40:'Países nórdicos'.C40 'Países nórdicos'.C41:'Países nórdicos'.C51 'Países nórdicos'.D40:'Países nórdicos'.D40 'Países nórdicos'.D41:'Países nórdicos'.D51 'Países nórdicos'.E40:'Países nórdicos'.E40 'Países nórdicos'.E41:'Países nórdicos'.E5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3" table:default-cell-style-name="ce1"/>
        <table:table-column table:style-name="co3" table:default-cell-style-name="ce252"/>
        <table:table-column table:style-name="co5" table:default-cell-style-name="ce271"/>
        <table:table-column table:style-name="co3" table:default-cell-style-name="ce308"/>
        <table:table-column table:style-name="co3" table:default-cell-style-name="ce332"/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style-name="ce8" office:value-type="string" calcext:value-type="string" table:number-columns-spanned="4" table:number-rows-spanned="1">
            <text:p>Países:</text:p>
          </table:table-cell>
          <table:covered-table-cell table:style-name="ce84"/>
          <table:covered-table-cell table:number-columns-repeated="2" table:style-name="ce82"/>
          <table:table-cell table:style-name="ce82" table:number-columns-repeated="5"/>
          <table:table-cell table:style-name="ce84"/>
          <table:table-cell table:style-name="ce82" table:number-columns-repeated="3"/>
          <table:table-cell table:style-name="ce84"/>
          <table:table-cell table:style-name="ce82" table:number-columns-repeated="3"/>
        </table:table-row>
        <table:table-row table:style-name="ro1">
          <table:table-cell table:style-name="ce79" table:number-columns-repeated="17"/>
        </table:table-row>
        <table:table-row table:style-name="ro1">
          <table:table-cell table:style-name="ce10"/>
          <table:table-cell table:style-name="ce109" office:value-type="string" calcext:value-type="string" table:number-columns-spanned="4" table:number-rows-spanned="1">
            <text:p>Suécia (47%)</text:p>
          </table:table-cell>
          <table:covered-table-cell table:style-name="ce170"/>
          <table:covered-table-cell table:number-columns-repeated="2" table:style-name="ce111"/>
          <table:table-cell table:style-name="ce260" office:value-type="string" calcext:value-type="string" table:number-columns-spanned="4" table:number-rows-spanned="1">
            <text:p><text:span text:style-name="T4">Dinamarca</text:span> (71%)</text:p>
          </table:table-cell>
          <table:covered-table-cell table:number-columns-repeated="3" table:style-name="ce269"/>
          <table:table-cell table:style-name="ce122" office:value-type="string" calcext:value-type="string" table:number-columns-spanned="4" table:number-rows-spanned="1">
            <text:p><text:span text:style-name="T4">Finlândia</text:span> (63%)</text:p>
          </table:table-cell>
          <table:covered-table-cell table:number-columns-repeated="3" table:style-name="ce171"/>
          <table:table-cell table:style-name="ce302" office:value-type="string" calcext:value-type="string" table:number-columns-spanned="4" table:number-rows-spanned="1">
            <text:p><text:span text:style-name="T4">Noruega</text:span> (71%)</text:p>
          </table:table-cell>
          <table:covered-table-cell table:number-columns-repeated="3" table:style-name="ce309"/>
        </table:table-row>
        <table:table-row table:style-name="ro1">
          <table:table-cell office:value-type="string" calcext:value-type="string">
            <text:p>População</text:p>
          </table:table-cell>
          <table:table-cell table:style-name="ce110" office:value-type="float" office:value="10175214" calcext:value-type="float" table:number-columns-spanned="4" table:number-rows-spanned="1">
            <text:p>10175214</text:p>
          </table:table-cell>
          <table:covered-table-cell table:number-columns-repeated="3" table:style-name="ce4"/>
          <table:table-cell table:style-name="ce261" office:value-type="float" office:value="5793636" calcext:value-type="float" table:number-columns-spanned="4" table:number-rows-spanned="1">
            <text:p>5793636</text:p>
          </table:table-cell>
          <table:covered-table-cell table:number-columns-repeated="3" table:style-name="ce270"/>
          <table:table-cell table:style-name="ce420" office:value-type="float" office:value="5515525" calcext:value-type="float" table:number-columns-spanned="4" table:number-rows-spanned="1">
            <text:p>5515525</text:p>
          </table:table-cell>
          <table:covered-table-cell table:number-columns-repeated="3" table:style-name="ce116"/>
          <table:table-cell table:style-name="ce303" office:value-type="float" office:value="5311916" calcext:value-type="float" table:number-columns-spanned="4" table:number-rows-spanned="1">
            <text:p>5311916</text:p>
          </table:table-cell>
          <table:covered-table-cell table:number-columns-repeated="3" table:style-name="ce310"/>
        </table:table-row>
        <table:table-row table:style-name="ro1">
          <table:table-cell/>
          <table:table-cell table:style-name="ce111" office:value-type="string" calcext:value-type="string">
            <text:p>Data</text:p>
          </table:table-cell>
          <table:table-cell table:style-name="ce111" office:value-type="string" calcext:value-type="string">
            <text:p>Confirmados</text:p>
          </table:table-cell>
          <table:table-cell table:style-name="ce111" office:value-type="string" calcext:value-type="string">
            <text:p>Óbitos</text:p>
          </table:table-cell>
          <table:table-cell table:style-name="ce111" office:value-type="string" calcext:value-type="string">
            <text:p>IRI (Oxford)</text:p>
          </table:table-cell>
          <table:table-cell table:style-name="ce22" office:value-type="string" calcext:value-type="string">
            <text:p>Data</text:p>
          </table:table-cell>
          <table:table-cell table:style-name="ce22" office:value-type="string" calcext:value-type="string">
            <text:p>Confirmados</text:p>
          </table:table-cell>
          <table:table-cell table:style-name="ce22" office:value-type="string" calcext:value-type="string">
            <text:p>Óbitos</text:p>
          </table:table-cell>
          <table:table-cell table:style-name="ce22" office:value-type="string" calcext:value-type="string">
            <text:p>IRI (Oxford)</text:p>
          </table:table-cell>
          <table:table-cell table:style-name="ce137" office:value-type="string" calcext:value-type="string">
            <text:p>Data</text:p>
          </table:table-cell>
          <table:table-cell table:style-name="ce137" office:value-type="string" calcext:value-type="string">
            <text:p>Confirmados</text:p>
          </table:table-cell>
          <table:table-cell table:style-name="ce137" office:value-type="string" calcext:value-type="string">
            <text:p>Óbitos</text:p>
          </table:table-cell>
          <table:table-cell table:style-name="ce137" office:value-type="string" calcext:value-type="string">
            <text:p>IRI (Oxford)</text:p>
          </table:table-cell>
          <table:table-cell table:style-name="ce304" office:value-type="string" calcext:value-type="string">
            <text:p>Data</text:p>
          </table:table-cell>
          <table:table-cell table:style-name="ce304" office:value-type="string" calcext:value-type="string">
            <text:p>Confirmados</text:p>
          </table:table-cell>
          <table:table-cell table:style-name="ce304" office:value-type="string" calcext:value-type="string">
            <text:p>Óbitos</text:p>
          </table:table-cell>
          <table:table-cell table:style-name="ce304" office:value-type="string" calcext:value-type="string">
            <text:p>IRI (Oxford)</text:p>
          </table:table-cell>
        </table:table-row>
        <table:table-row table:style-name="ro2">
          <table:table-cell office:value-type="string" calcext:value-type="string">
            <text:p>1<text:span text:style-name="T3">o</text:span> dia</text:p>
          </table:table-cell>
          <table:table-cell table:style-name="ce6" office:value-type="date" office:date-value="2020-02-01" calcext:value-type="date">
            <text:p>01/02/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79" office:value-type="percentage" office:value="0" calcext:value-type="percentage">
            <text:p>0,00%</text:p>
          </table:table-cell>
          <table:table-cell table:style-name="ce23" office:value-type="date" office:date-value="2020-02-27" calcext:value-type="date">
            <text:p>27/02/20</text:p>
          </table:table-cell>
          <table:table-cell table:style-name="ce270" office:value-type="float" office:value="1" calcext:value-type="float">
            <text:p>1</text:p>
          </table:table-cell>
          <table:table-cell table:style-name="ce270" office:value-type="float" office:value="0" calcext:value-type="float">
            <text:p>0</text:p>
          </table:table-cell>
          <table:table-cell table:style-name="ce279" office:value-type="percentage" office:value="0.1111" calcext:value-type="percentage">
            <text:p>11,11%</text:p>
          </table:table-cell>
          <table:table-cell table:style-name="ce112" office:value-type="date" office:date-value="2020-01-30" calcext:value-type="date">
            <text:p>30/01/2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81" office:value-type="percentage" office:value="0.0714" calcext:value-type="percentage">
            <text:p>7,14%</text:p>
          </table:table-cell>
          <table:table-cell table:style-name="ce305" office:value-type="date" office:date-value="2020-02-27" calcext:value-type="date">
            <text:p>27/02/20</text:p>
          </table:table-cell>
          <table:table-cell table:style-name="ce310" office:value-type="float" office:value="1" calcext:value-type="float">
            <text:p>1</text:p>
          </table:table-cell>
          <table:table-cell table:style-name="ce310" office:value-type="float" office:value="0" calcext:value-type="float">
            <text:p>0</text:p>
          </table:table-cell>
          <table:table-cell table:style-name="ce312" office:value-type="percentage" office:value="0.1111" calcext:value-type="percentage">
            <text:p>11,11%</text:p>
          </table:table-cell>
        </table:table-row>
        <table:table-row table:style-name="ro1">
          <table:table-cell office:value-type="string" calcext:value-type="string">
            <text:p>8º dia</text:p>
          </table:table-cell>
          <table:table-cell table:style-name="ce6" office:value-type="date" office:date-value="2020-02-08" calcext:value-type="date">
            <text:p>08/02/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79" office:value-type="percentage" office:value="0" calcext:value-type="percentage">
            <text:p>0,00%</text:p>
          </table:table-cell>
          <table:table-cell table:style-name="ce23" office:value-type="date" office:date-value="2020-03-05" calcext:value-type="date">
            <text:p>05/03/20</text:p>
          </table:table-cell>
          <table:table-cell table:style-name="ce270" office:value-type="float" office:value="10" calcext:value-type="float">
            <text:p>10</text:p>
          </table:table-cell>
          <table:table-cell table:style-name="ce270" office:value-type="float" office:value="0" calcext:value-type="float">
            <text:p>0</text:p>
          </table:table-cell>
          <table:table-cell table:style-name="ce279" office:value-type="percentage" office:value="0.1931" calcext:value-type="percentage">
            <text:p>19,31%</text:p>
          </table:table-cell>
          <table:table-cell table:style-name="ce112" office:value-type="date" office:date-value="2020-02-06" calcext:value-type="date">
            <text:p>06/02/2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81" office:value-type="percentage" office:value="0.1547" calcext:value-type="percentage">
            <text:p>15,47%</text:p>
          </table:table-cell>
          <table:table-cell table:style-name="ce305" office:value-type="date" office:date-value="2020-03-05" calcext:value-type="date">
            <text:p>05/03/20</text:p>
          </table:table-cell>
          <table:table-cell table:style-name="ce310" office:value-type="float" office:value="56" calcext:value-type="float">
            <text:p>56</text:p>
          </table:table-cell>
          <table:table-cell table:style-name="ce310" office:value-type="float" office:value="0" calcext:value-type="float">
            <text:p>0</text:p>
          </table:table-cell>
          <table:table-cell table:style-name="ce312" office:value-type="percentage" office:value="0.1111" calcext:value-type="percentage">
            <text:p>11,11%</text:p>
          </table:table-cell>
        </table:table-row>
        <table:table-row table:style-name="ro1">
          <table:table-cell office:value-type="string" calcext:value-type="string">
            <text:p>15º dia</text:p>
          </table:table-cell>
          <table:table-cell table:style-name="ce6" office:value-type="date" office:date-value="2020-02-15" calcext:value-type="date">
            <text:p>15/02/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79" office:value-type="percentage" office:value="0" calcext:value-type="percentage">
            <text:p>0,00%</text:p>
          </table:table-cell>
          <table:table-cell table:style-name="ce23" office:value-type="date" office:date-value="2020-03-12" calcext:value-type="date">
            <text:p>12/03/20</text:p>
          </table:table-cell>
          <table:table-cell table:style-name="ce270" office:value-type="float" office:value="516" calcext:value-type="float">
            <text:p>516</text:p>
          </table:table-cell>
          <table:table-cell table:style-name="ce270" office:value-type="float" office:value="0" calcext:value-type="float">
            <text:p>0</text:p>
          </table:table-cell>
          <table:table-cell table:style-name="ce279" office:value-type="percentage" office:value="0.533" calcext:value-type="percentage">
            <text:p>53,30%</text:p>
          </table:table-cell>
          <table:table-cell table:style-name="ce112" office:value-type="date" office:date-value="2020-02-13" calcext:value-type="date">
            <text:p>13/02/2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81" office:value-type="percentage" office:value="0.1547" calcext:value-type="percentage">
            <text:p>15,47%</text:p>
          </table:table-cell>
          <table:table-cell table:style-name="ce305" office:value-type="date" office:date-value="2020-03-12" calcext:value-type="date">
            <text:p>12/03/20</text:p>
          </table:table-cell>
          <table:table-cell table:style-name="ce310" office:value-type="float" office:value="489" calcext:value-type="float">
            <text:p>489</text:p>
          </table:table-cell>
          <table:table-cell table:style-name="ce310" office:value-type="float" office:value="0" calcext:value-type="float">
            <text:p>0</text:p>
          </table:table-cell>
          <table:table-cell table:style-name="ce312" office:value-type="percentage" office:value="0.5343" calcext:value-type="percentage">
            <text:p>53,43%</text:p>
          </table:table-cell>
        </table:table-row>
        <table:table-row table:style-name="ro1">
          <table:table-cell office:value-type="string" calcext:value-type="string">
            <text:p>22º dia</text:p>
          </table:table-cell>
          <table:table-cell table:style-name="ce6" office:value-type="date" office:date-value="2020-02-22" calcext:value-type="date">
            <text:p>22/02/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79" office:value-type="percentage" office:value="0" calcext:value-type="percentage">
            <text:p>0,00%</text:p>
          </table:table-cell>
          <table:table-cell table:style-name="ce23" office:value-type="date" office:date-value="2020-03-19" calcext:value-type="date">
            <text:p>19/03/20</text:p>
          </table:table-cell>
          <table:table-cell table:style-name="ce270" office:value-type="float" office:value="1115" calcext:value-type="float">
            <text:p>1115</text:p>
          </table:table-cell>
          <table:table-cell table:style-name="ce270" office:value-type="float" office:value="4" calcext:value-type="float">
            <text:p>4</text:p>
          </table:table-cell>
          <table:table-cell table:style-name="ce279" office:value-type="percentage" office:value="0.8412" calcext:value-type="percentage">
            <text:p>84,12%</text:p>
          </table:table-cell>
          <table:table-cell table:style-name="ce112" office:value-type="date" office:date-value="2020-02-20" calcext:value-type="date">
            <text:p>20/02/2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81" office:value-type="percentage" office:value="0.1547" calcext:value-type="percentage">
            <text:p>15,47%</text:p>
          </table:table-cell>
          <table:table-cell table:style-name="ce305" office:value-type="date" office:date-value="2020-03-19" calcext:value-type="date">
            <text:p>19/03/20</text:p>
          </table:table-cell>
          <table:table-cell table:style-name="ce310" office:value-type="float" office:value="1423" calcext:value-type="float">
            <text:p>1423</text:p>
          </table:table-cell>
          <table:table-cell table:style-name="ce310" office:value-type="float" office:value="3" calcext:value-type="float">
            <text:p>3</text:p>
          </table:table-cell>
          <table:table-cell table:style-name="ce312" office:value-type="percentage" office:value="0.7566" calcext:value-type="percentage">
            <text:p>75,66%</text:p>
          </table:table-cell>
        </table:table-row>
        <table:table-row table:style-name="ro1">
          <table:table-cell office:value-type="string" calcext:value-type="string">
            <text:p>29º dia</text:p>
          </table:table-cell>
          <table:table-cell table:style-name="ce6" office:value-type="date" office:date-value="2020-02-29" calcext:value-type="date">
            <text:p>29/02/2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style-name="ce179" office:value-type="percentage" office:value="0" calcext:value-type="percentage">
            <text:p>0,00%</text:p>
          </table:table-cell>
          <table:table-cell table:style-name="ce23" office:value-type="date" office:date-value="2020-03-26" calcext:value-type="date">
            <text:p>26/03/20</text:p>
          </table:table-cell>
          <table:table-cell table:style-name="ce270" office:value-type="float" office:value="1724" calcext:value-type="float">
            <text:p>1724</text:p>
          </table:table-cell>
          <table:table-cell table:style-name="ce270" office:value-type="float" office:value="34" calcext:value-type="float">
            <text:p>34</text:p>
          </table:table-cell>
          <table:table-cell table:style-name="ce279" office:value-type="percentage" office:value="0.8412" calcext:value-type="percentage">
            <text:p>84,12%</text:p>
          </table:table-cell>
          <table:table-cell table:style-name="ce112" office:value-type="date" office:date-value="2020-02-27" calcext:value-type="date">
            <text:p>27/02/20</text:p>
          </table:table-cell>
          <table:table-cell table:style-name="ce421" office:value-type="float" office:value="2" calcext:value-type="float">
            <text:p>2</text:p>
          </table:table-cell>
          <table:table-cell table:style-name="ce421" office:value-type="float" office:value="0" calcext:value-type="float">
            <text:p>0</text:p>
          </table:table-cell>
          <table:table-cell table:style-name="ce423" office:value-type="percentage" office:value="0.1944" calcext:value-type="percentage">
            <text:p>19,44%</text:p>
          </table:table-cell>
          <table:table-cell table:style-name="ce305" office:value-type="date" office:date-value="2020-03-26" calcext:value-type="date">
            <text:p>26/03/20</text:p>
          </table:table-cell>
          <table:table-cell table:style-name="ce310" office:value-type="float" office:value="2916" calcext:value-type="float">
            <text:p>2916</text:p>
          </table:table-cell>
          <table:table-cell table:style-name="ce310" office:value-type="float" office:value="12" calcext:value-type="float">
            <text:p>12</text:p>
          </table:table-cell>
          <table:table-cell table:style-name="ce312" office:value-type="percentage" office:value="0.7963" calcext:value-type="percentage">
            <text:p>79,63%</text:p>
          </table:table-cell>
        </table:table-row>
        <table:table-row table:style-name="ro1">
          <table:table-cell office:value-type="string" calcext:value-type="string">
            <text:p>36º dia</text:p>
          </table:table-cell>
          <table:table-cell table:style-name="ce6" office:value-type="date" office:date-value="2020-03-07" calcext:value-type="date">
            <text:p>07/03/20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0" calcext:value-type="float">
            <text:p>0</text:p>
          </table:table-cell>
          <table:table-cell table:style-name="ce179" office:value-type="percentage" office:value="0" calcext:value-type="percentage">
            <text:p>0,00%</text:p>
          </table:table-cell>
          <table:table-cell table:style-name="ce23" office:value-type="date" office:date-value="2020-04-02" calcext:value-type="date">
            <text:p>02/04/20</text:p>
          </table:table-cell>
          <table:table-cell table:style-name="ce270" office:value-type="float" office:value="3107" calcext:value-type="float">
            <text:p>3107</text:p>
          </table:table-cell>
          <table:table-cell table:style-name="ce270" office:value-type="float" office:value="104" calcext:value-type="float">
            <text:p>104</text:p>
          </table:table-cell>
          <table:table-cell table:style-name="ce279" office:value-type="percentage" office:value="0.8412" calcext:value-type="percentage">
            <text:p>84,12%</text:p>
          </table:table-cell>
          <table:table-cell table:style-name="ce112" office:value-type="date" office:date-value="2020-03-05" calcext:value-type="date">
            <text:p>05/03/20</text:p>
          </table:table-cell>
          <table:table-cell table:style-name="ce422" office:value-type="float" office:value="12" calcext:value-type="float">
            <text:p>12</text:p>
          </table:table-cell>
          <table:table-cell table:style-name="ce422" office:value-type="float" office:value="0" calcext:value-type="float">
            <office:annotation draw:style-name="gr3" draw:text-style-name="P2" svg:width="2.899cm" svg:height="4.546cm" svg:x="28.375cm" svg:y="3.036cm" draw:caption-point-x="-0.61cm" draw:caption-point-y="1.51cm">
              <dc:date>2020-05-15T00:00:00</dc:date>
              <text:p text:style-name="P1">Nessa linha, a tabela trazia 0 e 0, por algum motivo faltou a informação dessa data. Como solução de contorno, usei os números do dia seguinte (06/03/20).</text:p>
            </office:annotation>
            <text:p>0</text:p>
          </table:table-cell>
          <table:table-cell table:style-name="ce423" office:value-type="percentage" office:value="0.1944" calcext:value-type="percentage">
            <text:p>19,44%</text:p>
          </table:table-cell>
          <table:table-cell table:style-name="ce305" office:value-type="date" office:date-value="2020-04-02" calcext:value-type="date">
            <text:p>02/04/20</text:p>
          </table:table-cell>
          <table:table-cell table:style-name="ce310" office:value-type="float" office:value="4665" calcext:value-type="float">
            <text:p>4665</text:p>
          </table:table-cell>
          <table:table-cell table:style-name="ce310" office:value-type="float" office:value="32" calcext:value-type="float">
            <text:p>32</text:p>
          </table:table-cell>
          <table:table-cell table:style-name="ce312" office:value-type="percentage" office:value="0.7963" calcext:value-type="percentage">
            <text:p>79,63%</text:p>
          </table:table-cell>
        </table:table-row>
        <table:table-row table:style-name="ro1">
          <table:table-cell office:value-type="string" calcext:value-type="string">
            <text:p>43º dia</text:p>
          </table:table-cell>
          <table:table-cell table:style-name="ce6" office:value-type="date" office:date-value="2020-03-14" calcext:value-type="date">
            <text:p>14/03/20</text:p>
          </table:table-cell>
          <table:table-cell table:style-name="ce4" office:value-type="float" office:value="775" calcext:value-type="float">
            <text:p>775</text:p>
          </table:table-cell>
          <table:table-cell table:style-name="ce4" office:value-type="float" office:value="1" calcext:value-type="float">
            <text:p>1</text:p>
          </table:table-cell>
          <table:table-cell table:style-name="ce179" office:value-type="percentage" office:value="0.1825" calcext:value-type="percentage">
            <text:p>18,25%</text:p>
          </table:table-cell>
          <table:table-cell table:style-name="ce23" office:value-type="date" office:date-value="2020-04-09" calcext:value-type="date">
            <text:p>09/04/20</text:p>
          </table:table-cell>
          <table:table-cell table:style-name="ce270" office:value-type="float" office:value="5402" calcext:value-type="float">
            <text:p>5402</text:p>
          </table:table-cell>
          <table:table-cell table:style-name="ce270" office:value-type="float" office:value="218" calcext:value-type="float">
            <text:p>218</text:p>
          </table:table-cell>
          <table:table-cell table:style-name="ce279" office:value-type="percentage" office:value="0.8412" calcext:value-type="percentage">
            <text:p>84,12%</text:p>
          </table:table-cell>
          <table:table-cell table:style-name="ce112" office:value-type="date" office:date-value="2020-03-12" calcext:value-type="date">
            <text:p>12/03/20</text:p>
          </table:table-cell>
          <table:table-cell table:style-name="ce421" office:value-type="float" office:value="59" calcext:value-type="float">
            <text:p>59</text:p>
          </table:table-cell>
          <table:table-cell table:style-name="ce421" office:value-type="float" office:value="0" calcext:value-type="float">
            <text:p>0</text:p>
          </table:table-cell>
          <table:table-cell table:style-name="ce423" office:value-type="percentage" office:value="0.4351" calcext:value-type="percentage">
            <text:p>43,51%</text:p>
          </table:table-cell>
          <table:table-cell table:style-name="ce305" office:value-type="date" office:date-value="2020-04-09" calcext:value-type="date">
            <text:p>09/04/20</text:p>
          </table:table-cell>
          <table:table-cell table:style-name="ce310" office:value-type="float" office:value="6010" calcext:value-type="float">
            <text:p>6010</text:p>
          </table:table-cell>
          <table:table-cell table:style-name="ce310" office:value-type="float" office:value="80" calcext:value-type="float">
            <text:p>80</text:p>
          </table:table-cell>
          <table:table-cell table:style-name="ce312" office:value-type="percentage" office:value="0.7963" calcext:value-type="percentage">
            <text:p>79,63%</text:p>
          </table:table-cell>
        </table:table-row>
        <table:table-row table:style-name="ro1">
          <table:table-cell office:value-type="string" calcext:value-type="string">
            <text:p>50º dia</text:p>
          </table:table-cell>
          <table:table-cell table:style-name="ce6" office:value-type="date" office:date-value="2020-03-21" calcext:value-type="date">
            <text:p>21/03/20</text:p>
          </table:table-cell>
          <table:table-cell table:style-name="ce4" office:value-type="float" office:value="1623" calcext:value-type="float">
            <text:p>1623</text:p>
          </table:table-cell>
          <table:table-cell table:style-name="ce4" office:value-type="float" office:value="16" calcext:value-type="float">
            <text:p>16</text:p>
          </table:table-cell>
          <table:table-cell table:style-name="ce179" office:value-type="percentage" office:value="0.324" calcext:value-type="percentage">
            <text:p>32,40%</text:p>
          </table:table-cell>
          <table:table-cell table:style-name="ce23" office:value-type="date" office:date-value="2020-04-16" calcext:value-type="date">
            <text:p>16/04/20</text:p>
          </table:table-cell>
          <table:table-cell table:style-name="ce419" office:value-type="float" office:value="6681" calcext:value-type="float">
            <text:p>6681</text:p>
          </table:table-cell>
          <table:table-cell table:style-name="ce419" office:value-type="float" office:value="309" calcext:value-type="float">
            <text:p>309</text:p>
          </table:table-cell>
          <table:table-cell table:style-name="ce279" office:value-type="percentage" office:value="0.8147" calcext:value-type="percentage">
            <text:p>81,47%</text:p>
          </table:table-cell>
          <table:table-cell table:style-name="ce112" office:value-type="date" office:date-value="2020-03-19" calcext:value-type="date">
            <text:p>19/03/20</text:p>
          </table:table-cell>
          <table:table-cell table:style-name="ce421" office:value-type="float" office:value="369" calcext:value-type="float">
            <text:p>369</text:p>
          </table:table-cell>
          <table:table-cell table:style-name="ce421" office:value-type="float" office:value="0" calcext:value-type="float">
            <text:p>0</text:p>
          </table:table-cell>
          <table:table-cell table:style-name="ce423" office:value-type="percentage" office:value="0.7433" calcext:value-type="percentage">
            <text:p>74,33%</text:p>
          </table:table-cell>
          <table:table-cell table:style-name="ce305" office:value-type="date" office:date-value="2020-04-16" calcext:value-type="date">
            <text:p>16/04/20</text:p>
          </table:table-cell>
          <table:table-cell table:style-name="ce310" office:value-type="float" office:value="6677" calcext:value-type="float">
            <text:p>6677</text:p>
          </table:table-cell>
          <table:table-cell table:style-name="ce310" office:value-type="float" office:value="130" calcext:value-type="float">
            <text:p>130</text:p>
          </table:table-cell>
          <table:table-cell table:style-name="ce312" office:value-type="percentage" office:value="0.7963" calcext:value-type="percentage">
            <text:p>79,63%</text:p>
          </table:table-cell>
        </table:table-row>
        <table:table-row table:style-name="ro1">
          <table:table-cell office:value-type="string" calcext:value-type="string">
            <text:p>57º dia</text:p>
          </table:table-cell>
          <table:table-cell table:style-name="ce6" office:value-type="date" office:date-value="2020-03-28" calcext:value-type="date">
            <text:p>28/03/20</text:p>
          </table:table-cell>
          <table:table-cell table:style-name="ce4" office:value-type="float" office:value="3046" calcext:value-type="float">
            <text:p>3046</text:p>
          </table:table-cell>
          <table:table-cell table:style-name="ce4" office:value-type="float" office:value="92" calcext:value-type="float">
            <text:p>92</text:p>
          </table:table-cell>
          <table:table-cell table:style-name="ce179" office:value-type="percentage" office:value="0.324" calcext:value-type="percentage">
            <text:p>32,40%</text:p>
          </table:table-cell>
          <table:table-cell table:style-name="ce23" office:value-type="date" office:date-value="2020-04-23" calcext:value-type="date">
            <text:p>23/04/20</text:p>
          </table:table-cell>
          <table:table-cell table:style-name="ce270" office:value-type="float" office:value="7912" calcext:value-type="float">
            <text:p>7912</text:p>
          </table:table-cell>
          <table:table-cell table:style-name="ce270" office:value-type="float" office:value="384" calcext:value-type="float">
            <text:p>384</text:p>
          </table:table-cell>
          <table:table-cell table:style-name="ce279" office:value-type="percentage" office:value="0.8147" calcext:value-type="percentage">
            <text:p>81,47%</text:p>
          </table:table-cell>
          <table:table-cell table:style-name="ce112" office:value-type="date" office:date-value="2020-03-26" calcext:value-type="date">
            <text:p>26/03/20</text:p>
          </table:table-cell>
          <table:table-cell table:style-name="ce421" office:value-type="float" office:value="880" calcext:value-type="float">
            <text:p>880</text:p>
          </table:table-cell>
          <table:table-cell table:style-name="ce421" office:value-type="float" office:value="3" calcext:value-type="float">
            <text:p>3</text:p>
          </table:table-cell>
          <table:table-cell table:style-name="ce423" office:value-type="percentage" office:value="0.7433" calcext:value-type="percentage">
            <text:p>74,33%</text:p>
          </table:table-cell>
          <table:table-cell table:style-name="ce305" office:value-type="date" office:date-value="2020-04-23" calcext:value-type="date">
            <text:p>23/04/20</text:p>
          </table:table-cell>
          <table:table-cell table:style-name="ce310" office:value-type="float" office:value="7250" calcext:value-type="float">
            <text:p>7250</text:p>
          </table:table-cell>
          <table:table-cell table:style-name="ce310" office:value-type="float" office:value="169" calcext:value-type="float">
            <text:p>169</text:p>
          </table:table-cell>
          <table:table-cell table:style-name="ce310" office:value-type="float" office:value="69.04" calcext:value-type="float">
            <text:p>69,04</text:p>
          </table:table-cell>
        </table:table-row>
        <table:table-row table:style-name="ro1">
          <table:table-cell office:value-type="string" calcext:value-type="string">
            <text:p>64º dia</text:p>
          </table:table-cell>
          <table:table-cell table:style-name="ce6" office:value-type="date" office:date-value="2020-04-04" calcext:value-type="date">
            <text:p>04/04/20</text:p>
          </table:table-cell>
          <table:table-cell table:style-name="ce4" office:value-type="float" office:value="6078" calcext:value-type="float">
            <text:p>6078</text:p>
          </table:table-cell>
          <table:table-cell table:style-name="ce4" office:value-type="float" office:value="333" calcext:value-type="float">
            <text:p>333</text:p>
          </table:table-cell>
          <table:table-cell table:style-name="ce179" office:value-type="percentage" office:value="0.4536" calcext:value-type="percentage">
            <text:p>45,36%</text:p>
          </table:table-cell>
          <table:table-cell table:style-name="ce23" office:value-type="date" office:date-value="2020-04-30" calcext:value-type="date">
            <text:p>30/04/20</text:p>
          </table:table-cell>
          <table:table-cell table:style-name="ce270" office:value-type="float" office:value="9008" calcext:value-type="float">
            <text:p>9008</text:p>
          </table:table-cell>
          <table:table-cell table:style-name="ce270" office:value-type="float" office:value="443" calcext:value-type="float">
            <text:p>443</text:p>
          </table:table-cell>
          <table:table-cell table:style-name="ce279" office:value-type="percentage" office:value="0.8147" calcext:value-type="percentage">
            <text:p>81,47%</text:p>
          </table:table-cell>
          <table:table-cell table:style-name="ce112" office:value-type="date" office:date-value="2020-04-02" calcext:value-type="date">
            <text:p>02/04/20</text:p>
          </table:table-cell>
          <table:table-cell table:style-name="ce421" office:value-type="float" office:value="1446" calcext:value-type="float">
            <text:p>1446</text:p>
          </table:table-cell>
          <table:table-cell table:style-name="ce421" office:value-type="float" office:value="17" calcext:value-type="float">
            <text:p>17</text:p>
          </table:table-cell>
          <table:table-cell table:style-name="ce423" office:value-type="percentage" office:value="0.7513" calcext:value-type="percentage">
            <text:p>75,13%</text:p>
          </table:table-cell>
          <table:table-cell table:style-name="ce305" office:value-type="date" office:date-value="2020-04-30" calcext:value-type="date">
            <text:p>30/04/20</text:p>
          </table:table-cell>
          <table:table-cell table:style-name="ce310" office:value-type="float" office:value="7667" calcext:value-type="float">
            <text:p>7667</text:p>
          </table:table-cell>
          <table:table-cell table:style-name="ce310" office:value-type="float" office:value="202" calcext:value-type="float">
            <text:p>202</text:p>
          </table:table-cell>
          <table:table-cell table:style-name="ce310" office:value-type="float" office:value="71.69" calcext:value-type="float">
            <text:p>71,69</text:p>
          </table:table-cell>
        </table:table-row>
        <table:table-row table:style-name="ro1">
          <table:table-cell office:value-type="string" calcext:value-type="string">
            <text:p>71º dia</text:p>
          </table:table-cell>
          <table:table-cell table:style-name="ce6" office:value-type="date" office:date-value="2020-04-11" calcext:value-type="date">
            <text:p>11/04/20</text:p>
          </table:table-cell>
          <table:table-cell table:style-name="ce4" office:value-type="float" office:value="9685" calcext:value-type="float">
            <text:p>9685</text:p>
          </table:table-cell>
          <table:table-cell table:style-name="ce4" office:value-type="float" office:value="870" calcext:value-type="float">
            <text:p>870</text:p>
          </table:table-cell>
          <table:table-cell table:style-name="ce179" office:value-type="percentage" office:value="0.4536" calcext:value-type="percentage">
            <text:p>45,36%</text:p>
          </table:table-cell>
          <table:table-cell table:style-name="ce23" office:value-type="date" office:date-value="2020-05-07" calcext:value-type="date">
            <text:p>07/05/20</text:p>
          </table:table-cell>
          <table:table-cell table:style-name="ce270" office:value-type="float" office:value="9983" calcext:value-type="float">
            <text:p>9983</text:p>
          </table:table-cell>
          <table:table-cell table:style-name="ce270" office:value-type="float" office:value="506" calcext:value-type="float">
            <text:p>506</text:p>
          </table:table-cell>
          <table:table-cell table:style-name="ce279" office:value-type="percentage" office:value="0.8147" calcext:value-type="percentage">
            <text:p>81,47%</text:p>
          </table:table-cell>
          <table:table-cell table:style-name="ce112" office:value-type="date" office:date-value="2020-04-09" calcext:value-type="date">
            <text:p>09/04/20</text:p>
          </table:table-cell>
          <table:table-cell table:style-name="ce421" office:value-type="float" office:value="2487" calcext:value-type="float">
            <text:p>2487</text:p>
          </table:table-cell>
          <table:table-cell table:style-name="ce421" office:value-type="float" office:value="40" calcext:value-type="float">
            <text:p>40</text:p>
          </table:table-cell>
          <table:table-cell table:style-name="ce423" office:value-type="percentage" office:value="0.7513" calcext:value-type="percentage">
            <text:p>75,13%</text:p>
          </table:table-cell>
          <table:table-cell table:style-name="ce305" office:value-type="date" office:date-value="2020-05-07" calcext:value-type="date">
            <text:p>07/05/20</text:p>
          </table:table-cell>
          <table:table-cell table:style-name="ce310" office:value-type="float" office:value="7953" calcext:value-type="float">
            <text:p>7953</text:p>
          </table:table-cell>
          <table:table-cell table:style-name="ce310" office:value-type="float" office:value="209" calcext:value-type="float">
            <text:p>209</text:p>
          </table:table-cell>
          <table:table-cell table:style-name="ce310" office:value-type="float" office:value="71.69" calcext:value-type="float">
            <text:p>71,69</text:p>
          </table:table-cell>
        </table:table-row>
        <table:table-row table:style-name="ro1">
          <table:table-cell table:style-name="Default" table:number-columns-repeated="5"/>
          <table:table-cell table:number-columns-repeated="12"/>
        </table:table-row>
        <table:table-row table:style-name="ro1">
          <table:table-cell table:style-name="Default" table:number-columns-repeated="5"/>
          <table:table-cell table:number-columns-repeated="12"/>
        </table:table-row>
        <table:table-row table:style-name="ro1">
          <table:table-cell table:style-name="ce8" office:value-type="string" calcext:value-type="string" table:number-columns-spanned="3" table:number-rows-spanned="1">
            <text:p>% Confirmados população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table:number-columns-repeated="5"/>
          <table:table-cell table:number-columns-repeated="12"/>
        </table:table-row>
        <table:table-row table:style-name="ro1">
          <table:table-cell table:style-name="ce10"/>
          <table:table-cell table:style-name="ce109" office:value-type="string" calcext:value-type="string">
            <text:p>Suécia</text:p>
          </table:table-cell>
          <table:table-cell table:style-name="ce416" office:value-type="string" calcext:value-type="string">
            <text:p>Dinamarca</text:p>
          </table:table-cell>
          <table:table-cell table:style-name="ce417" office:value-type="string" calcext:value-type="string">
            <text:p>Finlândia</text:p>
          </table:table-cell>
          <table:table-cell table:style-name="ce418" office:value-type="string" calcext:value-type="string">
            <text:p>Norueg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1<text:span text:style-name="T3">o</text:span> dia</text:p>
          </table:table-cell>
          <table:table-cell table:formula="of:=[.C6]/[.$B$4]" office:value-type="percentage" office:value="0.0000000982780313023392" calcext:value-type="percentage">
            <text:p>0,0000%</text:p>
          </table:table-cell>
          <table:table-cell table:formula="of:=[.G6]/[.$F$4]" office:value-type="percentage" office:value="0.000000172603180455244" calcext:value-type="percentage">
            <text:p>0,0000%</text:p>
          </table:table-cell>
          <table:table-cell table:formula="of:=[.K6]/[.$J$4]" office:value-type="percentage" office:value="0.000000181306403288898" calcext:value-type="percentage">
            <text:p>0,0000%</text:p>
          </table:table-cell>
          <table:table-cell table:formula="of:=[.O6]/[.$N$4]" office:value-type="percentage" office:value="0.000000188255988987778" calcext:value-type="percentage">
            <text:p>0,00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8º dia</text:p>
          </table:table-cell>
          <table:table-cell table:formula="of:=[.C7]/[.$B$4]" office:value-type="percentage" office:value="0.0000000982780313023392" calcext:value-type="percentage">
            <text:p>0,0000%</text:p>
          </table:table-cell>
          <table:table-cell table:formula="of:=[.G7]/[.$F$4]" office:value-type="percentage" office:value="0.00000172603180455244" calcext:value-type="percentage">
            <text:p>0,0002%</text:p>
          </table:table-cell>
          <table:table-cell table:formula="of:=[.K7]/[.$J$4]" office:value-type="percentage" office:value="0.000000181306403288898" calcext:value-type="percentage">
            <text:p>0,0000%</text:p>
          </table:table-cell>
          <table:table-cell table:formula="of:=[.O7]/[.$N$4]" office:value-type="percentage" office:value="0.0000105423353833155" calcext:value-type="percentage">
            <text:p>0,001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5º dia</text:p>
          </table:table-cell>
          <table:table-cell table:formula="of:=[.C8]/[.$B$4]" office:value-type="percentage" office:value="0.0000000982780313023392" calcext:value-type="percentage">
            <text:p>0,0000%</text:p>
          </table:table-cell>
          <table:table-cell table:formula="of:=[.G8]/[.$F$4]" office:value-type="percentage" office:value="0.0000890632411149061" calcext:value-type="percentage">
            <text:p>0,0089%</text:p>
          </table:table-cell>
          <table:table-cell table:formula="of:=[.K8]/[.$J$4]" office:value-type="percentage" office:value="0.000000181306403288898" calcext:value-type="percentage">
            <text:p>0,0000%</text:p>
          </table:table-cell>
          <table:table-cell table:formula="of:=[.O8]/[.$N$4]" office:value-type="percentage" office:value="0.0000920571786150233" calcext:value-type="percentage">
            <text:p>0,009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2º dia</text:p>
          </table:table-cell>
          <table:table-cell table:formula="of:=[.C9]/[.$B$4]" office:value-type="percentage" office:value="0.0000000982780313023392" calcext:value-type="percentage">
            <text:p>0,0000%</text:p>
          </table:table-cell>
          <table:table-cell table:formula="of:=[.G9]/[.$F$4]" office:value-type="percentage" office:value="0.000192452546207597" calcext:value-type="percentage">
            <text:p>0,0192%</text:p>
          </table:table-cell>
          <table:table-cell table:formula="of:=[.K9]/[.$J$4]" office:value-type="percentage" office:value="0.000000181306403288898" calcext:value-type="percentage">
            <text:p>0,0000%</text:p>
          </table:table-cell>
          <table:table-cell table:formula="of:=[.O9]/[.$N$4]" office:value-type="percentage" office:value="0.000267888272329608" calcext:value-type="percentage">
            <text:p>0,0268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9º dia</text:p>
          </table:table-cell>
          <table:table-cell table:formula="of:=[.C10]/[.$B$4]" office:value-type="percentage" office:value="0.00000117933637562807" calcext:value-type="percentage">
            <text:p>0,0001%</text:p>
          </table:table-cell>
          <table:table-cell table:formula="of:=[.G10]/[.$F$4]" office:value-type="percentage" office:value="0.000297567883104841" calcext:value-type="percentage">
            <text:p>0,0298%</text:p>
          </table:table-cell>
          <table:table-cell table:formula="of:=[.K10]/[.$J$4]" office:value-type="percentage" office:value="0.000000362612806577796" calcext:value-type="percentage">
            <text:p>0,0000%</text:p>
          </table:table-cell>
          <table:table-cell table:formula="of:=[.O10]/[.$N$4]" office:value-type="percentage" office:value="0.00054895446388836" calcext:value-type="percentage">
            <text:p>0,0549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6º dia</text:p>
          </table:table-cell>
          <table:table-cell table:formula="of:=[.C11]/[.$B$4]" office:value-type="percentage" office:value="0.0000134640902884205" calcext:value-type="percentage">
            <text:p>0,0013%</text:p>
          </table:table-cell>
          <table:table-cell table:formula="of:=[.G11]/[.$F$4]" office:value-type="percentage" office:value="0.000536278081674444" calcext:value-type="percentage">
            <text:p>0,0536%</text:p>
          </table:table-cell>
          <table:table-cell table:formula="of:=[.K11]/[.$J$4]" office:value-type="percentage" office:value="0.00000217567683946678" calcext:value-type="percentage">
            <text:p>0,0002%</text:p>
          </table:table-cell>
          <table:table-cell table:formula="of:=[.O11]/[.$N$4]" office:value-type="percentage" office:value="0.000878214188627983" calcext:value-type="percentage">
            <text:p>0,0878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3º dia</text:p>
          </table:table-cell>
          <table:table-cell table:formula="of:=[.C12]/[.$B$4]" office:value-type="percentage" office:value="0.0000761654742593129" calcext:value-type="percentage">
            <text:p>0,0076%</text:p>
          </table:table-cell>
          <table:table-cell table:formula="of:=[.G12]/[.$F$4]" office:value-type="percentage" office:value="0.00093240238081923" calcext:value-type="percentage">
            <text:p>0,0932%</text:p>
          </table:table-cell>
          <table:table-cell table:formula="of:=[.K12]/[.$J$4]" office:value-type="percentage" office:value="0.000010697077794045" calcext:value-type="percentage">
            <text:p>0,0011%</text:p>
          </table:table-cell>
          <table:table-cell table:formula="of:=[.O12]/[.$N$4]" office:value-type="percentage" office:value="0.00113141849381654" calcext:value-type="percentage">
            <text:p>0,113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º dia</text:p>
          </table:table-cell>
          <table:table-cell table:formula="of:=[.C13]/[.$B$4]" office:value-type="percentage" office:value="0.000159505244803697" calcext:value-type="percentage">
            <text:p>0,0160%</text:p>
          </table:table-cell>
          <table:table-cell table:formula="of:=[.G13]/[.$F$4]" office:value-type="percentage" office:value="0.00115316184862149" calcext:value-type="percentage">
            <text:p>0,1153%</text:p>
          </table:table-cell>
          <table:table-cell table:formula="of:=[.K13]/[.$J$4]" office:value-type="percentage" office:value="0.0000669020628136034" calcext:value-type="percentage">
            <text:p>0,0067%</text:p>
          </table:table-cell>
          <table:table-cell table:formula="of:=[.O13]/[.$N$4]" office:value-type="percentage" office:value="0.00125698523847139" calcext:value-type="percentage">
            <text:p>0,1257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7º dia</text:p>
          </table:table-cell>
          <table:table-cell table:formula="of:=[.C14]/[.$B$4]" office:value-type="percentage" office:value="0.000299354883346925" calcext:value-type="percentage">
            <text:p>0,0299%</text:p>
          </table:table-cell>
          <table:table-cell table:formula="of:=[.G14]/[.$F$4]" office:value-type="percentage" office:value="0.00136563636376189" calcext:value-type="percentage">
            <text:p>0,1366%</text:p>
          </table:table-cell>
          <table:table-cell table:formula="of:=[.K14]/[.$J$4]" office:value-type="percentage" office:value="0.00015954963489423" calcext:value-type="percentage">
            <text:p>0,0160%</text:p>
          </table:table-cell>
          <table:table-cell table:formula="of:=[.O14]/[.$N$4]" office:value-type="percentage" office:value="0.00136485592016139" calcext:value-type="percentage">
            <text:p>0,136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64º dia</text:p>
          </table:table-cell>
          <table:table-cell table:formula="of:=[.C15]/[.$B$4]" office:value-type="percentage" office:value="0.000597333874255618" calcext:value-type="percentage">
            <text:p>0,0597%</text:p>
          </table:table-cell>
          <table:table-cell table:formula="of:=[.G15]/[.$F$4]" office:value-type="percentage" office:value="0.00155480944954084" calcext:value-type="percentage">
            <text:p>0,1555%</text:p>
          </table:table-cell>
          <table:table-cell table:formula="of:=[.K15]/[.$J$4]" office:value-type="percentage" office:value="0.000262169059155747" calcext:value-type="percentage">
            <text:p>0,0262%</text:p>
          </table:table-cell>
          <table:table-cell table:formula="of:=[.O15]/[.$N$4]" office:value-type="percentage" office:value="0.00144335866756929" calcext:value-type="percentage">
            <text:p>0,144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71º dia</text:p>
          </table:table-cell>
          <table:table-cell table:formula="of:=[.C16]/[.$B$4]" office:value-type="percentage" office:value="0.000951822733163155" calcext:value-type="percentage">
            <text:p>0,0952%</text:p>
          </table:table-cell>
          <table:table-cell table:formula="of:=[.G16]/[.$F$4]" office:value-type="percentage" office:value="0.0017230975504847" calcext:value-type="percentage">
            <text:p>0,1723%</text:p>
          </table:table-cell>
          <table:table-cell table:formula="of:=[.K16]/[.$J$4]" office:value-type="percentage" office:value="0.00045090902497949" calcext:value-type="percentage">
            <text:p>0,0451%</text:p>
          </table:table-cell>
          <table:table-cell table:formula="of:=[.O16]/[.$N$4]" office:value-type="percentage" office:value="0.0014971998804198" calcext:value-type="percentage">
            <text:p>0,1497%</text:p>
          </table:table-cell>
          <table:table-cell table:number-columns-repeated="12"/>
        </table:table-row>
        <table:table-row table:style-name="ro1" table:number-rows-repeated="5">
          <table:table-cell table:style-name="Default" table:number-columns-repeated="5"/>
          <table:table-cell table:number-columns-repeated="12"/>
        </table:table-row>
        <table:table-row table:style-name="ro1">
          <table:table-cell table:style-name="ce8" office:value-type="string" calcext:value-type="string" table:number-columns-spanned="3" table:number-rows-spanned="1">
            <text:p>% Óbitos população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table:number-columns-repeated="5"/>
          <table:table-cell table:number-columns-repeated="12"/>
        </table:table-row>
        <table:table-row table:style-name="ro1">
          <table:table-cell table:style-name="ce10"/>
          <table:table-cell table:style-name="ce109" office:value-type="string" calcext:value-type="string">
            <text:p>Suécia</text:p>
          </table:table-cell>
          <table:table-cell table:style-name="ce416" office:value-type="string" calcext:value-type="string">
            <text:p>Dinamarca</text:p>
          </table:table-cell>
          <table:table-cell table:style-name="ce417" office:value-type="string" calcext:value-type="string">
            <text:p>Finlândia</text:p>
          </table:table-cell>
          <table:table-cell table:style-name="ce418" office:value-type="string" calcext:value-type="string">
            <text:p>Norueg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1<text:span text:style-name="T3">o</text:span> dia</text:p>
          </table:table-cell>
          <table:table-cell table:formula="of:=[.D6]/[.$B$4]" office:value-type="percentage" office:value="0" calcext:value-type="percentage">
            <text:p>0,0000%</text:p>
          </table:table-cell>
          <table:table-cell table:formula="of:=[.H6]/[.$F$4]" office:value-type="percentage" office:value="0" calcext:value-type="percentage">
            <text:p>0,0000%</text:p>
          </table:table-cell>
          <table:table-cell table:formula="of:=[.L6]/[.$J$4]" office:value-type="percentage" office:value="0" calcext:value-type="percentage">
            <text:p>0,0000%</text:p>
          </table:table-cell>
          <table:table-cell table:formula="of:=[.P6]/[.$N$4]" office:value-type="percentage" office:value="0" calcext:value-type="percentage">
            <text:p>0,00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8º dia</text:p>
          </table:table-cell>
          <table:table-cell table:formula="of:=[.D7]/[.$B$4]" office:value-type="percentage" office:value="0" calcext:value-type="percentage">
            <text:p>0,0000%</text:p>
          </table:table-cell>
          <table:table-cell table:formula="of:=[.H7]/[.$F$4]" office:value-type="percentage" office:value="0" calcext:value-type="percentage">
            <text:p>0,0000%</text:p>
          </table:table-cell>
          <table:table-cell table:formula="of:=[.L7]/[.$J$4]" office:value-type="percentage" office:value="0" calcext:value-type="percentage">
            <text:p>0,0000%</text:p>
          </table:table-cell>
          <table:table-cell table:formula="of:=[.P7]/[.$N$4]" office:value-type="percentage" office:value="0" calcext:value-type="percentage">
            <text:p>0,00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5º dia</text:p>
          </table:table-cell>
          <table:table-cell table:formula="of:=[.D8]/[.$B$4]" office:value-type="percentage" office:value="0" calcext:value-type="percentage">
            <text:p>0,0000%</text:p>
          </table:table-cell>
          <table:table-cell table:formula="of:=[.H8]/[.$F$4]" office:value-type="percentage" office:value="0" calcext:value-type="percentage">
            <text:p>0,0000%</text:p>
          </table:table-cell>
          <table:table-cell table:formula="of:=[.L8]/[.$J$4]" office:value-type="percentage" office:value="0" calcext:value-type="percentage">
            <text:p>0,0000%</text:p>
          </table:table-cell>
          <table:table-cell table:formula="of:=[.P8]/[.$N$4]" office:value-type="percentage" office:value="0" calcext:value-type="percentage">
            <text:p>0,00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2º dia</text:p>
          </table:table-cell>
          <table:table-cell table:formula="of:=[.D9]/[.$B$4]" office:value-type="percentage" office:value="0" calcext:value-type="percentage">
            <text:p>0,0000%</text:p>
          </table:table-cell>
          <table:table-cell table:formula="of:=[.H9]/[.$F$4]" office:value-type="percentage" office:value="0.000000690412721820977" calcext:value-type="percentage">
            <text:p>0,0001%</text:p>
          </table:table-cell>
          <table:table-cell table:formula="of:=[.L9]/[.$J$4]" office:value-type="percentage" office:value="0" calcext:value-type="percentage">
            <text:p>0,0000%</text:p>
          </table:table-cell>
          <table:table-cell table:formula="of:=[.P9]/[.$N$4]" office:value-type="percentage" office:value="0.000000564767966963333" calcext:value-type="percentage">
            <text:p>0,000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9º dia</text:p>
          </table:table-cell>
          <table:table-cell table:formula="of:=[.D10]/[.$B$4]" office:value-type="percentage" office:value="0" calcext:value-type="percentage">
            <text:p>0,0000%</text:p>
          </table:table-cell>
          <table:table-cell table:formula="of:=[.H10]/[.$F$4]" office:value-type="percentage" office:value="0.00000586850813547831" calcext:value-type="percentage">
            <text:p>0,0006%</text:p>
          </table:table-cell>
          <table:table-cell table:formula="of:=[.L10]/[.$J$4]" office:value-type="percentage" office:value="0" calcext:value-type="percentage">
            <text:p>0,0000%</text:p>
          </table:table-cell>
          <table:table-cell table:formula="of:=[.P10]/[.$N$4]" office:value-type="percentage" office:value="0.00000225907186785333" calcext:value-type="percentage">
            <text:p>0,000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6º dia</text:p>
          </table:table-cell>
          <table:table-cell table:formula="of:=[.D11]/[.$B$4]" office:value-type="percentage" office:value="0" calcext:value-type="percentage">
            <text:p>0,0000%</text:p>
          </table:table-cell>
          <table:table-cell table:formula="of:=[.H11]/[.$F$4]" office:value-type="percentage" office:value="0.0000179507307673454" calcext:value-type="percentage">
            <text:p>0,0018%</text:p>
          </table:table-cell>
          <table:table-cell table:formula="of:=[.L11]/[.$J$4]" office:value-type="percentage" office:value="0" calcext:value-type="percentage">
            <text:p>0,0000%</text:p>
          </table:table-cell>
          <table:table-cell table:formula="of:=[.P11]/[.$N$4]" office:value-type="percentage" office:value="0.00000602419164760889" calcext:value-type="percentage">
            <text:p>0,000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3º dia</text:p>
          </table:table-cell>
          <table:table-cell table:formula="of:=[.D12]/[.$B$4]" office:value-type="percentage" office:value="0.0000000982780313023392" calcext:value-type="percentage">
            <text:p>0,0000%</text:p>
          </table:table-cell>
          <table:table-cell table:formula="of:=[.H12]/[.$F$4]" office:value-type="percentage" office:value="0.0000376274933392433" calcext:value-type="percentage">
            <text:p>0,0038%</text:p>
          </table:table-cell>
          <table:table-cell table:formula="of:=[.L12]/[.$J$4]" office:value-type="percentage" office:value="0" calcext:value-type="percentage">
            <text:p>0,0000%</text:p>
          </table:table-cell>
          <table:table-cell table:formula="of:=[.P12]/[.$N$4]" office:value-type="percentage" office:value="0.0000150604791190222" calcext:value-type="percentage">
            <text:p>0,001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º dia</text:p>
          </table:table-cell>
          <table:table-cell table:formula="of:=[.D13]/[.$B$4]" office:value-type="percentage" office:value="0.00000157244850083743" calcext:value-type="percentage">
            <text:p>0,0002%</text:p>
          </table:table-cell>
          <table:table-cell table:formula="of:=[.H13]/[.$F$4]" office:value-type="percentage" office:value="0.0000533343827606705" calcext:value-type="percentage">
            <text:p>0,0053%</text:p>
          </table:table-cell>
          <table:table-cell table:formula="of:=[.L13]/[.$J$4]" office:value-type="percentage" office:value="0" calcext:value-type="percentage">
            <text:p>0,0000%</text:p>
          </table:table-cell>
          <table:table-cell table:formula="of:=[.P13]/[.$N$4]" office:value-type="percentage" office:value="0.0000244732785684111" calcext:value-type="percentage">
            <text:p>0,0024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7º dia</text:p>
          </table:table-cell>
          <table:table-cell table:formula="of:=[.D14]/[.$B$4]" office:value-type="percentage" office:value="0.00000904157887981521" calcext:value-type="percentage">
            <text:p>0,0009%</text:p>
          </table:table-cell>
          <table:table-cell table:formula="of:=[.H14]/[.$F$4]" office:value-type="percentage" office:value="0.0000662796212948138" calcext:value-type="percentage">
            <text:p>0,0066%</text:p>
          </table:table-cell>
          <table:table-cell table:formula="of:=[.L14]/[.$J$4]" office:value-type="percentage" office:value="0.000000543919209866695" calcext:value-type="percentage">
            <text:p>0,0001%</text:p>
          </table:table-cell>
          <table:table-cell table:formula="of:=[.P14]/[.$N$4]" office:value-type="percentage" office:value="0.0000318152621389344" calcext:value-type="percentage">
            <text:p>0,003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64º dia</text:p>
          </table:table-cell>
          <table:table-cell table:formula="of:=[.D15]/[.$B$4]" office:value-type="percentage" office:value="0.0000327265844236789" calcext:value-type="percentage">
            <text:p>0,0033%</text:p>
          </table:table-cell>
          <table:table-cell table:formula="of:=[.H15]/[.$F$4]" office:value-type="percentage" office:value="0.0000764632089416732" calcext:value-type="percentage">
            <text:p>0,0076%</text:p>
          </table:table-cell>
          <table:table-cell table:formula="of:=[.L15]/[.$J$4]" office:value-type="percentage" office:value="0.00000308220885591127" calcext:value-type="percentage">
            <text:p>0,0003%</text:p>
          </table:table-cell>
          <table:table-cell table:formula="of:=[.P15]/[.$N$4]" office:value-type="percentage" office:value="0.0000380277097755311" calcext:value-type="percentage">
            <text:p>0,0038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71º dia</text:p>
          </table:table-cell>
          <table:table-cell table:formula="of:=[.D16]/[.$B$4]" office:value-type="percentage" office:value="0.0000855018872330351" calcext:value-type="percentage">
            <text:p>0,0086%</text:p>
          </table:table-cell>
          <table:table-cell table:formula="of:=[.H16]/[.$F$4]" office:value-type="percentage" office:value="0.0000873372093103536" calcext:value-type="percentage">
            <text:p>0,0087%</text:p>
          </table:table-cell>
          <table:table-cell table:formula="of:=[.L16]/[.$J$4]" office:value-type="percentage" office:value="0.00000725225613155593" calcext:value-type="percentage">
            <text:p>0,0007%</text:p>
          </table:table-cell>
          <table:table-cell table:formula="of:=[.P16]/[.$N$4]" office:value-type="percentage" office:value="0.0000393455016984455" calcext:value-type="percentage">
            <text:p>0,0039%</text:p>
          </table:table-cell>
          <table:table-cell table:number-columns-repeated="12"/>
        </table:table-row>
      </table:table>
      <table:table table:name="Brasil - curva confirmados e óbitos" table:style-name="ta1">
        <table:shapes>
          <draw:frame draw:z-index="0" draw:style-name="gr2" draw:text-style-name="P3" svg:width="15.999cm" svg:height="8.999cm" svg:x="0.328cm" svg:y="6.791cm">
            <draw:object draw:notify-on-update-of-ranges="'Brasil - curva confirmados e óbitos'.B4:'Brasil - curva confirmados e óbitos'.B14 'Brasil - curva confirmados e óbitos'.C3:'Brasil - curva confirmados e óbitos'.C3 'Brasil - curva confirmados e óbitos'.C4:'Brasil - curva confirmados e óbitos'.C14 'Brasil - curva confirmados e óbitos'.D3:'Brasil - curva confirmados e óbitos'.D3 'Brasil - curva confirmados e óbitos'.D4:'Brasil - curva confirmados e óbitos'.D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ce1"/>
        <table:table-column table:style-name="co3" table:default-cell-style-name="ce276"/>
        <table:table-column table:style-name="co5" table:default-cell-style-name="ce273"/>
        <table:table-column table:style-name="co3" table:default-cell-style-name="ce273"/>
        <table:table-column table:style-name="co3" table:default-cell-style-name="ce320"/>
        <table:table-row table:style-name="ro1">
          <table:table-cell table:style-name="ce10"/>
          <table:table-cell table:style-name="ce264" office:value-type="string" calcext:value-type="string" table:number-columns-spanned="4" table:number-rows-spanned="1">
            <text:p>Brasil (75%)</text:p>
          </table:table-cell>
          <table:covered-table-cell table:number-columns-repeated="2"/>
          <table:covered-table-cell table:style-name="ce273"/>
        </table:table-row>
        <table:table-row table:style-name="ro1">
          <table:table-cell office:value-type="string" calcext:value-type="string">
            <text:p>População</text:p>
          </table:table-cell>
          <table:table-cell table:style-name="ce265" office:value-type="float" office:value="209469333" calcext:value-type="float" table:number-columns-spanned="4" table:number-rows-spanned="1">
            <text:p>209469333</text:p>
          </table:table-cell>
          <table:covered-table-cell table:number-columns-repeated="2"/>
          <table:covered-table-cell table:style-name="ce273"/>
        </table:table-row>
        <table:table-row table:style-name="ro1">
          <table:table-cell/>
          <table:table-cell table:style-name="ce273" office:value-type="string" calcext:value-type="string">
            <text:p>Data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Óbitos</text:p>
          </table:table-cell>
          <table:table-cell table:style-name="ce273" office:value-type="string" calcext:value-type="string">
            <text:p>IRI (Oxford)</text:p>
          </table:table-cell>
        </table:table-row>
        <table:table-row table:style-name="ro2">
          <table:table-cell office:value-type="string" calcext:value-type="string">
            <text:p>1<text:span text:style-name="T3">o</text:span> dia</text:p>
          </table:table-cell>
          <table:table-cell table:style-name="ce49" office:value-type="date" office:date-value="2020-02-26" calcext:value-type="date">
            <text:p>26/02/2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280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8º dia</text:p>
          </table:table-cell>
          <table:table-cell table:style-name="ce49" office:value-type="date" office:date-value="2020-03-04" calcext:value-type="date">
            <text:p>04/03/20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0" calcext:value-type="float">
            <text:p>0</text:p>
          </table:table-cell>
          <table:table-cell table:style-name="ce280" office:value-type="percentage" office:value="0.1111" calcext:value-type="percentage">
            <text:p>11,11%</text:p>
          </table:table-cell>
        </table:table-row>
        <table:table-row table:style-name="ro1">
          <table:table-cell office:value-type="string" calcext:value-type="string">
            <text:p>15º dia</text:p>
          </table:table-cell>
          <table:table-cell table:style-name="ce49" office:value-type="date" office:date-value="2020-03-11" calcext:value-type="date">
            <text:p>11/03/20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0" calcext:value-type="float">
            <text:p>0</text:p>
          </table:table-cell>
          <table:table-cell table:style-name="ce280" office:value-type="percentage" office:value="0.1111" calcext:value-type="percentage">
            <text:p>11,11%</text:p>
          </table:table-cell>
        </table:table-row>
        <table:table-row table:style-name="ro1">
          <table:table-cell office:value-type="string" calcext:value-type="string">
            <text:p>22º dia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percentage" office:value="0.5703" calcext:value-type="percentage">
            <text:p>57,03%</text:p>
          </table:table-cell>
        </table:table-row>
        <table:table-row table:style-name="ro1">
          <table:table-cell office:value-type="string" calcext:value-type="string">
            <text:p>29º dia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2201" calcext:value-type="float">
            <text:p>2201</text:p>
          </table:table-cell>
          <table:table-cell office:value-type="float" office:value="46" calcext:value-type="float">
            <text:p>46</text:p>
          </table:table-cell>
          <table:table-cell office:value-type="percentage" office:value="0.6774" calcext:value-type="percentage">
            <text:p>67,74%</text:p>
          </table:table-cell>
        </table:table-row>
        <table:table-row table:style-name="ro1">
          <table:table-cell office:value-type="string" calcext:value-type="string">
            <text:p>36º dia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5717" calcext:value-type="float">
            <text:p>5717</text:p>
          </table:table-cell>
          <table:table-cell office:value-type="float" office:value="201" calcext:value-type="float">
            <text:p>201</text:p>
          </table:table-cell>
          <table:table-cell office:value-type="percentage" office:value="0.7052" calcext:value-type="percentage">
            <text:p>70,52%</text:p>
          </table:table-cell>
        </table:table-row>
        <table:table-row table:style-name="ro1">
          <table:table-cell office:value-type="string" calcext:value-type="string">
            <text:p>43º dia</text:p>
          </table:table-cell>
          <table:table-cell office:value-type="date" office:date-value="2020-04-08" calcext:value-type="date">
            <text:p>08/04/20</text:p>
          </table:table-cell>
          <table:table-cell office:value-type="float" office:value="13717" calcext:value-type="float">
            <text:p>13717</text:p>
          </table:table-cell>
          <table:table-cell office:value-type="float" office:value="667" calcext:value-type="float">
            <text:p>667</text:p>
          </table:table-cell>
          <table:table-cell office:value-type="percentage" office:value="0.7052" calcext:value-type="percentage">
            <text:p>70,52%</text:p>
          </table:table-cell>
        </table:table-row>
        <table:table-row table:style-name="ro1">
          <table:table-cell office:value-type="string" calcext:value-type="string">
            <text:p>50º dia</text:p>
          </table:table-cell>
          <table:table-cell office:value-type="date" office:date-value="2020-04-15" calcext:value-type="date">
            <text:p>15/04/20</text:p>
          </table:table-cell>
          <table:table-cell office:value-type="float" office:value="25262" calcext:value-type="float">
            <text:p>25262</text:p>
          </table:table-cell>
          <table:table-cell office:value-type="float" office:value="1532" calcext:value-type="float">
            <text:p>1532</text:p>
          </table:table-cell>
          <table:table-cell office:value-type="percentage" office:value="0.7052" calcext:value-type="percentage">
            <text:p>70,52%</text:p>
          </table:table-cell>
        </table:table-row>
        <table:table-row table:style-name="ro1">
          <table:table-cell office:value-type="string" calcext:value-type="string">
            <text:p>57º dia</text:p>
          </table:table-cell>
          <table:table-cell office:value-type="date" office:date-value="2020-04-22" calcext:value-type="date">
            <text:p>22/04/20</text:p>
          </table:table-cell>
          <table:table-cell office:value-type="float" office:value="43079" calcext:value-type="float">
            <text:p>43079</text:p>
          </table:table-cell>
          <table:table-cell office:value-type="float" office:value="2741" calcext:value-type="float">
            <text:p>2741</text:p>
          </table:table-cell>
          <table:table-cell office:value-type="percentage" office:value="0.7052" calcext:value-type="percentage">
            <text:p>70,52%</text:p>
          </table:table-cell>
        </table:table-row>
        <table:table-row table:style-name="ro1">
          <table:table-cell office:value-type="string" calcext:value-type="string">
            <text:p>64º dia</text:p>
          </table:table-cell>
          <table:table-cell office:value-type="date" office:date-value="2020-04-29" calcext:value-type="date">
            <text:p>29/04/20</text:p>
          </table:table-cell>
          <table:table-cell office:value-type="float" office:value="71886" calcext:value-type="float">
            <text:p>71886</text:p>
          </table:table-cell>
          <table:table-cell office:value-type="float" office:value="5017" calcext:value-type="float">
            <text:p>5017</text:p>
          </table:table-cell>
          <table:table-cell office:value-type="percentage" office:value="0.7251" calcext:value-type="percentage">
            <text:p>72,51%</text:p>
          </table:table-cell>
        </table:table-row>
        <table:table-row table:style-name="ro1">
          <table:table-cell office:value-type="string" calcext:value-type="string">
            <text:p>71º dia</text:p>
          </table:table-cell>
          <table:table-cell office:value-type="date" office:date-value="2020-05-06" calcext:value-type="date">
            <text:p>06/05/20</text:p>
          </table:table-cell>
          <table:table-cell office:value-type="float" office:value="114715" calcext:value-type="float">
            <text:p>114715</text:p>
          </table:table-cell>
          <table:table-cell office:value-type="float" office:value="7921" calcext:value-type="float">
            <text:p>7921</text:p>
          </table:table-cell>
          <table:table-cell office:value-type="percentage" office:value="0.7515" calcext:value-type="percentage">
            <text:p>75,15%</text:p>
          </table:table-cell>
        </table:table-row>
      </table:table>
      <table:table table:name="Estados - confirmados e óbitos" table:style-name="ta1">
        <table:table-column table:style-name="co4" table:default-cell-style-name="ce79"/>
        <table:table-column table:style-name="co3" table:default-cell-style-name="ce79"/>
        <table:table-column table:style-name="co5" table:default-cell-style-name="ce79"/>
        <table:table-column table:style-name="co3" table:number-columns-repeated="2" table:default-cell-style-name="ce79"/>
        <table:table-column table:style-name="co5" table:number-columns-repeated="2" table:default-cell-style-name="ce79"/>
        <table:table-column table:style-name="co3" table:default-cell-style-name="ce79"/>
        <table:table-column table:style-name="co5" table:default-cell-style-name="ce79"/>
        <table:table-column table:style-name="co3" table:default-cell-style-name="ce79"/>
        <table:table-column table:style-name="co5" table:number-columns-repeated="2" table:default-cell-style-name="ce79"/>
        <table:table-column table:style-name="co3" table:default-cell-style-name="ce79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Estados brasileiros:</text:p>
          </table:table-cell>
          <table:covered-table-cell/>
          <table:table-cell table:number-columns-repeated="13"/>
        </table:table-row>
        <table:table-row table:style-name="ro1">
          <table:table-cell table:style-name="ce2"/>
          <table:table-cell table:number-columns-repeated="14"/>
        </table:table-row>
        <table:table-row table:style-name="ro1">
          <table:table-cell table:style-name="ce1"/>
          <table:table-cell table:style-name="ce450" office:value-type="string" calcext:value-type="string" table:number-columns-spanned="3" table:number-rows-spanned="1">
            <text:p>São Paulo</text:p>
          </table:table-cell>
          <table:covered-table-cell table:number-columns-repeated="2" table:style-name="ce453"/>
          <table:table-cell table:style-name="ce458" office:value-type="string" calcext:value-type="string" table:number-columns-spanned="3" table:number-rows-spanned="1">
            <text:p>Rio de Janeiro</text:p>
          </table:table-cell>
          <table:covered-table-cell table:number-columns-repeated="2" table:style-name="ce461"/>
          <table:table-cell table:style-name="ce466" office:value-type="string" calcext:value-type="string" table:number-columns-spanned="3" table:number-rows-spanned="1">
            <text:p>Santa Catarina</text:p>
          </table:table-cell>
          <table:covered-table-cell table:number-columns-repeated="2" table:style-name="ce425"/>
          <table:table-cell table:style-name="ce474" office:value-type="string" calcext:value-type="string" table:number-columns-spanned="3" table:number-rows-spanned="1">
            <text:p>Sergipe</text:p>
          </table:table-cell>
          <table:covered-table-cell table:number-columns-repeated="2" table:style-name="ce480"/>
          <table:table-cell table:number-columns-repeated="2"/>
        </table:table-row>
        <table:table-row table:style-name="ro1">
          <table:table-cell table:style-name="ce1" office:value-type="string" calcext:value-type="string">
            <text:p>População</text:p>
          </table:table-cell>
          <table:table-cell table:style-name="ce451" office:value-type="float" office:value="41262199" calcext:value-type="float" table:number-columns-spanned="3" table:number-rows-spanned="1">
            <text:p>41262199</text:p>
          </table:table-cell>
          <table:covered-table-cell table:number-columns-repeated="2" table:style-name="ce139"/>
          <table:table-cell table:style-name="ce459" office:value-type="float" office:value="15989929" calcext:value-type="float" table:number-columns-spanned="3" table:number-rows-spanned="1">
            <text:p>15989929</text:p>
          </table:table-cell>
          <table:covered-table-cell table:number-columns-repeated="2" table:style-name="ce159"/>
          <table:table-cell table:style-name="ce467" office:value-type="float" office:value="6248436" calcext:value-type="float" table:number-columns-spanned="3" table:number-rows-spanned="1">
            <text:p>6248436</text:p>
          </table:table-cell>
          <table:covered-table-cell table:number-columns-repeated="2" table:style-name="ce178"/>
          <table:table-cell table:style-name="ce475" office:value-type="float" office:value="2068017" calcext:value-type="float" table:number-columns-spanned="3" table:number-rows-spanned="1">
            <text:p>2068017</text:p>
          </table:table-cell>
          <table:covered-table-cell table:number-columns-repeated="2" table:style-name="ce480"/>
          <table:table-cell table:number-columns-repeated="2"/>
        </table:table-row>
        <table:table-row table:style-name="ro1">
          <table:table-cell table:style-name="ce1" office:value-type="string" calcext:value-type="string">
            <text:p>Início do isolamento</text:p>
          </table:table-cell>
          <table:table-cell table:style-name="ce452" office:value-type="date" office:date-value="2020-03-24" calcext:value-type="date" table:number-columns-spanned="3" table:number-rows-spanned="1">
            <text:p>24/03/20</text:p>
          </table:table-cell>
          <table:covered-table-cell table:number-columns-repeated="2" table:style-name="ce139"/>
          <table:table-cell table:style-name="ce460" office:value-type="date" office:date-value="2020-03-16" calcext:value-type="date" table:number-columns-spanned="3" table:number-rows-spanned="1">
            <text:p>16/03/20</text:p>
          </table:table-cell>
          <table:covered-table-cell table:number-columns-repeated="2" table:style-name="ce159"/>
          <table:table-cell table:style-name="ce468" office:value-type="date" office:date-value="2020-03-17" calcext:value-type="date" table:number-columns-spanned="3" table:number-rows-spanned="1">
            <text:p>17/03/20</text:p>
          </table:table-cell>
          <table:covered-table-cell table:number-columns-repeated="2" table:style-name="ce178"/>
          <table:table-cell table:style-name="ce476" office:value-type="date" office:date-value="2020-03-24" calcext:value-type="date" table:number-columns-spanned="3" table:number-rows-spanned="1">
            <text:p>24/03/20</text:p>
          </table:table-cell>
          <table:covered-table-cell table:number-columns-repeated="2" table:style-name="ce480"/>
          <table:table-cell table:number-columns-repeated="2"/>
        </table:table-row>
        <table:table-row table:style-name="ro1">
          <table:table-cell table:style-name="ce1"/>
          <table:table-cell table:style-name="ce453" office:value-type="string" calcext:value-type="string">
            <text:p>Data</text:p>
          </table:table-cell>
          <table:table-cell table:style-name="ce453" office:value-type="string" calcext:value-type="string">
            <text:p>Confirmados</text:p>
          </table:table-cell>
          <table:table-cell table:style-name="ce453" office:value-type="string" calcext:value-type="string">
            <text:p>Óbitos</text:p>
          </table:table-cell>
          <table:table-cell table:style-name="ce461" office:value-type="string" calcext:value-type="string">
            <text:p>Data</text:p>
          </table:table-cell>
          <table:table-cell table:style-name="ce461" office:value-type="string" calcext:value-type="string">
            <text:p>Confirmados</text:p>
          </table:table-cell>
          <table:table-cell table:style-name="ce461" office:value-type="string" calcext:value-type="string">
            <text:p>Óbitos</text:p>
          </table:table-cell>
          <table:table-cell table:style-name="ce469" office:value-type="string" calcext:value-type="string">
            <text:p>Data</text:p>
          </table:table-cell>
          <table:table-cell table:style-name="ce469" office:value-type="string" calcext:value-type="string">
            <text:p>Confirmados</text:p>
          </table:table-cell>
          <table:table-cell table:style-name="ce469" office:value-type="string" calcext:value-type="string">
            <text:p>Óbitos</text:p>
          </table:table-cell>
          <table:table-cell table:style-name="ce477" office:value-type="string" calcext:value-type="string">
            <text:p>Data</text:p>
          </table:table-cell>
          <table:table-cell table:style-name="ce477" office:value-type="string" calcext:value-type="string">
            <text:p>Confirmados</text:p>
          </table:table-cell>
          <table:table-cell table:style-name="ce477" office:value-type="string" calcext:value-type="string">
            <text:p>Óbitos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1<text:span text:style-name="T3">o</text:span> dia</text:p>
          </table:table-cell>
          <table:table-cell table:style-name="ce454" office:value-type="date" office:date-value="2020-02-26" calcext:value-type="date">
            <text:p>26/02/20</text:p>
          </table:table-cell>
          <table:table-cell table:style-name="ce457" office:value-type="float" office:value="1" calcext:value-type="float">
            <text:p>1</text:p>
          </table:table-cell>
          <table:table-cell table:style-name="ce457" office:value-type="float" office:value="0" calcext:value-type="float">
            <text:p>0</text:p>
          </table:table-cell>
          <table:table-cell table:style-name="ce462" office:value-type="date" office:date-value="2020-03-05" calcext:value-type="date">
            <text:p>05/03/20</text:p>
          </table:table-cell>
          <table:table-cell table:style-name="ce464" office:value-type="float" office:value="1" calcext:value-type="float">
            <text:p>1</text:p>
          </table:table-cell>
          <table:table-cell table:style-name="ce464" office:value-type="float" office:value="0" calcext:value-type="float">
            <text:p>0</text:p>
          </table:table-cell>
          <table:table-cell table:style-name="ce470" office:value-type="date" office:date-value="2020-03-13" calcext:value-type="date">
            <text:p>13/03/20</text:p>
          </table:table-cell>
          <table:table-cell table:style-name="ce267" office:value-type="float" office:value="2" calcext:value-type="float">
            <text:p>2</text:p>
          </table:table-cell>
          <table:table-cell table:style-name="ce267" office:value-type="float" office:value="0" calcext:value-type="float">
            <text:p>0</text:p>
          </table:table-cell>
          <table:table-cell table:style-name="ce478" office:value-type="date" office:date-value="2020-03-15" calcext:value-type="date">
            <text:p>15/03/20</text:p>
          </table:table-cell>
          <table:table-cell table:style-name="ce480" office:value-type="float" office:value="1" calcext:value-type="float">
            <text:p>1</text:p>
          </table:table-cell>
          <table:table-cell table:style-name="ce48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8º dia</text:p>
          </table:table-cell>
          <table:table-cell table:style-name="ce454" office:value-type="date" office:date-value="2020-03-04" calcext:value-type="date">
            <text:p>04/03/20</text:p>
          </table:table-cell>
          <table:table-cell table:style-name="ce457" office:value-type="float" office:value="3" calcext:value-type="float">
            <text:p>3</text:p>
          </table:table-cell>
          <table:table-cell table:style-name="ce457" office:value-type="float" office:value="0" calcext:value-type="float">
            <text:p>0</text:p>
          </table:table-cell>
          <table:table-cell table:style-name="ce462" office:value-type="date" office:date-value="2020-03-12" calcext:value-type="date">
            <text:p>12/03/20</text:p>
          </table:table-cell>
          <table:table-cell table:style-name="ce464" office:value-type="float" office:value="16" calcext:value-type="float">
            <text:p>16</text:p>
          </table:table-cell>
          <table:table-cell table:style-name="ce464" office:value-type="float" office:value="0" calcext:value-type="float">
            <text:p>0</text:p>
          </table:table-cell>
          <table:table-cell table:style-name="ce471" office:value-type="date" office:date-value="2020-03-20" calcext:value-type="date">
            <text:p>20/03/20</text:p>
          </table:table-cell>
          <table:table-cell table:style-name="ce469" office:value-type="float" office:value="21" calcext:value-type="float">
            <text:p>21</text:p>
          </table:table-cell>
          <table:table-cell table:style-name="ce469" office:value-type="float" office:value="0" calcext:value-type="float">
            <text:p>0</text:p>
          </table:table-cell>
          <table:table-cell table:style-name="ce478" office:value-type="date" office:date-value="2020-03-22" calcext:value-type="date">
            <text:p>22/03/20</text:p>
          </table:table-cell>
          <table:table-cell table:style-name="ce480" office:value-type="float" office:value="10" calcext:value-type="float">
            <text:p>10</text:p>
          </table:table-cell>
          <table:table-cell table:style-name="ce48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º dia</text:p>
          </table:table-cell>
          <table:table-cell table:style-name="ce454" office:value-type="date" office:date-value="2020-03-11" calcext:value-type="date">
            <text:p>11/03/20</text:p>
          </table:table-cell>
          <table:table-cell table:style-name="ce457" office:value-type="float" office:value="30" calcext:value-type="float">
            <text:p>30</text:p>
          </table:table-cell>
          <table:table-cell table:style-name="ce457" office:value-type="float" office:value="0" calcext:value-type="float">
            <text:p>0</text:p>
          </table:table-cell>
          <table:table-cell table:style-name="ce463" office:value-type="date" office:date-value="2020-03-19" calcext:value-type="date">
            <text:p>19/03/20</text:p>
          </table:table-cell>
          <table:table-cell table:style-name="ce461" office:value-type="float" office:value="65" calcext:value-type="float">
            <text:p>65</text:p>
          </table:table-cell>
          <table:table-cell table:style-name="ce461" office:value-type="float" office:value="2" calcext:value-type="float">
            <text:p>2</text:p>
          </table:table-cell>
          <table:table-cell table:style-name="ce471" office:value-type="date" office:date-value="2020-03-27" calcext:value-type="date">
            <text:p>27/03/20</text:p>
          </table:table-cell>
          <table:table-cell table:style-name="ce469" office:value-type="float" office:value="149" calcext:value-type="float">
            <text:p>149</text:p>
          </table:table-cell>
          <table:table-cell table:style-name="ce469" office:value-type="float" office:value="1" calcext:value-type="float">
            <text:p>1</text:p>
          </table:table-cell>
          <table:table-cell table:style-name="ce479" office:value-type="date" office:date-value="2020-03-29" calcext:value-type="date">
            <text:p>29/03/20</text:p>
          </table:table-cell>
          <table:table-cell table:style-name="ce477" office:value-type="float" office:value="16" calcext:value-type="float">
            <text:p>16</text:p>
          </table:table-cell>
          <table:table-cell table:style-name="ce4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2º dia</text:p>
          </table:table-cell>
          <table:table-cell table:style-name="ce454" office:value-type="date" office:date-value="2020-03-18" calcext:value-type="date">
            <text:p>18/03/20</text:p>
          </table:table-cell>
          <table:table-cell table:style-name="ce457" office:value-type="float" office:value="240" calcext:value-type="float">
            <text:p>240</text:p>
          </table:table-cell>
          <table:table-cell table:style-name="ce457" office:value-type="float" office:value="4" calcext:value-type="float">
            <text:p>4</text:p>
          </table:table-cell>
          <table:table-cell table:style-name="ce463" office:value-type="date" office:date-value="2020-03-26" calcext:value-type="date">
            <text:p>26/03/20</text:p>
          </table:table-cell>
          <table:table-cell table:style-name="ce461" office:value-type="float" office:value="421" calcext:value-type="float">
            <text:p>421</text:p>
          </table:table-cell>
          <table:table-cell table:style-name="ce461" office:value-type="float" office:value="9" calcext:value-type="float">
            <text:p>9</text:p>
          </table:table-cell>
          <table:table-cell table:style-name="ce471" office:value-type="date" office:date-value="2020-04-03" calcext:value-type="date">
            <text:p>03/04/20</text:p>
          </table:table-cell>
          <table:table-cell table:style-name="ce469" office:value-type="float" office:value="281" calcext:value-type="float">
            <text:p>281</text:p>
          </table:table-cell>
          <table:table-cell table:style-name="ce469" office:value-type="float" office:value="5" calcext:value-type="float">
            <text:p>5</text:p>
          </table:table-cell>
          <table:table-cell table:style-name="ce479" office:value-type="date" office:date-value="2020-04-05" calcext:value-type="date">
            <text:p>05/04/20</text:p>
          </table:table-cell>
          <table:table-cell table:style-name="ce477" office:value-type="float" office:value="32" calcext:value-type="float">
            <text:p>32</text:p>
          </table:table-cell>
          <table:table-cell table:style-name="ce477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9º dia</text:p>
          </table:table-cell>
          <table:table-cell table:style-name="ce455" office:value-type="date" office:date-value="2020-03-25" calcext:value-type="date">
            <text:p>25/03/20</text:p>
          </table:table-cell>
          <table:table-cell table:style-name="ce453" office:value-type="float" office:value="862" calcext:value-type="float">
            <text:p>862</text:p>
          </table:table-cell>
          <table:table-cell table:style-name="ce453" office:value-type="float" office:value="48" calcext:value-type="float">
            <text:p>48</text:p>
          </table:table-cell>
          <table:table-cell table:style-name="ce463" office:value-type="date" office:date-value="2020-04-02" calcext:value-type="date">
            <text:p>02/04/20</text:p>
          </table:table-cell>
          <table:table-cell table:style-name="ce461" office:value-type="float" office:value="992" calcext:value-type="float">
            <text:p>992</text:p>
          </table:table-cell>
          <table:table-cell table:style-name="ce461" office:value-type="float" office:value="41" calcext:value-type="float">
            <text:p>41</text:p>
          </table:table-cell>
          <table:table-cell table:style-name="ce471" office:value-type="date" office:date-value="2020-04-10" calcext:value-type="date">
            <text:p>10/04/20</text:p>
          </table:table-cell>
          <table:table-cell table:style-name="ce469" office:value-type="float" office:value="693" calcext:value-type="float">
            <text:p>693</text:p>
          </table:table-cell>
          <table:table-cell table:style-name="ce469" office:value-type="float" office:value="18" calcext:value-type="float">
            <text:p>18</text:p>
          </table:table-cell>
          <table:table-cell table:style-name="ce479" office:value-type="date" office:date-value="2020-04-12" calcext:value-type="date">
            <text:p>12/04/20</text:p>
          </table:table-cell>
          <table:table-cell table:style-name="ce477" office:value-type="float" office:value="44" calcext:value-type="float">
            <text:p>44</text:p>
          </table:table-cell>
          <table:table-cell table:style-name="ce477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6º dia</text:p>
          </table:table-cell>
          <table:table-cell table:style-name="ce455" office:value-type="date" office:date-value="2020-04-01" calcext:value-type="date">
            <text:p>01/04/20</text:p>
          </table:table-cell>
          <table:table-cell table:style-name="ce453" office:value-type="float" office:value="2981" calcext:value-type="float">
            <text:p>2981</text:p>
          </table:table-cell>
          <table:table-cell table:style-name="ce453" office:value-type="float" office:value="164" calcext:value-type="float">
            <text:p>164</text:p>
          </table:table-cell>
          <table:table-cell table:style-name="ce463" office:value-type="date" office:date-value="2020-04-09" calcext:value-type="date">
            <text:p>09/04/20</text:p>
          </table:table-cell>
          <table:table-cell table:style-name="ce461" office:value-type="float" office:value="2216" calcext:value-type="float">
            <text:p>2216</text:p>
          </table:table-cell>
          <table:table-cell table:style-name="ce461" office:value-type="float" office:value="122" calcext:value-type="float">
            <text:p>122</text:p>
          </table:table-cell>
          <table:table-cell table:style-name="ce471" office:value-type="date" office:date-value="2020-04-17" calcext:value-type="date">
            <text:p>17/04/20</text:p>
          </table:table-cell>
          <table:table-cell table:style-name="ce469" office:value-type="float" office:value="926" calcext:value-type="float">
            <text:p>926</text:p>
          </table:table-cell>
          <table:table-cell table:style-name="ce469" office:value-type="float" office:value="30" calcext:value-type="float">
            <text:p>30</text:p>
          </table:table-cell>
          <table:table-cell table:style-name="ce479" office:value-type="date" office:date-value="2020-04-19" calcext:value-type="date">
            <text:p>19/04/20</text:p>
          </table:table-cell>
          <table:table-cell table:style-name="ce477" office:value-type="float" office:value="83" calcext:value-type="float">
            <text:p>83</text:p>
          </table:table-cell>
          <table:table-cell table:style-name="ce477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3º dia</text:p>
          </table:table-cell>
          <table:table-cell table:style-name="ce455" office:value-type="date" office:date-value="2020-04-08" calcext:value-type="date">
            <text:p>08/04/20</text:p>
          </table:table-cell>
          <table:table-cell table:style-name="ce453" office:value-type="float" office:value="6708" calcext:value-type="float">
            <text:p>6708</text:p>
          </table:table-cell>
          <table:table-cell table:style-name="ce453" office:value-type="float" office:value="428" calcext:value-type="float">
            <text:p>428</text:p>
          </table:table-cell>
          <table:table-cell table:style-name="ce463" office:value-type="date" office:date-value="2020-04-16" calcext:value-type="date">
            <text:p>16/04/20</text:p>
          </table:table-cell>
          <table:table-cell table:style-name="ce461" office:value-type="float" office:value="3944" calcext:value-type="float">
            <text:p>3944</text:p>
          </table:table-cell>
          <table:table-cell table:style-name="ce461" office:value-type="float" office:value="300" calcext:value-type="float">
            <text:p>300</text:p>
          </table:table-cell>
          <table:table-cell table:style-name="ce471" office:value-type="date" office:date-value="2020-04-24" calcext:value-type="date">
            <text:p>24/04/20</text:p>
          </table:table-cell>
          <table:table-cell table:style-name="ce469" office:value-type="float" office:value="1170" calcext:value-type="float">
            <text:p>1170</text:p>
          </table:table-cell>
          <table:table-cell table:style-name="ce469" office:value-type="float" office:value="42" calcext:value-type="float">
            <text:p>42</text:p>
          </table:table-cell>
          <table:table-cell table:style-name="ce479" office:value-type="date" office:date-value="2020-04-26" calcext:value-type="date">
            <text:p>26/04/20</text:p>
          </table:table-cell>
          <table:table-cell table:style-name="ce477" office:value-type="float" office:value="159" calcext:value-type="float">
            <text:p>159</text:p>
          </table:table-cell>
          <table:table-cell table:style-name="ce477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0º dia</text:p>
          </table:table-cell>
          <table:table-cell table:style-name="ce455" office:value-type="date" office:date-value="2020-04-15" calcext:value-type="date">
            <text:p>15/04/20</text:p>
          </table:table-cell>
          <table:table-cell table:style-name="ce453" office:value-type="float" office:value="11043" calcext:value-type="float">
            <text:p>11043</text:p>
          </table:table-cell>
          <table:table-cell table:style-name="ce453" office:value-type="float" office:value="778" calcext:value-type="float">
            <text:p>778</text:p>
          </table:table-cell>
          <table:table-cell table:style-name="ce463" office:value-type="date" office:date-value="2020-04-23" calcext:value-type="date">
            <text:p>23/04/20</text:p>
          </table:table-cell>
          <table:table-cell table:style-name="ce461" office:value-type="float" office:value="6172" calcext:value-type="float">
            <text:p>6172</text:p>
          </table:table-cell>
          <table:table-cell table:style-name="ce461" office:value-type="float" office:value="530" calcext:value-type="float">
            <text:p>530</text:p>
          </table:table-cell>
          <table:table-cell table:style-name="ce471" office:value-type="date" office:date-value="2020-05-01" calcext:value-type="date">
            <text:p>01/05/20</text:p>
          </table:table-cell>
          <table:table-cell table:style-name="ce469" office:value-type="float" office:value="2104" calcext:value-type="float">
            <text:p>2104</text:p>
          </table:table-cell>
          <table:table-cell table:style-name="ce469" office:value-type="float" office:value="48" calcext:value-type="float">
            <text:p>48</text:p>
          </table:table-cell>
          <table:table-cell table:style-name="ce479" office:value-type="date" office:date-value="2020-05-03" calcext:value-type="date">
            <text:p>03/05/20</text:p>
          </table:table-cell>
          <table:table-cell table:style-name="ce477" office:value-type="float" office:value="730" calcext:value-type="float">
            <text:p>730</text:p>
          </table:table-cell>
          <table:table-cell table:style-name="ce477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7º dia</text:p>
          </table:table-cell>
          <table:table-cell table:style-name="ce455" office:value-type="date" office:date-value="2020-04-22" calcext:value-type="date">
            <text:p>22/04/20</text:p>
          </table:table-cell>
          <table:table-cell table:style-name="ce453" office:value-type="float" office:value="15914" calcext:value-type="float">
            <text:p>15914</text:p>
          </table:table-cell>
          <table:table-cell table:style-name="ce453" office:value-type="float" office:value="1134" calcext:value-type="float">
            <text:p>1134</text:p>
          </table:table-cell>
          <table:table-cell table:style-name="ce463" office:value-type="date" office:date-value="2020-04-30" calcext:value-type="date">
            <text:p>30/04/20</text:p>
          </table:table-cell>
          <table:table-cell table:style-name="ce461" office:value-type="float" office:value="9453" calcext:value-type="float">
            <text:p>9453</text:p>
          </table:table-cell>
          <table:table-cell table:style-name="ce461" office:value-type="float" office:value="854" calcext:value-type="float">
            <text:p>854</text:p>
          </table:table-cell>
          <table:table-cell table:style-name="ce471" office:value-type="date" office:date-value="2020-05-08" calcext:value-type="date">
            <text:p>08/05/20</text:p>
          </table:table-cell>
          <table:table-cell table:style-name="ce469" office:value-type="float" office:value="3205" calcext:value-type="float">
            <text:p>3205</text:p>
          </table:table-cell>
          <table:table-cell table:style-name="ce469" office:value-type="float" office:value="63" calcext:value-type="float">
            <text:p>63</text:p>
          </table:table-cell>
          <table:table-cell table:style-name="ce478"/>
          <table:table-cell table:style-name="ce480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64º dia</text:p>
          </table:table-cell>
          <table:table-cell table:style-name="ce455" office:value-type="date" office:date-value="2020-04-29" calcext:value-type="date">
            <text:p>29/04/20</text:p>
          </table:table-cell>
          <table:table-cell table:style-name="ce453" office:value-type="float" office:value="26158" calcext:value-type="float">
            <text:p>26158</text:p>
          </table:table-cell>
          <table:table-cell table:style-name="ce453" office:value-type="float" office:value="2247" calcext:value-type="float">
            <text:p>2247</text:p>
          </table:table-cell>
          <table:table-cell table:style-name="ce463" office:value-type="date" office:date-value="2020-05-07" calcext:value-type="date">
            <text:p>07/05/20</text:p>
          </table:table-cell>
          <table:table-cell table:style-name="ce461" office:value-type="float" office:value="14156" calcext:value-type="float">
            <text:p>14156</text:p>
          </table:table-cell>
          <table:table-cell table:style-name="ce461" office:value-type="float" office:value="1394" calcext:value-type="float">
            <text:p>1394</text:p>
          </table:table-cell>
          <table:table-cell table:style-name="ce470"/>
          <table:table-cell table:style-name="ce267" table:number-columns-repeated="2"/>
          <table:table-cell table:style-name="ce48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71º dia</text:p>
          </table:table-cell>
          <table:table-cell table:style-name="ce455" office:value-type="date" office:date-value="2020-05-06" calcext:value-type="date">
            <text:p>06/05/20</text:p>
          </table:table-cell>
          <table:table-cell table:style-name="ce453" office:value-type="float" office:value="37853" calcext:value-type="float">
            <text:p>37853</text:p>
          </table:table-cell>
          <table:table-cell table:style-name="ce453" office:value-type="float" office:value="3045" calcext:value-type="float">
            <text:p>3045</text:p>
          </table:table-cell>
          <table:table-cell table:style-name="ce464" table:number-columns-repeated="3"/>
          <table:table-cell table:style-name="ce470"/>
          <table:table-cell table:style-name="ce267" table:number-columns-repeated="2"/>
          <table:table-cell table:style-name="ce480" table:number-columns-repeated="3"/>
          <table:table-cell table:number-columns-repeated="2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 office:value-type="string" calcext:value-type="string">
            <text:p>Fontes: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92" office:value-type="string" calcext:value-type="string">
            <text:p>População dos estados brasileiros (censo de 2010):</text:p>
          </table:table-cell>
          <table:table-cell table:number-columns-repeated="14"/>
        </table:table-row>
        <table:table-row table:style-name="ro1">
          <table:table-cell table:style-name="ce92" office:value-type="string" calcext:value-type="string">
            <text:p><text:a xlink:href="https://censo2010.ibge.gov.br/sinopse/index.php?dados=4" xlink:type="simple">https://censo2010.ibge.gov.br/sinopse/index.php?dados=4</text:a>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2" office:value-type="string" calcext:value-type="string">
            <text:p>Casos confirmados e óbitos por Covid-19 nos estados brasileiros: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<text:a xlink:href="https://covid.saude.gov.br/" xlink:type="simple">https://covid.saude.gov.br/</text:a>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2" office:value-type="string" calcext:value-type="string" table:number-columns-spanned="5" table:number-rows-spanned="1">
            <text:p>Início do isolamento nos estados brasileiros:</text:p>
          </table:table-cell>
          <table:covered-table-cell table:number-columns-repeated="4"/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style-name="ce12" office:value-type="string" calcext:value-type="string" table:number-columns-spanned="4" table:number-rows-spanned="1">
            <text:p>São Paulo: Decreto nº 64.881, de 22 de março de 2020</text:p>
          </table:table-cell>
          <table:covered-table-cell table:number-columns-repeated="3"/>
          <table:table-cell table:number-columns-repeated="11"/>
        </table:table-row>
        <table:table-row table:style-name="ro1">
          <table:table-cell table:style-name="ce92" office:value-type="string" calcext:value-type="string">
            <text:p><text:a xlink:href="https://www.saopaulo.sp.gov.br/wp-content/uploads/2020/03/decreto-quarentena.pdf" xlink:type="simple">https://www.saopaulo.sp.gov.br/wp-content/uploads/2020/03/decreto-quarentena.pdf</text:a></text:p>
          </table:table-cell>
          <table:table-cell table:number-columns-repeated="14"/>
        </table:table-row>
        <table:table-row table:style-name="ro1">
          <table:table-cell table:style-name="ce92"/>
          <table:table-cell table:number-columns-repeated="14"/>
        </table:table-row>
        <table:table-row table:style-name="ro1">
          <table:table-cell table:style-name="Default" office:value-type="string" calcext:value-type="string">
            <text:p>Rio de Janeiro: Decreto nº 46.973, de 16 de março de 2020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<text:a xlink:href="https://pge.rj.gov.br/comum/code/MostrarArquivo.php?C=MTAyMjI%2C" xlink:type="simple">https://pge.rj.gov.br/comum/code/MostrarArquivo.php?C=MTAyMjI%2C</text:a></text:p>
          </table:table-cell>
          <table:table-cell table:number-columns-repeated="14"/>
        </table:table-row>
        <table:table-row table:style-name="ro1">
          <table:table-cell table:style-name="ce92"/>
          <table:table-cell table:number-columns-repeated="14"/>
        </table:table-row>
        <table:table-row table:style-name="ro1">
          <table:table-cell table:style-name="Default" office:value-type="string" calcext:value-type="string">
            <text:p>Santa Catarina: Decreto nº 515, de 17 de março de 2020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<text:a xlink:href="http://www.saude.sc.gov.br/coronavirus/arquivos/decreto_515_17_03_20.pdf" xlink:type="simple">http://www.saude.sc.gov.br/coronavirus/arquivos/decreto_515_17_03_20.pdf</text:a></text:p>
          </table:table-cell>
          <table:table-cell table:number-columns-repeated="14"/>
        </table:table-row>
        <table:table-row table:style-name="ro1">
          <table:table-cell table:style-name="ce12"/>
          <table:table-cell table:number-columns-repeated="14"/>
        </table:table-row>
        <table:table-row table:style-name="ro1">
          <table:table-cell table:style-name="ce12" office:value-type="string" calcext:value-type="string">
            <text:p>Sergipe: Decreto nº 40.567, de 24 de março de 2020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<text:a xlink:href="https://sistemas.mpse.mp.br/modernizacaoportalbe/api/PublicacaoDocumentos/ObterDocumentoPublicado/67591" xlink:type="simple">https://sistemas.mpse.mp.br/modernizacaoportalbe/api/PublicacaoDocumentos/ObterDocumentoPublicado/67591</text:a></text:p>
          </table:table-cell>
          <table:table-cell table:number-columns-repeated="14"/>
        </table:table-row>
        <table:table-row table:style-name="ro1" table:number-rows-repeated="1048536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Florianópolis 29-04" table:style-name="ta1">
        <office:forms form:automatic-focus="false" form:apply-design-mode="false"/>
        <table:shapes>
          <draw:frame draw:z-index="0" draw:style-name="gr2" draw:text-style-name="P3" svg:width="8.986cm" svg:height="8.374cm" svg:x="0.317cm" svg:y="4.1cm">
            <draw:object draw:notify-on-update-of-ranges="'Florianópolis 29-04'.B4:'Florianópolis 29-04'.B6 'Florianópolis 29-04'.C4:'Florianópolis 29-04'.C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3" table:default-cell-style-name="ce79"/>
        <table:table-row table:style-name="ro1">
          <table:table-cell table:style-name="ce2" office:value-type="string" calcext:value-type="string" table:number-columns-spanned="4" table:number-rows-spanned="1">
            <text:p>Covid-19 em Florianópolis em 29/04/2020:</text:p>
          </table:table-cell>
          <table:covered-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0" table:number-columns-repeated="3"/>
          <table:table-cell table:style-name="ce77" office:value-type="string" calcext:value-type="string">
            <text:p>Total</text:p>
          </table:table-cell>
        </table:table-row>
        <table:table-row table:style-name="ro1">
          <table:table-cell table:style-name="ce508" office:value-type="string" calcext:value-type="string" table:number-columns-spanned="1" table:number-rows-spanned="3">
            <text:p>Confirmados</text:p>
          </table:table-cell>
          <table:table-cell table:style-name="ce170" office:value-type="string" calcext:value-type="string">
            <text:p>Curados</text:p>
          </table:table-cell>
          <table:table-cell table:style-name="ce4" office:value-type="float" office:value="303" calcext:value-type="float">
            <text:p>303</text:p>
          </table:table-cell>
          <table:table-cell table:style-name="ce510" office:value-type="float" office:value="414" calcext:value-type="float" table:number-columns-spanned="1" table:number-rows-spanned="3">
            <text:p>414</text:p>
          </table:table-cell>
        </table:table-row>
        <table:table-row table:style-name="ro1">
          <table:covered-table-cell table:style-name="ce509"/>
          <table:table-cell table:style-name="ce269" office:value-type="string" calcext:value-type="string">
            <text:p>Doentes</text:p>
          </table:table-cell>
          <table:table-cell table:style-name="ce270" office:value-type="float" office:value="106" calcext:value-type="float">
            <text:p>106</text:p>
          </table:table-cell>
          <table:covered-table-cell table:style-name="ce1"/>
        </table:table-row>
        <table:table-row table:style-name="ro1">
          <table:covered-table-cell table:style-name="ce509"/>
          <table:table-cell table:style-name="ce171" office:value-type="string" calcext:value-type="string">
            <text:p>Óbitos</text:p>
          </table:table-cell>
          <table:table-cell table:style-name="ce116" office:value-type="float" office:value="5" calcext:value-type="float">
            <text:p>5</text:p>
          </table:table-cell>
          <table:covered-table-cell table:style-name="ce1"/>
        </table:table-row>
        <table:table-row table:style-name="ro1">
          <table:table-cell table:style-name="ce508" office:value-type="string" calcext:value-type="string" table:number-columns-spanned="1" table:number-rows-spanned="2">
            <text:p>Notificados</text:p>
          </table:table-cell>
          <table:table-cell table:style-name="ce509" office:value-type="string" calcext:value-type="string">
            <text:p>Suspeitos</text:p>
          </table:table-cell>
          <table:table-cell table:style-name="ce1" office:value-type="string" calcext:value-type="string">
            <text:p>X</text:p>
          </table:table-cell>
          <table:table-cell table:style-name="ce510" office:value-type="float" office:value="3390" calcext:value-type="float" table:number-columns-spanned="1" table:number-rows-spanned="2">
            <text:p>3390</text:p>
          </table:table-cell>
        </table:table-row>
        <table:table-row table:style-name="ro1">
          <table:covered-table-cell table:style-name="ce509"/>
          <table:table-cell table:style-name="ce509" office:value-type="string" calcext:value-type="string">
            <text:p>Descartados</text:p>
          </table:table-cell>
          <table:table-cell table:style-name="ce1" office:value-type="string" calcext:value-type="string">
            <text:p>Y</text:p>
          </table:table-cell>
          <table:covered-table-cell table:style-name="ce1"/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'Países - rigor do isolamento'.A4:'Países - rigor do isolamento'.B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Países - óbitos por milhão 50º dia'.A1:'Países - óbitos por milhão 50º dia'.C13">
          <table:sort>
            <table:sort-by table:field-number="2" table:order="descending" table:data-type="automatic"/>
          </table:sort>
        </table:database-range>
        <table:database-range table:name="__Anonymous_Sheet_DB__5" table:target-range-address="'Países - óbitos por milhão 64º dia'.A1:'Países - óbitos por milhão 64º dia'.C13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 Regular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number:percentage-style style:name="N108">
      <number:number number:decimal-places="3" loext:min-decimal-places="3" number:min-integer-digits="1"/>
      <number:text>%</number:text>
    </number:percentage-style>
    <number:percentage-style style:name="N109">
      <number:number number:decimal-places="4" loext:min-decimal-places="4" number:min-integer-digits="1"/>
      <number:text>%</number:text>
    </number:percentage-style>
    <number:number-style style:name="N110">
      <number:number number:decimal-places="12" loext:min-decimal-places="12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4" loext:min-decimal-places="14"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" loext:min-decimal-places="1" number:min-integer-digits="1"/>
    </number:number-style>
    <number:percentage-style style:name="N123">
      <number:number number:decimal-places="5" loext:min-decimal-places="5" number:min-integer-digits="1"/>
      <number:text>%</number:text>
    </number:percentage-style>
    <number:percentage-style style:name="N124">
      <number:number number:decimal-places="6" loext:min-decimal-places="6" number:min-integer-digits="1"/>
      <number:text>%</number:text>
    </number:percentage-style>
    <number:percentage-style style:name="N125">
      <number:number number:decimal-places="7" loext:min-decimal-places="7" number:min-integer-digits="1"/>
      <number:text>%</number:text>
    </number:percentage-style>
    <number:percentage-style style:name="N126">
      <number:number number:decimal-places="8" loext:min-decimal-places="8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14:36:11.24844736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0T00:27:11.302537365</meta:creation-date>
    <dc:date>2020-05-15T16:03:13.270677413</dc:date>
    <meta:editing-duration>P1DT13H39M12S</meta:editing-duration>
    <meta:editing-cycles>319</meta:editing-cycles>
    <meta:generator>LibreOffice/6.4.2.2$Linux_X86_64 LibreOffice_project/40$Build-2</meta:generator>
    <meta:document-statistic meta:table-count="10" meta:cell-count="1614" meta:object-count="6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69a2e" draw:fill-color="#069a2e" dr3d:edge-rounding="5%"/>
      <style:text-properties fo:font-size="10pt" style:font-size-asian="10pt" style:font-size-complex="10pt"/>
    </style:style>
    <style:style style:name="ch8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9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e6e905" draw:fill-color="#e6e905" dr3d:edge-rounding="5%"/>
      <style:text-properties fo:font-size="10pt" style:font-size-asian="10pt" style:font-size-complex="10pt"/>
    </style:style>
    <style:style style:name="ch10" style:family="chart" style:data-style-name="N107">
      <style:chart-properties chart:symbol-type="named-symbol" chart:symbol-name="arrow-up" chart:symbol-width="0.25cm" chart:symbol-height="0.25cm" chart:link-data-style-to-source="true"/>
      <style:graphic-properties svg:stroke-width="0.08cm" svg:stroke-color="#e8a202" draw:fill-color="#e8a202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arrow-right" chart:symbol-width="0.25cm" chart:symbol-height="0.25cm" chart:link-data-style-to-source="true"/>
      <style:graphic-properties svg:stroke-width="0.08cm" svg:stroke-color="#ea7500" draw:fill-color="#ea7500"/>
      <style:text-properties fo:font-size="10pt" style:font-size-asian="10pt" style:font-size-complex="10pt"/>
    </style:style>
    <style:style style:name="ch12" style:family="chart" style:data-style-name="N107">
      <style:chart-properties chart:symbol-type="named-symbol" chart:symbol-name="arrow-left" chart:symbol-width="0.25cm" chart:symbol-height="0.25cm" chart:link-data-style-to-source="true"/>
      <style:graphic-properties svg:stroke-width="0.08cm" svg:stroke-color="#ed4c05" draw:fill-color="#ed4c05"/>
      <style:text-properties fo:font-size="10pt" style:font-size-asian="10pt" style:font-size-complex="10pt"/>
    </style:style>
    <style:style style:name="ch13" style:family="chart" style:data-style-name="N107">
      <style:chart-properties chart:symbol-type="named-symbol" chart:symbol-name="bow-tie" chart:symbol-width="0.25cm" chart:symbol-height="0.25cm" chart:link-data-style-to-source="true"/>
      <style:graphic-properties svg:stroke-width="0.08cm" svg:stroke-color="#f10d0c" draw:fill-color="#f10d0c"/>
      <style:text-properties fo:font-size="10pt" style:font-size-asian="10pt" style:font-size-complex="10pt"/>
    </style:style>
    <style:style style:name="ch14" style:family="chart" style:data-style-name="N107">
      <style:chart-properties chart:symbol-type="named-symbol" chart:symbol-name="hourglass" chart:symbol-width="0.25cm" chart:symbol-height="0.25cm" chart:link-data-style-to-source="true"/>
      <style:graphic-properties svg:stroke-width="0.08cm" svg:stroke-color="#a7074b" draw:fill-color="#a7074b"/>
      <style:text-properties fo:font-size="10pt" style:font-size-asian="10pt" style:font-size-complex="10pt"/>
    </style:style>
    <style:style style:name="ch15" style:family="chart" style:data-style-name="N107">
      <style:chart-properties chart:symbol-type="named-symbol" chart:symbol-name="circle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16" style:family="chart" style:data-style-name="N107">
      <style:chart-properties chart:symbol-type="named-symbol" chart:symbol-name="star" chart:symbol-width="0.25cm" chart:symbol-height="0.25cm" chart:link-data-style-to-source="true"/>
      <style:graphic-properties svg:stroke-width="0.08cm" svg:stroke-color="#5b277d" draw:fill-color="#5b277d"/>
      <style:text-properties fo:font-size="10pt" style:font-size-asian="10pt" style:font-size-complex="10pt"/>
    </style:style>
    <style:style style:name="ch17" style:family="chart" style:data-style-name="N107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8" style:family="chart" style:data-style-name="N107">
      <style:chart-properties chart:symbol-type="named-symbol" chart:symbol-name="plus" chart:symbol-width="0.25cm" chart:symbol-height="0.25cm" chart:link-data-style-to-source="true"/>
      <style:graphic-properties svg:stroke-width="0.08cm" svg:stroke-color="#168253" draw:fill-color="#168253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9.034cm" svg:height="9.326cm" xlink:href=".." xlink:type="simple" chart:class="chart:line" chart:style-name="ch1">
        <chart:legend chart:legend-position="end" svg:x="14.621cm" svg:y="1.625cm" style:legend-expansion="high" chart:style-name="ch2"/>
        <chart:plot-area chart:style-name="ch3" table:cell-range-address="'Países - curva confirmados % população'.A3:'Países - curva confirmados % população'.M14" chart:data-source-has-labels="both" svg:x="0.38cm" svg:y="0.186cm" svg:width="13.861cm" svg:height="8.954cm">
          <chartooo:coordinate-region svg:x="2.166cm" svg:y="0.386cm" svg:width="11.544cm" svg:height="8.107cm"/>
          <chart:axis chart:dimension="x" chart:name="primary-x" chart:style-name="ch4" chartooo:axis-type="auto">
            <chartooo:date-scale/>
            <chart:categories table:cell-range-address="'Países - curva confirmados % população'.A4:'Países - curva confirmados % população'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aíses - curva confirmados % população'.B4:'Países - curva confirmados % população'.B14" chart:label-cell-address="'Países - curva confirmados % população'.B3:'Países - curva confirmados % população'.B3" chart:class="chart:line">
            <chart:data-point chart:repeated="11"/>
          </chart:series>
          <chart:series chart:style-name="ch8" chart:values-cell-range-address="'Países - curva confirmados % população'.C4:'Países - curva confirmados % população'.C14" chart:label-cell-address="'Países - curva confirmados % população'.C3:'Países - curva confirmados % população'.C3" chart:class="chart:line">
            <chart:data-point chart:repeated="11"/>
          </chart:series>
          <chart:series chart:style-name="ch9" chart:values-cell-range-address="'Países - curva confirmados % população'.D4:'Países - curva confirmados % população'.D14" chart:label-cell-address="'Países - curva confirmados % população'.D3:'Países - curva confirmados % população'.D3" chart:class="chart:line">
            <chart:data-point chart:repeated="11"/>
          </chart:series>
          <chart:series chart:style-name="ch10" chart:values-cell-range-address="'Países - curva confirmados % população'.E4:'Países - curva confirmados % população'.E14" chart:label-cell-address="'Países - curva confirmados % população'.E3:'Países - curva confirmados % população'.E3" chart:class="chart:line">
            <chart:data-point chart:repeated="11"/>
          </chart:series>
          <chart:series chart:style-name="ch11" chart:values-cell-range-address="'Países - curva confirmados % população'.F4:'Países - curva confirmados % população'.F14" chart:label-cell-address="'Países - curva confirmados % população'.F3:'Países - curva confirmados % população'.F3" chart:class="chart:line">
            <chart:data-point chart:repeated="11"/>
          </chart:series>
          <chart:series chart:style-name="ch12" chart:values-cell-range-address="'Países - curva confirmados % população'.G4:'Países - curva confirmados % população'.G14" chart:label-cell-address="'Países - curva confirmados % população'.G3:'Países - curva confirmados % população'.G3" chart:class="chart:line">
            <chart:data-point chart:repeated="11"/>
          </chart:series>
          <chart:series chart:style-name="ch13" chart:values-cell-range-address="'Países - curva confirmados % população'.H4:'Países - curva confirmados % população'.H14" chart:label-cell-address="'Países - curva confirmados % população'.H3:'Países - curva confirmados % população'.H3" chart:class="chart:line">
            <chart:data-point chart:repeated="11"/>
          </chart:series>
          <chart:series chart:style-name="ch14" chart:values-cell-range-address="'Países - curva confirmados % população'.I4:'Países - curva confirmados % população'.I14" chart:label-cell-address="'Países - curva confirmados % população'.I3:'Países - curva confirmados % população'.I3" chart:class="chart:line">
            <chart:data-point chart:repeated="11"/>
          </chart:series>
          <chart:series chart:style-name="ch15" chart:values-cell-range-address="'Países - curva confirmados % população'.J4:'Países - curva confirmados % população'.J14" chart:label-cell-address="'Países - curva confirmados % população'.J3:'Países - curva confirmados % população'.J3" chart:class="chart:line">
            <chart:data-point chart:repeated="11"/>
          </chart:series>
          <chart:series chart:style-name="ch16" chart:values-cell-range-address="'Países - curva confirmados % população'.K4:'Países - curva confirmados % população'.K14" chart:label-cell-address="'Países - curva confirmados % população'.K3:'Países - curva confirmados % população'.K3" chart:class="chart:line">
            <chart:data-point chart:repeated="11"/>
          </chart:series>
          <chart:series chart:style-name="ch17" chart:values-cell-range-address="'Países - curva confirmados % população'.L4:'Países - curva confirmados % população'.L14" chart:label-cell-address="'Países - curva confirmados % população'.L3:'Países - curva confirmados % população'.L3" chart:class="chart:line">
            <chart:data-point chart:repeated="11"/>
          </chart:series>
          <chart:series chart:style-name="ch18" chart:values-cell-range-address="'Países - curva confirmados % população'.M4:'Países - curva confirmados % população'.M14" chart:label-cell-address="'Países - curva confirmados % população'.M3:'Países - curva confirmados % população'.M3" chart:class="chart:line">
            <chart:data-point chart:repeated="1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carágua (16%)</text:p>
                <draw:g>
                  <svg:desc>'Países - curva confirmados % população'.B3:'Países - curva confirmados % população'.B3</svg:desc>
                </draw:g>
              </table:table-cell>
              <table:table-cell office:value-type="string">
                <text:p>Taiwan (29%)</text:p>
                <draw:g>
                  <svg:desc>'Países - curva confirmados % população'.C3:'Países - curva confirmados % população'.C3</svg:desc>
                </draw:g>
              </table:table-cell>
              <table:table-cell office:value-type="string">
                <text:p>Coreia do Sul (46%)</text:p>
                <draw:g>
                  <svg:desc>'Países - curva confirmados % população'.D3:'Países - curva confirmados % população'.D3</svg:desc>
                </draw:g>
              </table:table-cell>
              <table:table-cell office:value-type="string">
                <text:p>Suécia (47%)</text:p>
                <draw:g>
                  <svg:desc>'Países - curva confirmados % população'.E3:'Países - curva confirmados % população'.E3</svg:desc>
                </draw:g>
              </table:table-cell>
              <table:table-cell office:value-type="string">
                <text:p>Japão (51%)</text:p>
                <draw:g>
                  <svg:desc>'Países - curva confirmados % população'.F3:'Países - curva confirmados % população'.F3</svg:desc>
                </draw:g>
              </table:table-cell>
              <table:table-cell office:value-type="string">
                <text:p>Alemanha (65%)</text:p>
                <draw:g>
                  <svg:desc>'Países - curva confirmados % população'.G3:'Países - curva confirmados % população'.G3</svg:desc>
                </draw:g>
              </table:table-cell>
              <table:table-cell office:value-type="string">
                <text:p>Índia (68%)</text:p>
                <draw:g>
                  <svg:desc>'Países - curva confirmados % população'.H3:'Países - curva confirmados % população'.H3</svg:desc>
                </draw:g>
              </table:table-cell>
              <table:table-cell office:value-type="string">
                <text:p>EUA (71%)</text:p>
                <draw:g>
                  <svg:desc>'Países - curva confirmados % população'.I3:'Países - curva confirmados % população'.I3</svg:desc>
                </draw:g>
              </table:table-cell>
              <table:table-cell office:value-type="string">
                <text:p>Brasil (75%)</text:p>
                <draw:g>
                  <svg:desc>'Países - curva confirmados % população'.J3:'Países - curva confirmados % população'.J3</svg:desc>
                </draw:g>
              </table:table-cell>
              <table:table-cell office:value-type="string">
                <text:p>Espanha (89%)</text:p>
                <draw:g>
                  <svg:desc>'Países - curva confirmados % população'.K3:'Países - curva confirmados % população'.K3</svg:desc>
                </draw:g>
              </table:table-cell>
              <table:table-cell office:value-type="string">
                <text:p>França (93%)</text:p>
                <draw:g>
                  <svg:desc>'Países - curva confirmados % população'.L3:'Países - curva confirmados % população'.L3</svg:desc>
                </draw:g>
              </table:table-cell>
              <table:table-cell office:value-type="string">
                <text:p>Itália (94%)</text:p>
                <draw:g>
                  <svg:desc>'Países - curva confirmados % população'.M3:'Países - curva confirmados % população'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o dia</text:p>
                <draw:g>
                  <svg:desc>'Países - curva confirmados % população'.A4:'Países - curva confirmados % população'.A14</svg:desc>
                </draw:g>
              </table:table-cell>
              <table:table-cell office:value-type="float" office:value="0.000000154666768128067">
                <text:p>0.000000154666768128067</text:p>
                <draw:g>
                  <svg:desc>'Países - curva confirmados % população'.B4:'Países - curva confirmados % população'.B14</svg:desc>
                </draw:g>
              </table:table-cell>
              <table:table-cell office:value-type="float" office:value="0.0000000424137297314859">
                <text:p>0.0000000424137297314859</text:p>
                <draw:g>
                  <svg:desc>'Países - curva confirmados % população'.C4:'Países - curva confirmados % população'.C14</svg:desc>
                </draw:g>
              </table:table-cell>
              <table:table-cell office:value-type="float" office:value="0.00000001937735406997">
                <text:p>0.00000001937735406997</text:p>
                <draw:g>
                  <svg:desc>'Países - curva confirmados % população'.D4:'Países - curva confirmados % população'.D14</svg:desc>
                </draw:g>
              </table:table-cell>
              <table:table-cell office:value-type="float" office:value="0.0000000982780313023392">
                <text:p>0.0000000982780313023392</text:p>
                <draw:g>
                  <svg:desc>'Países - curva confirmados % população'.E4:'Países - curva confirmados % população'.E14</svg:desc>
                </draw:g>
              </table:table-cell>
              <table:table-cell office:value-type="float" office:value="0.00000000790332026387606">
                <text:p>0.00000000790332026387606</text:p>
                <draw:g>
                  <svg:desc>'Países - curva confirmados % população'.F4:'Países - curva confirmados % população'.F14</svg:desc>
                </draw:g>
              </table:table-cell>
              <table:table-cell office:value-type="float" office:value="0.0000000120618848996563">
                <text:p>0.0000000120618848996563</text:p>
                <draw:g>
                  <svg:desc>'Países - curva confirmados % população'.G4:'Países - curva confirmados % população'.G14</svg:desc>
                </draw:g>
              </table:table-cell>
              <table:table-cell office:value-type="float" office:value="0.000000000739307400030587">
                <text:p>0.000000000739307400030587</text:p>
                <draw:g>
                  <svg:desc>'Países - curva confirmados % população'.H4:'Países - curva confirmados % população'.H14</svg:desc>
                </draw:g>
              </table:table-cell>
              <table:table-cell office:value-type="float" office:value="0.0000000030610292617225">
                <text:p>0.0000000030610292617225</text:p>
                <draw:g>
                  <svg:desc>'Países - curva confirmados % população'.I4:'Países - curva confirmados % população'.I14</svg:desc>
                </draw:g>
              </table:table-cell>
              <table:table-cell office:value-type="float" office:value="0.00000000477396851213538">
                <text:p>0.00000000477396851213538</text:p>
                <draw:g>
                  <svg:desc>'Países - curva confirmados % população'.J4:'Países - curva confirmados % população'.J14</svg:desc>
                </draw:g>
              </table:table-cell>
              <table:table-cell office:value-type="float" office:value="0.0000000213691012198765">
                <text:p>0.0000000213691012198765</text:p>
                <draw:g>
                  <svg:desc>'Países - curva confirmados % população'.K4:'Países - curva confirmados % população'.K14</svg:desc>
                </draw:g>
              </table:table-cell>
              <table:table-cell office:value-type="float" office:value="0.0000000447914240309006">
                <text:p>0.0000000447914240309006</text:p>
                <draw:g>
                  <svg:desc>'Países - curva confirmados % população'.L4:'Países - curva confirmados % população'.L14</svg:desc>
                </draw:g>
              </table:table-cell>
              <table:table-cell office:value-type="float" office:value="0.000000049650986664407">
                <text:p>0.000000049650986664407</text:p>
                <draw:g>
                  <svg:desc>'Países - curva confirmados % população'.M4:'Países - curva confirmados % população'.M14</svg:desc>
                </draw:g>
              </table:table-cell>
            </table:table-row>
            <table:table-row>
              <table:table-cell office:value-type="string">
                <text:p>8º dia</text:p>
              </table:table-cell>
              <table:table-cell office:value-type="float" office:value="0.000000309333536256133">
                <text:p>0.000000309333536256133</text:p>
              </table:table-cell>
              <table:table-cell office:value-type="float" office:value="0.000000296896108120401">
                <text:p>0.000000296896108120401</text:p>
              </table:table-cell>
              <table:table-cell office:value-type="float" office:value="0.0000000775094162798801">
                <text:p>0.0000000775094162798801</text:p>
              </table:table-cell>
              <table:table-cell office:value-type="float" office:value="0.0000000982780313023392">
                <text:p>0.0000000982780313023392</text:p>
              </table:table-cell>
              <table:table-cell office:value-type="float" office:value="0.00000000790332026387606">
                <text:p>0.00000000790332026387606</text:p>
              </table:table-cell>
              <table:table-cell office:value-type="float" office:value="0.00000013268073389622">
                <text:p>0.00000013268073389622</text:p>
              </table:table-cell>
              <table:table-cell office:value-type="float" office:value="0.00000000221792220009176">
                <text:p>0.00000000221792220009176</text:p>
              </table:table-cell>
              <table:table-cell office:value-type="float" office:value="0.0000000153051463086125">
                <text:p>0.0000000153051463086125</text:p>
              </table:table-cell>
              <table:table-cell office:value-type="float" office:value="0.00000000954793702427075">
                <text:p>0.00000000954793702427075</text:p>
              </table:table-cell>
              <table:table-cell office:value-type="float" office:value="0.0000000213691012198765">
                <text:p>0.0000000213691012198765</text:p>
              </table:table-cell>
              <table:table-cell office:value-type="float" office:value="0.0000000895828480618012">
                <text:p>0.0000000895828480618012</text:p>
              </table:table-cell>
              <table:table-cell office:value-type="float" office:value="0.000000049650986664407">
                <text:p>0.000000049650986664407</text:p>
              </table:table-cell>
            </table:table-row>
            <table:table-row>
              <table:table-cell office:value-type="string">
                <text:p>15º dia</text:p>
              </table:table-cell>
              <table:table-cell office:value-type="float" office:value="0.000000773333840640333">
                <text:p>0.000000773333840640333</text:p>
              </table:table-cell>
              <table:table-cell office:value-type="float" office:value="0.000000424137297314859">
                <text:p>0.000000424137297314859</text:p>
              </table:table-cell>
              <table:table-cell office:value-type="float" office:value="0.000000290660311049551">
                <text:p>0.000000290660311049551</text:p>
              </table:table-cell>
              <table:table-cell office:value-type="float" office:value="0.0000000982780313023392">
                <text:p>0.0000000982780313023392</text:p>
              </table:table-cell>
              <table:table-cell office:value-type="float" office:value="0.0000000553232418471324">
                <text:p>0.0000000553232418471324</text:p>
              </table:table-cell>
              <table:table-cell office:value-type="float" office:value="0.000000156804503695532">
                <text:p>0.000000156804503695532</text:p>
              </table:table-cell>
              <table:table-cell office:value-type="float" office:value="0.00000000221792220009176">
                <text:p>0.00000000221792220009176</text:p>
              </table:table-cell>
              <table:table-cell office:value-type="float" office:value="0.0000000336713218789475">
                <text:p>0.0000000336713218789475</text:p>
              </table:table-cell>
              <table:table-cell office:value-type="float" office:value="0.000000162314929412603">
                <text:p>0.000000162314929412603</text:p>
              </table:table-cell>
              <table:table-cell office:value-type="float" office:value="0.000000042738202439753">
                <text:p>0.000000042738202439753</text:p>
              </table:table-cell>
              <table:table-cell office:value-type="float" office:value="0.000000164235221446636">
                <text:p>0.000000164235221446636</text:p>
              </table:table-cell>
              <table:table-cell office:value-type="float" office:value="0.000000049650986664407">
                <text:p>0.000000049650986664407</text:p>
              </table:table-cell>
            </table:table-row>
            <table:table-row>
              <table:table-cell office:value-type="string">
                <text:p>22º dia</text:p>
              </table:table-cell>
              <table:table-cell office:value-type="float" office:value="0.000000928000608768399">
                <text:p>0.000000928000608768399</text:p>
              </table:table-cell>
              <table:table-cell office:value-type="float" office:value="0.000000763447135166746">
                <text:p>0.000000763447135166746</text:p>
              </table:table-cell>
              <table:table-cell office:value-type="float" office:value="0.000000523188559889191">
                <text:p>0.000000523188559889191</text:p>
              </table:table-cell>
              <table:table-cell office:value-type="float" office:value="0.0000000982780313023392">
                <text:p>0.0000000982780313023392</text:p>
              </table:table-cell>
              <table:table-cell office:value-type="float" office:value="0.000000197583006596901">
                <text:p>0.000000197583006596901</text:p>
              </table:table-cell>
              <table:table-cell office:value-type="float" office:value="0.000000180928273494845">
                <text:p>0.000000180928273494845</text:p>
              </table:table-cell>
              <table:table-cell office:value-type="float" office:value="0.00000000221792220009176">
                <text:p>0.00000000221792220009176</text:p>
              </table:table-cell>
              <table:table-cell office:value-type="float" office:value="0.0000000397933804023926">
                <text:p>0.0000000397933804023926</text:p>
              </table:table-cell>
              <table:table-cell office:value-type="float" office:value="0.0000013892248370314">
                <text:p>0.0000013892248370314</text:p>
              </table:table-cell>
              <table:table-cell office:value-type="float" office:value="0.000000042738202439753">
                <text:p>0.000000042738202439753</text:p>
              </table:table-cell>
              <table:table-cell office:value-type="float" office:value="0.000000164235221446636">
                <text:p>0.000000164235221446636</text:p>
              </table:table-cell>
              <table:table-cell office:value-type="float" office:value="0.000000049650986664407">
                <text:p>0.000000049650986664407</text:p>
              </table:table-cell>
            </table:table-row>
            <table:table-row>
              <table:table-cell office:value-type="string">
                <text:p>29º dia</text:p>
              </table:table-cell>
              <table:table-cell office:value-type="float" office:value="0.0000013920009131526">
                <text:p>0.0000013920009131526</text:p>
              </table:table-cell>
              <table:table-cell office:value-type="float" office:value="0.00000093310205409269">
                <text:p>0.00000093310205409269</text:p>
              </table:table-cell>
              <table:table-cell office:value-type="float" office:value="0.000000581320622099101">
                <text:p>0.000000581320622099101</text:p>
              </table:table-cell>
              <table:table-cell office:value-type="float" office:value="0.00000117933637562807">
                <text:p>0.00000117933637562807</text:p>
              </table:table-cell>
              <table:table-cell office:value-type="float" office:value="0.000000197583006596901">
                <text:p>0.000000197583006596901</text:p>
              </table:table-cell>
              <table:table-cell office:value-type="float" office:value="0.000000180928273494845">
                <text:p>0.000000180928273494845</text:p>
              </table:table-cell>
              <table:table-cell office:value-type="float" office:value="0.00000000221792220009176">
                <text:p>0.00000000221792220009176</text:p>
              </table:table-cell>
              <table:table-cell office:value-type="float" office:value="0.0000000459154389258376">
                <text:p>0.0000000459154389258376</text:p>
              </table:table-cell>
              <table:table-cell office:value-type="float" office:value="0.00001050750469521">
                <text:p>0.00001050750469521</text:p>
              </table:table-cell>
              <table:table-cell office:value-type="float" office:value="0.000000726549441475802">
                <text:p>0.000000726549441475802</text:p>
              </table:table-cell>
              <table:table-cell office:value-type="float" office:value="0.000000179165696123602">
                <text:p>0.000000179165696123602</text:p>
              </table:table-cell>
              <table:table-cell office:value-type="float" office:value="0.0000107577137772882">
                <text:p>0.0000107577137772882</text:p>
              </table:table-cell>
            </table:table-row>
            <table:table-row>
              <table:table-cell office:value-type="string">
                <text:p>36º dia</text:p>
              </table:table-cell>
              <table:table-cell office:value-type="float" office:value="0.00000154666768128067">
                <text:p>0.00000154666768128067</text:p>
              </table:table-cell>
              <table:table-cell office:value-type="float" office:value="0.00000127241189194458">
                <text:p>0.00000127241189194458</text:p>
              </table:table-cell>
              <table:table-cell office:value-type="float" office:value="0.0000147655438013172">
                <text:p>0.0000147655438013172</text:p>
              </table:table-cell>
              <table:table-cell office:value-type="float" office:value="0.0000134640902884205">
                <text:p>0.0000134640902884205</text:p>
              </table:table-cell>
              <table:table-cell office:value-type="float" office:value="0.00000052161913741582">
                <text:p>0.00000052161913741582</text:p>
              </table:table-cell>
              <table:table-cell office:value-type="float" office:value="0.00000189371592924604">
                <text:p>0.00000189371592924604</text:p>
              </table:table-cell>
              <table:table-cell office:value-type="float" office:value="0.0000000207006072008564">
                <text:p>0.0000000207006072008564</text:p>
              </table:table-cell>
              <table:table-cell office:value-type="float" office:value="0.000000162234550871293">
                <text:p>0.000000162234550871293</text:p>
              </table:table-cell>
              <table:table-cell office:value-type="float" office:value="0.000027292777983878">
                <text:p>0.000027292777983878</text:p>
              </table:table-cell>
              <table:table-cell office:value-type="float" office:value="0.00000799204385623382">
                <text:p>0.00000799204385623382</text:p>
              </table:table-cell>
              <table:table-cell office:value-type="float" office:value="0.000000851037056587111">
                <text:p>0.000000851037056587111</text:p>
              </table:table-cell>
              <table:table-cell office:value-type="float" office:value="0.0000638511688504274">
                <text:p>0.0000638511688504274</text:p>
              </table:table-cell>
            </table:table-row>
            <table:table-row>
              <table:table-cell office:value-type="string">
                <text:p>43º dia</text:p>
              </table:table-cell>
              <table:table-cell office:value-type="float" office:value="0.00000216533475379293">
                <text:p>0.00000216533475379293</text:p>
              </table:table-cell>
              <table:table-cell office:value-type="float" office:value="0.00000173896291899092">
                <text:p>0.00000173896291899092</text:p>
              </table:table-cell>
              <table:table-cell office:value-type="float" office:value="0.0000816174153427138">
                <text:p>0.0000816174153427138</text:p>
              </table:table-cell>
              <table:table-cell office:value-type="float" office:value="0.0000761654742593129">
                <text:p>0.0000761654742593129</text:p>
              </table:table-cell>
              <table:table-cell office:value-type="float" office:value="0.00000129614452327567">
                <text:p>0.00000129614452327567</text:p>
              </table:table-cell>
              <table:table-cell office:value-type="float" office:value="0.0000137384869007086">
                <text:p>0.0000137384869007086</text:p>
              </table:table-cell>
              <table:table-cell office:value-type="float" office:value="0.0000000539694402022329">
                <text:p>0.0000000539694402022329</text:p>
              </table:table-cell>
              <table:table-cell office:value-type="float" office:value="0.000000315286013957418">
                <text:p>0.000000315286013957418</text:p>
              </table:table-cell>
              <table:table-cell office:value-type="float" office:value="0.000065484526080961">
                <text:p>0.000065484526080961</text:p>
              </table:table-cell>
              <table:table-cell office:value-type="float" office:value="0.0000904126672612975">
                <text:p>0.0000904126672612975</text:p>
              </table:table-cell>
              <table:table-cell office:value-type="float" office:value="0.00000915238097698069">
                <text:p>0.00000915238097698069</text:p>
              </table:table-cell>
              <table:table-cell office:value-type="float" office:value="0.000250125120486394">
                <text:p>0.000250125120486394</text:p>
              </table:table-cell>
            </table:table-row>
            <table:table-row>
              <table:table-cell office:value-type="string">
                <text:p>50º dia</text:p>
              </table:table-cell>
              <table:table-cell office:value-type="float" office:value="0.00000247466829004906">
                <text:p>0.00000247466829004906</text:p>
              </table:table-cell>
              <table:table-cell office:value-type="float" office:value="0.00000229034140550024">
                <text:p>0.00000229034140550024</text:p>
              </table:table-cell>
              <table:table-cell office:value-type="float" office:value="0.000143043627744519">
                <text:p>0.000143043627744519</text:p>
              </table:table-cell>
              <table:table-cell office:value-type="float" office:value="0.000159505244803697">
                <text:p>0.000159505244803697</text:p>
              </table:table-cell>
              <table:table-cell office:value-type="float" office:value="0.00000211808983071878">
                <text:p>0.00000211808983071878</text:p>
              </table:table-cell>
              <table:table-cell office:value-type="float" office:value="0.0000725160520167339">
                <text:p>0.0000725160520167339</text:p>
              </table:table-cell>
              <table:table-cell office:value-type="float" office:value="0.000000121985721005047">
                <text:p>0.000000121985721005047</text:p>
              </table:table-cell>
              <table:table-cell office:value-type="float" office:value="0.00000230801606333877">
                <text:p>0.00000230801606333877</text:p>
              </table:table-cell>
              <table:table-cell office:value-type="float" office:value="0.000120599992553564">
                <text:p>0.000120599992553564</text:p>
              </table:table-cell>
              <table:table-cell office:value-type="float" office:value="0.000426954642373133">
                <text:p>0.000426954642373133</text:p>
              </table:table-cell>
              <table:table-cell office:value-type="float" office:value="0.0000546604677923757">
                <text:p>0.0000546604677923757</text:p>
              </table:table-cell>
              <table:table-cell office:value-type="float" office:value="0.000679142745924647">
                <text:p>0.000679142745924647</text:p>
              </table:table-cell>
            </table:table-row>
            <table:table-row>
              <table:table-cell office:value-type="string">
                <text:p>57º dia</text:p>
              </table:table-cell>
              <table:table-cell office:value-type="float" office:value="NaN">
                <text:p>NaN</text:p>
              </table:table-cell>
              <table:table-cell office:value-type="float" office:value="0.00000284171989200955">
                <text:p>0.00000284171989200955</text:p>
              </table:table-cell>
              <table:table-cell office:value-type="float" office:value="0.000159591888120273">
                <text:p>0.000159591888120273</text:p>
              </table:table-cell>
              <table:table-cell office:value-type="float" office:value="0.000299354883346925">
                <text:p>0.000299354883346925</text:p>
              </table:table-cell>
              <table:table-cell office:value-type="float" office:value="0.0000044890859098816">
                <text:p>0.0000044890859098816</text:p>
              </table:table-cell>
              <table:table-cell office:value-type="float" office:value="0.000352351781688761">
                <text:p>0.000352351781688761</text:p>
              </table:table-cell>
              <table:table-cell office:value-type="float" office:value="0.000000479810502619851">
                <text:p>0.000000479810502619851</text:p>
              </table:table-cell>
              <table:table-cell office:value-type="float" office:value="0.0000142674573888886">
                <text:p>0.0000142674573888886</text:p>
              </table:table-cell>
              <table:table-cell office:value-type="float" office:value="0.00020565778953428">
                <text:p>0.00020565778953428</text:p>
              </table:table-cell>
              <table:table-cell office:value-type="float" office:value="0.00136888325504407">
                <text:p>0.00136888325504407</text:p>
              </table:table-cell>
              <table:table-cell office:value-type="float" office:value="0.000188303146625906">
                <text:p>0.000188303146625906</text:p>
              </table:table-cell>
              <table:table-cell office:value-type="float" office:value="0.00133294693832156">
                <text:p>0.00133294693832156</text:p>
              </table:table-cell>
            </table:table-row>
            <table:table-row>
              <table:table-cell office:value-type="string">
                <text:p>64º dia</text:p>
              </table:table-cell>
              <table:table-cell office:value-type="float" office:value="NaN">
                <text:p>NaN</text:p>
              </table:table-cell>
              <table:table-cell office:value-type="float" office:value="0.00000827067729763975">
                <text:p>0.00000827067729763975</text:p>
              </table:table-cell>
              <table:table-cell office:value-type="float" office:value="0.000173640469821001">
                <text:p>0.000173640469821001</text:p>
              </table:table-cell>
              <table:table-cell office:value-type="float" office:value="0.000597333874255618">
                <text:p>0.000597333874255618</text:p>
              </table:table-cell>
              <table:table-cell office:value-type="float" office:value="0.00000655185249875325">
                <text:p>0.00000655185249875325</text:p>
              </table:table-cell>
              <table:table-cell office:value-type="float" office:value="0.000746787479792423">
                <text:p>0.000746787479792423</text:p>
              </table:table-cell>
              <table:table-cell office:value-type="float" office:value="0.0000014527390410601">
                <text:p>0.0000014527390410601</text:p>
              </table:table-cell>
              <table:table-cell office:value-type="float" office:value="0.000142160320972917">
                <text:p>0.000142160320972917</text:p>
              </table:table-cell>
              <table:table-cell office:value-type="float" office:value="0.000343181500463364">
                <text:p>0.000343181500463364</text:p>
              </table:table-cell>
              <table:table-cell office:value-type="float" office:value="0.00251535690459166">
                <text:p>0.00251535690459166</text:p>
              </table:table-cell>
              <table:table-cell office:value-type="float" office:value="0.000492168167251536">
                <text:p>0.000492168167251536</text:p>
              </table:table-cell>
              <table:table-cell office:value-type="float" office:value="0.00190729300172653">
                <text:p>0.00190729300172653</text:p>
              </table:table-cell>
            </table:table-row>
            <table:table-row>
              <table:table-cell office:value-type="string">
                <text:p>71º dia</text:p>
              </table:table-cell>
              <table:table-cell office:value-type="float" office:value="NaN">
                <text:p>NaN</text:p>
              </table:table-cell>
              <table:table-cell office:value-type="float" office:value="0.0000129786012978347">
                <text:p>0.0000129786012978347</text:p>
              </table:table-cell>
              <table:table-cell office:value-type="float" office:value="0.000187204617669981">
                <text:p>0.000187204617669981</text:p>
              </table:table-cell>
              <table:table-cell office:value-type="float" office:value="0.000951822733163155">
                <text:p>0.000951822733163155</text:p>
              </table:table-cell>
              <table:table-cell office:value-type="float" office:value="0.00000942866107480414">
                <text:p>0.00000942866107480414</text:p>
              </table:table-cell>
              <table:table-cell office:value-type="float" office:value="0.0011968405291684">
                <text:p>0.0011968405291684</text:p>
              </table:table-cell>
              <table:table-cell office:value-type="float" office:value="0.00000423918863177539">
                <text:p>0.00000423918863177539</text:p>
              </table:table-cell>
              <table:table-cell office:value-type="float" office:value="0.000503906637064759">
                <text:p>0.000503906637064759</text:p>
              </table:table-cell>
              <table:table-cell office:value-type="float" office:value="0.00054764579786961">
                <text:p>0.00054764579786961</text:p>
              </table:table-cell>
              <table:table-cell office:value-type="float" office:value="0.00335541901174745">
                <text:p>0.00335541901174745</text:p>
              </table:table-cell>
              <table:table-cell office:value-type="float" office:value="0.000960596879766694">
                <text:p>0.000960596879766694</text:p>
              </table:table-cell>
              <table:table-cell office:value-type="float" office:value="0.00237705753688737">
                <text:p>0.002377057536887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69a2e" draw:fill-color="#069a2e" dr3d:edge-rounding="5%"/>
      <style:text-properties fo:font-size="10pt" style:font-size-asian="10pt" style:font-size-complex="10pt"/>
    </style:style>
    <style:style style:name="ch8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9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e6e905" draw:fill-color="#e6e905" dr3d:edge-rounding="5%"/>
      <style:text-properties fo:font-size="10pt" style:font-size-asian="10pt" style:font-size-complex="10pt"/>
    </style:style>
    <style:style style:name="ch10" style:family="chart" style:data-style-name="N107">
      <style:chart-properties chart:symbol-type="named-symbol" chart:symbol-name="arrow-up" chart:symbol-width="0.25cm" chart:symbol-height="0.25cm" chart:link-data-style-to-source="true"/>
      <style:graphic-properties svg:stroke-width="0.08cm" svg:stroke-color="#e8a202" draw:fill-color="#e8a202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arrow-right" chart:symbol-width="0.25cm" chart:symbol-height="0.25cm" chart:link-data-style-to-source="true"/>
      <style:graphic-properties svg:stroke-width="0.08cm" svg:stroke-color="#ea7500" draw:fill-color="#ea7500"/>
      <style:text-properties fo:font-size="10pt" style:font-size-asian="10pt" style:font-size-complex="10pt"/>
    </style:style>
    <style:style style:name="ch12" style:family="chart" style:data-style-name="N107">
      <style:chart-properties chart:symbol-type="named-symbol" chart:symbol-name="arrow-left" chart:symbol-width="0.25cm" chart:symbol-height="0.25cm" chart:link-data-style-to-source="true"/>
      <style:graphic-properties svg:stroke-width="0.08cm" svg:stroke-color="#ed4c05" draw:fill-color="#ed4c05"/>
      <style:text-properties fo:font-size="10pt" style:font-size-asian="10pt" style:font-size-complex="10pt"/>
    </style:style>
    <style:style style:name="ch13" style:family="chart" style:data-style-name="N107">
      <style:chart-properties chart:symbol-type="named-symbol" chart:symbol-name="bow-tie" chart:symbol-width="0.25cm" chart:symbol-height="0.25cm" chart:link-data-style-to-source="true"/>
      <style:graphic-properties svg:stroke-width="0.08cm" svg:stroke-color="#f10d0c" draw:fill-color="#f10d0c"/>
      <style:text-properties fo:font-size="10pt" style:font-size-asian="10pt" style:font-size-complex="10pt"/>
    </style:style>
    <style:style style:name="ch14" style:family="chart" style:data-style-name="N107">
      <style:chart-properties chart:symbol-type="named-symbol" chart:symbol-name="hourglass" chart:symbol-width="0.25cm" chart:symbol-height="0.25cm" chart:link-data-style-to-source="true"/>
      <style:graphic-properties svg:stroke-width="0.08cm" svg:stroke-color="#a7074b" draw:fill-color="#a7074b"/>
      <style:text-properties fo:font-size="10pt" style:font-size-asian="10pt" style:font-size-complex="10pt"/>
    </style:style>
    <style:style style:name="ch15" style:family="chart" style:data-style-name="N107">
      <style:chart-properties chart:symbol-type="named-symbol" chart:symbol-name="circle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16" style:family="chart" style:data-style-name="N107">
      <style:chart-properties chart:symbol-type="named-symbol" chart:symbol-name="star" chart:symbol-width="0.25cm" chart:symbol-height="0.25cm" chart:link-data-style-to-source="true"/>
      <style:graphic-properties svg:stroke-width="0.08cm" svg:stroke-color="#5b277d" draw:fill-color="#5b277d"/>
      <style:text-properties fo:font-size="10pt" style:font-size-asian="10pt" style:font-size-complex="10pt"/>
    </style:style>
    <style:style style:name="ch17" style:family="chart" style:data-style-name="N107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8" style:family="chart" style:data-style-name="N107">
      <style:chart-properties chart:symbol-type="named-symbol" chart:symbol-name="plus" chart:symbol-width="0.25cm" chart:symbol-height="0.25cm" chart:link-data-style-to-source="true"/>
      <style:graphic-properties svg:stroke-width="0.08cm" svg:stroke-color="#168253" draw:fill-color="#168253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9.034cm" svg:height="9.326cm" xlink:href=".." xlink:type="simple" chart:class="chart:line" chart:style-name="ch1">
        <chart:legend chart:legend-position="end" svg:x="14.621cm" svg:y="1.625cm" style:legend-expansion="high" chart:style-name="ch2"/>
        <chart:plot-area chart:style-name="ch3" table:cell-range-address="'Países - curva óbitos % população'.A3:'Países - curva óbitos % população'.M14" chart:data-source-has-labels="both" svg:x="0.38cm" svg:y="0.186cm" svg:width="13.861cm" svg:height="8.954cm">
          <chartooo:coordinate-region svg:x="1.425cm" svg:y="0.385cm" svg:width="12.285cm" svg:height="8.108cm"/>
          <chart:axis chart:dimension="x" chart:name="primary-x" chart:style-name="ch4" chartooo:axis-type="auto">
            <chartooo:date-scale/>
            <chart:categories table:cell-range-address="'Países - curva óbitos % população'.A4:'Países - curva óbitos % população'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aíses - curva óbitos % população'.B4:'Países - curva óbitos % população'.B14" chart:label-cell-address="'Países - curva óbitos % população'.B3:'Países - curva óbitos % população'.B3" chart:class="chart:line">
            <chart:data-point chart:repeated="11"/>
          </chart:series>
          <chart:series chart:style-name="ch8" chart:values-cell-range-address="'Países - curva óbitos % população'.C4:'Países - curva óbitos % população'.C14" chart:label-cell-address="'Países - curva óbitos % população'.C3:'Países - curva óbitos % população'.C3" chart:class="chart:line">
            <chart:data-point chart:repeated="11"/>
          </chart:series>
          <chart:series chart:style-name="ch9" chart:values-cell-range-address="'Países - curva óbitos % população'.D4:'Países - curva óbitos % população'.D14" chart:label-cell-address="'Países - curva óbitos % população'.D3:'Países - curva óbitos % população'.D3" chart:class="chart:line">
            <chart:data-point chart:repeated="11"/>
          </chart:series>
          <chart:series chart:style-name="ch10" chart:values-cell-range-address="'Países - curva óbitos % população'.E4:'Países - curva óbitos % população'.E14" chart:label-cell-address="'Países - curva óbitos % população'.E3:'Países - curva óbitos % população'.E3" chart:class="chart:line">
            <chart:data-point chart:repeated="11"/>
          </chart:series>
          <chart:series chart:style-name="ch11" chart:values-cell-range-address="'Países - curva óbitos % população'.F4:'Países - curva óbitos % população'.F14" chart:label-cell-address="'Países - curva óbitos % população'.F3:'Países - curva óbitos % população'.F3" chart:class="chart:line">
            <chart:data-point chart:repeated="11"/>
          </chart:series>
          <chart:series chart:style-name="ch12" chart:values-cell-range-address="'Países - curva óbitos % população'.G4:'Países - curva óbitos % população'.G14" chart:label-cell-address="'Países - curva óbitos % população'.G3:'Países - curva óbitos % população'.G3" chart:class="chart:line">
            <chart:data-point chart:repeated="11"/>
          </chart:series>
          <chart:series chart:style-name="ch13" chart:values-cell-range-address="'Países - curva óbitos % população'.H4:'Países - curva óbitos % população'.H14" chart:label-cell-address="'Países - curva óbitos % população'.H3:'Países - curva óbitos % população'.H3" chart:class="chart:line">
            <chart:data-point chart:repeated="11"/>
          </chart:series>
          <chart:series chart:style-name="ch14" chart:values-cell-range-address="'Países - curva óbitos % população'.I4:'Países - curva óbitos % população'.I14" chart:label-cell-address="'Países - curva óbitos % população'.I3:'Países - curva óbitos % população'.I3" chart:class="chart:line">
            <chart:data-point chart:repeated="11"/>
          </chart:series>
          <chart:series chart:style-name="ch15" chart:values-cell-range-address="'Países - curva óbitos % população'.J4:'Países - curva óbitos % população'.J14" chart:label-cell-address="'Países - curva óbitos % população'.J3:'Países - curva óbitos % população'.J3" chart:class="chart:line">
            <chart:data-point chart:repeated="11"/>
          </chart:series>
          <chart:series chart:style-name="ch16" chart:values-cell-range-address="'Países - curva óbitos % população'.K4:'Países - curva óbitos % população'.K14" chart:label-cell-address="'Países - curva óbitos % população'.K3:'Países - curva óbitos % população'.K3" chart:class="chart:line">
            <chart:data-point chart:repeated="11"/>
          </chart:series>
          <chart:series chart:style-name="ch17" chart:values-cell-range-address="'Países - curva óbitos % população'.L4:'Países - curva óbitos % população'.L14" chart:label-cell-address="'Países - curva óbitos % população'.L3:'Países - curva óbitos % população'.L3" chart:class="chart:line">
            <chart:data-point chart:repeated="11"/>
          </chart:series>
          <chart:series chart:style-name="ch18" chart:values-cell-range-address="'Países - curva óbitos % população'.M4:'Países - curva óbitos % população'.M14" chart:label-cell-address="'Países - curva óbitos % população'.M3:'Países - curva óbitos % população'.M3" chart:class="chart:line">
            <chart:data-point chart:repeated="1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carágua (16%)</text:p>
                <draw:g>
                  <svg:desc>'Países - curva óbitos % população'.B3:'Países - curva óbitos % população'.B3</svg:desc>
                </draw:g>
              </table:table-cell>
              <table:table-cell office:value-type="string">
                <text:p>Taiwan (29%)</text:p>
                <draw:g>
                  <svg:desc>'Países - curva óbitos % população'.C3:'Países - curva óbitos % população'.C3</svg:desc>
                </draw:g>
              </table:table-cell>
              <table:table-cell office:value-type="string">
                <text:p>Coreia do Sul (46%)</text:p>
                <draw:g>
                  <svg:desc>'Países - curva óbitos % população'.D3:'Países - curva óbitos % população'.D3</svg:desc>
                </draw:g>
              </table:table-cell>
              <table:table-cell office:value-type="string">
                <text:p>Suécia (47%)</text:p>
                <draw:g>
                  <svg:desc>'Países - curva óbitos % população'.E3:'Países - curva óbitos % população'.E3</svg:desc>
                </draw:g>
              </table:table-cell>
              <table:table-cell office:value-type="string">
                <text:p>Japão (51%)</text:p>
                <draw:g>
                  <svg:desc>'Países - curva óbitos % população'.F3:'Países - curva óbitos % população'.F3</svg:desc>
                </draw:g>
              </table:table-cell>
              <table:table-cell office:value-type="string">
                <text:p>Alemanha (65%)</text:p>
                <draw:g>
                  <svg:desc>'Países - curva óbitos % população'.G3:'Países - curva óbitos % população'.G3</svg:desc>
                </draw:g>
              </table:table-cell>
              <table:table-cell office:value-type="string">
                <text:p>Índia (68%)</text:p>
                <draw:g>
                  <svg:desc>'Países - curva óbitos % população'.H3:'Países - curva óbitos % população'.H3</svg:desc>
                </draw:g>
              </table:table-cell>
              <table:table-cell office:value-type="string">
                <text:p>EUA (71%)</text:p>
                <draw:g>
                  <svg:desc>'Países - curva óbitos % população'.I3:'Países - curva óbitos % população'.I3</svg:desc>
                </draw:g>
              </table:table-cell>
              <table:table-cell office:value-type="string">
                <text:p>Brasil (75%)</text:p>
                <draw:g>
                  <svg:desc>'Países - curva óbitos % população'.J3:'Países - curva óbitos % população'.J3</svg:desc>
                </draw:g>
              </table:table-cell>
              <table:table-cell office:value-type="string">
                <text:p>Espanha (89%)</text:p>
                <draw:g>
                  <svg:desc>'Países - curva óbitos % população'.K3:'Países - curva óbitos % população'.K3</svg:desc>
                </draw:g>
              </table:table-cell>
              <table:table-cell office:value-type="string">
                <text:p>França (93%)</text:p>
                <draw:g>
                  <svg:desc>'Países - curva óbitos % população'.L3:'Países - curva óbitos % população'.L3</svg:desc>
                </draw:g>
              </table:table-cell>
              <table:table-cell office:value-type="string">
                <text:p>Itália (94%)</text:p>
                <draw:g>
                  <svg:desc>'Países - curva óbitos % população'.M3:'Países - curva óbitos % população'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o dia</text:p>
                <draw:g>
                  <svg:desc>'Países - curva óbitos % população'.A4:'Países - curva óbitos % população'.A14</svg:desc>
                </draw:g>
              </table:table-cell>
              <table:table-cell office:value-type="float" office:value="0">
                <text:p>0</text:p>
                <draw:g>
                  <svg:desc>'Países - curva óbitos % população'.B4:'Países - curva óbitos % população'.B14</svg:desc>
                </draw:g>
              </table:table-cell>
              <table:table-cell office:value-type="float" office:value="0">
                <text:p>0</text:p>
                <draw:g>
                  <svg:desc>'Países - curva óbitos % população'.C4:'Países - curva óbitos % população'.C14</svg:desc>
                </draw:g>
              </table:table-cell>
              <table:table-cell office:value-type="float" office:value="0">
                <text:p>0</text:p>
                <draw:g>
                  <svg:desc>'Países - curva óbitos % população'.D4:'Países - curva óbitos % população'.D14</svg:desc>
                </draw:g>
              </table:table-cell>
              <table:table-cell office:value-type="float" office:value="0">
                <text:p>0</text:p>
                <draw:g>
                  <svg:desc>'Países - curva óbitos % população'.E4:'Países - curva óbitos % população'.E14</svg:desc>
                </draw:g>
              </table:table-cell>
              <table:table-cell office:value-type="float" office:value="0">
                <text:p>0</text:p>
                <draw:g>
                  <svg:desc>'Países - curva óbitos % população'.F4:'Países - curva óbitos % população'.F14</svg:desc>
                </draw:g>
              </table:table-cell>
              <table:table-cell office:value-type="float" office:value="0">
                <text:p>0</text:p>
                <draw:g>
                  <svg:desc>'Países - curva óbitos % população'.G4:'Países - curva óbitos % população'.G14</svg:desc>
                </draw:g>
              </table:table-cell>
              <table:table-cell office:value-type="float" office:value="0">
                <text:p>0</text:p>
                <draw:g>
                  <svg:desc>'Países - curva óbitos % população'.H4:'Países - curva óbitos % população'.H14</svg:desc>
                </draw:g>
              </table:table-cell>
              <table:table-cell office:value-type="float" office:value="0">
                <text:p>0</text:p>
                <draw:g>
                  <svg:desc>'Países - curva óbitos % população'.I4:'Países - curva óbitos % população'.I14</svg:desc>
                </draw:g>
              </table:table-cell>
              <table:table-cell office:value-type="float" office:value="0">
                <text:p>0</text:p>
                <draw:g>
                  <svg:desc>'Países - curva óbitos % população'.J4:'Países - curva óbitos % população'.J14</svg:desc>
                </draw:g>
              </table:table-cell>
              <table:table-cell office:value-type="float" office:value="0">
                <text:p>0</text:p>
                <draw:g>
                  <svg:desc>'Países - curva óbitos % população'.K4:'Países - curva óbitos % população'.K14</svg:desc>
                </draw:g>
              </table:table-cell>
              <table:table-cell office:value-type="float" office:value="0">
                <text:p>0</text:p>
                <draw:g>
                  <svg:desc>'Países - curva óbitos % população'.L4:'Países - curva óbitos % população'.L14</svg:desc>
                </draw:g>
              </table:table-cell>
              <table:table-cell office:value-type="float" office:value="0">
                <text:p>0</text:p>
                <draw:g>
                  <svg:desc>'Países - curva óbitos % população'.M4:'Países - curva óbitos % população'.M14</svg:desc>
                </draw:g>
              </table:table-cell>
            </table:table-row>
            <table:table-row>
              <table:table-cell office:value-type="string">
                <text:p>8º di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º dia</text:p>
              </table:table-cell>
              <table:table-cell office:value-type="float" office:value="0.000000154666768128067">
                <text:p>0.000000154666768128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º dia</text:p>
              </table:table-cell>
              <table:table-cell office:value-type="float" office:value="0.000000154666768128067">
                <text:p>0.000000154666768128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477396851213538">
                <text:p>0.000000004773968512135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º dia</text:p>
              </table:table-cell>
              <table:table-cell office:value-type="float" office:value="0.000000154666768128067">
                <text:p>0.000000154666768128067</text:p>
              </table:table-cell>
              <table:table-cell office:value-type="float" office:value="0.0000000424137297314859">
                <text:p>0.00000004241372973148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219602551558227">
                <text:p>0.000000219602551558227</text:p>
              </table:table-cell>
              <table:table-cell office:value-type="float" office:value="0">
                <text:p>0</text:p>
              </table:table-cell>
              <table:table-cell office:value-type="float" office:value="0.0000000149304746769669">
                <text:p>0.0000000149304746769669</text:p>
              </table:table-cell>
              <table:table-cell office:value-type="float" office:value="0.000000281355591098306">
                <text:p>0.000000281355591098306</text:p>
              </table:table-cell>
            </table:table-row>
            <table:table-row>
              <table:table-cell office:value-type="string">
                <text:p>36º dia</text:p>
              </table:table-cell>
              <table:table-cell office:value-type="float" office:value="0.000000309333536256133">
                <text:p>0.000000309333536256133</text:p>
              </table:table-cell>
              <table:table-cell office:value-type="float" office:value="0.0000000424137297314859">
                <text:p>0.0000000424137297314859</text:p>
              </table:table-cell>
              <table:table-cell office:value-type="float" office:value="0.00000013564147848979">
                <text:p>0.00000013564147848979</text:p>
              </table:table-cell>
              <table:table-cell office:value-type="float" office:value="0">
                <text:p>0</text:p>
              </table:table-cell>
              <table:table-cell office:value-type="float" office:value="0.00000000790332026387606">
                <text:p>0.00000000790332026387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959567670939211">
                <text:p>0.000000959567670939211</text:p>
              </table:table-cell>
              <table:table-cell office:value-type="float" office:value="0.000000106845506099383">
                <text:p>0.000000106845506099383</text:p>
              </table:table-cell>
              <table:table-cell office:value-type="float" office:value="0.0000000298609493539337">
                <text:p>0.0000000298609493539337</text:p>
              </table:table-cell>
              <table:table-cell office:value-type="float" office:value="0.00000244944867544408">
                <text:p>0.00000244944867544408</text:p>
              </table:table-cell>
            </table:table-row>
            <table:table-row>
              <table:table-cell office:value-type="string">
                <text:p>43º dia</text:p>
              </table:table-cell>
              <table:table-cell office:value-type="float" office:value="0.000000618667072512266">
                <text:p>0.000000618667072512266</text:p>
              </table:table-cell>
              <table:table-cell office:value-type="float" office:value="0.0000000424137297314859">
                <text:p>0.0000000424137297314859</text:p>
              </table:table-cell>
              <table:table-cell office:value-type="float" office:value="0.000000426301789539341">
                <text:p>0.000000426301789539341</text:p>
              </table:table-cell>
              <table:table-cell office:value-type="float" office:value="0.0000000982780313023392">
                <text:p>0.0000000982780313023392</text:p>
              </table:table-cell>
              <table:table-cell office:value-type="float" office:value="0.00000000790332026387606">
                <text:p>0.00000000790332026387606</text:p>
              </table:table-cell>
              <table:table-cell office:value-type="float" office:value="0.0000000241237697993127">
                <text:p>0.0000000241237697993127</text:p>
              </table:table-cell>
              <table:table-cell office:value-type="float" office:value="0">
                <text:p>0</text:p>
              </table:table-cell>
              <table:table-cell office:value-type="float" office:value="0.000000018366175570335">
                <text:p>0.000000018366175570335</text:p>
              </table:table-cell>
              <table:table-cell office:value-type="float" office:value="0.0000031842369975943">
                <text:p>0.0000031842369975943</text:p>
              </table:table-cell>
              <table:table-cell office:value-type="float" office:value="0.00000258566124760506">
                <text:p>0.00000258566124760506</text:p>
              </table:table-cell>
              <table:table-cell office:value-type="float" office:value="0.000000134374272092702">
                <text:p>0.000000134374272092702</text:p>
              </table:table-cell>
              <table:table-cell office:value-type="float" office:value="0.0000168151341503458">
                <text:p>0.0000168151341503458</text:p>
              </table:table-cell>
            </table:table-row>
            <table:table-row>
              <table:table-cell office:value-type="string">
                <text:p>50º dia</text:p>
              </table:table-cell>
              <table:table-cell office:value-type="float" office:value="0.000000773333840640333">
                <text:p>0.000000773333840640333</text:p>
              </table:table-cell>
              <table:table-cell office:value-type="float" office:value="0.0000000424137297314859">
                <text:p>0.0000000424137297314859</text:p>
              </table:table-cell>
              <table:table-cell office:value-type="float" office:value="0.000000988245057568472">
                <text:p>0.000000988245057568472</text:p>
              </table:table-cell>
              <table:table-cell office:value-type="float" office:value="0.00000157244850083743">
                <text:p>0.00000157244850083743</text:p>
              </table:table-cell>
              <table:table-cell office:value-type="float" office:value="0.0000000474199215832563">
                <text:p>0.0000000474199215832563</text:p>
              </table:table-cell>
              <table:table-cell office:value-type="float" office:value="0.000000156804503695532">
                <text:p>0.000000156804503695532</text:p>
              </table:table-cell>
              <table:table-cell office:value-type="float" office:value="0.00000000221792220009176">
                <text:p>0.00000000221792220009176</text:p>
              </table:table-cell>
              <table:table-cell office:value-type="float" office:value="0.0000000795867608047851">
                <text:p>0.0000000795867608047851</text:p>
              </table:table-cell>
              <table:table-cell office:value-type="float" office:value="0.0000073137197605914">
                <text:p>0.0000073137197605914</text:p>
              </table:table-cell>
              <table:table-cell office:value-type="float" office:value="0.0000214118394223163">
                <text:p>0.0000214118394223163</text:p>
              </table:table-cell>
              <table:table-cell office:value-type="float" office:value="0.00000117950749948038">
                <text:p>0.00000117950749948038</text:p>
              </table:table-cell>
              <table:table-cell office:value-type="float" office:value="0.0000563869705218782">
                <text:p>0.0000563869705218782</text:p>
              </table:table-cell>
            </table:table-row>
            <table:table-row>
              <table:table-cell office:value-type="string">
                <text:p>57º dia</text:p>
              </table:table-cell>
              <table:table-cell office:value-type="float" office:value="NaN">
                <text:p>NaN</text:p>
              </table:table-cell>
              <table:table-cell office:value-type="float" office:value="0.0000000424137297314859">
                <text:p>0.0000000424137297314859</text:p>
              </table:table-cell>
              <table:table-cell office:value-type="float" office:value="0.00000145330155524775">
                <text:p>0.00000145330155524775</text:p>
              </table:table-cell>
              <table:table-cell office:value-type="float" office:value="0.00000904157887981521">
                <text:p>0.00000904157887981521</text:p>
              </table:table-cell>
              <table:table-cell office:value-type="float" office:value="0.0000000948398431665127">
                <text:p>0.0000000948398431665127</text:p>
              </table:table-cell>
              <table:table-cell office:value-type="float" office:value="0.0000015197974973567">
                <text:p>0.0000015197974973567</text:p>
              </table:table-cell>
              <table:table-cell office:value-type="float" office:value="0.00000000961099620039763">
                <text:p>0.00000000961099620039763</text:p>
              </table:table-cell>
              <table:table-cell office:value-type="float" office:value="0.000000260187487246413">
                <text:p>0.000000260187487246413</text:p>
              </table:table-cell>
              <table:table-cell office:value-type="float" office:value="0.0000130854476917631">
                <text:p>0.0000130854476917631</text:p>
              </table:table-cell>
              <table:table-cell office:value-type="float" office:value="0.00010381109372616">
                <text:p>0.00010381109372616</text:p>
              </table:table-cell>
              <table:table-cell office:value-type="float" office:value="0.00000671871360463509">
                <text:p>0.00000671871360463509</text:p>
              </table:table-cell>
              <table:table-cell office:value-type="float" office:value="0.000135133435371628">
                <text:p>0.000135133435371628</text:p>
              </table:table-cell>
            </table:table-row>
            <table:table-row>
              <table:table-cell office:value-type="string">
                <text:p>64º dia</text:p>
              </table:table-cell>
              <table:table-cell office:value-type="float" office:value="NaN">
                <text:p>NaN</text:p>
              </table:table-cell>
              <table:table-cell office:value-type="float" office:value="0.0000000848274594629718">
                <text:p>0.0000000848274594629718</text:p>
              </table:table-cell>
              <table:table-cell office:value-type="float" office:value="0.00000218964100990661">
                <text:p>0.00000218964100990661</text:p>
              </table:table-cell>
              <table:table-cell office:value-type="float" office:value="0.0000327265844236789">
                <text:p>0.0000327265844236789</text:p>
              </table:table-cell>
              <table:table-cell office:value-type="float" office:value="0.00000022129296738853">
                <text:p>0.00000022129296738853</text:p>
              </table:table-cell>
              <table:table-cell office:value-type="float" office:value="0.00000703207889649964">
                <text:p>0.00000703207889649964</text:p>
              </table:table-cell>
              <table:table-cell office:value-type="float" office:value="0.0000000369653700015294">
                <text:p>0.0000000369653700015294</text:p>
              </table:table-cell>
              <table:table-cell office:value-type="float" office:value="0.00000180600726441628">
                <text:p>0.00000180600726441628</text:p>
              </table:table-cell>
              <table:table-cell office:value-type="float" office:value="0.0000239510000253832">
                <text:p>0.0000239510000253832</text:p>
              </table:table-cell>
              <table:table-cell office:value-type="float" office:value="0.00023367112183935">
                <text:p>0.00023367112183935</text:p>
              </table:table-cell>
              <table:table-cell office:value-type="float" office:value="0.0000297862969805489">
                <text:p>0.0000297862969805489</text:p>
              </table:table-cell>
              <table:table-cell office:value-type="float" office:value="0.000230330927136184">
                <text:p>0.000230330927136184</text:p>
              </table:table-cell>
            </table:table-row>
            <table:table-row>
              <table:table-cell office:value-type="string">
                <text:p>71º dia</text:p>
              </table:table-cell>
              <table:table-cell office:value-type="float" office:value="NaN">
                <text:p>NaN</text:p>
              </table:table-cell>
              <table:table-cell office:value-type="float" office:value="0.000000212068648657429">
                <text:p>0.000000212068648657429</text:p>
              </table:table-cell>
              <table:table-cell office:value-type="float" office:value="0.00000306162194305527">
                <text:p>0.00000306162194305527</text:p>
              </table:table-cell>
              <table:table-cell office:value-type="float" office:value="0.0000855018872330351">
                <text:p>0.0000855018872330351</text:p>
              </table:table-cell>
              <table:table-cell office:value-type="float" office:value="0.00000033984277134667">
                <text:p>0.00000033984277134667</text:p>
              </table:table-cell>
              <table:table-cell office:value-type="float" office:value="0.0000193834490337477">
                <text:p>0.0000193834490337477</text:p>
              </table:table-cell>
              <table:table-cell office:value-type="float" office:value="0.000000122725028405077">
                <text:p>0.000000122725028405077</text:p>
              </table:table-cell>
              <table:table-cell office:value-type="float" office:value="0.00000970346275966034">
                <text:p>0.00000970346275966034</text:p>
              </table:table-cell>
              <table:table-cell office:value-type="float" office:value="0.0000378146045846243">
                <text:p>0.0000378146045846243</text:p>
              </table:table-cell>
              <table:table-cell office:value-type="float" office:value="0.000338550670626504">
                <text:p>0.000338550670626504</text:p>
              </table:table-cell>
              <table:table-cell office:value-type="float" office:value="0.0000971525987230234">
                <text:p>0.0000971525987230234</text:p>
              </table:table-cell>
              <table:table-cell office:value-type="float" office:value="0.000302556562404008">
                <text:p>0.0003025565624040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25cm" svg:y="3.952cm" style:legend-expansion="high" chart:style-name="ch2"/>
        <chart:plot-area chart:style-name="ch3" table:cell-range-address="'Brasil - curva confirmados e óbitos'.B3:'Brasil - curva confirmados e óbitos'.D14" chart:data-source-has-labels="both" svg:x="0.32cm" svg:y="0.18cm" svg:width="12.085cm" svg:height="8.64cm">
          <chartooo:coordinate-region svg:x="1.682cm" svg:y="0.379cm" svg:width="10.723cm" svg:height="7.794cm"/>
          <chart:axis chart:dimension="x" chart:name="primary-x" chart:style-name="ch4" chartooo:axis-type="auto">
            <chartooo:date-scale/>
            <chart:categories table:cell-range-address="'Brasil - curva confirmados e óbitos'.B4:'Brasil - curva confirmados e óbitos'.B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rasil - curva confirmados e óbitos'.C4:'Brasil - curva confirmados e óbitos'.C14" chart:label-cell-address="'Brasil - curva confirmados e óbitos'.C3:'Brasil - curva confirmados e óbitos'.C3" chart:class="chart:line">
            <chart:data-point chart:repeated="11"/>
          </chart:series>
          <chart:series chart:style-name="ch7" chart:values-cell-range-address="'Brasil - curva confirmados e óbitos'.D4:'Brasil - curva confirmados e óbitos'.D14" chart:label-cell-address="'Brasil - curva confirmados e óbitos'.D3:'Brasil - curva confirmados e óbitos'.D3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firmados</text:p>
                <draw:g>
                  <svg:desc>'Brasil - curva confirmados e óbitos'.C3:'Brasil - curva confirmados e óbitos'.C3</svg:desc>
                </draw:g>
              </table:table-cell>
              <table:table-cell office:value-type="string">
                <text:p>Óbitos</text:p>
                <draw:g>
                  <svg:desc>'Brasil - curva confirmados e óbitos'.D3:'Brasil - curva confirmados e óbitos'.D3</svg:desc>
                </draw:g>
              </table:table-cell>
            </table:table-row>
          </table:table-header-rows>
          <table:table-rows>
            <table:table-row>
              <table:table-cell office:value-type="float" office:value="43887">
                <text:p>43887</text:p>
                <draw:g>
                  <svg:desc>'Brasil - curva confirmados e óbitos'.B4:'Brasil - curva confirmados e óbitos'.B14</svg:desc>
                </draw:g>
              </table:table-cell>
              <table:table-cell office:value-type="float" office:value="1">
                <text:p>1</text:p>
                <draw:g>
                  <svg:desc>'Brasil - curva confirmados e óbitos'.C4:'Brasil - curva confirmados e óbitos'.C14</svg:desc>
                </draw:g>
              </table:table-cell>
              <table:table-cell office:value-type="float" office:value="0">
                <text:p>0</text:p>
                <draw:g>
                  <svg:desc>'Brasil - curva confirmados e óbitos'.D4:'Brasil - curva confirmados e óbitos'.D14</svg:desc>
                </draw:g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291">
                <text:p>2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201">
                <text:p>220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5717">
                <text:p>571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3717">
                <text:p>13717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5262">
                <text:p>25262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079">
                <text:p>43079</text:p>
              </table:table-cell>
              <table:table-cell office:value-type="float" office:value="2741">
                <text:p>2741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71886">
                <text:p>71886</text:p>
              </table:table-cell>
              <table:table-cell office:value-type="float" office:value="5017">
                <text:p>5017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114715">
                <text:p>114715</text:p>
              </table:table-cell>
              <table:table-cell office:value-type="float" office:value="7921">
                <text:p>79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69a2e"/>
    </style:style>
    <style:style style:name="ch9" style:family="chart">
      <style:chart-properties chart:solid-type="cuboid"/>
      <style:graphic-properties draw:fill-color="#ffff38"/>
    </style:style>
    <style:style style:name="ch10" style:family="chart">
      <style:chart-properties chart:solid-type="cuboid"/>
      <style:graphic-properties draw:fill-color="#f10d0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987cm" svg:height="8.375cm" xlink:href=".." xlink:type="simple" chart:class="chart:circle" chart:style-name="ch1">
        <chart:legend chart:legend-position="bottom" svg:x="1.903cm" svg:y="7.776cm" style:legend-expansion="wide" chart:style-name="ch2"/>
        <chart:plot-area chart:style-name="ch3" table:cell-range-address="'Florianópolis 29-04'.B4:'Florianópolis 29-04'.C6" chart:data-source-has-labels="column" svg:x="0.179cm" svg:y="0.167cm" svg:width="8.629cm" svg:height="7.258cm">
          <chartooo:coordinate-region svg:x="0.865cm" svg:y="0.168cm" svg:width="7.257cm" svg:height="7.257cm"/>
          <chart:axis chart:dimension="x" chart:name="primary-x" chart:style-name="ch4" chartooo:axis-type="auto">
            <chartooo:date-scale/>
            <chart:categories table:cell-range-address="'Florianópolis 29-04'.B4:'Florianópolis 29-04'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lorianópolis 29-04'.C4:'Florianópolis 29-04'.C6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Curados</text:p>
                <draw:g>
                  <svg:desc>'Florianópolis 29-04'.B4:'Florianópolis 29-04'.B6</svg:desc>
                </draw:g>
              </table:table-cell>
              <table:table-cell office:value-type="float" office:value="303">
                <text:p>303</text:p>
                <draw:g>
                  <svg:desc>'Florianópolis 29-04'.C4:'Florianópolis 29-04'.C6</svg:desc>
                </draw:g>
              </table:table-cell>
            </table:table-row>
            <table:table-row>
              <table:table-cell office:value-type="string">
                <text:p>Doentes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Óbitos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9">
      <number:number number:decimal-places="4" loext:min-decimal-places="4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amed-symbol" chart:symbol-name="square" chart:symbol-width="0.25cm" chart:symbol-height="0.25cm" chart:link-data-style-to-source="true"/>
      <style:graphic-properties svg:stroke-width="0.08cm" svg:stroke-color="#069a2e" draw:fill-color="#069a2e" dr3d:edge-rounding="5%"/>
      <style:text-properties fo:font-size="10pt" style:font-size-asian="10pt" style:font-size-complex="10pt"/>
    </style:style>
    <style:style style:name="ch8" style:family="chart" style:data-style-name="N109">
      <style:chart-properties chart:symbol-type="named-symbol" chart:symbol-name="diamond" chart:symbol-width="0.25cm" chart:symbol-height="0.25cm" chart:link-data-style-to-source="true"/>
      <style:graphic-properties svg:stroke-width="0.08cm" svg:stroke-color="#e6e905" draw:fill-color="#e6e905" dr3d:edge-rounding="5%"/>
      <style:text-properties fo:font-size="10pt" style:font-size-asian="10pt" style:font-size-complex="10pt"/>
    </style:style>
    <style:style style:name="ch9" style:family="chart" style:data-style-name="N109">
      <style:chart-properties chart:symbol-type="named-symbol" chart:symbol-name="arrow-down" chart:symbol-width="0.25cm" chart:symbol-height="0.25cm" chart:link-data-style-to-source="true"/>
      <style:graphic-properties svg:stroke-width="0.08cm" svg:stroke-color="#f10d0c" draw:fill-color="#f10d0c" dr3d:edge-rounding="5%"/>
      <style:text-properties fo:font-size="10pt" style:font-size-asian="10pt" style:font-size-complex="10pt"/>
    </style:style>
    <style:style style:name="ch10" style:family="chart" style:data-style-name="N109">
      <style:chart-properties chart:symbol-type="named-symbol" chart:symbol-name="arrow-up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897cm" svg:height="6.777cm" xlink:href=".." xlink:type="simple" chart:class="chart:line" chart:style-name="ch1">
        <chart:legend chart:legend-position="end" svg:x="10.913cm" svg:y="2.342cm" style:legend-expansion="high" chart:style-name="ch2"/>
        <chart:plot-area chart:style-name="ch3" table:cell-range-address="'Países nórdicos'.A21:'Países nórdicos'.E32" chart:data-source-has-labels="both" svg:x="0.277cm" svg:y="0.135cm" svg:width="10.359cm" svg:height="6.507cm">
          <chartooo:coordinate-region svg:x="1.877cm" svg:y="0.135cm" svg:width="8.618cm" svg:height="5.03cm"/>
          <chart:axis chart:dimension="x" chart:name="primary-x" chart:style-name="ch4" chartooo:axis-type="auto">
            <chartooo:date-scale/>
            <chart:categories table:cell-range-address="'Países nórdicos'.A22:'Países nórdicos'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aíses nórdicos'.B22:'Países nórdicos'.B32" chart:label-cell-address="'Países nórdicos'.B21:'Países nórdicos'.B21" chart:class="chart:line">
            <chart:data-point chart:repeated="11"/>
          </chart:series>
          <chart:series chart:style-name="ch8" chart:values-cell-range-address="'Países nórdicos'.C22:'Países nórdicos'.C32" chart:label-cell-address="'Países nórdicos'.C21:'Países nórdicos'.C21" chart:class="chart:line">
            <chart:data-point chart:repeated="11"/>
          </chart:series>
          <chart:series chart:style-name="ch9" chart:values-cell-range-address="'Países nórdicos'.D22:'Países nórdicos'.D32" chart:label-cell-address="'Países nórdicos'.D21:'Países nórdicos'.D21" chart:class="chart:line">
            <chart:data-point chart:repeated="11"/>
          </chart:series>
          <chart:series chart:style-name="ch10" chart:values-cell-range-address="'Países nórdicos'.E22:'Países nórdicos'.E32" chart:label-cell-address="'Países nórdicos'.E21:'Países nórdicos'.E2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écia</text:p>
                <draw:g>
                  <svg:desc>'Países nórdicos'.B21:'Países nórdicos'.B21</svg:desc>
                </draw:g>
              </table:table-cell>
              <table:table-cell office:value-type="string">
                <text:p>Dinamarca</text:p>
                <draw:g>
                  <svg:desc>'Países nórdicos'.C21:'Países nórdicos'.C21</svg:desc>
                </draw:g>
              </table:table-cell>
              <table:table-cell office:value-type="string">
                <text:p>Finlândia</text:p>
                <draw:g>
                  <svg:desc>'Países nórdicos'.D21:'Países nórdicos'.D21</svg:desc>
                </draw:g>
              </table:table-cell>
              <table:table-cell office:value-type="string">
                <text:p>Noruega</text:p>
                <draw:g>
                  <svg:desc>'Países nórdicos'.E21:'Países nórdicos'.E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o dia</text:p>
                <draw:g>
                  <svg:desc>'Países nórdicos'.A22:'Países nórdicos'.A32</svg:desc>
                </draw:g>
              </table:table-cell>
              <table:table-cell office:value-type="float" office:value="0.0000000982780313023392">
                <text:p>0.0000000982780313023392</text:p>
                <draw:g>
                  <svg:desc>'Países nórdicos'.B22:'Países nórdicos'.B32</svg:desc>
                </draw:g>
              </table:table-cell>
              <table:table-cell office:value-type="float" office:value="0.000000172603180455244">
                <text:p>0.000000172603180455244</text:p>
                <draw:g>
                  <svg:desc>'Países nórdicos'.C22:'Países nórdicos'.C32</svg:desc>
                </draw:g>
              </table:table-cell>
              <table:table-cell office:value-type="float" office:value="0.000000181306403288898">
                <text:p>0.000000181306403288898</text:p>
                <draw:g>
                  <svg:desc>'Países nórdicos'.D22:'Países nórdicos'.D32</svg:desc>
                </draw:g>
              </table:table-cell>
              <table:table-cell office:value-type="float" office:value="0.000000188255988987778">
                <text:p>0.000000188255988987778</text:p>
                <draw:g>
                  <svg:desc>'Países nórdicos'.E22:'Países nórdicos'.E32</svg:desc>
                </draw:g>
              </table:table-cell>
            </table:table-row>
            <table:table-row>
              <table:table-cell office:value-type="string">
                <text:p>8º dia</text:p>
              </table:table-cell>
              <table:table-cell office:value-type="float" office:value="0.0000000982780313023392">
                <text:p>0.0000000982780313023392</text:p>
              </table:table-cell>
              <table:table-cell office:value-type="float" office:value="0.00000172603180455244">
                <text:p>0.00000172603180455244</text:p>
              </table:table-cell>
              <table:table-cell office:value-type="float" office:value="0.000000181306403288898">
                <text:p>0.000000181306403288898</text:p>
              </table:table-cell>
              <table:table-cell office:value-type="float" office:value="0.0000105423353833155">
                <text:p>0.0000105423353833155</text:p>
              </table:table-cell>
            </table:table-row>
            <table:table-row>
              <table:table-cell office:value-type="string">
                <text:p>15º dia</text:p>
              </table:table-cell>
              <table:table-cell office:value-type="float" office:value="0.0000000982780313023392">
                <text:p>0.0000000982780313023392</text:p>
              </table:table-cell>
              <table:table-cell office:value-type="float" office:value="0.0000890632411149061">
                <text:p>0.0000890632411149061</text:p>
              </table:table-cell>
              <table:table-cell office:value-type="float" office:value="0.000000181306403288898">
                <text:p>0.000000181306403288898</text:p>
              </table:table-cell>
              <table:table-cell office:value-type="float" office:value="0.0000920571786150233">
                <text:p>0.0000920571786150233</text:p>
              </table:table-cell>
            </table:table-row>
            <table:table-row>
              <table:table-cell office:value-type="string">
                <text:p>22º dia</text:p>
              </table:table-cell>
              <table:table-cell office:value-type="float" office:value="0.0000000982780313023392">
                <text:p>0.0000000982780313023392</text:p>
              </table:table-cell>
              <table:table-cell office:value-type="float" office:value="0.000192452546207597">
                <text:p>0.000192452546207597</text:p>
              </table:table-cell>
              <table:table-cell office:value-type="float" office:value="0.000000181306403288898">
                <text:p>0.000000181306403288898</text:p>
              </table:table-cell>
              <table:table-cell office:value-type="float" office:value="0.000267888272329608">
                <text:p>0.000267888272329608</text:p>
              </table:table-cell>
            </table:table-row>
            <table:table-row>
              <table:table-cell office:value-type="string">
                <text:p>29º dia</text:p>
              </table:table-cell>
              <table:table-cell office:value-type="float" office:value="0.00000117933637562807">
                <text:p>0.00000117933637562807</text:p>
              </table:table-cell>
              <table:table-cell office:value-type="float" office:value="0.000297567883104841">
                <text:p>0.000297567883104841</text:p>
              </table:table-cell>
              <table:table-cell office:value-type="float" office:value="0.000000362612806577796">
                <text:p>0.000000362612806577796</text:p>
              </table:table-cell>
              <table:table-cell office:value-type="float" office:value="0.00054895446388836">
                <text:p>0.00054895446388836</text:p>
              </table:table-cell>
            </table:table-row>
            <table:table-row>
              <table:table-cell office:value-type="string">
                <text:p>36º dia</text:p>
              </table:table-cell>
              <table:table-cell office:value-type="float" office:value="0.0000134640902884205">
                <text:p>0.0000134640902884205</text:p>
              </table:table-cell>
              <table:table-cell office:value-type="float" office:value="0.000536278081674444">
                <text:p>0.000536278081674444</text:p>
              </table:table-cell>
              <table:table-cell office:value-type="float" office:value="0.00000217567683946678">
                <text:p>0.00000217567683946678</text:p>
              </table:table-cell>
              <table:table-cell office:value-type="float" office:value="0.000878214188627983">
                <text:p>0.000878214188627983</text:p>
              </table:table-cell>
            </table:table-row>
            <table:table-row>
              <table:table-cell office:value-type="string">
                <text:p>43º dia</text:p>
              </table:table-cell>
              <table:table-cell office:value-type="float" office:value="0.0000761654742593129">
                <text:p>0.0000761654742593129</text:p>
              </table:table-cell>
              <table:table-cell office:value-type="float" office:value="0.00093240238081923">
                <text:p>0.00093240238081923</text:p>
              </table:table-cell>
              <table:table-cell office:value-type="float" office:value="0.000010697077794045">
                <text:p>0.000010697077794045</text:p>
              </table:table-cell>
              <table:table-cell office:value-type="float" office:value="0.00113141849381654">
                <text:p>0.00113141849381654</text:p>
              </table:table-cell>
            </table:table-row>
            <table:table-row>
              <table:table-cell office:value-type="string">
                <text:p>50º dia</text:p>
              </table:table-cell>
              <table:table-cell office:value-type="float" office:value="0.000159505244803697">
                <text:p>0.000159505244803697</text:p>
              </table:table-cell>
              <table:table-cell office:value-type="float" office:value="0.00115316184862149">
                <text:p>0.00115316184862149</text:p>
              </table:table-cell>
              <table:table-cell office:value-type="float" office:value="0.0000669020628136034">
                <text:p>0.0000669020628136034</text:p>
              </table:table-cell>
              <table:table-cell office:value-type="float" office:value="0.00125698523847139">
                <text:p>0.00125698523847139</text:p>
              </table:table-cell>
            </table:table-row>
            <table:table-row>
              <table:table-cell office:value-type="string">
                <text:p>57º dia</text:p>
              </table:table-cell>
              <table:table-cell office:value-type="float" office:value="0.000299354883346925">
                <text:p>0.000299354883346925</text:p>
              </table:table-cell>
              <table:table-cell office:value-type="float" office:value="0.00136563636376189">
                <text:p>0.00136563636376189</text:p>
              </table:table-cell>
              <table:table-cell office:value-type="float" office:value="0.00015954963489423">
                <text:p>0.00015954963489423</text:p>
              </table:table-cell>
              <table:table-cell office:value-type="float" office:value="0.00136485592016139">
                <text:p>0.00136485592016139</text:p>
              </table:table-cell>
            </table:table-row>
            <table:table-row>
              <table:table-cell office:value-type="string">
                <text:p>64º dia</text:p>
              </table:table-cell>
              <table:table-cell office:value-type="float" office:value="0.000597333874255618">
                <text:p>0.000597333874255618</text:p>
              </table:table-cell>
              <table:table-cell office:value-type="float" office:value="0.00155480944954084">
                <text:p>0.00155480944954084</text:p>
              </table:table-cell>
              <table:table-cell office:value-type="float" office:value="0.000262169059155747">
                <text:p>0.000262169059155747</text:p>
              </table:table-cell>
              <table:table-cell office:value-type="float" office:value="0.00144335866756929">
                <text:p>0.00144335866756929</text:p>
              </table:table-cell>
            </table:table-row>
            <table:table-row>
              <table:table-cell office:value-type="string">
                <text:p>71º dia</text:p>
              </table:table-cell>
              <table:table-cell office:value-type="float" office:value="0.000951822733163155">
                <text:p>0.000951822733163155</text:p>
              </table:table-cell>
              <table:table-cell office:value-type="float" office:value="0.0017230975504847">
                <text:p>0.0017230975504847</text:p>
              </table:table-cell>
              <table:table-cell office:value-type="float" office:value="0.00045090902497949">
                <text:p>0.00045090902497949</text:p>
              </table:table-cell>
              <table:table-cell office:value-type="float" office:value="0.0014971998804198">
                <text:p>0.00149719988041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9">
      <number:number number:decimal-places="4" loext:min-decimal-places="4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amed-symbol" chart:symbol-name="square" chart:symbol-width="0.25cm" chart:symbol-height="0.25cm" chart:link-data-style-to-source="true"/>
      <style:graphic-properties svg:stroke-width="0.08cm" svg:stroke-color="#069a2e" draw:fill-color="#069a2e" dr3d:edge-rounding="5%"/>
      <style:text-properties fo:font-size="10pt" style:font-size-asian="10pt" style:font-size-complex="10pt"/>
    </style:style>
    <style:style style:name="ch8" style:family="chart" style:data-style-name="N109">
      <style:chart-properties chart:symbol-type="named-symbol" chart:symbol-name="diamond" chart:symbol-width="0.25cm" chart:symbol-height="0.25cm" chart:link-data-style-to-source="true"/>
      <style:graphic-properties svg:stroke-width="0.08cm" svg:stroke-color="#e6e905" draw:fill-color="#e6e905" dr3d:edge-rounding="5%"/>
      <style:text-properties fo:font-size="10pt" style:font-size-asian="10pt" style:font-size-complex="10pt"/>
    </style:style>
    <style:style style:name="ch9" style:family="chart" style:data-style-name="N109">
      <style:chart-properties chart:symbol-type="named-symbol" chart:symbol-name="arrow-down" chart:symbol-width="0.25cm" chart:symbol-height="0.25cm" chart:link-data-style-to-source="true"/>
      <style:graphic-properties svg:stroke-width="0.08cm" svg:stroke-color="#f10d0c" draw:fill-color="#f10d0c" dr3d:edge-rounding="5%"/>
      <style:text-properties fo:font-size="10pt" style:font-size-asian="10pt" style:font-size-complex="10pt"/>
    </style:style>
    <style:style style:name="ch10" style:family="chart" style:data-style-name="N109">
      <style:chart-properties chart:symbol-type="named-symbol" chart:symbol-name="arrow-up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898cm" svg:height="7.095cm" xlink:href=".." xlink:type="simple" chart:class="chart:line" chart:style-name="ch1">
        <chart:legend chart:legend-position="end" svg:x="10.914cm" svg:y="2.501cm" style:legend-expansion="high" chart:style-name="ch2"/>
        <chart:plot-area chart:style-name="ch3" table:cell-range-address="'Países nórdicos'.A40:'Países nórdicos'.E51" chart:data-source-has-labels="both" svg:x="0.277cm" svg:y="0.141cm" svg:width="10.36cm" svg:height="6.813cm">
          <chartooo:coordinate-region svg:x="1.877cm" svg:y="0.141cm" svg:width="8.619cm" svg:height="5.336cm"/>
          <chart:axis chart:dimension="x" chart:name="primary-x" chart:style-name="ch4" chartooo:axis-type="auto">
            <chartooo:date-scale/>
            <chart:categories table:cell-range-address="'Países nórdicos'.A41:'Países nórdicos'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aíses nórdicos'.B41:'Países nórdicos'.B51" chart:label-cell-address="'Países nórdicos'.B40:'Países nórdicos'.B40" chart:class="chart:line">
            <chart:data-point chart:repeated="11"/>
          </chart:series>
          <chart:series chart:style-name="ch8" chart:values-cell-range-address="'Países nórdicos'.C41:'Países nórdicos'.C51" chart:label-cell-address="'Países nórdicos'.C40:'Países nórdicos'.C40" chart:class="chart:line">
            <chart:data-point chart:repeated="11"/>
          </chart:series>
          <chart:series chart:style-name="ch9" chart:values-cell-range-address="'Países nórdicos'.D41:'Países nórdicos'.D51" chart:label-cell-address="'Países nórdicos'.D40:'Países nórdicos'.D40" chart:class="chart:line">
            <chart:data-point chart:repeated="11"/>
          </chart:series>
          <chart:series chart:style-name="ch10" chart:values-cell-range-address="'Países nórdicos'.E41:'Países nórdicos'.E51" chart:label-cell-address="'Países nórdicos'.E40:'Países nórdicos'.E40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écia</text:p>
                <draw:g>
                  <svg:desc>'Países nórdicos'.B40:'Países nórdicos'.B40</svg:desc>
                </draw:g>
              </table:table-cell>
              <table:table-cell office:value-type="string">
                <text:p>Dinamarca</text:p>
                <draw:g>
                  <svg:desc>'Países nórdicos'.C40:'Países nórdicos'.C40</svg:desc>
                </draw:g>
              </table:table-cell>
              <table:table-cell office:value-type="string">
                <text:p>Finlândia</text:p>
                <draw:g>
                  <svg:desc>'Países nórdicos'.D40:'Países nórdicos'.D40</svg:desc>
                </draw:g>
              </table:table-cell>
              <table:table-cell office:value-type="string">
                <text:p>Noruega</text:p>
                <draw:g>
                  <svg:desc>'Países nórdicos'.E40:'Países nórdicos'.E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o dia</text:p>
                <draw:g>
                  <svg:desc>'Países nórdicos'.A41:'Países nórdicos'.A51</svg:desc>
                </draw:g>
              </table:table-cell>
              <table:table-cell office:value-type="float" office:value="0">
                <text:p>0</text:p>
                <draw:g>
                  <svg:desc>'Países nórdicos'.B41:'Países nórdicos'.B51</svg:desc>
                </draw:g>
              </table:table-cell>
              <table:table-cell office:value-type="float" office:value="0">
                <text:p>0</text:p>
                <draw:g>
                  <svg:desc>'Países nórdicos'.C41:'Países nórdicos'.C51</svg:desc>
                </draw:g>
              </table:table-cell>
              <table:table-cell office:value-type="float" office:value="0">
                <text:p>0</text:p>
                <draw:g>
                  <svg:desc>'Países nórdicos'.D41:'Países nórdicos'.D51</svg:desc>
                </draw:g>
              </table:table-cell>
              <table:table-cell office:value-type="float" office:value="0">
                <text:p>0</text:p>
                <draw:g>
                  <svg:desc>'Países nórdicos'.E41:'Países nórdicos'.E51</svg:desc>
                </draw:g>
              </table:table-cell>
            </table:table-row>
            <table:table-row>
              <table:table-cell office:value-type="string">
                <text:p>8º di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º di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º dia</text:p>
              </table:table-cell>
              <table:table-cell office:value-type="float" office:value="0">
                <text:p>0</text:p>
              </table:table-cell>
              <table:table-cell office:value-type="float" office:value="0.000000690412721820977">
                <text:p>0.000000690412721820977</text:p>
              </table:table-cell>
              <table:table-cell office:value-type="float" office:value="0">
                <text:p>0</text:p>
              </table:table-cell>
              <table:table-cell office:value-type="float" office:value="0.000000564767966963333">
                <text:p>0.000000564767966963333</text:p>
              </table:table-cell>
            </table:table-row>
            <table:table-row>
              <table:table-cell office:value-type="string">
                <text:p>29º dia</text:p>
              </table:table-cell>
              <table:table-cell office:value-type="float" office:value="0">
                <text:p>0</text:p>
              </table:table-cell>
              <table:table-cell office:value-type="float" office:value="0.00000586850813547831">
                <text:p>0.00000586850813547831</text:p>
              </table:table-cell>
              <table:table-cell office:value-type="float" office:value="0">
                <text:p>0</text:p>
              </table:table-cell>
              <table:table-cell office:value-type="float" office:value="0.00000225907186785333">
                <text:p>0.00000225907186785333</text:p>
              </table:table-cell>
            </table:table-row>
            <table:table-row>
              <table:table-cell office:value-type="string">
                <text:p>36º dia</text:p>
              </table:table-cell>
              <table:table-cell office:value-type="float" office:value="0">
                <text:p>0</text:p>
              </table:table-cell>
              <table:table-cell office:value-type="float" office:value="0.0000179507307673454">
                <text:p>0.0000179507307673454</text:p>
              </table:table-cell>
              <table:table-cell office:value-type="float" office:value="0">
                <text:p>0</text:p>
              </table:table-cell>
              <table:table-cell office:value-type="float" office:value="0.00000602419164760889">
                <text:p>0.00000602419164760889</text:p>
              </table:table-cell>
            </table:table-row>
            <table:table-row>
              <table:table-cell office:value-type="string">
                <text:p>43º dia</text:p>
              </table:table-cell>
              <table:table-cell office:value-type="float" office:value="0.0000000982780313023392">
                <text:p>0.0000000982780313023392</text:p>
              </table:table-cell>
              <table:table-cell office:value-type="float" office:value="0.0000376274933392433">
                <text:p>0.0000376274933392433</text:p>
              </table:table-cell>
              <table:table-cell office:value-type="float" office:value="0">
                <text:p>0</text:p>
              </table:table-cell>
              <table:table-cell office:value-type="float" office:value="0.0000150604791190222">
                <text:p>0.0000150604791190222</text:p>
              </table:table-cell>
            </table:table-row>
            <table:table-row>
              <table:table-cell office:value-type="string">
                <text:p>50º dia</text:p>
              </table:table-cell>
              <table:table-cell office:value-type="float" office:value="0.00000157244850083743">
                <text:p>0.00000157244850083743</text:p>
              </table:table-cell>
              <table:table-cell office:value-type="float" office:value="0.0000533343827606705">
                <text:p>0.0000533343827606705</text:p>
              </table:table-cell>
              <table:table-cell office:value-type="float" office:value="0">
                <text:p>0</text:p>
              </table:table-cell>
              <table:table-cell office:value-type="float" office:value="0.0000244732785684111">
                <text:p>0.0000244732785684111</text:p>
              </table:table-cell>
            </table:table-row>
            <table:table-row>
              <table:table-cell office:value-type="string">
                <text:p>57º dia</text:p>
              </table:table-cell>
              <table:table-cell office:value-type="float" office:value="0.00000904157887981521">
                <text:p>0.00000904157887981521</text:p>
              </table:table-cell>
              <table:table-cell office:value-type="float" office:value="0.0000662796212948138">
                <text:p>0.0000662796212948138</text:p>
              </table:table-cell>
              <table:table-cell office:value-type="float" office:value="0.000000543919209866695">
                <text:p>0.000000543919209866695</text:p>
              </table:table-cell>
              <table:table-cell office:value-type="float" office:value="0.0000318152621389344">
                <text:p>0.0000318152621389344</text:p>
              </table:table-cell>
            </table:table-row>
            <table:table-row>
              <table:table-cell office:value-type="string">
                <text:p>64º dia</text:p>
              </table:table-cell>
              <table:table-cell office:value-type="float" office:value="0.0000327265844236789">
                <text:p>0.0000327265844236789</text:p>
              </table:table-cell>
              <table:table-cell office:value-type="float" office:value="0.0000764632089416732">
                <text:p>0.0000764632089416732</text:p>
              </table:table-cell>
              <table:table-cell office:value-type="float" office:value="0.00000308220885591127">
                <text:p>0.00000308220885591127</text:p>
              </table:table-cell>
              <table:table-cell office:value-type="float" office:value="0.0000380277097755311">
                <text:p>0.0000380277097755311</text:p>
              </table:table-cell>
            </table:table-row>
            <table:table-row>
              <table:table-cell office:value-type="string">
                <text:p>71º dia</text:p>
              </table:table-cell>
              <table:table-cell office:value-type="float" office:value="0.0000855018872330351">
                <text:p>0.0000855018872330351</text:p>
              </table:table-cell>
              <table:table-cell office:value-type="float" office:value="0.0000873372093103536">
                <text:p>0.0000873372093103536</text:p>
              </table:table-cell>
              <table:table-cell office:value-type="float" office:value="0.00000725225613155593">
                <text:p>0.00000725225613155593</text:p>
              </table:table-cell>
              <table:table-cell office:value-type="float" office:value="0.0000393455016984455">
                <text:p>0.000039345501698445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